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g" manifest:media-type="image/jpeg"/>
  <manifest:file-entry manifest:full-path="media/image5.jpg" manifest:media-type="image/jpe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dia/image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2744" style:parent-style-name="Graphics">
      <style:graphic-properties draw:fill="none" draw:stroke="none"/>
    </style:style>
    <style:style style:family="text" style:name="a2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823">
      <style:drawing-page-properties draw:fill="bitmap" draw:fill-image-name="a28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49">
      <style:drawing-page-properties draw:fill="bitmap" draw:fill-image-name="a27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6528in" style:font-size-asian="0.76528in" style:font-size-complex="0.7652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82">
      <style:drawing-page-properties draw:fill="bitmap" draw:fill-image-name="a27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6528in" style:font-size-asian="0.76528in" style:font-size-complex="0.7652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6528in" style:font-size-asian="0.76528in" style:font-size-complex="0.7652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4167in" style:font-size-asian="0.54167in" style:font-size-complex="0.541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83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757">
      <style:paragraph-properties fo:line-height="9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4167in" style:font-size-asian="0.54167in" style:font-size-complex="0.541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8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3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8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90">
      <style:paragraph-properties fo:line-height="9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0">
      <style:graphic-properties draw:fill="solid" draw:fill-color="#729fcf" draw:opacity="100%" draw:stroke="solid" svg:stroke-width="0.02778in" svg:stroke-color="#3465a4" svg:stroke-opacity="100%"/>
    </style:style>
    <style:style style:family="text" style:name="a2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793">
      <style:paragraph-properties fo:line-height="9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804">
      <style:drawing-page-properties draw:fill="bitmap" draw:fill-image-name="a28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96" style:parent-style-name="Graphics">
      <style:graphic-properties draw:fill="none" fo:clip="rect(0in, 0in, 0in, 0in)" draw:stroke="none" draw:luminance="0%" draw:contrast="0%" draw:image-opacity="100%"/>
    </style:style>
    <style:style style:family="text" style:name="a2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1389in" style:font-size-asian="0.71389in" style:font-size-complex="0.7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1389in" style:font-size-asian="0.71389in" style:font-size-complex="0.71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0">
      <style:paragraph-properties fo:line-height="9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4167in" style:font-size-asian="0.54167in" style:font-size-complex="0.541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63">
      <style:paragraph-properties fo:line-height="9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4167in" style:font-size-asian="0.54167in" style:font-size-complex="0.541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66">
      <style:paragraph-properties fo:line-height="9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31">
      <style:drawing-page-properties draw:fill="bitmap" draw:fill-image-name="a27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733">
      <style:paragraph-properties fo:line-height="100%" fo:text-align="center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735" style:parent-style-name="Graphics">
      <style:graphic-properties draw:fill="none" fo:clip="rect(0in, 0in, 0in, 0in)" draw:stroke="none" draw:luminance="0%" draw:contrast="0%" draw:image-opacity="100%"/>
    </style:style>
    <style:style style:family="text" style:name="a2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9">
      <style:graphic-properties draw:fill="solid" draw:fill-color="#729fcf" draw:opacity="100%" draw:stroke="solid" svg:stroke-width="0.02778in" svg:stroke-color="#3465a4" svg:stroke-opacity="100%"/>
    </style:style>
    <style:style style:family="text" style:name="a2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 style:shrink-to-fit="true"/>
      <style:paragraph-properties style:font-independent-line-spacing="false" style:writing-mode="lr-tb"/>
    </style:style>
    <style:style style:family="graphic" style:name="a277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773" style:parent-style-name="Graphics">
      <style:graphic-properties draw:fill="none" fo:clip="rect(0in, 0in, 0in, 0in)" draw:stroke="solid" svg:stroke-width="0in" svg:stroke-color="#000000" svg:stroke-opacity="100%" draw:stroke-linejoin="miter" svg:stroke-linecap="butt" draw:luminance="0%" draw:contrast="0%" draw:image-opacity="100%"/>
    </style:style>
    <style:style style:family="graphic" style:name="a2774" style:parent-style-name="Graphics">
      <style:graphic-properties draw:fill="none" fo:clip="rect(0in, 0in, 0in, 0in)" draw:stroke="none" draw:luminance="0%" draw:contrast="0%" draw:image-opacity="100%"/>
    </style:style>
    <style:style style:family="text" style:name="a277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7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43">
      <style:drawing-page-properties draw:fill="bitmap" draw:fill-image-name="a27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2764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.75in"/>
        <style:text-properties fo:color="#ffffff" fo:font-family="StarSymbol" fo:font-size="45%"/>
      </text:list-level-style-bullet>
      <text:list-level-style-bullet text:level="3" text:bullet-char="●">
        <style:list-level-properties text:space-before="1.25in"/>
        <style:text-properties fo:color="#ffffff" fo:font-family="StarSymbol" fo:font-size="45%"/>
      </text:list-level-style-bullet>
      <text:list-level-style-bullet text:level="4" text:bullet-char="●">
        <style:list-level-properties text:space-before="1.75in"/>
        <style:text-properties fo:color="#ffffff" fo:font-family="StarSymbol" fo:font-size="45%"/>
      </text:list-level-style-bullet>
      <text:list-level-style-bullet text:level="5" text:bullet-char="●">
        <style:list-level-properties text:space-before="2.25in"/>
        <style:text-properties fo:color="#ffffff" fo:font-family="StarSymbol" fo:font-size="45%"/>
      </text:list-level-style-bullet>
      <text:list-level-style-bullet text:level="6" text:bullet-char="●">
        <style:list-level-properties text:space-before="2.75in"/>
        <style:text-properties fo:color="#ffffff" fo:font-family="StarSymbol" fo:font-size="45%"/>
      </text:list-level-style-bullet>
      <text:list-level-style-bullet text:level="7" text:bullet-char="●">
        <style:list-level-properties text:space-before="3.25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2794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.75in"/>
        <style:text-properties fo:color="#ffffff" fo:font-family="StarSymbol" fo:font-size="45%"/>
      </text:list-level-style-bullet>
      <text:list-level-style-bullet text:level="3" text:bullet-char="●">
        <style:list-level-properties text:space-before="1.25in"/>
        <style:text-properties fo:color="#ffffff" fo:font-family="StarSymbol" fo:font-size="45%"/>
      </text:list-level-style-bullet>
      <text:list-level-style-bullet text:level="4" text:bullet-char="●">
        <style:list-level-properties text:space-before="1.75in"/>
        <style:text-properties fo:color="#ffffff" fo:font-family="StarSymbol" fo:font-size="45%"/>
      </text:list-level-style-bullet>
      <text:list-level-style-bullet text:level="5" text:bullet-char="●">
        <style:list-level-properties text:space-before="2.25in"/>
        <style:text-properties fo:color="#ffffff" fo:font-family="StarSymbol" fo:font-size="45%"/>
      </text:list-level-style-bullet>
      <text:list-level-style-bullet text:level="6" text:bullet-char="●">
        <style:list-level-properties text:space-before="2.75in"/>
        <style:text-properties fo:color="#ffffff" fo:font-family="StarSymbol" fo:font-size="45%"/>
      </text:list-level-style-bullet>
      <text:list-level-style-bullet text:level="7" text:bullet-char="●">
        <style:list-level-properties text:space-before="3.25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2767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.75in"/>
        <style:text-properties fo:color="#ffffff" fo:font-family="StarSymbol" fo:font-size="45%"/>
      </text:list-level-style-bullet>
      <text:list-level-style-bullet text:level="3" text:bullet-char="●">
        <style:list-level-properties text:space-before="1.25in"/>
        <style:text-properties fo:color="#ffffff" fo:font-family="StarSymbol" fo:font-size="45%"/>
      </text:list-level-style-bullet>
      <text:list-level-style-bullet text:level="4" text:bullet-char="●">
        <style:list-level-properties text:space-before="1.75in"/>
        <style:text-properties fo:color="#ffffff" fo:font-family="StarSymbol" fo:font-size="45%"/>
      </text:list-level-style-bullet>
      <text:list-level-style-bullet text:level="5" text:bullet-char="●">
        <style:list-level-properties text:space-before="2.25in"/>
        <style:text-properties fo:color="#ffffff" fo:font-family="StarSymbol" fo:font-size="45%"/>
      </text:list-level-style-bullet>
      <text:list-level-style-bullet text:level="6" text:bullet-char="●">
        <style:list-level-properties text:space-before="2.75in"/>
        <style:text-properties fo:color="#ffffff" fo:font-family="StarSymbol" fo:font-size="45%"/>
      </text:list-level-style-bullet>
      <text:list-level-style-bullet text:level="7" text:bullet-char="●">
        <style:list-level-properties text:space-before="3.25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2761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.75in"/>
        <style:text-properties fo:color="#ffffff" fo:font-family="StarSymbol" fo:font-size="45%"/>
      </text:list-level-style-bullet>
      <text:list-level-style-bullet text:level="3" text:bullet-char="●">
        <style:list-level-properties text:space-before="1.25in"/>
        <style:text-properties fo:color="#ffffff" fo:font-family="StarSymbol" fo:font-size="45%"/>
      </text:list-level-style-bullet>
      <text:list-level-style-bullet text:level="4" text:bullet-char="●">
        <style:list-level-properties text:space-before="1.75in"/>
        <style:text-properties fo:color="#ffffff" fo:font-family="StarSymbol" fo:font-size="45%"/>
      </text:list-level-style-bullet>
      <text:list-level-style-bullet text:level="5" text:bullet-char="●">
        <style:list-level-properties text:space-before="2.25in"/>
        <style:text-properties fo:color="#ffffff" fo:font-family="StarSymbol" fo:font-size="45%"/>
      </text:list-level-style-bullet>
      <text:list-level-style-bullet text:level="6" text:bullet-char="●">
        <style:list-level-properties text:space-before="2.75in"/>
        <style:text-properties fo:color="#ffffff" fo:font-family="StarSymbol" fo:font-size="45%"/>
      </text:list-level-style-bullet>
      <text:list-level-style-bullet text:level="7" text:bullet-char="●">
        <style:list-level-properties text:space-before="3.25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2791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.75in"/>
        <style:text-properties fo:color="#ffffff" fo:font-family="StarSymbol" fo:font-size="45%"/>
      </text:list-level-style-bullet>
      <text:list-level-style-bullet text:level="3" text:bullet-char="●">
        <style:list-level-properties text:space-before="1.25in"/>
        <style:text-properties fo:color="#ffffff" fo:font-family="StarSymbol" fo:font-size="45%"/>
      </text:list-level-style-bullet>
      <text:list-level-style-bullet text:level="4" text:bullet-char="●">
        <style:list-level-properties text:space-before="1.75in"/>
        <style:text-properties fo:color="#ffffff" fo:font-family="StarSymbol" fo:font-size="45%"/>
      </text:list-level-style-bullet>
      <text:list-level-style-bullet text:level="5" text:bullet-char="●">
        <style:list-level-properties text:space-before="2.25in"/>
        <style:text-properties fo:color="#ffffff" fo:font-family="StarSymbol" fo:font-size="45%"/>
      </text:list-level-style-bullet>
      <text:list-level-style-bullet text:level="6" text:bullet-char="●">
        <style:list-level-properties text:space-before="2.75in"/>
        <style:text-properties fo:color="#ffffff" fo:font-family="StarSymbol" fo:font-size="45%"/>
      </text:list-level-style-bullet>
      <text:list-level-style-bullet text:level="7" text:bullet-char="●">
        <style:list-level-properties text:space-before="3.25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  <text:list-style style:name="a2758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.75in"/>
        <style:text-properties fo:color="#ffffff" fo:font-family="StarSymbol" fo:font-size="45%"/>
      </text:list-level-style-bullet>
      <text:list-level-style-bullet text:level="3" text:bullet-char="●">
        <style:list-level-properties text:space-before="1.25in"/>
        <style:text-properties fo:color="#ffffff" fo:font-family="StarSymbol" fo:font-size="45%"/>
      </text:list-level-style-bullet>
      <text:list-level-style-bullet text:level="4" text:bullet-char="●">
        <style:list-level-properties text:space-before="1.75in"/>
        <style:text-properties fo:color="#ffffff" fo:font-family="StarSymbol" fo:font-size="45%"/>
      </text:list-level-style-bullet>
      <text:list-level-style-bullet text:level="5" text:bullet-char="●">
        <style:list-level-properties text:space-before="2.25in"/>
        <style:text-properties fo:color="#ffffff" fo:font-family="StarSymbol" fo:font-size="45%"/>
      </text:list-level-style-bullet>
      <text:list-level-style-bullet text:level="6" text:bullet-char="●">
        <style:list-level-properties text:space-before="2.75in"/>
        <style:text-properties fo:color="#ffffff" fo:font-family="StarSymbol" fo:font-size="45%"/>
      </text:list-level-style-bullet>
      <text:list-level-style-bullet text:level="7" text:bullet-char="●">
        <style:list-level-properties text:space-before="3.25in"/>
        <style:text-properties fo:color="#ffffff" fo:font-family="StarSymbol" fo:font-size="45%"/>
      </text:list-level-style-bullet>
      <text:list-level-style-bullet text:level="8" text:bullet-char="●">
        <style:list-level-properties text:space-before="3.75in"/>
        <style:text-properties fo:color="#ffffff" fo:font-family="StarSymbol" fo:font-size="45%"/>
      </text:list-level-style-bullet>
      <text:list-level-style-bullet text:level="9" text:bullet-char="●">
        <style:list-level-properties text:space-before="4.25in"/>
        <style:text-properties fo:color="#ffffff" fo:font-family="StarSymbol" fo:font-size="45%"/>
      </text:list-level-style-bullet>
    </text:list-style>
  </office:automatic-styles>
  <office:body>
    <office:presentation>
      <draw:page draw:name="page1" draw:style-name="a2731" draw:master-page-name="Master5-Layout7-blank-Blank" presentation:presentation-page-layout-name="Master5-PPL7" draw:id="Slide-256">
        <draw:frame draw:id="id325" presentation:style-name="a2734" draw:name="Subtitle 1" svg:x="2.23779in" svg:y="4.85986in" svg:width="5.63622in" svg:height="0.53854in" presentation:class="subtitle" presentation:placeholder="false">
          <draw:text-box>
            <text:p text:style-name="a2733" text:class-names="" text:cond-style-name=""><text:span text:style-name="a2732" text:class-names=""><text:s text:c="2"/>SMART DOORBELL</text:span></text:p>
          </draw:text-box>
          <svg:title/>
          <svg:desc/>
        </draw:frame>
        <draw:frame draw:id="id326" draw:style-name="a2735" svg:x="0.76772in" svg:y="1.14623in" svg:width="9.07441in" svg:height="2.27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741">
          <draw:frame draw:id="id327" draw:style-name="a2738" draw:name="Slide Number Placeholder 6" svg:x="4.81102in" svg:y="10.45in" svg:width="3.68858in" svg:height="0.54961in">
            <draw:text-box>
              <text:p text:style-name="a2737" text:class-names="" text:cond-style-name=""><text:span text:style-name="a2736" text:class-names=""><text:page-number style:num-format="1" text:fixed="false"/></text:span></text:p>
            </draw:text-box>
            <svg:title/>
            <svg:desc/>
          </draw:frame>
          <draw:page-thumbnail draw:page-number="1" svg:x="1.49826in" svg:y="0.83507in" svg:width="5.50174in" svg:height="4.125in" presentation:class="page" draw:id="id328" presentation:style-name="a2739" draw:name="Slide Image Placeholder 1">
            <svg:title/>
            <svg:desc/>
          </draw:page-thumbnail>
          <draw:frame draw:id="id329" presentation:style-name="a274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6" draw:style-name="a2743" draw:master-page-name="Master5-Layout7-blank-Blank" presentation:presentation-page-layout-name="Master5-PPL7" draw:id="Slide-261">
        <draw:frame draw:id="id330" draw:style-name="a2744" draw:name="Picture 2" svg:x="0.23529in" svg:y="0.78854in" svg:width="11.02431in" svg:height="7.23929in" style:rel-width="scale" style:rel-height="scale">
          <draw:image xlink:href="media/image2.png" xlink:type="simple" xlink:show="embed" xlink:actuate="onLoad"/>
          <svg:title/>
          <svg:desc/>
        </draw:frame>
        <draw:frame draw:id="id331" draw:style-name="a2747" draw:name="TextBox 3" svg:x="0.98039in" svg:y="0.26471in" svg:width="9.44118in" svg:height="1.00977in">
          <draw:text-box>
            <text:p text:style-name="a2746" text:class-names="" text:cond-style-name=""><text:span text:style-name="a2745" text:class-names="">Raspberry Pi</text:span></text:p>
          </draw:text-box>
          <svg:title/>
          <svg:desc/>
        </draw:frame>
      </draw:page>
      <draw:page draw:name="page2" draw:style-name="a2749" draw:master-page-name="Master5-Layout7-blank-Blank" presentation:presentation-page-layout-name="Master5-PPL7" draw:id="Slide-257">
        <draw:frame draw:id="id332" draw:style-name="a2752" draw:name="Slide Number Placeholder 3" svg:x="7.90394in" svg:y="7.5315in" svg:width="2.56811in" svg:height="0.56968in">
          <draw:text-box>
            <text:p text:style-name="a2751" text:class-names="" text:cond-style-name=""><text:span text:style-name="a2750" text:class-names=""><text:page-number style:num-format="1" text:fixed="false"/></text:span></text:p>
          </draw:text-box>
          <svg:title/>
          <svg:desc/>
        </draw:frame>
        <draw:frame draw:id="id333" presentation:style-name="a2755" draw:name="Title 1" svg:x="0.55118in" svg:y="1.1811in" svg:width="9.92087in" svg:height="1.88976in" presentation:class="title" presentation:placeholder="false">
          <draw:text-box>
            <text:p text:style-name="a2754" text:class-names="" text:cond-style-name=""><text:span text:style-name="a2753" text:class-names="">Materials :-</text:span></text:p>
          </draw:text-box>
          <svg:title/>
          <svg:desc/>
        </draw:frame>
        <draw:frame draw:id="id334" presentation:style-name="a2768" draw:name="Text Placeholder 2" svg:x="0.55118in" svg:y="3.46457in" svg:width="9.92087in" svg:height="4.01575in" presentation:class="outline" presentation:placeholder="false">
          <draw:text-box>
            <text:list text:style-name="a2758">
              <text:list-item>
                <text:p text:style-name="a2757" text:class-names="" text:cond-style-name=""><text:span text:style-name="a2756" text:class-names="">1) RaspBerry Pi 3</text:span></text:p>
              </text:list-item>
            </text:list>
            <text:list text:style-name="a2761">
              <text:list-item>
                <text:p text:style-name="a2760" text:class-names="" text:cond-style-name=""><text:span text:style-name="a2759" text:class-names="">2) UltraSonic Sensor</text:span></text:p>
              </text:list-item>
            </text:list>
            <text:list text:style-name="a2764">
              <text:list-item>
                <text:p text:style-name="a2763" text:class-names="" text:cond-style-name=""><text:span text:style-name="a2762" text:class-names="">3) Jumper Wires</text:span></text:p>
              </text:list-item>
            </text:list>
            <text:list text:style-name="a2767">
              <text:list-item>
                <text:p text:style-name="a2766" text:class-names="" text:cond-style-name=""><text:span text:style-name="a2765" text:class-names="">4) Usb WebCam</text:span></text:p>
              </text:list-item>
            </text:list>
          </draw:text-box>
          <svg:title/>
          <svg:desc/>
        </draw:frame>
        <draw:frame draw:id="id335" draw:style-name="a2771" draw:name="TextBox 3" svg:x="3.11457in" svg:y="2.98543in" svg:width="4.82047in" svg:height="3.70984in">
          <draw:text-box>
            <text:p text:style-name="a2770" text:class-names="" text:cond-style-name=""><text:span text:style-name="a2769" text:class-names=""/></text:p>
          </draw:text-box>
          <svg:title/>
          <svg:desc/>
        </draw:frame>
        <draw:frame draw:id="id336" draw:style-name="a2772" draw:transform="translate(-1.52145in -0.97953in) rotate(-0.18052) translate(1.7986in 1.38961in)" svg:width="3.04291in" svg:height="1.95906in" style:rel-width="scale" style:rel-height="scale">
          <draw:image xlink:href="media/image3.png" xlink:type="simple" xlink:show="embed" xlink:actuate="onLoad"/>
          <svg:title/>
          <svg:desc/>
        </draw:frame>
        <draw:frame draw:id="id337" draw:style-name="a2773" draw:transform="translate(-1.31063in -0.69134in) rotate(-0.25605) translate(9.42087in 2.73858in)" svg:width="2.62126in" svg:height="1.38268in" style:rel-width="scale" style:rel-height="scale">
          <draw:image xlink:href="media/image4.jpg" xlink:type="simple" xlink:show="embed" xlink:actuate="onLoad"/>
          <svg:title/>
          <svg:desc/>
        </draw:frame>
        <draw:frame draw:id="id338" draw:style-name="a2774" draw:transform="translate(-1.23937in -1.09882in) rotate(-0.19737) translate(7.55761in 5.23179in)" svg:width="2.47874in" svg:height="2.19764in" style:rel-width="scale" style:rel-height="scale">
          <draw:image xlink:href="media/image5.jpg" xlink:type="simple" xlink:show="embed" xlink:actuate="onLoad"/>
          <svg:title/>
          <svg:desc/>
        </draw:frame>
        <presentation:notes draw:style-name="a2780">
          <draw:frame draw:id="id339" draw:style-name="a2777" draw:name="Slide Number Placeholder 6" svg:x="4.81102in" svg:y="10.45in" svg:width="3.68858in" svg:height="0.54961in">
            <draw:text-box>
              <text:p text:style-name="a2776" text:class-names="" text:cond-style-name=""><text:span text:style-name="a2775" text:class-names=""><text:page-number style:num-format="1" text:fixed="false"/></text:span></text:p>
            </draw:text-box>
            <svg:title/>
            <svg:desc/>
          </draw:frame>
          <draw:page-thumbnail draw:page-number="3" svg:x="1.49826in" svg:y="0.83507in" svg:width="5.50174in" svg:height="4.125in" presentation:class="page" draw:id="id340" presentation:style-name="a2778" draw:name="Slide Image Placeholder 1">
            <svg:title/>
            <svg:desc/>
          </draw:page-thumbnail>
          <draw:frame draw:id="id341" presentation:style-name="a277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" draw:style-name="a2782" draw:master-page-name="Master5-Layout7-blank-Blank" presentation:presentation-page-layout-name="Master5-PPL7" draw:id="Slide-258">
        <draw:frame draw:id="id342" draw:style-name="a2785" draw:name="Slide Number Placeholder 3" svg:x="7.90394in" svg:y="7.5315in" svg:width="2.56811in" svg:height="0.56968in">
          <draw:text-box>
            <text:p text:style-name="a2784" text:class-names="" text:cond-style-name=""><text:span text:style-name="a2783" text:class-names=""><text:page-number style:num-format="1" text:fixed="false"/></text:span></text:p>
          </draw:text-box>
          <svg:title/>
          <svg:desc/>
        </draw:frame>
        <draw:frame draw:id="id343" presentation:style-name="a2788" draw:name="Title 1" svg:x="0.3937in" svg:y="0.0375in" svg:width="9.92087in" svg:height="1.88976in" presentation:class="title" presentation:placeholder="false">
          <draw:text-box>
            <text:p text:style-name="a2787" text:class-names="" text:cond-style-name=""><text:span text:style-name="a2786" text:class-names="">Circuit :-</text:span></text:p>
          </draw:text-box>
          <svg:title/>
          <svg:desc/>
        </draw:frame>
        <draw:frame draw:id="id344" presentation:style-name="a2795" draw:name="Text Placeholder 2" svg:x="0.3937in" svg:y="2.3435in" svg:width="9.92087in" svg:height="4.01575in" presentation:class="outline" presentation:placeholder="false">
          <draw:text-box>
            <text:list text:style-name="a2791">
              <text:list-item>
                <text:p text:style-name="a2790" text:class-names="" text:cond-style-name=""><text:span text:style-name="a2789" text:class-names="">UltraSonic Motion Sensor – Raspberry Connection<text:line-break/>Vcc – 5v<text:line-break/>Echo - GPIO23<text:line-break/>Trig – GPIO18<text:line-break/>Ground - Ground</text:span></text:p>
              </text:list-item>
            </text:list>
            <text:list text:style-name="a2794">
              <text:list-item>
                <text:p text:style-name="a2793" text:class-names="" text:cond-style-name=""><text:span text:style-name="a2792" text:class-names=""/></text:p>
              </text:list-item>
            </text:list>
          </draw:text-box>
          <svg:title/>
          <svg:desc/>
        </draw:frame>
        <draw:frame draw:id="id345" draw:style-name="a2796" svg:x="6.98599in" svg:y="2.93405in" svg:width="3.93858in" svg:height="4.88228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2802">
          <draw:frame draw:id="id346" draw:style-name="a2799" draw:name="Slide Number Placeholder 6" svg:x="4.81102in" svg:y="10.45in" svg:width="3.68858in" svg:height="0.54961in">
            <draw:text-box>
              <text:p text:style-name="a2798" text:class-names="" text:cond-style-name=""><text:span text:style-name="a2797" text:class-names=""><text:page-number style:num-format="1" text:fixed="false"/></text:span></text:p>
            </draw:text-box>
            <svg:title/>
            <svg:desc/>
          </draw:frame>
          <draw:page-thumbnail draw:page-number="4" svg:x="1.49826in" svg:y="0.83507in" svg:width="5.50174in" svg:height="4.125in" presentation:class="page" draw:id="id347" presentation:style-name="a2800" draw:name="Slide Image Placeholder 1">
            <svg:title/>
            <svg:desc/>
          </draw:page-thumbnail>
          <draw:frame draw:id="id348" presentation:style-name="a2801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5" draw:style-name="a2804" draw:master-page-name="Master5-Layout7-blank-Blank" presentation:presentation-page-layout-name="Master5-PPL7" draw:id="Slide-260">
        <draw:frame draw:id="id349" draw:style-name="a2808" draw:name="TextBox 1" svg:x="2.92354in" svg:y="0.74684in" svg:width="6.16506in" svg:height="0.96601in">
          <draw:text-box>
            <text:p text:style-name="a2807" text:class-names="" text:cond-style-name=""><text:span text:style-name="a2805" text:class-names="">Code Source :-</text:span><text:span text:style-name="a2806" text:class-names=""/></text:p>
          </draw:text-box>
          <svg:title/>
          <svg:desc/>
        </draw:frame>
        <draw:frame draw:id="id350" draw:style-name="a2821" draw:name="TextBox 2" svg:x="0.4557in" svg:y="2.82279in" svg:width="10.03797in" svg:height="3.87077in">
          <draw:text-box>
            <text:p text:style-name="a2811" text:class-names="" text:cond-style-name=""><text:span text:style-name="a2809" text:class-names=""><text:a xlink:href="https://github.com/shadevil3003/SmartDoorBell" text:style-name="" text:visited-style-name="">https://github.com/shadevil3003/SmartDoorBell</text:a></text:span><text:span text:style-name="a2810" text:class-names=""/></text:p>
            <text:p text:style-name="a2813" text:class-names="" text:cond-style-name=""><text:span text:style-name="a2812" text:class-names=""/></text:p>
            <text:p text:style-name="a2816" text:class-names="" text:cond-style-name=""><text:span text:style-name="a2814" text:class-names=""><text:a xlink:href="https://tutorials-raspberrypi.com/raspberry-pi-ultrasonic-sensor-hc-sr04/" text:style-name="" text:visited-style-name="">https://tutorials-raspberrypi.com/raspberry-pi-ultrasonic-sensor-hc-sr04/</text:a></text:span><text:span text:style-name="a2815" text:class-names=""/></text:p>
            <text:p text:style-name="a2818" text:class-names="" text:cond-style-name=""><text:span text:style-name="a2817" text:class-names=""/></text:p>
            <text:p text:style-name="a2820" text:class-names="" text:cond-style-name=""><text:span text:style-name="a2819" text:class-names="">https://maker.pro/raspberry-pi/projects/how-to-create-a-telegram-bot-with-a-raspberry-pi</text:span></text:p>
          </draw:text-box>
          <svg:title/>
          <svg:desc/>
        </draw:frame>
      </draw:page>
      <draw:page draw:name="page4" draw:style-name="a2823" draw:master-page-name="Master5-Layout7-blank-Blank" presentation:presentation-page-layout-name="Master5-PPL7" draw:id="Slide-259">
        <draw:frame draw:id="id351" draw:style-name="a2826" draw:name="Slide Number Placeholder 3" svg:x="7.90394in" svg:y="7.5315in" svg:width="2.56811in" svg:height="0.56968in">
          <draw:text-box>
            <text:p text:style-name="a2825" text:class-names="" text:cond-style-name=""><text:span text:style-name="a2824" text:class-names=""><text:page-number style:num-format="1" text:fixed="false"/></text:span></text:p>
          </draw:text-box>
          <svg:title/>
          <svg:desc/>
        </draw:frame>
        <draw:frame draw:id="id352" presentation:style-name="a2829" draw:name="Title 1" svg:x="0.55157in" svg:y="-0.15748in" svg:width="9.92087in" svg:height="1.88976in" presentation:class="title" presentation:placeholder="false">
          <draw:text-box>
            <text:p text:style-name="a2828" text:class-names="" text:cond-style-name=""><text:span text:style-name="a2827" text:class-names="">Output:-</text:span></text:p>
          </draw:text-box>
          <svg:title/>
          <svg:desc/>
        </draw:frame>
        <draw:frame draw:id="id353" draw:style-name="a2830" svg:x="3.28275in" svg:y="1.42668in" svg:width="3.91575in" svg:height="6.29961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2836">
          <draw:frame draw:id="id354" draw:style-name="a2833" draw:name="Slide Number Placeholder 6" svg:x="4.81102in" svg:y="10.45in" svg:width="3.68858in" svg:height="0.54961in">
            <draw:text-box>
              <text:p text:style-name="a2832" text:class-names="" text:cond-style-name=""><text:span text:style-name="a2831" text:class-names=""><text:page-number style:num-format="1" text:fixed="false"/></text:span></text:p>
            </draw:text-box>
            <svg:title/>
            <svg:desc/>
          </draw:frame>
          <draw:page-thumbnail draw:page-number="6" svg:x="1.49826in" svg:y="0.83507in" svg:width="5.50174in" svg:height="4.125in" presentation:class="page" draw:id="id355" presentation:style-name="a2834" draw:name="Slide Image Placeholder 1">
            <svg:title/>
            <svg:desc/>
          </draw:page-thumbnail>
          <draw:frame draw:id="id356" presentation:style-name="a283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4.41772in" svg:height="1.38031in"/>
      <presentation:placeholder presentation:object="object" svg:x="4.09606in" svg:y="2.78701in" svg:width="2.80157in" svg:height="2.702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4.41772in" svg:height="1.38031in"/>
      <presentation:placeholder presentation:object="object" svg:x="4.09549in" svg:y="2.78646in" svg:width="1.31771in" svg:height="2.70312in"/>
      <presentation:placeholder presentation:object="object" svg:x="5.57986in" svg:y="2.78646in" svg:width="1.31771in" svg:height="2.70312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4.41772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4.41772in" svg:height="1.38031in"/>
      <presentation:placeholder presentation:object="outline" svg:x="4.09606in" svg:y="2.78701in" svg:width="2.80157in" svg:height="2.702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5.31076in" svg:y="0.32986in" svg:width="1.58681in" svg:height="5.15972in"/>
      <presentation:placeholder presentation:object="outline" svg:x="0.55035in" svg:y="0.32986in" svg:width="4.59375in" svg:height="5.15972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2-PPL2" style:display-name="Title and Content">
      <presentation:placeholder presentation:object="title" svg:x="3.11496in" svg:y="1.51142in" svg:width="4.77953in" svg:height="1.38031in"/>
      <presentation:placeholder presentation:object="object" svg:x="3.11457in" svg:y="2.98504in" svg:width="4.82047in" svg:height="3.70984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2-PPL4" style:display-name="Two Content">
      <presentation:placeholder presentation:object="title" svg:x="3.11496in" svg:y="1.51142in" svg:width="4.77953in" svg:height="1.38031in"/>
      <presentation:placeholder presentation:object="object" svg:x="3.11458in" svg:y="2.98438in" svg:width="2.32639in" svg:height="3.71007in"/>
      <presentation:placeholder presentation:object="object" svg:x="5.60764in" svg:y="2.98438in" svg:width="2.32813in" svg:height="3.71007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2-PPL6" style:display-name="Title Only">
      <presentation:placeholder presentation:object="title" svg:x="3.11496in" svg:y="1.51142in" svg:width="4.77953in" svg:height="1.38031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2-PPL7" style:display-name="Blank"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2-PPL10" style:display-name="Title and Vertical Text">
      <presentation:placeholder presentation:object="title" svg:x="3.11496in" svg:y="1.51142in" svg:width="4.77953in" svg:height="1.38031in"/>
      <presentation:placeholder presentation:object="outline" svg:x="3.11457in" svg:y="2.98504in" svg:width="4.82047in" svg:height="3.70984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2-PPL11" style:display-name="Vertical Title and Text">
      <presentation:placeholder presentation:object="title" svg:x="6.7309in" svg:y="1.51215in" svg:width="1.20486in" svg:height="5.18229in"/>
      <presentation:placeholder presentation:object="outline" svg:x="3.11458in" svg:y="1.51215in" svg:width="3.44965in" svg:height="5.18229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3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3-PPL2" style:display-name="Title and Content">
      <presentation:placeholder presentation:object="title" svg:x="1.93031in" svg:y="0.32953in" svg:width="7.20984in" svg:height="1.38031in"/>
      <presentation:placeholder presentation:object="object" svg:x="1.93031in" svg:y="1.93465in" svg:width="7.20984in" svg:height="5.32638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3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3-PPL4" style:display-name="Two Content">
      <presentation:placeholder presentation:object="title" svg:x="1.93031in" svg:y="0.32953in" svg:width="7.20984in" svg:height="1.38031in"/>
      <presentation:placeholder presentation:object="object" svg:x="1.93056in" svg:y="1.93403in" svg:width="3.52083in" svg:height="5.32639in"/>
      <presentation:placeholder presentation:object="object" svg:x="5.61806in" svg:y="1.93403in" svg:width="3.52257in" svg:height="5.32639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3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3-PPL6" style:display-name="Title Only">
      <presentation:placeholder presentation:object="title" svg:x="1.93031in" svg:y="0.32953in" svg:width="7.20984in" svg:height="1.38031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3-PPL7" style:display-name="Blank"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3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3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3-PPL10" style:display-name="Title and Vertical Text">
      <presentation:placeholder presentation:object="title" svg:x="1.93031in" svg:y="0.32953in" svg:width="7.20984in" svg:height="1.38031in"/>
      <presentation:placeholder presentation:object="outline" svg:x="1.93031in" svg:y="1.93465in" svg:width="7.20984in" svg:height="5.32638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3-PPL11" style:display-name="Vertical Title and Text">
      <presentation:placeholder presentation:object="title" svg:x="7.33854in" svg:y="0.32986in" svg:width="1.80208in" svg:height="6.93056in"/>
      <presentation:placeholder presentation:object="outline" svg:x="1.93056in" svg:y="0.32986in" svg:width="5.24132in" svg:height="6.93056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4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4-PPL2" style:display-name="Title and Content">
      <presentation:placeholder presentation:object="title" svg:x="0.76614in" svg:y="0.48779in" svg:width="9.49134in" svg:height="1.3122in"/>
      <presentation:placeholder presentation:object="object" svg:x="0.76614in" svg:y="2.01338in" svg:width="9.49134in" svg:height="4.87008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4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4-PPL4" style:display-name="Two Content">
      <presentation:placeholder presentation:object="title" svg:x="0.76614in" svg:y="0.48779in" svg:width="9.49134in" svg:height="1.3122in"/>
      <presentation:placeholder presentation:object="object" svg:x="0.76563in" svg:y="2.01389in" svg:width="4.66146in" svg:height="4.86979in"/>
      <presentation:placeholder presentation:object="object" svg:x="5.59375in" svg:y="2.01389in" svg:width="4.66319in" svg:height="4.86979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4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4-PPL6" style:display-name="Title Only">
      <presentation:placeholder presentation:object="title" svg:x="0.76614in" svg:y="0.48779in" svg:width="9.49134in" svg:height="1.3122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4-PPL7" style:display-name="Blank"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4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4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4-PPL10" style:display-name="Title and Vertical Text">
      <presentation:placeholder presentation:object="title" svg:x="0.76614in" svg:y="0.48779in" svg:width="9.49134in" svg:height="1.3122in"/>
      <presentation:placeholder presentation:object="outline" svg:x="0.76614in" svg:y="2.01338in" svg:width="9.49134in" svg:height="4.87008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4-PPL11" style:display-name="Vertical Title and Text">
      <presentation:placeholder presentation:object="title" svg:x="7.88542in" svg:y="0.48785in" svg:width="2.37153in" svg:height="6.39583in"/>
      <presentation:placeholder presentation:object="outline" svg:x="0.76563in" svg:y="0.48785in" svg:width="6.95312in" svg:height="6.39583in"/>
      <presentation:placeholder presentation:object="date-time" svg:x="0.15669in" svg:y="7.81575in" svg:width="2.56811in" svg:height="0.57008in"/>
      <presentation:placeholder presentation:object="footer" svg:x="3.77008in" svg:y="7.81575in" svg:width="3.49409in" svg:height="0.57008in"/>
      <presentation:placeholder presentation:object="page-number" svg:x="8.33504in" svg:y="7.81575in" svg:width="2.56811in" svg:height="0.57008in"/>
    </style:presentation-page-layout>
    <style:presentation-page-layout style:name="Master5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5-PPL2" style:display-name="Title and Content">
      <presentation:placeholder presentation:object="title" svg:x="0.55118in" svg:y="1.1811in" svg:width="9.92087in" svg:height="1.88976in"/>
      <presentation:placeholder presentation:object="object" svg:x="0.55118in" svg:y="3.46457in" svg:width="9.92087in" svg:height="4.01575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5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5-PPL4" style:display-name="Two Content">
      <presentation:placeholder presentation:object="title" svg:x="0.55118in" svg:y="1.1811in" svg:width="9.92087in" svg:height="1.88976in"/>
      <presentation:placeholder presentation:object="object" svg:x="0.55035in" svg:y="3.46528in" svg:width="4.87674in" svg:height="4.01563in"/>
      <presentation:placeholder presentation:object="object" svg:x="5.59375in" svg:y="3.46528in" svg:width="4.87847in" svg:height="4.01563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5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5-PPL6" style:display-name="Title Only">
      <presentation:placeholder presentation:object="title" svg:x="0.55118in" svg:y="1.1811in" svg:width="9.92087in" svg:height="1.88976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5-PPL7" style:display-name="Blank"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5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5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5-PPL10" style:display-name="Title and Vertical Text">
      <presentation:placeholder presentation:object="title" svg:x="0.55118in" svg:y="1.1811in" svg:width="9.92087in" svg:height="1.88976in"/>
      <presentation:placeholder presentation:object="outline" svg:x="0.55118in" svg:y="3.46457in" svg:width="9.92087in" svg:height="4.01575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5-PPL11" style:display-name="Vertical Title and Text">
      <presentation:placeholder presentation:object="title" svg:x="7.99306in" svg:y="1.18056in" svg:width="2.47917in" svg:height="6.30035in"/>
      <presentation:placeholder presentation:object="outline" svg:x="0.55035in" svg:y="1.18056in" svg:width="7.27604in" svg:height="6.30035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2748" xlink:href="media/image8.png" xlink:show="embed" xlink:actuate="onLoad"/>
    <draw:fill-image draw:name="a2500" xlink:href="media/image8.png" xlink:show="embed" xlink:actuate="onLoad"/>
    <draw:fill-image draw:name="a2822" xlink:href="media/image8.png" xlink:show="embed" xlink:actuate="onLoad"/>
    <draw:fill-image draw:name="a2619" xlink:href="media/image8.png" xlink:show="embed" xlink:actuate="onLoad"/>
    <draw:fill-image draw:name="a2580" xlink:href="media/image8.png" xlink:show="embed" xlink:actuate="onLoad"/>
    <draw:fill-image draw:name="a2248" xlink:href="media/image8.png" xlink:show="embed" xlink:actuate="onLoad"/>
    <draw:fill-image draw:name="a2781" xlink:href="media/image8.png" xlink:show="embed" xlink:actuate="onLoad"/>
    <draw:fill-image draw:name="a2396" xlink:href="media/image8.png" xlink:show="embed" xlink:actuate="onLoad"/>
    <draw:fill-image draw:name="a2332" xlink:href="media/image8.png" xlink:show="embed" xlink:actuate="onLoad"/>
    <draw:fill-image draw:name="a2730" xlink:href="media/image8.png" xlink:show="embed" xlink:actuate="onLoad"/>
    <draw:fill-image draw:name="a2212" xlink:href="media/image8.png" xlink:show="embed" xlink:actuate="onLoad"/>
    <draw:fill-image draw:name="a2468" xlink:href="media/image8.png" xlink:show="embed" xlink:actuate="onLoad"/>
    <draw:fill-image draw:name="a2528" xlink:href="media/image8.png" xlink:show="embed" xlink:actuate="onLoad"/>
    <draw:fill-image draw:name="a2668" xlink:href="media/image8.png" xlink:show="embed" xlink:actuate="onLoad"/>
    <draw:fill-image draw:name="a2742" xlink:href="media/image8.png" xlink:show="embed" xlink:actuate="onLoad"/>
    <draw:fill-image draw:name="a2164" xlink:href="media/image8.png" xlink:show="embed" xlink:actuate="onLoad"/>
    <draw:fill-image draw:name="a2803" xlink:href="media/image8.png" xlink:show="embed" xlink:actuate="onLoad"/>
    <draw:fill-image draw:name="a2296" xlink:href="media/image8.pn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text" style:name="a68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8">
      <style:graphic-properties draw:fill="none" draw:stroke="non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2">
      <style:graphic-properties draw:fill="none" draw:stroke="non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draw:fill="none" draw:stroke="non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66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3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7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3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7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8">
      <style:graphic-properties draw:fill="none" draw:stroke="non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7">
      <style:graphic-properties draw:fill="none" draw:stroke="none"/>
    </style:style>
    <style:style style:family="paragraph" style:name="a1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51">
      <style:graphic-properties draw:fill="none" draw:stroke="none"/>
    </style:style>
    <style:style style:family="text" style:name="a2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69">
      <style:drawing-page-properties draw:fill="bitmap" draw:fill-image-name="a24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6528in" style:font-size-asian="0.76528in" style:font-size-complex="0.76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6528in" style:font-size-asian="0.76528in" style:font-size-complex="0.7652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4">
      <style:graphic-properties draw:fill="none" draw:stroke="none"/>
    </style:style>
    <style:style style:family="text" style:name="a92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3">
      <style:graphic-properties draw:fill="none" draw:stroke="none"/>
    </style:style>
    <style:style style:family="text" style:name="a2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0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4">
      <style:graphic-properties draw:fill="none" draw:stroke="non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draw:fill="none" draw:stroke="none"/>
    </style:style>
    <style:style style:family="presentation" style:name="a1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5">
      <style:graphic-properties draw:fill="none" draw:stroke="none"/>
    </style:style>
    <style:style style:family="text" style:name="a96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9">
      <style:graphic-properties draw:fill="none" draw:stroke="non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draw:fill="none" draw:stroke="non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0">
      <style:graphic-properties draw:fill="none" draw:stroke="none"/>
    </style:style>
    <style:style style:family="presentation" style:name="a4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2">
      <style:graphic-properties draw:fill="none" draw:stroke="none"/>
    </style:style>
    <style:style style:family="paragraph" style:name="a27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6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1">
      <style:graphic-properties draw:fill="none" draw:stroke="non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9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17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7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9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2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98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9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draw:fill="none" draw:stroke="non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13">
      <style:drawing-page-properties draw:fill="bitmap" draw:fill-image-name="a22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72">
      <style:graphic-properties draw:fill="none" draw:stroke="none"/>
    </style:style>
    <style:style style:family="text" style:name="a2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0">
      <style:paragraph-properties fo:line-height="100%" fo:text-align="center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1">
      <style:graphic-properties draw:fill="none" draw:stroke="none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49">
      <style:drawing-page-properties draw:fill="bitmap" draw:fill-image-name="a22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6528in" style:font-size-asian="0.76528in" style:font-size-complex="0.76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6528in" style:font-size-asian="0.76528in" style:font-size-complex="0.7652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55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9">
      <style:graphic-properties draw:fill="none" draw:stroke="non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97">
      <style:drawing-page-properties draw:fill="bitmap" draw:fill-image-name="a22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draw:fill="none" draw:stroke="none"/>
    </style:style>
    <style:style style:family="paragraph" style:name="a1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draw:fill="none" draw:stroke="non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5">
      <style:graphic-properties draw:fill="none" draw:stroke="non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4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draw:fill="none" draw:stroke="none"/>
    </style:style>
    <style:style style:family="presentation" style:name="a1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1">
      <style:drawing-page-properties draw:fill="bitmap" draw:fill-image-name="a25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draw:fill="none" draw:stroke="none"/>
    </style:style>
    <style:style style:family="presentation" style:name="a25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1">
      <style:graphic-properties draw:fill="none" draw:stroke="non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0">
      <style:graphic-properties draw:fill="none" draw:stroke="none"/>
    </style:style>
    <style:style style:family="paragraph" style:name="a25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">
      <style:graphic-properties draw:fill="none" draw:stroke="none"/>
    </style:style>
    <style:style style:family="presentation" style:name="a17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29">
      <style:drawing-page-properties draw:fill="bitmap" draw:fill-image-name="a25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5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draw:fill="none" draw:stroke="none"/>
    </style:style>
    <style:style style:family="paragraph" style:name="a12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1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3">
      <style:graphic-properties draw:fill="none" draw:stroke="none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3">
      <style:graphic-properties draw:fill="none" draw:stroke="none"/>
    </style:style>
    <style:style style:family="text" style:name="a2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2">
      <style:graphic-properties draw:fill="none" draw:stroke="none"/>
    </style:style>
    <style:style style:family="text" style:name="a203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81">
      <style:drawing-page-properties draw:fill="bitmap" draw:fill-image-name="a25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87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4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0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1">
      <style:graphic-properties draw:fill="none" draw:stroke="none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1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7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draw:fill="none" draw:stroke="non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9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9">
      <style:graphic-properties draw:fill="none" draw:stroke="none"/>
    </style:style>
    <style:style style:family="presentation" style:name="a1510">
      <style:graphic-properties draw:fill="none" draw:stroke="non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1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1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draw:fill="none" draw:stroke="non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0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5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8">
      <style:graphic-properties draw:fill="none" draw:stroke="none"/>
    </style:style>
    <style:style style:family="presentation" style:name="a5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7">
      <style:graphic-properties draw:fill="none" draw:stroke="non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3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6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5">
      <style:graphic-properties draw:fill="none" draw:stroke="none"/>
    </style:style>
    <style:style style:family="presentation" style:name="a15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3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3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33">
      <style:drawing-page-properties draw:fill="bitmap" draw:fill-image-name="a23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6528in" style:font-size-asian="0.76528in" style:font-size-complex="0.76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6528in" style:font-size-asian="0.76528in" style:font-size-complex="0.7652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9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339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5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5">
      <style:graphic-properties draw:fill="none" draw:stroke="non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55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2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1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79">
      <style:graphic-properties draw:fill="none" draw:stroke="none"/>
    </style:style>
    <style:style style:family="paragraph" style:name="a8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2">
      <style:graphic-properties draw:fill="none" draw:stroke="non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97">
      <style:drawing-page-properties draw:fill="bitmap" draw:fill-image-name="a23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6528in" style:font-size-asian="0.76528in" style:font-size-complex="0.76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6528in" style:font-size-asian="0.76528in" style:font-size-complex="0.7652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draw:fill="none" draw:stroke="none"/>
    </style:style>
    <style:style style:family="presentation" style:name="a18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2">
      <style:graphic-properties draw:fill="none" draw:stroke="non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3">
      <style:graphic-properties draw:fill="none" draw:stroke="non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draw:fill="none" draw:stroke="none"/>
    </style:style>
    <style:style style:family="drawing-page" style:name="a18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5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80">
      <style:graphic-properties draw:fill="none" draw:stroke="none"/>
    </style:style>
    <style:style style:family="paragraph" style:name="a185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2">
      <style:graphic-properties draw:fill="none" draw:stroke="none"/>
    </style:style>
    <style:style style:family="paragraph" style:name="a18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6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7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20">
      <style:drawing-page-properties draw:fill="bitmap" draw:fill-image-name="a26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6528in" style:font-size-asian="0.76528in" style:font-size-complex="0.76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6528in" style:font-size-asian="0.76528in" style:font-size-complex="0.7652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26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3">
      <style:graphic-properties draw:fill="none" draw:stroke="none"/>
    </style:style>
    <style:style style:family="text" style:name="a210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draw:fill="none" draw:stroke="none"/>
    </style:style>
    <style:style style:family="presentation" style:name="a1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51">
      <style:graphic-properties draw:fill="none" draw:stroke="none"/>
    </style:style>
    <style:style style:family="text" style:name="a2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7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69">
      <style:drawing-page-properties draw:fill="bitmap" draw:fill-image-name="a26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12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6528in" style:font-size-asian="0.76528in" style:font-size-complex="0.76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6528in" style:font-size-asian="0.76528in" style:font-size-complex="0.7652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75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4">
      <style:graphic-properties draw:fill="none" draw:stroke="none"/>
    </style:style>
    <style:style style:family="presentation" style:name="a213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4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7">
      <style:graphic-properties draw:fill="none" draw:stroke="none"/>
    </style:style>
    <style:style style:family="text" style:name="a2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1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6">
      <style:graphic-properties draw:fill="none" draw:stroke="non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65">
      <style:drawing-page-properties draw:fill="bitmap" draw:fill-image-name="a2164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6528in" style:font-size-asian="0.76528in" style:font-size-complex="0.7652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0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6">
      <style:graphic-properties draw:fill="none" draw:stroke="none"/>
    </style:style>
    <style:style style:family="paragraph" style:name="a6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5">
      <style:graphic-properties draw:fill="none" draw:stroke="none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23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draw:fill="none" draw:stroke="non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draw:fill="none" draw:stroke="non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3">
      <style:graphic-properties draw:fill="none" draw:stroke="non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 Condensed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7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DejaVu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1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  <draw:layer draw:name="Master5-bg" draw:protected="true"/>
    </draw:layer-set>
    <style:master-page style:name="Master1-Focus" style:page-layout-name="pageLayout1" draw:style-name="a0">
      <draw:frame draw:id="id0" presentation:style-name="a3" draw:name="Date Placeholder 1" svg:x="0.55118in" svg:y="7.53189in" svg:width="2.56811in" svg:height="0.57008in" presentation:class="date-tim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6" draw:name="Footer Placeholder 2" svg:x="3.77008in" svg:y="7.53189in" svg:width="3.49409in" svg:height="0.57008in" presentation:class="footer" presentation:placeholder="false">
        <draw:text-box>
          <text:p text:style-name="a5" text:class-names="" text:cond-style-name=""><text:span text:style-name="a4" text:class-names=""/></text:p>
        </draw:text-box>
        <svg:title/>
        <svg:desc/>
      </draw:frame>
      <draw:frame draw:id="id2" presentation:style-name="a9" draw:name="Slide Number Placeholder 3" svg:x="7.90394in" svg:y="7.53189in" svg:width="2.56811in" svg:height="0.57008in" presentation:class="page-number" presentation:placeholder="false">
        <draw:text-box>
          <text:p text:style-name="a8" text:class-names="" text:cond-style-name=""><text:span text:style-name="a7" text:class-names=""><text:page-number style:num-format="1" text:fixed="false"/></text:span></text:p>
        </draw:text-box>
        <svg:title/>
        <svg:desc/>
      </draw:frame>
      <draw:frame draw:id="id3" presentation:style-name="a26" draw:name="Text Placeholder 4" svg:x="4.09606in" svg:y="2.78701in" svg:width="2.80157in" svg:height="2.70275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Edit Master text styles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Second level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2" text:class-names="">Fifth level</text:span><text:span text:style-name="a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9" draw:name="Title Placeholder 5" svg:x="0.55118in" svg:y="0.32953in" svg:width="4.41772in" svg:height="1.38031in" presentation:class="title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presentation:notes style:page-layout-name="pageLayout2" draw:style-name="a46">
        <draw:page-thumbnail svg:x="1.5in" svg:y="0.83583in" svg:width="5.49921in" svg:height="4.12441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5in" svg:y="5.2248in" svg:width="6.79961in" svg:height="4.94961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68858in" svg:height="0.54961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81102in" svg:y="0in" svg:width="3.68858in" svg:height="0.54961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0.45in" svg:width="3.68858in" svg:height="0.54961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81102in" svg:y="10.45in" svg:width="3.68858in" svg:height="0.54961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4" draw:name="Slide Number Placeholder 5" svg:x="7.90394in" svg:y="7.53189in" svg:width="2.56811in" svg:height="0.57008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presentation:notes style:page-layout-name="pageLayout2" draw:style-name="a81">
        <draw:page-thumbnail svg:x="1.5in" svg:y="0.83583in" svg:width="5.49921in" svg:height="4.12441in" presentation:class="page" draw:id="id5" presentation:style-name="a65" draw:name="Slide Image Placeholder 1">
          <svg:title/>
          <svg:desc/>
        </draw:page-thumbnail>
        <draw:frame draw:id="id6" presentation:style-name="a68" draw:name="Notes Placeholder 2" svg:x="0.85in" svg:y="5.2248in" svg:width="6.79961in" svg:height="4.94961in" presentation:class="notes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7" presentation:style-name="a71" draw:name="Header Placeholder 3" svg:x="0in" svg:y="0in" svg:width="3.68858in" svg:height="0.54961in" presentation:class="head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Date Placeholder 4" svg:x="4.81102in" svg:y="0in" svg:width="3.68858in" svg:height="0.54961in" presentation:class="date-time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Footer Placeholder 5" svg:x="0in" svg:y="10.45in" svg:width="3.68858in" svg:height="0.54961in" presentation:class="foot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Slide Number Placeholder 6" svg:x="4.81102in" svg:y="10.45in" svg:width="3.68858in" svg:height="0.54961in" presentation:class="page-number" presentation:placeholder="false">
          <draw:text-box>
            <text:p text:style-name="a79" text:class-names="" text:cond-style-name=""><text:span text:style-name="a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2">
      <draw:frame draw:id="id16" presentation:style-name="a86" draw:name="Title 1" svg:x="0.55118in" svg:y="0.32953in" svg:width="4.41772in" svg:height="1.38031in" presentation:class="title" presentation:placeholder="false">
        <draw:text-box>
          <text:p text:style-name="a85" text:class-names="" text:cond-style-name=""><text:span text:style-name="a83" text:class-names="">Click to edit Master title style</text:span><text:span text:style-name="a84" text:class-names=""/></text:p>
        </draw:text-box>
        <svg:title/>
        <svg:desc/>
      </draw:frame>
      <draw:frame draw:id="id17" presentation:style-name="a102" draw:name="Content Placeholder 2" svg:x="4.09606in" svg:y="2.78701in" svg:width="2.80157in" svg:height="2.70275in" presentation:class="object" presentation:placeholder="false">
        <draw:text-box>
          <text:p text:style-name="a88" text:class-names="" text:cond-style-name=""><text:span text:style-name="a87" text:class-names="">Edit Master text styles</text:span></text:p>
          <text:list text:style-name="a91">
            <text:list-item>
              <text:list text:style-name="a91">
                <text:list-item>
                  <text:p text:style-name="a90" text:class-names="" text:cond-style-name=""><text:span text:style-name="a89" text:class-names="">Second level</text:span></text:p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p text:style-name="a93" text:class-names="" text:cond-style-name=""><text:span text:style-name="a92" text:class-names="">Third level</text:span></text:p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p text:style-name="a96" text:class-names="" text:cond-style-name=""><text:span text:style-name="a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list text:style-name="a101">
                            <text:list-item>
                              <text:p text:style-name="a100" text:class-names="" text:cond-style-name=""><text:span text:style-name="a98" text:class-names="">Fifth level</text:span><text:span text:style-name="a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5" draw:name="Date Placeholder 3" svg:x="0.55118in" svg:y="7.53189in" svg:width="2.56811in" svg:height="0.57008in" presentation:class="date-time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8" draw:name="Footer Placeholder 4" svg:x="3.77008in" svg:y="7.53189in" svg:width="3.49409in" svg:height="0.57008in" presentation:class="footer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20" presentation:style-name="a111" draw:name="Slide Number Placeholder 5" svg:x="7.90394in" svg:y="7.53189in" svg:width="2.56811in" svg:height="0.57008in" presentation:class="page-number" presentation:placeholder="false">
        <draw:text-box>
          <text:p text:style-name="a110" text:class-names="" text:cond-style-name=""><text:span text:style-name="a109" text:class-names=""><text:page-number style:num-format="1" text:fixed="false"/></text:span></text:p>
        </draw:text-box>
        <svg:title/>
        <svg:desc/>
      </draw:frame>
      <presentation:notes style:page-layout-name="pageLayout2" draw:style-name="a128">
        <draw:page-thumbnail svg:x="1.5in" svg:y="0.83583in" svg:width="5.49921in" svg:height="4.12441in" presentation:class="page" draw:id="id5" presentation:style-name="a112" draw:name="Slide Image Placeholder 1">
          <svg:title/>
          <svg:desc/>
        </draw:page-thumbnail>
        <draw:frame draw:id="id6" presentation:style-name="a115" draw:name="Notes Placeholder 2" svg:x="0.85in" svg:y="5.2248in" svg:width="6.79961in" svg:height="4.94961in" presentation:class="notes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7" presentation:style-name="a118" draw:name="Header Placeholder 3" svg:x="0in" svg:y="0in" svg:width="3.68858in" svg:height="0.54961in" presentation:class="head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8" presentation:style-name="a121" draw:name="Date Placeholder 4" svg:x="4.81102in" svg:y="0in" svg:width="3.68858in" svg:height="0.54961in" presentation:class="date-time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9" presentation:style-name="a124" draw:name="Footer Placeholder 5" svg:x="0in" svg:y="10.45in" svg:width="3.68858in" svg:height="0.54961in" presentation:class="footer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10" presentation:style-name="a127" draw:name="Slide Number Placeholder 6" svg:x="4.81102in" svg:y="10.45in" svg:width="3.68858in" svg:height="0.54961in" presentation:class="page-number" presentation:placeholder="false">
          <draw:text-box>
            <text:p text:style-name="a126" text:class-names="" text:cond-style-name=""><text:span text:style-name="a1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9">
      <draw:frame draw:id="id21" presentation:style-name="a133" draw:name="Title 1" svg:x="0.75174in" svg:y="2.06076in" svg:width="9.50868in" svg:height="3.43924in" presentation:class="title" presentation:placeholder="false">
        <draw:text-box>
          <text:p text:style-name="a132" text:class-names="" text:cond-style-name=""><text:span text:style-name="a130" text:class-names="">Click to edit Master title style</text:span><text:span text:style-name="a131" text:class-names=""/></text:p>
        </draw:text-box>
        <svg:title/>
        <svg:desc/>
      </draw:frame>
      <draw:frame draw:id="id22" presentation:style-name="a137" draw:name="Text Placeholder 2" svg:x="0.75174in" svg:y="5.53299in" svg:width="9.50868in" svg:height="1.80729in" presentation:class="outline" presentation:placeholder="false">
        <draw:text-box>
          <text:list text:style-name="a136">
            <text:list-item>
              <text:p text:style-name="a135" text:class-names="" text:cond-style-name=""><text:span text:style-name="a134" text:class-names="">Edit Master text styles</text:span></text:p>
            </text:list-item>
          </text:list>
        </draw:text-box>
        <svg:title/>
        <svg:desc/>
      </draw:frame>
      <draw:frame draw:id="id23" presentation:style-name="a140" draw:name="Date Placeholder 3" svg:x="0.55118in" svg:y="7.53189in" svg:width="2.56811in" svg:height="0.57008in" presentation:class="date-time" presentation:placeholder="false">
        <draw:text-box>
          <text:p text:style-name="a139" text:class-names="" text:cond-style-name=""><text:span text:style-name="a138" text:class-names=""/></text:p>
        </draw:text-box>
        <svg:title/>
        <svg:desc/>
      </draw:frame>
      <draw:frame draw:id="id24" presentation:style-name="a143" draw:name="Footer Placeholder 4" svg:x="3.77008in" svg:y="7.53189in" svg:width="3.49409in" svg:height="0.5700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5" presentation:style-name="a146" draw:name="Slide Number Placeholder 5" svg:x="7.90394in" svg:y="7.53189in" svg:width="2.56811in" svg:height="0.5700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63">
        <draw:page-thumbnail svg:x="1.5in" svg:y="0.83583in" svg:width="5.49921in" svg:height="4.12441in" presentation:class="page" draw:id="id5" presentation:style-name="a147" draw:name="Slide Image Placeholder 1">
          <svg:title/>
          <svg:desc/>
        </draw:page-thumbnail>
        <draw:frame draw:id="id6" presentation:style-name="a150" draw:name="Notes Placeholder 2" svg:x="0.85in" svg:y="5.2248in" svg:width="6.79961in" svg:height="4.94961in" presentation:class="notes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7" presentation:style-name="a153" draw:name="Header Placeholder 3" svg:x="0in" svg:y="0in" svg:width="3.68858in" svg:height="0.54961in" presentation:class="head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8" presentation:style-name="a156" draw:name="Date Placeholder 4" svg:x="4.81102in" svg:y="0in" svg:width="3.68858in" svg:height="0.54961in" presentation:class="date-time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9" presentation:style-name="a159" draw:name="Footer Placeholder 5" svg:x="0in" svg:y="10.45in" svg:width="3.68858in" svg:height="0.54961in" presentation:class="foot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0" presentation:style-name="a162" draw:name="Slide Number Placeholder 6" svg:x="4.81102in" svg:y="10.45in" svg:width="3.68858in" svg:height="0.54961in" presentation:class="page-number" presentation:placeholder="false">
          <draw:text-box>
            <text:p text:style-name="a161" text:class-names="" text:cond-style-name=""><text:span text:style-name="a1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4">
      <draw:frame draw:id="id26" presentation:style-name="a168" draw:name="Title 1" svg:x="0.55118in" svg:y="0.32953in" svg:width="4.41772in" svg:height="1.38031in" presentation:class="title" presentation:placeholder="false">
        <draw:text-box>
          <text:p text:style-name="a167" text:class-names="" text:cond-style-name=""><text:span text:style-name="a165" text:class-names="">Click to edit Master title style</text:span><text:span text:style-name="a166" text:class-names=""/></text:p>
        </draw:text-box>
        <svg:title/>
        <svg:desc/>
      </draw:frame>
      <draw:frame draw:id="id27" presentation:style-name="a184" draw:name="Content Placeholder 2" svg:x="4.09549in" svg:y="2.78646in" svg:width="1.31771in" svg:height="2.70312in" presentation:class="object" presentation:placeholder="false">
        <draw:text-box>
          <text:p text:style-name="a170" text:class-names="" text:cond-style-name=""><text:span text:style-name="a169" text:class-names="">Edit Master text styles</text:span></text:p>
          <text:list text:style-name="a173">
            <text:list-item>
              <text:list text:style-name="a173">
                <text:list-item>
                  <text:p text:style-name="a172" text:class-names="" text:cond-style-name=""><text:span text:style-name="a171" text:class-names="">Second level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4" text:class-names="">Third level</text:span></text:p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p text:style-name="a178" text:class-names="" text:cond-style-name=""><text:span text:style-name="a1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0" text:class-names="">Fifth level</text:span><text:span text:style-name="a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0" draw:name="Content Placeholder 3" svg:x="5.57986in" svg:y="2.78646in" svg:width="1.31771in" svg:height="2.70312in" presentation:class="object" presentation:placeholder="false">
        <draw:text-box>
          <text:p text:style-name="a186" text:class-names="" text:cond-style-name=""><text:span text:style-name="a185" text:class-names="">Edit Master text styles</text:span></text:p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Second level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Fifth level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3" draw:name="Date Placeholder 4" svg:x="0.55118in" svg:y="7.53189in" svg:width="2.56811in" svg:height="0.57008in" presentation:class="date-time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30" presentation:style-name="a206" draw:name="Footer Placeholder 5" svg:x="3.77008in" svg:y="7.53189in" svg:width="3.49409in" svg:height="0.57008in" presentation:class="footer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1" presentation:style-name="a209" draw:name="Slide Number Placeholder 6" svg:x="7.90394in" svg:y="7.53189in" svg:width="2.56811in" svg:height="0.57008in" presentation:class="page-number" presentation:placeholder="false">
        <draw:text-box>
          <text:p text:style-name="a208" text:class-names="" text:cond-style-name=""><text:span text:style-name="a207" text:class-names=""><text:page-number style:num-format="1" text:fixed="false"/></text:span></text:p>
        </draw:text-box>
        <svg:title/>
        <svg:desc/>
      </draw:frame>
      <presentation:notes style:page-layout-name="pageLayout2" draw:style-name="a226">
        <draw:page-thumbnail svg:x="1.5in" svg:y="0.83583in" svg:width="5.49921in" svg:height="4.12441in" presentation:class="page" draw:id="id5" presentation:style-name="a210" draw:name="Slide Image Placeholder 1">
          <svg:title/>
          <svg:desc/>
        </draw:page-thumbnail>
        <draw:frame draw:id="id6" presentation:style-name="a213" draw:name="Notes Placeholder 2" svg:x="0.85in" svg:y="5.2248in" svg:width="6.79961in" svg:height="4.94961in" presentation:class="notes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7" presentation:style-name="a216" draw:name="Header Placeholder 3" svg:x="0in" svg:y="0in" svg:width="3.68858in" svg:height="0.54961in" presentation:class="header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8" presentation:style-name="a219" draw:name="Date Placeholder 4" svg:x="4.81102in" svg:y="0in" svg:width="3.68858in" svg:height="0.54961in" presentation:class="date-time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9" presentation:style-name="a222" draw:name="Footer Placeholder 5" svg:x="0in" svg:y="10.45in" svg:width="3.68858in" svg:height="0.54961in" presentation:class="foot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10" presentation:style-name="a225" draw:name="Slide Number Placeholder 6" svg:x="4.81102in" svg:y="10.45in" svg:width="3.68858in" svg:height="0.54961in" presentation:class="page-number" presentation:placeholder="false">
          <draw:text-box>
            <text:p text:style-name="a224" text:class-names="" text:cond-style-name=""><text:span text:style-name="a2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27">
      <draw:frame draw:id="id32" presentation:style-name="a231" draw:name="Title 1" svg:x="0.75868in" svg:y="0.44097in" svg:width="9.50868in" svg:height="1.59722in" presentation:class="title" presentation:placeholder="false">
        <draw:text-box>
          <text:p text:style-name="a230" text:class-names="" text:cond-style-name=""><text:span text:style-name="a228" text:class-names="">Click to edit Master title style</text:span><text:span text:style-name="a229" text:class-names=""/></text:p>
        </draw:text-box>
        <svg:title/>
        <svg:desc/>
      </draw:frame>
      <draw:frame draw:id="id33" presentation:style-name="a235" draw:name="Text Placeholder 2" svg:x="0.75868in" svg:y="2.02604in" svg:width="4.66493in" svg:height="0.99306in" presentation:class="outline" presentation:placeholder="false">
        <draw:text-box>
          <text:list text:style-name="a234">
            <text:list-item>
              <text:p text:style-name="a233" text:class-names="" text:cond-style-name=""><text:span text:style-name="a232" text:class-names="">Edit Master text styles</text:span></text:p>
            </text:list-item>
          </text:list>
        </draw:text-box>
        <svg:title/>
        <svg:desc/>
      </draw:frame>
      <draw:frame draw:id="id34" presentation:style-name="a251" draw:name="Content Placeholder 3" svg:x="0.75868in" svg:y="3.0191in" svg:width="4.66493in" svg:height="4.44271in" presentation:class="object" presentation:placeholder="false">
        <draw:text-box>
          <text:p text:style-name="a237" text:class-names="" text:cond-style-name=""><text:span text:style-name="a236" text:class-names="">Edit Master text styles</text:span></text:p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list text:style-name="a250">
                            <text:list-item>
                              <text:p text:style-name="a249" text:class-names="" text:cond-style-name=""><text:span text:style-name="a247" text:class-names="">Fifth level</text:span><text:span text:style-name="a2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5" draw:name="Text Placeholder 4" svg:x="5.5816in" svg:y="2.02604in" svg:width="4.68576in" svg:height="0.99306in" presentation:class="outline" presentation:placeholder="false">
        <draw:text-box>
          <text:list text:style-name="a254">
            <text:list-item>
              <text:p text:style-name="a253" text:class-names="" text:cond-style-name=""><text:span text:style-name="a252" text:class-names="">Edit Master text styles</text:span></text:p>
            </text:list-item>
          </text:list>
        </draw:text-box>
        <svg:title/>
        <svg:desc/>
      </draw:frame>
      <draw:frame draw:id="id36" presentation:style-name="a271" draw:name="Content Placeholder 5" svg:x="5.5816in" svg:y="3.0191in" svg:width="4.68576in" svg:height="4.44271in" presentation:class="object" presentation:placeholder="false">
        <draw:text-box>
          <text:p text:style-name="a257" text:class-names="" text:cond-style-name=""><text:span text:style-name="a256" text:class-names="">Edit Master text styles</text:span></text:p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4" draw:name="Date Placeholder 6" svg:x="0.55118in" svg:y="7.53189in" svg:width="2.56811in" svg:height="0.57008in" presentation:class="date-time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38" presentation:style-name="a277" draw:name="Footer Placeholder 7" svg:x="3.77008in" svg:y="7.53189in" svg:width="3.49409in" svg:height="0.57008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9" presentation:style-name="a280" draw:name="Slide Number Placeholder 8" svg:x="7.90394in" svg:y="7.53189in" svg:width="2.56811in" svg:height="0.57008in" presentation:class="page-number" presentation:placeholder="false">
        <draw:text-box>
          <text:p text:style-name="a279" text:class-names="" text:cond-style-name=""><text:span text:style-name="a278" text:class-names=""><text:page-number style:num-format="1" text:fixed="false"/></text:span></text:p>
        </draw:text-box>
        <svg:title/>
        <svg:desc/>
      </draw:frame>
      <presentation:notes style:page-layout-name="pageLayout2" draw:style-name="a297">
        <draw:page-thumbnail svg:x="1.5in" svg:y="0.83583in" svg:width="5.49921in" svg:height="4.12441in" presentation:class="page" draw:id="id5" presentation:style-name="a281" draw:name="Slide Image Placeholder 1">
          <svg:title/>
          <svg:desc/>
        </draw:page-thumbnail>
        <draw:frame draw:id="id6" presentation:style-name="a284" draw:name="Notes Placeholder 2" svg:x="0.85in" svg:y="5.2248in" svg:width="6.79961in" svg:height="4.94961in" presentation:class="notes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7" presentation:style-name="a287" draw:name="Header Placeholder 3" svg:x="0in" svg:y="0in" svg:width="3.68858in" svg:height="0.54961in" presentation:class="head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8" presentation:style-name="a290" draw:name="Date Placeholder 4" svg:x="4.81102in" svg:y="0in" svg:width="3.68858in" svg:height="0.54961in" presentation:class="date-time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9" presentation:style-name="a293" draw:name="Footer Placeholder 5" svg:x="0in" svg:y="10.45in" svg:width="3.68858in" svg:height="0.54961in" presentation:class="foot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10" presentation:style-name="a296" draw:name="Slide Number Placeholder 6" svg:x="4.81102in" svg:y="10.45in" svg:width="3.68858in" svg:height="0.54961in" presentation:class="page-number" presentation:placeholder="false">
          <draw:text-box>
            <text:p text:style-name="a295" text:class-names="" text:cond-style-name=""><text:span text:style-name="a2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98">
      <draw:frame draw:id="id40" presentation:style-name="a302" draw:name="Title 1" svg:x="0.55118in" svg:y="0.32953in" svg:width="4.41772in" svg:height="1.38031in" presentation:class="title" presentation:placeholder="false">
        <draw:text-box>
          <text:p text:style-name="a301" text:class-names="" text:cond-style-name=""><text:span text:style-name="a299" text:class-names="">Click to edit Master title style</text:span><text:span text:style-name="a300" text:class-names=""/></text:p>
        </draw:text-box>
        <svg:title/>
        <svg:desc/>
      </draw:frame>
      <draw:frame draw:id="id41" presentation:style-name="a305" draw:name="Date Placeholder 2" svg:x="0.55118in" svg:y="7.53189in" svg:width="2.56811in" svg:height="0.57008in" presentation:class="date-time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2" presentation:style-name="a308" draw:name="Footer Placeholder 3" svg:x="3.77008in" svg:y="7.53189in" svg:width="3.49409in" svg:height="0.5700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43" presentation:style-name="a311" draw:name="Slide Number Placeholder 4" svg:x="7.90394in" svg:y="7.53189in" svg:width="2.56811in" svg:height="0.5700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28">
        <draw:page-thumbnail svg:x="1.5in" svg:y="0.83583in" svg:width="5.49921in" svg:height="4.12441in" presentation:class="page" draw:id="id5" presentation:style-name="a312" draw:name="Slide Image Placeholder 1">
          <svg:title/>
          <svg:desc/>
        </draw:page-thumbnail>
        <draw:frame draw:id="id6" presentation:style-name="a315" draw:name="Notes Placeholder 2" svg:x="0.85in" svg:y="5.2248in" svg:width="6.79961in" svg:height="4.94961in" presentation:class="notes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7" presentation:style-name="a318" draw:name="Header Placeholder 3" svg:x="0in" svg:y="0in" svg:width="3.68858in" svg:height="0.54961in" presentation:class="head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8" presentation:style-name="a321" draw:name="Date Placeholder 4" svg:x="4.81102in" svg:y="0in" svg:width="3.68858in" svg:height="0.54961in" presentation:class="date-time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9" presentation:style-name="a324" draw:name="Footer Placeholder 5" svg:x="0in" svg:y="10.45in" svg:width="3.68858in" svg:height="0.54961in" presentation:class="foot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10" presentation:style-name="a327" draw:name="Slide Number Placeholder 6" svg:x="4.81102in" svg:y="10.45in" svg:width="3.68858in" svg:height="0.54961in" presentation:class="page-number" presentation:placeholder="false">
          <draw:text-box>
            <text:p text:style-name="a326" text:class-names="" text:cond-style-name=""><text:span text:style-name="a3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29">
      <draw:frame draw:id="id44" presentation:style-name="a332" draw:name="Date Placeholder 1" svg:x="0.55118in" svg:y="7.53189in" svg:width="2.56811in" svg:height="0.57008in" presentation:class="date-time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45" presentation:style-name="a335" draw:name="Footer Placeholder 2" svg:x="3.77008in" svg:y="7.53189in" svg:width="3.49409in" svg:height="0.57008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46" presentation:style-name="a338" draw:name="Slide Number Placeholder 3" svg:x="7.90394in" svg:y="7.53189in" svg:width="2.56811in" svg:height="0.57008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presentation:notes style:page-layout-name="pageLayout2" draw:style-name="a355">
        <draw:page-thumbnail svg:x="1.5in" svg:y="0.83583in" svg:width="5.49921in" svg:height="4.12441in" presentation:class="page" draw:id="id5" presentation:style-name="a339" draw:name="Slide Image Placeholder 1">
          <svg:title/>
          <svg:desc/>
        </draw:page-thumbnail>
        <draw:frame draw:id="id6" presentation:style-name="a342" draw:name="Notes Placeholder 2" svg:x="0.85in" svg:y="5.2248in" svg:width="6.79961in" svg:height="4.94961in" presentation:class="notes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7" presentation:style-name="a345" draw:name="Header Placeholder 3" svg:x="0in" svg:y="0in" svg:width="3.68858in" svg:height="0.54961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8" presentation:style-name="a348" draw:name="Date Placeholder 4" svg:x="4.81102in" svg:y="0in" svg:width="3.68858in" svg:height="0.54961in" presentation:class="date-time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9" presentation:style-name="a351" draw:name="Footer Placeholder 5" svg:x="0in" svg:y="10.45in" svg:width="3.68858in" svg:height="0.54961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0" presentation:style-name="a354" draw:name="Slide Number Placeholder 6" svg:x="4.81102in" svg:y="10.45in" svg:width="3.68858in" svg:height="0.54961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56">
      <draw:frame draw:id="id47" presentation:style-name="a360" draw:name="Title 1" svg:x="0.75868in" svg:y="0.55035in" svg:width="3.55556in" svg:height="1.93056in" presentation:class="title" presentation:placeholder="false">
        <draw:text-box>
          <text:p text:style-name="a359" text:class-names="" text:cond-style-name=""><text:span text:style-name="a357" text:class-names="">Click to edit Master title style</text:span><text:span text:style-name="a358" text:class-names=""/></text:p>
        </draw:text-box>
        <svg:title/>
        <svg:desc/>
      </draw:frame>
      <draw:frame draw:id="id48" presentation:style-name="a376" draw:name="Content Placeholder 2" svg:x="4.6875in" svg:y="1.19097in" svg:width="5.57986in" svg:height="5.875in" presentation:class="object" presentation:placeholder="false">
        <draw:text-box>
          <text:p text:style-name="a362" text:class-names="" text:cond-style-name=""><text:span text:style-name="a361" text:class-names="">Edit Master text styles</text:span></text:p>
          <text:list text:style-name="a365">
            <text:list-item>
              <text:list text:style-name="a365">
                <text:list-item>
                  <text:p text:style-name="a364" text:class-names="" text:cond-style-name=""><text:span text:style-name="a363" text:class-names="">Second level</text:span></text:p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p text:style-name="a367" text:class-names="" text:cond-style-name=""><text:span text:style-name="a366" text:class-names="">Third level</text:span></text:p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p text:style-name="a370" text:class-names="" text:cond-style-name=""><text:span text:style-name="a3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list text:style-name="a375">
                            <text:list-item>
                              <text:p text:style-name="a374" text:class-names="" text:cond-style-name=""><text:span text:style-name="a372" text:class-names="">Fifth level</text:span><text:span text:style-name="a3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0" draw:name="Text Placeholder 3" svg:x="0.75868in" svg:y="2.4809in" svg:width="3.55556in" svg:height="4.59375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Edit Master text styles</text:span></text:p>
            </text:list-item>
          </text:list>
        </draw:text-box>
        <svg:title/>
        <svg:desc/>
      </draw:frame>
      <draw:frame draw:id="id50" presentation:style-name="a383" draw:name="Date Placeholder 4" svg:x="0.55118in" svg:y="7.53189in" svg:width="2.56811in" svg:height="0.57008in" presentation:class="date-time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51" presentation:style-name="a386" draw:name="Footer Placeholder 5" svg:x="3.77008in" svg:y="7.53189in" svg:width="3.49409in" svg:height="0.57008in" presentation:class="foot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52" presentation:style-name="a389" draw:name="Slide Number Placeholder 6" svg:x="7.90394in" svg:y="7.53189in" svg:width="2.56811in" svg:height="0.57008in" presentation:class="page-number" presentation:placeholder="false">
        <draw:text-box>
          <text:p text:style-name="a388" text:class-names="" text:cond-style-name=""><text:span text:style-name="a387" text:class-names=""><text:page-number style:num-format="1" text:fixed="false"/></text:span></text:p>
        </draw:text-box>
        <svg:title/>
        <svg:desc/>
      </draw:frame>
      <presentation:notes style:page-layout-name="pageLayout2" draw:style-name="a406">
        <draw:page-thumbnail svg:x="1.5in" svg:y="0.83583in" svg:width="5.49921in" svg:height="4.12441in" presentation:class="page" draw:id="id5" presentation:style-name="a390" draw:name="Slide Image Placeholder 1">
          <svg:title/>
          <svg:desc/>
        </draw:page-thumbnail>
        <draw:frame draw:id="id6" presentation:style-name="a393" draw:name="Notes Placeholder 2" svg:x="0.85in" svg:y="5.2248in" svg:width="6.79961in" svg:height="4.94961in" presentation:class="notes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7" presentation:style-name="a396" draw:name="Header Placeholder 3" svg:x="0in" svg:y="0in" svg:width="3.68858in" svg:height="0.54961in" presentation:class="head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8" presentation:style-name="a399" draw:name="Date Placeholder 4" svg:x="4.81102in" svg:y="0in" svg:width="3.68858in" svg:height="0.54961in" presentation:class="date-time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9" presentation:style-name="a402" draw:name="Footer Placeholder 5" svg:x="0in" svg:y="10.45in" svg:width="3.68858in" svg:height="0.54961in" presentation:class="foot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0" presentation:style-name="a405" draw:name="Slide Number Placeholder 6" svg:x="4.81102in" svg:y="10.45in" svg:width="3.68858in" svg:height="0.54961in" presentation:class="page-number" presentation:placeholder="false">
          <draw:text-box>
            <text:p text:style-name="a404" text:class-names="" text:cond-style-name=""><text:span text:style-name="a4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07">
      <draw:frame draw:id="id53" presentation:style-name="a411" draw:name="Title 1" svg:x="0.75868in" svg:y="0.55035in" svg:width="3.55556in" svg:height="1.93056in" presentation:class="title" presentation:placeholder="false">
        <draw:text-box>
          <text:p text:style-name="a410" text:class-names="" text:cond-style-name=""><text:span text:style-name="a408" text:class-names="">Click to edit Master title style</text:span><text:span text:style-name="a409" text:class-names=""/></text:p>
        </draw:text-box>
        <svg:title/>
        <svg:desc/>
      </draw:frame>
      <draw:frame draw:id="id54" presentation:style-name="a414" draw:name="Picture Placeholder 2" svg:x="4.6875in" svg:y="1.19097in" svg:width="5.57986in" svg:height="5.875in" presentation:class="graphic" presentation:placeholder="false">
        <draw:text-box>
          <text:p text:style-name="a413" text:class-names="" text:cond-style-name=""><text:span text:style-name="a412" text:class-names=""/></text:p>
        </draw:text-box>
        <svg:title/>
        <svg:desc/>
      </draw:frame>
      <draw:frame draw:id="id55" presentation:style-name="a418" draw:name="Text Placeholder 3" svg:x="0.75868in" svg:y="2.4809in" svg:width="3.55556in" svg:height="4.59375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Edit Master text styles</text:span></text:p>
            </text:list-item>
          </text:list>
        </draw:text-box>
        <svg:title/>
        <svg:desc/>
      </draw:frame>
      <draw:frame draw:id="id56" presentation:style-name="a421" draw:name="Date Placeholder 4" svg:x="0.55118in" svg:y="7.53189in" svg:width="2.56811in" svg:height="0.57008in" presentation:class="date-time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57" presentation:style-name="a424" draw:name="Footer Placeholder 5" svg:x="3.77008in" svg:y="7.53189in" svg:width="3.49409in" svg:height="0.57008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58" presentation:style-name="a427" draw:name="Slide Number Placeholder 6" svg:x="7.90394in" svg:y="7.53189in" svg:width="2.56811in" svg:height="0.57008in" presentation:class="page-number" presentation:placeholder="false">
        <draw:text-box>
          <text:p text:style-name="a426" text:class-names="" text:cond-style-name=""><text:span text:style-name="a425" text:class-names=""><text:page-number style:num-format="1" text:fixed="false"/></text:span></text:p>
        </draw:text-box>
        <svg:title/>
        <svg:desc/>
      </draw:frame>
      <presentation:notes style:page-layout-name="pageLayout2" draw:style-name="a444">
        <draw:page-thumbnail svg:x="1.5in" svg:y="0.83583in" svg:width="5.49921in" svg:height="4.12441in" presentation:class="page" draw:id="id5" presentation:style-name="a428" draw:name="Slide Image Placeholder 1">
          <svg:title/>
          <svg:desc/>
        </draw:page-thumbnail>
        <draw:frame draw:id="id6" presentation:style-name="a431" draw:name="Notes Placeholder 2" svg:x="0.85in" svg:y="5.2248in" svg:width="6.79961in" svg:height="4.94961in" presentation:class="notes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7" presentation:style-name="a434" draw:name="Header Placeholder 3" svg:x="0in" svg:y="0in" svg:width="3.68858in" svg:height="0.54961in" presentation:class="head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8" presentation:style-name="a437" draw:name="Date Placeholder 4" svg:x="4.81102in" svg:y="0in" svg:width="3.68858in" svg:height="0.54961in" presentation:class="date-time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9" presentation:style-name="a440" draw:name="Footer Placeholder 5" svg:x="0in" svg:y="10.45in" svg:width="3.68858in" svg:height="0.54961in" presentation:class="foot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10" presentation:style-name="a443" draw:name="Slide Number Placeholder 6" svg:x="4.81102in" svg:y="10.45in" svg:width="3.68858in" svg:height="0.54961in" presentation:class="page-number" presentation:placeholder="false">
          <draw:text-box>
            <text:p text:style-name="a442" text:class-names="" text:cond-style-name=""><text:span text:style-name="a4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45">
      <draw:frame draw:id="id59" presentation:style-name="a449" draw:name="Title 1" svg:x="0.55118in" svg:y="0.32953in" svg:width="4.41772in" svg:height="1.38031in" presentation:class="title" presentation:placeholder="false">
        <draw:text-box>
          <text:p text:style-name="a448" text:class-names="" text:cond-style-name=""><text:span text:style-name="a446" text:class-names="">Click to edit Master title style</text:span><text:span text:style-name="a447" text:class-names=""/></text:p>
        </draw:text-box>
        <svg:title/>
        <svg:desc/>
      </draw:frame>
      <draw:frame draw:id="id60" presentation:style-name="a466" draw:name="Vertical Text Placeholder 2" svg:x="4.09606in" svg:y="2.78701in" svg:width="2.80157in" svg:height="2.70275in" presentation:class="outline" presentation:placeholder="false">
        <draw:text-box>
          <text:list text:style-name="a452">
            <text:list-item>
              <text:p text:style-name="a451" text:class-names="" text:cond-style-name=""><text:span text:style-name="a450" text:class-names="">Edit Master text styles</text:span></text:p>
            </text:list-item>
          </text:list>
          <text:list text:style-name="a455">
            <text:list-item>
              <text:list text:style-name="a455">
                <text:list-item>
                  <text:p text:style-name="a454" text:class-names="" text:cond-style-name=""><text:span text:style-name="a453" text:class-names="">Second level</text:span></text:p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p text:style-name="a457" text:class-names="" text:cond-style-name=""><text:span text:style-name="a456" text:class-names="">Third level</text:span></text:p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p text:style-name="a460" text:class-names="" text:cond-style-name=""><text:span text:style-name="a4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list text:style-name="a465">
                        <text:list-item>
                          <text:list text:style-name="a465">
                            <text:list-item>
                              <text:p text:style-name="a464" text:class-names="" text:cond-style-name=""><text:span text:style-name="a462" text:class-names="">Fifth level</text:span><text:span text:style-name="a4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9" draw:name="Date Placeholder 3" svg:x="0.55118in" svg:y="7.53189in" svg:width="2.56811in" svg:height="0.57008in" presentation:class="date-time" presentation:placeholder="false">
        <draw:text-box>
          <text:p text:style-name="a468" text:class-names="" text:cond-style-name=""><text:span text:style-name="a467" text:class-names=""/></text:p>
        </draw:text-box>
        <svg:title/>
        <svg:desc/>
      </draw:frame>
      <draw:frame draw:id="id62" presentation:style-name="a472" draw:name="Footer Placeholder 4" svg:x="3.77008in" svg:y="7.53189in" svg:width="3.49409in" svg:height="0.57008in" presentation:class="footer" presentation:placeholder="false">
        <draw:text-box>
          <text:p text:style-name="a471" text:class-names="" text:cond-style-name=""><text:span text:style-name="a470" text:class-names=""/></text:p>
        </draw:text-box>
        <svg:title/>
        <svg:desc/>
      </draw:frame>
      <draw:frame draw:id="id63" presentation:style-name="a475" draw:name="Slide Number Placeholder 5" svg:x="7.90394in" svg:y="7.53189in" svg:width="2.56811in" svg:height="0.57008in" presentation:class="page-number" presentation:placeholder="false">
        <draw:text-box>
          <text:p text:style-name="a474" text:class-names="" text:cond-style-name=""><text:span text:style-name="a473" text:class-names=""><text:page-number style:num-format="1" text:fixed="false"/></text:span></text:p>
        </draw:text-box>
        <svg:title/>
        <svg:desc/>
      </draw:frame>
      <presentation:notes style:page-layout-name="pageLayout2" draw:style-name="a492">
        <draw:page-thumbnail svg:x="1.5in" svg:y="0.83583in" svg:width="5.49921in" svg:height="4.12441in" presentation:class="page" draw:id="id5" presentation:style-name="a476" draw:name="Slide Image Placeholder 1">
          <svg:title/>
          <svg:desc/>
        </draw:page-thumbnail>
        <draw:frame draw:id="id6" presentation:style-name="a479" draw:name="Notes Placeholder 2" svg:x="0.85in" svg:y="5.2248in" svg:width="6.79961in" svg:height="4.94961in" presentation:class="notes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7" presentation:style-name="a482" draw:name="Header Placeholder 3" svg:x="0in" svg:y="0in" svg:width="3.68858in" svg:height="0.54961in" presentation:class="head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8" presentation:style-name="a485" draw:name="Date Placeholder 4" svg:x="4.81102in" svg:y="0in" svg:width="3.68858in" svg:height="0.54961in" presentation:class="date-time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9" presentation:style-name="a488" draw:name="Footer Placeholder 5" svg:x="0in" svg:y="10.45in" svg:width="3.68858in" svg:height="0.54961in" presentation:class="footer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10" presentation:style-name="a491" draw:name="Slide Number Placeholder 6" svg:x="4.81102in" svg:y="10.45in" svg:width="3.68858in" svg:height="0.54961in" presentation:class="page-number" presentation:placeholder="false">
          <draw:text-box>
            <text:p text:style-name="a490" text:class-names="" text:cond-style-name=""><text:span text:style-name="a4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93">
      <draw:frame draw:id="id64" presentation:style-name="a497" draw:name="Vertical Title 1" svg:x="5.31076in" svg:y="0.32986in" svg:width="1.58681in" svg:height="5.15972in" presentation:class="title" presentation:placeholder="false">
        <draw:text-box>
          <text:p text:style-name="a496" text:class-names="" text:cond-style-name=""><text:span text:style-name="a494" text:class-names="">Click to edit Master title style</text:span><text:span text:style-name="a495" text:class-names=""/></text:p>
        </draw:text-box>
        <svg:title/>
        <svg:desc/>
      </draw:frame>
      <draw:frame draw:id="id65" presentation:style-name="a514" draw:name="Vertical Text Placeholder 2" svg:x="0.55035in" svg:y="0.32986in" svg:width="4.59375in" svg:height="5.15972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>Edit Master text styles</text:span></text:p>
            </text:list-item>
          </text:list>
          <text:list text:style-name="a503">
            <text:list-item>
              <text:list text:style-name="a503">
                <text:list-item>
                  <text:p text:style-name="a502" text:class-names="" text:cond-style-name=""><text:span text:style-name="a501" text:class-names="">Second level</text:span></text:p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p text:style-name="a505" text:class-names="" text:cond-style-name=""><text:span text:style-name="a504" text:class-names="">Third level</text:span></text:p>
                    </text:list-item>
                  </text:list>
                </text:list-item>
              </text:list>
            </text:list-item>
          </text:list>
          <text:list text:style-name="a509">
            <text:list-item>
              <text:list text:style-name="a509">
                <text:list-item>
                  <text:list text:style-name="a509">
                    <text:list-item>
                      <text:list text:style-name="a509">
                        <text:list-item>
                          <text:p text:style-name="a508" text:class-names="" text:cond-style-name=""><text:span text:style-name="a5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0" text:class-names="">Fifth level</text:span><text:span text:style-name="a5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7" draw:name="Date Placeholder 3" svg:x="0.55118in" svg:y="7.53189in" svg:width="2.56811in" svg:height="0.57008in" presentation:class="date-time" presentation:placeholder="false">
        <draw:text-box>
          <text:p text:style-name="a516" text:class-names="" text:cond-style-name=""><text:span text:style-name="a515" text:class-names=""/></text:p>
        </draw:text-box>
        <svg:title/>
        <svg:desc/>
      </draw:frame>
      <draw:frame draw:id="id67" presentation:style-name="a520" draw:name="Footer Placeholder 4" svg:x="3.77008in" svg:y="7.53189in" svg:width="3.49409in" svg:height="0.57008in" presentation:class="footer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68" presentation:style-name="a523" draw:name="Slide Number Placeholder 5" svg:x="7.90394in" svg:y="7.53189in" svg:width="2.56811in" svg:height="0.57008in" presentation:class="page-number" presentation:placeholder="false">
        <draw:text-box>
          <text:p text:style-name="a522" text:class-names="" text:cond-style-name=""><text:span text:style-name="a521" text:class-names=""><text:page-number style:num-format="1" text:fixed="false"/></text:span></text:p>
        </draw:text-box>
        <svg:title/>
        <svg:desc/>
      </draw:frame>
      <presentation:notes style:page-layout-name="pageLayout2" draw:style-name="a540">
        <draw:page-thumbnail svg:x="1.5in" svg:y="0.83583in" svg:width="5.49921in" svg:height="4.12441in" presentation:class="page" draw:id="id5" presentation:style-name="a524" draw:name="Slide Image Placeholder 1">
          <svg:title/>
          <svg:desc/>
        </draw:page-thumbnail>
        <draw:frame draw:id="id6" presentation:style-name="a527" draw:name="Notes Placeholder 2" svg:x="0.85in" svg:y="5.2248in" svg:width="6.79961in" svg:height="4.94961in" presentation:class="notes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7" presentation:style-name="a530" draw:name="Header Placeholder 3" svg:x="0in" svg:y="0in" svg:width="3.68858in" svg:height="0.54961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8" presentation:style-name="a533" draw:name="Date Placeholder 4" svg:x="4.81102in" svg:y="0in" svg:width="3.68858in" svg:height="0.54961in" presentation:class="date-time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9" presentation:style-name="a536" draw:name="Footer Placeholder 5" svg:x="0in" svg:y="10.45in" svg:width="3.68858in" svg:height="0.54961in" presentation:class="foot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10" presentation:style-name="a539" draw:name="Slide Number Placeholder 6" svg:x="4.81102in" svg:y="10.45in" svg:width="3.68858in" svg:height="0.54961in" presentation:class="page-number" presentation:placeholder="false">
          <draw:text-box>
            <text:p text:style-name="a538" text:class-names="" text:cond-style-name=""><text:span text:style-name="a5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Focus1" style:page-layout-name="pageLayout1" draw:style-name="a541">
      <draw:frame draw:id="id69" presentation:style-name="a544" draw:name="Title Placeholder 1" svg:x="3.11496in" svg:y="1.51142in" svg:width="4.77953in" svg:height="1.38031in" presentation:class="title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70" presentation:style-name="a561" draw:name="Text Placeholder 2" svg:x="3.11457in" svg:y="2.98504in" svg:width="4.82047in" svg:height="3.70984in" presentation:class="outline" presentation:placeholder="false">
        <draw:text-box>
          <text:list text:style-name="a547">
            <text:list-item>
              <text:p text:style-name="a546" text:class-names="" text:cond-style-name=""><text:span text:style-name="a545" text:class-names="">Edit Master text styles</text:span></text:p>
            </text:list-item>
          </text:list>
          <text:list text:style-name="a550">
            <text:list-item>
              <text:list text:style-name="a550">
                <text:list-item>
                  <text:p text:style-name="a549" text:class-names="" text:cond-style-name=""><text:span text:style-name="a548" text:class-names="">Second level</text:span></text:p>
                </text:list-item>
              </text:list>
            </text:list-item>
          </text:list>
          <text:list text:style-name="a553">
            <text:list-item>
              <text:list text:style-name="a553">
                <text:list-item>
                  <text:list text:style-name="a553">
                    <text:list-item>
                      <text:p text:style-name="a552" text:class-names="" text:cond-style-name=""><text:span text:style-name="a551" text:class-names="">Third level</text:span></text:p>
                    </text:list-item>
                  </text:list>
                </text:list-item>
              </text:list>
            </text:list-item>
          </text:list>
          <text:list text:style-name="a556">
            <text:list-item>
              <text:list text:style-name="a556">
                <text:list-item>
                  <text:list text:style-name="a556">
                    <text:list-item>
                      <text:list text:style-name="a556">
                        <text:list-item>
                          <text:p text:style-name="a555" text:class-names="" text:cond-style-name=""><text:span text:style-name="a5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0">
            <text:list-item>
              <text:list text:style-name="a560">
                <text:list-item>
                  <text:list text:style-name="a560">
                    <text:list-item>
                      <text:list text:style-name="a560">
                        <text:list-item>
                          <text:list text:style-name="a560">
                            <text:list-item>
                              <text:p text:style-name="a559" text:class-names="" text:cond-style-name=""><text:span text:style-name="a557" text:class-names="">Fifth level</text:span><text:span text:style-name="a5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64" draw:name="Date Placeholder 3" svg:x="0.15669in" svg:y="7.81575in" svg:width="2.56811in" svg:height="0.57008in" presentation:class="date-time" presentation:placeholder="false">
        <draw:text-box>
          <text:p text:style-name="a563" text:class-names="" text:cond-style-name=""><text:span text:style-name="a562" text:class-names=""/></text:p>
        </draw:text-box>
        <svg:title/>
        <svg:desc/>
      </draw:frame>
      <draw:frame draw:id="id72" presentation:style-name="a567" draw:name="Footer Placeholder 4" svg:x="3.77008in" svg:y="7.81575in" svg:width="3.49409in" svg:height="0.57008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73" presentation:style-name="a570" draw:name="Slide Number Placeholder 5" svg:x="8.33504in" svg:y="7.81575in" svg:width="2.56811in" svg:height="0.57008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587">
        <draw:page-thumbnail svg:x="1.5in" svg:y="0.83583in" svg:width="5.49921in" svg:height="4.12441in" presentation:class="page" draw:id="id5" presentation:style-name="a571" draw:name="Slide Image Placeholder 1">
          <svg:title/>
          <svg:desc/>
        </draw:page-thumbnail>
        <draw:frame draw:id="id6" presentation:style-name="a574" draw:name="Notes Placeholder 2" svg:x="0.85in" svg:y="5.2248in" svg:width="6.79961in" svg:height="4.94961in" presentation:class="notes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7" presentation:style-name="a577" draw:name="Header Placeholder 3" svg:x="0in" svg:y="0in" svg:width="3.68858in" svg:height="0.54961in" presentation:class="header" presentation:placeholder="false">
          <draw:text-box>
            <text:p text:style-name="a576" text:class-names="" text:cond-style-name=""><text:span text:style-name="a575" text:class-names=""/></text:p>
          </draw:text-box>
          <svg:title/>
          <svg:desc/>
        </draw:frame>
        <draw:frame draw:id="id8" presentation:style-name="a580" draw:name="Date Placeholder 4" svg:x="4.81102in" svg:y="0in" svg:width="3.68858in" svg:height="0.54961in" presentation:class="date-time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9" presentation:style-name="a583" draw:name="Footer Placeholder 5" svg:x="0in" svg:y="10.45in" svg:width="3.68858in" svg:height="0.54961in" presentation:class="footer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10" presentation:style-name="a586" draw:name="Slide Number Placeholder 6" svg:x="4.81102in" svg:y="10.45in" svg:width="3.68858in" svg:height="0.54961in" presentation:class="page-number" presentation:placeholder="false">
          <draw:text-box>
            <text:p text:style-name="a585" text:class-names="" text:cond-style-name=""><text:span text:style-name="a5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588">
      <draw:frame draw:id="id74" presentation:style-name="a592" draw:name="Title 1" svg:x="1.37847in" svg:y="1.35243in" svg:width="8.26736in" svg:height="2.87847in" presentation:class="title" presentation:placeholder="false">
        <draw:text-box>
          <text:p text:style-name="a591" text:class-names="" text:cond-style-name=""><text:span text:style-name="a589" text:class-names="">Click to edit Master title style</text:span><text:span text:style-name="a590" text:class-names=""/></text:p>
        </draw:text-box>
        <svg:title/>
        <svg:desc/>
      </draw:frame>
      <draw:frame draw:id="id75" presentation:style-name="a596" draw:name="Subtitle 2" svg:x="1.37847in" svg:y="4.34201in" svg:width="8.26736in" svg:height="1.99653in" presentation:class="subtitle" presentation:placeholder="false">
        <draw:text-box>
          <text:p text:style-name="a595" text:class-names="" text:cond-style-name=""><text:span text:style-name="a593" text:class-names="">Click to edit Master subtitle style</text:span><text:span text:style-name="a594" text:class-names=""/></text:p>
        </draw:text-box>
        <svg:title/>
        <svg:desc/>
      </draw:frame>
      <draw:frame draw:id="id76" presentation:style-name="a599" draw:name="Date Placeholder 3" svg:x="0.15669in" svg:y="7.81575in" svg:width="2.56811in" svg:height="0.57008in" presentation:class="date-time" presentation:placeholder="false">
        <draw:text-box>
          <text:p text:style-name="a598" text:class-names="" text:cond-style-name=""><text:span text:style-name="a597" text:class-names=""/></text:p>
        </draw:text-box>
        <svg:title/>
        <svg:desc/>
      </draw:frame>
      <draw:frame draw:id="id77" presentation:style-name="a602" draw:name="Footer Placeholder 4" svg:x="3.77008in" svg:y="7.81575in" svg:width="3.49409in" svg:height="0.57008in" presentation:class="footer" presentation:placeholder="false">
        <draw:text-box>
          <text:p text:style-name="a601" text:class-names="" text:cond-style-name=""><text:span text:style-name="a600" text:class-names=""/></text:p>
        </draw:text-box>
        <svg:title/>
        <svg:desc/>
      </draw:frame>
      <draw:frame draw:id="id78" presentation:style-name="a605" draw:name="Slide Number Placeholder 5" svg:x="8.33504in" svg:y="7.81575in" svg:width="2.56811in" svg:height="0.57008in" presentation:class="page-number" presentation:placeholder="false">
        <draw:text-box>
          <text:p text:style-name="a604" text:class-names="" text:cond-style-name=""><text:span text:style-name="a603" text:class-names=""><text:page-number style:num-format="1" text:fixed="false"/></text:span></text:p>
        </draw:text-box>
        <svg:title/>
        <svg:desc/>
      </draw:frame>
      <presentation:notes style:page-layout-name="pageLayout2" draw:style-name="a622">
        <draw:page-thumbnail svg:x="1.5in" svg:y="0.83583in" svg:width="5.49921in" svg:height="4.12441in" presentation:class="page" draw:id="id5" presentation:style-name="a606" draw:name="Slide Image Placeholder 1">
          <svg:title/>
          <svg:desc/>
        </draw:page-thumbnail>
        <draw:frame draw:id="id6" presentation:style-name="a609" draw:name="Notes Placeholder 2" svg:x="0.85in" svg:y="5.2248in" svg:width="6.79961in" svg:height="4.94961in" presentation:class="notes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7" presentation:style-name="a612" draw:name="Header Placeholder 3" svg:x="0in" svg:y="0in" svg:width="3.68858in" svg:height="0.54961in" presentation:class="head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8" presentation:style-name="a615" draw:name="Date Placeholder 4" svg:x="4.81102in" svg:y="0in" svg:width="3.68858in" svg:height="0.54961in" presentation:class="date-time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9" presentation:style-name="a618" draw:name="Footer Placeholder 5" svg:x="0in" svg:y="10.45in" svg:width="3.68858in" svg:height="0.54961in" presentation:class="footer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10" presentation:style-name="a621" draw:name="Slide Number Placeholder 6" svg:x="4.81102in" svg:y="10.45in" svg:width="3.68858in" svg:height="0.54961in" presentation:class="page-number" presentation:placeholder="false">
          <draw:text-box>
            <text:p text:style-name="a620" text:class-names="" text:cond-style-name=""><text:span text:style-name="a6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23">
      <draw:frame draw:id="id79" presentation:style-name="a627" draw:name="Title 1" svg:x="3.11496in" svg:y="1.51142in" svg:width="4.77953in" svg:height="1.38031in" presentation:class="title" presentation:placeholder="false">
        <draw:text-box>
          <text:p text:style-name="a626" text:class-names="" text:cond-style-name=""><text:span text:style-name="a624" text:class-names="">Click to edit Master title style</text:span><text:span text:style-name="a625" text:class-names=""/></text:p>
        </draw:text-box>
        <svg:title/>
        <svg:desc/>
      </draw:frame>
      <draw:frame draw:id="id80" presentation:style-name="a643" draw:name="Content Placeholder 2" svg:x="3.11457in" svg:y="2.98504in" svg:width="4.82047in" svg:height="3.70984in" presentation:class="object" presentation:placeholder="false">
        <draw:text-box>
          <text:p text:style-name="a629" text:class-names="" text:cond-style-name=""><text:span text:style-name="a628" text:class-names="">Edit Master text styles</text:span></text:p>
          <text:list text:style-name="a632">
            <text:list-item>
              <text:list text:style-name="a632">
                <text:list-item>
                  <text:p text:style-name="a631" text:class-names="" text:cond-style-name=""><text:span text:style-name="a630" text:class-names="">Second level</text:span></text:p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p text:style-name="a634" text:class-names="" text:cond-style-name=""><text:span text:style-name="a633" text:class-names="">Third level</text:span></text:p>
                    </text:list-item>
                  </text:list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list text:style-name="a638">
                        <text:list-item>
                          <text:p text:style-name="a637" text:class-names="" text:cond-style-name=""><text:span text:style-name="a6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list text:style-name="a642">
                        <text:list-item>
                          <text:list text:style-name="a642">
                            <text:list-item>
                              <text:p text:style-name="a641" text:class-names="" text:cond-style-name=""><text:span text:style-name="a639" text:class-names="">Fifth level</text:span><text:span text:style-name="a6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46" draw:name="Date Placeholder 3" svg:x="0.15669in" svg:y="7.81575in" svg:width="2.56811in" svg:height="0.57008in" presentation:class="date-time" presentation:placeholder="false">
        <draw:text-box>
          <text:p text:style-name="a645" text:class-names="" text:cond-style-name=""><text:span text:style-name="a644" text:class-names=""/></text:p>
        </draw:text-box>
        <svg:title/>
        <svg:desc/>
      </draw:frame>
      <draw:frame draw:id="id82" presentation:style-name="a649" draw:name="Footer Placeholder 4" svg:x="3.77008in" svg:y="7.81575in" svg:width="3.49409in" svg:height="0.57008in" presentation:class="footer" presentation:placeholder="false">
        <draw:text-box>
          <text:p text:style-name="a648" text:class-names="" text:cond-style-name=""><text:span text:style-name="a647" text:class-names=""/></text:p>
        </draw:text-box>
        <svg:title/>
        <svg:desc/>
      </draw:frame>
      <draw:frame draw:id="id83" presentation:style-name="a652" draw:name="Slide Number Placeholder 5" svg:x="8.33504in" svg:y="7.81575in" svg:width="2.56811in" svg:height="0.57008in" presentation:class="page-number" presentation:placeholder="false">
        <draw:text-box>
          <text:p text:style-name="a651" text:class-names="" text:cond-style-name=""><text:span text:style-name="a650" text:class-names=""><text:page-number style:num-format="1" text:fixed="false"/></text:span></text:p>
        </draw:text-box>
        <svg:title/>
        <svg:desc/>
      </draw:frame>
      <presentation:notes style:page-layout-name="pageLayout2" draw:style-name="a669">
        <draw:page-thumbnail svg:x="1.5in" svg:y="0.83583in" svg:width="5.49921in" svg:height="4.12441in" presentation:class="page" draw:id="id5" presentation:style-name="a653" draw:name="Slide Image Placeholder 1">
          <svg:title/>
          <svg:desc/>
        </draw:page-thumbnail>
        <draw:frame draw:id="id6" presentation:style-name="a656" draw:name="Notes Placeholder 2" svg:x="0.85in" svg:y="5.2248in" svg:width="6.79961in" svg:height="4.94961in" presentation:class="notes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7" presentation:style-name="a659" draw:name="Header Placeholder 3" svg:x="0in" svg:y="0in" svg:width="3.68858in" svg:height="0.54961in" presentation:class="header" presentation:placeholder="false">
          <draw:text-box>
            <text:p text:style-name="a658" text:class-names="" text:cond-style-name=""><text:span text:style-name="a657" text:class-names=""/></text:p>
          </draw:text-box>
          <svg:title/>
          <svg:desc/>
        </draw:frame>
        <draw:frame draw:id="id8" presentation:style-name="a662" draw:name="Date Placeholder 4" svg:x="4.81102in" svg:y="0in" svg:width="3.68858in" svg:height="0.54961in" presentation:class="date-time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9" presentation:style-name="a665" draw:name="Footer Placeholder 5" svg:x="0in" svg:y="10.45in" svg:width="3.68858in" svg:height="0.54961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0" presentation:style-name="a668" draw:name="Slide Number Placeholder 6" svg:x="4.81102in" svg:y="10.45in" svg:width="3.68858in" svg:height="0.54961in" presentation:class="page-number" presentation:placeholder="false">
          <draw:text-box>
            <text:p text:style-name="a667" text:class-names="" text:cond-style-name=""><text:span text:style-name="a6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70">
      <draw:frame draw:id="id84" presentation:style-name="a674" draw:name="Title 1" svg:x="0.75174in" svg:y="2.06076in" svg:width="9.50868in" svg:height="3.43924in" presentation:class="title" presentation:placeholder="false">
        <draw:text-box>
          <text:p text:style-name="a673" text:class-names="" text:cond-style-name=""><text:span text:style-name="a671" text:class-names="">Click to edit Master title style</text:span><text:span text:style-name="a672" text:class-names=""/></text:p>
        </draw:text-box>
        <svg:title/>
        <svg:desc/>
      </draw:frame>
      <draw:frame draw:id="id85" presentation:style-name="a678" draw:name="Text Placeholder 2" svg:x="0.75174in" svg:y="5.53299in" svg:width="9.50868in" svg:height="1.80729in" presentation:class="outline" presentation:placeholder="false">
        <draw:text-box>
          <text:list text:style-name="a677">
            <text:list-item>
              <text:p text:style-name="a676" text:class-names="" text:cond-style-name=""><text:span text:style-name="a675" text:class-names="">Edit Master text styles</text:span></text:p>
            </text:list-item>
          </text:list>
        </draw:text-box>
        <svg:title/>
        <svg:desc/>
      </draw:frame>
      <draw:frame draw:id="id86" presentation:style-name="a681" draw:name="Date Placeholder 3" svg:x="0.15669in" svg:y="7.81575in" svg:width="2.56811in" svg:height="0.57008in" presentation:class="date-time" presentation:placeholder="false">
        <draw:text-box>
          <text:p text:style-name="a680" text:class-names="" text:cond-style-name=""><text:span text:style-name="a679" text:class-names=""/></text:p>
        </draw:text-box>
        <svg:title/>
        <svg:desc/>
      </draw:frame>
      <draw:frame draw:id="id87" presentation:style-name="a684" draw:name="Footer Placeholder 4" svg:x="3.77008in" svg:y="7.81575in" svg:width="3.49409in" svg:height="0.57008in" presentation:class="footer" presentation:placeholder="false">
        <draw:text-box>
          <text:p text:style-name="a683" text:class-names="" text:cond-style-name=""><text:span text:style-name="a682" text:class-names=""/></text:p>
        </draw:text-box>
        <svg:title/>
        <svg:desc/>
      </draw:frame>
      <draw:frame draw:id="id88" presentation:style-name="a687" draw:name="Slide Number Placeholder 5" svg:x="8.33504in" svg:y="7.81575in" svg:width="2.56811in" svg:height="0.57008in" presentation:class="page-number" presentation:placeholder="false">
        <draw:text-box>
          <text:p text:style-name="a686" text:class-names="" text:cond-style-name=""><text:span text:style-name="a685" text:class-names=""><text:page-number style:num-format="1" text:fixed="false"/></text:span></text:p>
        </draw:text-box>
        <svg:title/>
        <svg:desc/>
      </draw:frame>
      <presentation:notes style:page-layout-name="pageLayout2" draw:style-name="a704">
        <draw:page-thumbnail svg:x="1.5in" svg:y="0.83583in" svg:width="5.49921in" svg:height="4.12441in" presentation:class="page" draw:id="id5" presentation:style-name="a688" draw:name="Slide Image Placeholder 1">
          <svg:title/>
          <svg:desc/>
        </draw:page-thumbnail>
        <draw:frame draw:id="id6" presentation:style-name="a691" draw:name="Notes Placeholder 2" svg:x="0.85in" svg:y="5.2248in" svg:width="6.79961in" svg:height="4.94961in" presentation:class="notes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7" presentation:style-name="a694" draw:name="Header Placeholder 3" svg:x="0in" svg:y="0in" svg:width="3.68858in" svg:height="0.54961in" presentation:class="header" presentation:placeholder="false">
          <draw:text-box>
            <text:p text:style-name="a693" text:class-names="" text:cond-style-name=""><text:span text:style-name="a692" text:class-names=""/></text:p>
          </draw:text-box>
          <svg:title/>
          <svg:desc/>
        </draw:frame>
        <draw:frame draw:id="id8" presentation:style-name="a697" draw:name="Date Placeholder 4" svg:x="4.81102in" svg:y="0in" svg:width="3.68858in" svg:height="0.54961in" presentation:class="date-time" presentation:placeholder="false">
          <draw:text-box>
            <text:p text:style-name="a696" text:class-names="" text:cond-style-name=""><text:span text:style-name="a695" text:class-names=""/></text:p>
          </draw:text-box>
          <svg:title/>
          <svg:desc/>
        </draw:frame>
        <draw:frame draw:id="id9" presentation:style-name="a700" draw:name="Footer Placeholder 5" svg:x="0in" svg:y="10.45in" svg:width="3.68858in" svg:height="0.54961in" presentation:class="foot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10" presentation:style-name="a703" draw:name="Slide Number Placeholder 6" svg:x="4.81102in" svg:y="10.45in" svg:width="3.68858in" svg:height="0.54961in" presentation:class="page-number" presentation:placeholder="false">
          <draw:text-box>
            <text:p text:style-name="a702" text:class-names="" text:cond-style-name=""><text:span text:style-name="a7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05">
      <draw:frame draw:id="id89" presentation:style-name="a709" draw:name="Title 1" svg:x="3.11496in" svg:y="1.51142in" svg:width="4.77953in" svg:height="1.38031in" presentation:class="title" presentation:placeholder="false">
        <draw:text-box>
          <text:p text:style-name="a708" text:class-names="" text:cond-style-name=""><text:span text:style-name="a706" text:class-names="">Click to edit Master title style</text:span><text:span text:style-name="a707" text:class-names=""/></text:p>
        </draw:text-box>
        <svg:title/>
        <svg:desc/>
      </draw:frame>
      <draw:frame draw:id="id90" presentation:style-name="a725" draw:name="Content Placeholder 2" svg:x="3.11458in" svg:y="2.98438in" svg:width="2.32639in" svg:height="3.71007in" presentation:class="object" presentation:placeholder="false">
        <draw:text-box>
          <text:p text:style-name="a711" text:class-names="" text:cond-style-name=""><text:span text:style-name="a710" text:class-names="">Edit Master text styles</text:span></text:p>
          <text:list text:style-name="a714">
            <text:list-item>
              <text:list text:style-name="a714">
                <text:list-item>
                  <text:p text:style-name="a713" text:class-names="" text:cond-style-name=""><text:span text:style-name="a712" text:class-names="">Second level</text:span></text:p>
                </text:list-item>
              </text:list>
            </text:list-item>
          </text:list>
          <text:list text:style-name="a717">
            <text:list-item>
              <text:list text:style-name="a717">
                <text:list-item>
                  <text:list text:style-name="a717">
                    <text:list-item>
                      <text:p text:style-name="a716" text:class-names="" text:cond-style-name=""><text:span text:style-name="a715" text:class-names="">Third level</text:span></text:p>
                    </text:list-item>
                  </text:list>
                </text:list-item>
              </text:list>
            </text:list-item>
          </text:list>
          <text:list text:style-name="a720">
            <text:list-item>
              <text:list text:style-name="a720">
                <text:list-item>
                  <text:list text:style-name="a720">
                    <text:list-item>
                      <text:list text:style-name="a720">
                        <text:list-item>
                          <text:p text:style-name="a719" text:class-names="" text:cond-style-name=""><text:span text:style-name="a7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list text:style-name="a724">
                        <text:list-item>
                          <text:list text:style-name="a724">
                            <text:list-item>
                              <text:p text:style-name="a723" text:class-names="" text:cond-style-name=""><text:span text:style-name="a721" text:class-names="">Fifth level</text:span><text:span text:style-name="a7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41" draw:name="Content Placeholder 3" svg:x="5.60764in" svg:y="2.98438in" svg:width="2.32813in" svg:height="3.71007in" presentation:class="object" presentation:placeholder="false">
        <draw:text-box>
          <text:p text:style-name="a727" text:class-names="" text:cond-style-name=""><text:span text:style-name="a726" text:class-names="">Edit Master text styles</text:span></text:p>
          <text:list text:style-name="a730">
            <text:list-item>
              <text:list text:style-name="a730">
                <text:list-item>
                  <text:p text:style-name="a729" text:class-names="" text:cond-style-name=""><text:span text:style-name="a728" text:class-names="">Second level</text:span></text:p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p text:style-name="a732" text:class-names="" text:cond-style-name=""><text:span text:style-name="a731" text:class-names="">Third level</text:span></text:p>
                    </text:list-item>
                  </text:list>
                </text:list-item>
              </text:list>
            </text:list-item>
          </text:list>
          <text:list text:style-name="a736">
            <text:list-item>
              <text:list text:style-name="a736">
                <text:list-item>
                  <text:list text:style-name="a736">
                    <text:list-item>
                      <text:list text:style-name="a736">
                        <text:list-item>
                          <text:p text:style-name="a735" text:class-names="" text:cond-style-name=""><text:span text:style-name="a7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0">
            <text:list-item>
              <text:list text:style-name="a740">
                <text:list-item>
                  <text:list text:style-name="a740">
                    <text:list-item>
                      <text:list text:style-name="a740">
                        <text:list-item>
                          <text:list text:style-name="a740">
                            <text:list-item>
                              <text:p text:style-name="a739" text:class-names="" text:cond-style-name=""><text:span text:style-name="a737" text:class-names="">Fifth level</text:span><text:span text:style-name="a7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44" draw:name="Date Placeholder 4" svg:x="0.15669in" svg:y="7.81575in" svg:width="2.56811in" svg:height="0.57008in" presentation:class="date-time" presentation:placeholder="false">
        <draw:text-box>
          <text:p text:style-name="a743" text:class-names="" text:cond-style-name=""><text:span text:style-name="a742" text:class-names=""/></text:p>
        </draw:text-box>
        <svg:title/>
        <svg:desc/>
      </draw:frame>
      <draw:frame draw:id="id93" presentation:style-name="a747" draw:name="Footer Placeholder 5" svg:x="3.77008in" svg:y="7.81575in" svg:width="3.49409in" svg:height="0.57008in" presentation:class="footer" presentation:placeholder="false">
        <draw:text-box>
          <text:p text:style-name="a746" text:class-names="" text:cond-style-name=""><text:span text:style-name="a745" text:class-names=""/></text:p>
        </draw:text-box>
        <svg:title/>
        <svg:desc/>
      </draw:frame>
      <draw:frame draw:id="id94" presentation:style-name="a750" draw:name="Slide Number Placeholder 6" svg:x="8.33504in" svg:y="7.81575in" svg:width="2.56811in" svg:height="0.57008in" presentation:class="page-number" presentation:placeholder="false">
        <draw:text-box>
          <text:p text:style-name="a749" text:class-names="" text:cond-style-name=""><text:span text:style-name="a748" text:class-names=""><text:page-number style:num-format="1" text:fixed="false"/></text:span></text:p>
        </draw:text-box>
        <svg:title/>
        <svg:desc/>
      </draw:frame>
      <presentation:notes style:page-layout-name="pageLayout2" draw:style-name="a767">
        <draw:page-thumbnail svg:x="1.5in" svg:y="0.83583in" svg:width="5.49921in" svg:height="4.12441in" presentation:class="page" draw:id="id5" presentation:style-name="a751" draw:name="Slide Image Placeholder 1">
          <svg:title/>
          <svg:desc/>
        </draw:page-thumbnail>
        <draw:frame draw:id="id6" presentation:style-name="a754" draw:name="Notes Placeholder 2" svg:x="0.85in" svg:y="5.2248in" svg:width="6.79961in" svg:height="4.94961in" presentation:class="notes" presentation:placeholder="false">
          <draw:text-box>
            <text:p text:style-name="a753" text:class-names="" text:cond-style-name=""><text:span text:style-name="a752" text:class-names=""/></text:p>
          </draw:text-box>
          <svg:title/>
          <svg:desc/>
        </draw:frame>
        <draw:frame draw:id="id7" presentation:style-name="a757" draw:name="Header Placeholder 3" svg:x="0in" svg:y="0in" svg:width="3.68858in" svg:height="0.54961in" presentation:class="head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8" presentation:style-name="a760" draw:name="Date Placeholder 4" svg:x="4.81102in" svg:y="0in" svg:width="3.68858in" svg:height="0.54961in" presentation:class="date-time" presentation:placeholder="false">
          <draw:text-box>
            <text:p text:style-name="a759" text:class-names="" text:cond-style-name=""><text:span text:style-name="a758" text:class-names=""/></text:p>
          </draw:text-box>
          <svg:title/>
          <svg:desc/>
        </draw:frame>
        <draw:frame draw:id="id9" presentation:style-name="a763" draw:name="Footer Placeholder 5" svg:x="0in" svg:y="10.45in" svg:width="3.68858in" svg:height="0.54961in" presentation:class="foot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0" presentation:style-name="a766" draw:name="Slide Number Placeholder 6" svg:x="4.81102in" svg:y="10.45in" svg:width="3.68858in" svg:height="0.54961in" presentation:class="page-number" presentation:placeholder="false">
          <draw:text-box>
            <text:p text:style-name="a765" text:class-names="" text:cond-style-name=""><text:span text:style-name="a7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768">
      <draw:frame draw:id="id95" presentation:style-name="a772" draw:name="Title 1" svg:x="0.75868in" svg:y="0.44097in" svg:width="9.50868in" svg:height="1.59722in" presentation:class="title" presentation:placeholder="false">
        <draw:text-box>
          <text:p text:style-name="a771" text:class-names="" text:cond-style-name=""><text:span text:style-name="a769" text:class-names="">Click to edit Master title style</text:span><text:span text:style-name="a770" text:class-names=""/></text:p>
        </draw:text-box>
        <svg:title/>
        <svg:desc/>
      </draw:frame>
      <draw:frame draw:id="id96" presentation:style-name="a776" draw:name="Text Placeholder 2" svg:x="0.75868in" svg:y="2.02604in" svg:width="4.66493in" svg:height="0.99306in" presentation:class="outline" presentation:placeholder="false">
        <draw:text-box>
          <text:list text:style-name="a775">
            <text:list-item>
              <text:p text:style-name="a774" text:class-names="" text:cond-style-name=""><text:span text:style-name="a773" text:class-names="">Edit Master text styles</text:span></text:p>
            </text:list-item>
          </text:list>
        </draw:text-box>
        <svg:title/>
        <svg:desc/>
      </draw:frame>
      <draw:frame draw:id="id97" presentation:style-name="a792" draw:name="Content Placeholder 3" svg:x="0.75868in" svg:y="3.0191in" svg:width="4.66493in" svg:height="4.44271in" presentation:class="object" presentation:placeholder="false">
        <draw:text-box>
          <text:p text:style-name="a778" text:class-names="" text:cond-style-name=""><text:span text:style-name="a777" text:class-names="">Edit Master text styles</text:span></text:p>
          <text:list text:style-name="a781">
            <text:list-item>
              <text:list text:style-name="a781">
                <text:list-item>
                  <text:p text:style-name="a780" text:class-names="" text:cond-style-name=""><text:span text:style-name="a779" text:class-names="">Second level</text:span></text:p>
                </text:list-item>
              </text:list>
            </text:list-item>
          </text:list>
          <text:list text:style-name="a784">
            <text:list-item>
              <text:list text:style-name="a784">
                <text:list-item>
                  <text:list text:style-name="a784">
                    <text:list-item>
                      <text:p text:style-name="a783" text:class-names="" text:cond-style-name=""><text:span text:style-name="a782" text:class-names="">Third level</text:span></text:p>
                    </text:list-item>
                  </text:list>
                </text:list-item>
              </text:list>
            </text:list-item>
          </text:list>
          <text:list text:style-name="a787">
            <text:list-item>
              <text:list text:style-name="a787">
                <text:list-item>
                  <text:list text:style-name="a787">
                    <text:list-item>
                      <text:list text:style-name="a787">
                        <text:list-item>
                          <text:p text:style-name="a786" text:class-names="" text:cond-style-name=""><text:span text:style-name="a7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1">
            <text:list-item>
              <text:list text:style-name="a791">
                <text:list-item>
                  <text:list text:style-name="a791">
                    <text:list-item>
                      <text:list text:style-name="a791">
                        <text:list-item>
                          <text:list text:style-name="a791">
                            <text:list-item>
                              <text:p text:style-name="a790" text:class-names="" text:cond-style-name=""><text:span text:style-name="a788" text:class-names="">Fifth level</text:span><text:span text:style-name="a7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96" draw:name="Text Placeholder 4" svg:x="5.5816in" svg:y="2.02604in" svg:width="4.68576in" svg:height="0.99306in" presentation:class="outline" presentation:placeholder="false">
        <draw:text-box>
          <text:list text:style-name="a795">
            <text:list-item>
              <text:p text:style-name="a794" text:class-names="" text:cond-style-name=""><text:span text:style-name="a793" text:class-names="">Edit Master text styles</text:span></text:p>
            </text:list-item>
          </text:list>
        </draw:text-box>
        <svg:title/>
        <svg:desc/>
      </draw:frame>
      <draw:frame draw:id="id99" presentation:style-name="a812" draw:name="Content Placeholder 5" svg:x="5.5816in" svg:y="3.0191in" svg:width="4.68576in" svg:height="4.44271in" presentation:class="object" presentation:placeholder="false">
        <draw:text-box>
          <text:p text:style-name="a798" text:class-names="" text:cond-style-name=""><text:span text:style-name="a797" text:class-names="">Edit Master text styles</text:span></text:p>
          <text:list text:style-name="a801">
            <text:list-item>
              <text:list text:style-name="a801">
                <text:list-item>
                  <text:p text:style-name="a800" text:class-names="" text:cond-style-name=""><text:span text:style-name="a799" text:class-names="">Second level</text:span></text:p>
                </text:list-item>
              </text:list>
            </text:list-item>
          </text:list>
          <text:list text:style-name="a804">
            <text:list-item>
              <text:list text:style-name="a804">
                <text:list-item>
                  <text:list text:style-name="a804">
                    <text:list-item>
                      <text:p text:style-name="a803" text:class-names="" text:cond-style-name=""><text:span text:style-name="a802" text:class-names="">Third level</text:span></text:p>
                    </text:list-item>
                  </text:list>
                </text:list-item>
              </text:list>
            </text:list-item>
          </text:list>
          <text:list text:style-name="a807">
            <text:list-item>
              <text:list text:style-name="a807">
                <text:list-item>
                  <text:list text:style-name="a807">
                    <text:list-item>
                      <text:list text:style-name="a807">
                        <text:list-item>
                          <text:p text:style-name="a806" text:class-names="" text:cond-style-name=""><text:span text:style-name="a8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1">
            <text:list-item>
              <text:list text:style-name="a811">
                <text:list-item>
                  <text:list text:style-name="a811">
                    <text:list-item>
                      <text:list text:style-name="a811">
                        <text:list-item>
                          <text:list text:style-name="a811">
                            <text:list-item>
                              <text:p text:style-name="a810" text:class-names="" text:cond-style-name=""><text:span text:style-name="a808" text:class-names="">Fifth level</text:span><text:span text:style-name="a8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15" draw:name="Date Placeholder 6" svg:x="0.15669in" svg:y="7.81575in" svg:width="2.56811in" svg:height="0.57008in" presentation:class="date-time" presentation:placeholder="false">
        <draw:text-box>
          <text:p text:style-name="a814" text:class-names="" text:cond-style-name=""><text:span text:style-name="a813" text:class-names=""/></text:p>
        </draw:text-box>
        <svg:title/>
        <svg:desc/>
      </draw:frame>
      <draw:frame draw:id="id101" presentation:style-name="a818" draw:name="Footer Placeholder 7" svg:x="3.77008in" svg:y="7.81575in" svg:width="3.49409in" svg:height="0.57008in" presentation:class="footer" presentation:placeholder="false">
        <draw:text-box>
          <text:p text:style-name="a817" text:class-names="" text:cond-style-name=""><text:span text:style-name="a816" text:class-names=""/></text:p>
        </draw:text-box>
        <svg:title/>
        <svg:desc/>
      </draw:frame>
      <draw:frame draw:id="id102" presentation:style-name="a821" draw:name="Slide Number Placeholder 8" svg:x="8.33504in" svg:y="7.81575in" svg:width="2.56811in" svg:height="0.57008in" presentation:class="page-number" presentation:placeholder="false">
        <draw:text-box>
          <text:p text:style-name="a820" text:class-names="" text:cond-style-name=""><text:span text:style-name="a819" text:class-names=""><text:page-number style:num-format="1" text:fixed="false"/></text:span></text:p>
        </draw:text-box>
        <svg:title/>
        <svg:desc/>
      </draw:frame>
      <presentation:notes style:page-layout-name="pageLayout2" draw:style-name="a838">
        <draw:page-thumbnail svg:x="1.5in" svg:y="0.83583in" svg:width="5.49921in" svg:height="4.12441in" presentation:class="page" draw:id="id5" presentation:style-name="a822" draw:name="Slide Image Placeholder 1">
          <svg:title/>
          <svg:desc/>
        </draw:page-thumbnail>
        <draw:frame draw:id="id6" presentation:style-name="a825" draw:name="Notes Placeholder 2" svg:x="0.85in" svg:y="5.2248in" svg:width="6.79961in" svg:height="4.94961in" presentation:class="notes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7" presentation:style-name="a828" draw:name="Header Placeholder 3" svg:x="0in" svg:y="0in" svg:width="3.68858in" svg:height="0.54961in" presentation:class="header" presentation:placeholder="false">
          <draw:text-box>
            <text:p text:style-name="a827" text:class-names="" text:cond-style-name=""><text:span text:style-name="a826" text:class-names=""/></text:p>
          </draw:text-box>
          <svg:title/>
          <svg:desc/>
        </draw:frame>
        <draw:frame draw:id="id8" presentation:style-name="a831" draw:name="Date Placeholder 4" svg:x="4.81102in" svg:y="0in" svg:width="3.68858in" svg:height="0.54961in" presentation:class="date-time" presentation:placeholder="false">
          <draw:text-box>
            <text:p text:style-name="a830" text:class-names="" text:cond-style-name=""><text:span text:style-name="a829" text:class-names=""/></text:p>
          </draw:text-box>
          <svg:title/>
          <svg:desc/>
        </draw:frame>
        <draw:frame draw:id="id9" presentation:style-name="a834" draw:name="Footer Placeholder 5" svg:x="0in" svg:y="10.45in" svg:width="3.68858in" svg:height="0.54961in" presentation:class="footer" presentation:placeholder="false">
          <draw:text-box>
            <text:p text:style-name="a833" text:class-names="" text:cond-style-name=""><text:span text:style-name="a832" text:class-names=""/></text:p>
          </draw:text-box>
          <svg:title/>
          <svg:desc/>
        </draw:frame>
        <draw:frame draw:id="id10" presentation:style-name="a837" draw:name="Slide Number Placeholder 6" svg:x="4.81102in" svg:y="10.45in" svg:width="3.68858in" svg:height="0.54961in" presentation:class="page-number" presentation:placeholder="false">
          <draw:text-box>
            <text:p text:style-name="a836" text:class-names="" text:cond-style-name=""><text:span text:style-name="a8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39">
      <draw:frame draw:id="id103" presentation:style-name="a843" draw:name="Title 1" svg:x="3.11496in" svg:y="1.51142in" svg:width="4.77953in" svg:height="1.38031in" presentation:class="title" presentation:placeholder="false">
        <draw:text-box>
          <text:p text:style-name="a842" text:class-names="" text:cond-style-name=""><text:span text:style-name="a840" text:class-names="">Click to edit Master title style</text:span><text:span text:style-name="a841" text:class-names=""/></text:p>
        </draw:text-box>
        <svg:title/>
        <svg:desc/>
      </draw:frame>
      <draw:frame draw:id="id104" presentation:style-name="a846" draw:name="Date Placeholder 2" svg:x="0.15669in" svg:y="7.81575in" svg:width="2.56811in" svg:height="0.57008in" presentation:class="date-time" presentation:placeholder="false">
        <draw:text-box>
          <text:p text:style-name="a845" text:class-names="" text:cond-style-name=""><text:span text:style-name="a844" text:class-names=""/></text:p>
        </draw:text-box>
        <svg:title/>
        <svg:desc/>
      </draw:frame>
      <draw:frame draw:id="id105" presentation:style-name="a849" draw:name="Footer Placeholder 3" svg:x="3.77008in" svg:y="7.81575in" svg:width="3.49409in" svg:height="0.57008in" presentation:class="footer" presentation:placeholder="false">
        <draw:text-box>
          <text:p text:style-name="a848" text:class-names="" text:cond-style-name=""><text:span text:style-name="a847" text:class-names=""/></text:p>
        </draw:text-box>
        <svg:title/>
        <svg:desc/>
      </draw:frame>
      <draw:frame draw:id="id106" presentation:style-name="a852" draw:name="Slide Number Placeholder 4" svg:x="8.33504in" svg:y="7.81575in" svg:width="2.56811in" svg:height="0.57008in" presentation:class="page-number" presentation:placeholder="false">
        <draw:text-box>
          <text:p text:style-name="a851" text:class-names="" text:cond-style-name=""><text:span text:style-name="a850" text:class-names=""><text:page-number style:num-format="1" text:fixed="false"/></text:span></text:p>
        </draw:text-box>
        <svg:title/>
        <svg:desc/>
      </draw:frame>
      <presentation:notes style:page-layout-name="pageLayout2" draw:style-name="a869">
        <draw:page-thumbnail svg:x="1.5in" svg:y="0.83583in" svg:width="5.49921in" svg:height="4.12441in" presentation:class="page" draw:id="id5" presentation:style-name="a853" draw:name="Slide Image Placeholder 1">
          <svg:title/>
          <svg:desc/>
        </draw:page-thumbnail>
        <draw:frame draw:id="id6" presentation:style-name="a856" draw:name="Notes Placeholder 2" svg:x="0.85in" svg:y="5.2248in" svg:width="6.79961in" svg:height="4.94961in" presentation:class="notes" presentation:placeholder="false">
          <draw:text-box>
            <text:p text:style-name="a855" text:class-names="" text:cond-style-name=""><text:span text:style-name="a854" text:class-names=""/></text:p>
          </draw:text-box>
          <svg:title/>
          <svg:desc/>
        </draw:frame>
        <draw:frame draw:id="id7" presentation:style-name="a859" draw:name="Header Placeholder 3" svg:x="0in" svg:y="0in" svg:width="3.68858in" svg:height="0.54961in" presentation:class="header" presentation:placeholder="false">
          <draw:text-box>
            <text:p text:style-name="a858" text:class-names="" text:cond-style-name=""><text:span text:style-name="a857" text:class-names=""/></text:p>
          </draw:text-box>
          <svg:title/>
          <svg:desc/>
        </draw:frame>
        <draw:frame draw:id="id8" presentation:style-name="a862" draw:name="Date Placeholder 4" svg:x="4.81102in" svg:y="0in" svg:width="3.68858in" svg:height="0.54961in" presentation:class="date-time" presentation:placeholder="false">
          <draw:text-box>
            <text:p text:style-name="a861" text:class-names="" text:cond-style-name=""><text:span text:style-name="a860" text:class-names=""/></text:p>
          </draw:text-box>
          <svg:title/>
          <svg:desc/>
        </draw:frame>
        <draw:frame draw:id="id9" presentation:style-name="a865" draw:name="Footer Placeholder 5" svg:x="0in" svg:y="10.45in" svg:width="3.68858in" svg:height="0.54961in" presentation:class="footer" presentation:placeholder="false">
          <draw:text-box>
            <text:p text:style-name="a864" text:class-names="" text:cond-style-name=""><text:span text:style-name="a863" text:class-names=""/></text:p>
          </draw:text-box>
          <svg:title/>
          <svg:desc/>
        </draw:frame>
        <draw:frame draw:id="id10" presentation:style-name="a868" draw:name="Slide Number Placeholder 6" svg:x="4.81102in" svg:y="10.45in" svg:width="3.68858in" svg:height="0.54961in" presentation:class="page-number" presentation:placeholder="false">
          <draw:text-box>
            <text:p text:style-name="a867" text:class-names="" text:cond-style-name=""><text:span text:style-name="a8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870">
      <draw:frame draw:id="id107" presentation:style-name="a873" draw:name="Date Placeholder 1" svg:x="0.15669in" svg:y="7.81575in" svg:width="2.56811in" svg:height="0.57008in" presentation:class="date-time" presentation:placeholder="false">
        <draw:text-box>
          <text:p text:style-name="a872" text:class-names="" text:cond-style-name=""><text:span text:style-name="a871" text:class-names=""/></text:p>
        </draw:text-box>
        <svg:title/>
        <svg:desc/>
      </draw:frame>
      <draw:frame draw:id="id108" presentation:style-name="a876" draw:name="Footer Placeholder 2" svg:x="3.77008in" svg:y="7.81575in" svg:width="3.49409in" svg:height="0.57008in" presentation:class="footer" presentation:placeholder="false">
        <draw:text-box>
          <text:p text:style-name="a875" text:class-names="" text:cond-style-name=""><text:span text:style-name="a874" text:class-names=""/></text:p>
        </draw:text-box>
        <svg:title/>
        <svg:desc/>
      </draw:frame>
      <draw:frame draw:id="id109" presentation:style-name="a879" draw:name="Slide Number Placeholder 3" svg:x="8.33504in" svg:y="7.81575in" svg:width="2.56811in" svg:height="0.57008in" presentation:class="page-number" presentation:placeholder="false">
        <draw:text-box>
          <text:p text:style-name="a878" text:class-names="" text:cond-style-name=""><text:span text:style-name="a877" text:class-names=""><text:page-number style:num-format="1" text:fixed="false"/></text:span></text:p>
        </draw:text-box>
        <svg:title/>
        <svg:desc/>
      </draw:frame>
      <presentation:notes style:page-layout-name="pageLayout2" draw:style-name="a896">
        <draw:page-thumbnail svg:x="1.5in" svg:y="0.83583in" svg:width="5.49921in" svg:height="4.12441in" presentation:class="page" draw:id="id5" presentation:style-name="a880" draw:name="Slide Image Placeholder 1">
          <svg:title/>
          <svg:desc/>
        </draw:page-thumbnail>
        <draw:frame draw:id="id6" presentation:style-name="a883" draw:name="Notes Placeholder 2" svg:x="0.85in" svg:y="5.2248in" svg:width="6.79961in" svg:height="4.94961in" presentation:class="notes" presentation:placeholder="false">
          <draw:text-box>
            <text:p text:style-name="a882" text:class-names="" text:cond-style-name=""><text:span text:style-name="a881" text:class-names=""/></text:p>
          </draw:text-box>
          <svg:title/>
          <svg:desc/>
        </draw:frame>
        <draw:frame draw:id="id7" presentation:style-name="a886" draw:name="Header Placeholder 3" svg:x="0in" svg:y="0in" svg:width="3.68858in" svg:height="0.54961in" presentation:class="header" presentation:placeholder="false">
          <draw:text-box>
            <text:p text:style-name="a885" text:class-names="" text:cond-style-name=""><text:span text:style-name="a884" text:class-names=""/></text:p>
          </draw:text-box>
          <svg:title/>
          <svg:desc/>
        </draw:frame>
        <draw:frame draw:id="id8" presentation:style-name="a889" draw:name="Date Placeholder 4" svg:x="4.81102in" svg:y="0in" svg:width="3.68858in" svg:height="0.54961in" presentation:class="date-time" presentation:placeholder="false">
          <draw:text-box>
            <text:p text:style-name="a888" text:class-names="" text:cond-style-name=""><text:span text:style-name="a887" text:class-names=""/></text:p>
          </draw:text-box>
          <svg:title/>
          <svg:desc/>
        </draw:frame>
        <draw:frame draw:id="id9" presentation:style-name="a892" draw:name="Footer Placeholder 5" svg:x="0in" svg:y="10.45in" svg:width="3.68858in" svg:height="0.54961in" presentation:class="footer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10" presentation:style-name="a895" draw:name="Slide Number Placeholder 6" svg:x="4.81102in" svg:y="10.45in" svg:width="3.68858in" svg:height="0.54961in" presentation:class="page-number" presentation:placeholder="false">
          <draw:text-box>
            <text:p text:style-name="a894" text:class-names="" text:cond-style-name=""><text:span text:style-name="a8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897">
      <draw:frame draw:id="id110" presentation:style-name="a901" draw:name="Title 1" svg:x="0.75868in" svg:y="0.55035in" svg:width="3.55556in" svg:height="1.93056in" presentation:class="title" presentation:placeholder="false">
        <draw:text-box>
          <text:p text:style-name="a900" text:class-names="" text:cond-style-name=""><text:span text:style-name="a898" text:class-names="">Click to edit Master title style</text:span><text:span text:style-name="a899" text:class-names=""/></text:p>
        </draw:text-box>
        <svg:title/>
        <svg:desc/>
      </draw:frame>
      <draw:frame draw:id="id111" presentation:style-name="a917" draw:name="Content Placeholder 2" svg:x="4.6875in" svg:y="1.19097in" svg:width="5.57986in" svg:height="5.875in" presentation:class="object" presentation:placeholder="false">
        <draw:text-box>
          <text:p text:style-name="a903" text:class-names="" text:cond-style-name=""><text:span text:style-name="a902" text:class-names="">Edit Master text styles</text:span></text:p>
          <text:list text:style-name="a906">
            <text:list-item>
              <text:list text:style-name="a906">
                <text:list-item>
                  <text:p text:style-name="a905" text:class-names="" text:cond-style-name=""><text:span text:style-name="a904" text:class-names="">Second level</text:span></text:p>
                </text:list-item>
              </text:list>
            </text:list-item>
          </text:list>
          <text:list text:style-name="a909">
            <text:list-item>
              <text:list text:style-name="a909">
                <text:list-item>
                  <text:list text:style-name="a909">
                    <text:list-item>
                      <text:p text:style-name="a908" text:class-names="" text:cond-style-name=""><text:span text:style-name="a907" text:class-names="">Third level</text:span></text:p>
                    </text:list-item>
                  </text:list>
                </text:list-item>
              </text:list>
            </text:list-item>
          </text:list>
          <text:list text:style-name="a912">
            <text:list-item>
              <text:list text:style-name="a912">
                <text:list-item>
                  <text:list text:style-name="a912">
                    <text:list-item>
                      <text:list text:style-name="a912">
                        <text:list-item>
                          <text:p text:style-name="a911" text:class-names="" text:cond-style-name=""><text:span text:style-name="a9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6">
            <text:list-item>
              <text:list text:style-name="a916">
                <text:list-item>
                  <text:list text:style-name="a916">
                    <text:list-item>
                      <text:list text:style-name="a916">
                        <text:list-item>
                          <text:list text:style-name="a916">
                            <text:list-item>
                              <text:p text:style-name="a915" text:class-names="" text:cond-style-name=""><text:span text:style-name="a913" text:class-names="">Fifth level</text:span><text:span text:style-name="a9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21" draw:name="Text Placeholder 3" svg:x="0.75868in" svg:y="2.4809in" svg:width="3.55556in" svg:height="4.59375in" presentation:class="outline" presentation:placeholder="false">
        <draw:text-box>
          <text:list text:style-name="a920">
            <text:list-item>
              <text:p text:style-name="a919" text:class-names="" text:cond-style-name=""><text:span text:style-name="a918" text:class-names="">Edit Master text styles</text:span></text:p>
            </text:list-item>
          </text:list>
        </draw:text-box>
        <svg:title/>
        <svg:desc/>
      </draw:frame>
      <draw:frame draw:id="id113" presentation:style-name="a924" draw:name="Date Placeholder 4" svg:x="0.15669in" svg:y="7.81575in" svg:width="2.56811in" svg:height="0.57008in" presentation:class="date-time" presentation:placeholder="false">
        <draw:text-box>
          <text:p text:style-name="a923" text:class-names="" text:cond-style-name=""><text:span text:style-name="a922" text:class-names=""/></text:p>
        </draw:text-box>
        <svg:title/>
        <svg:desc/>
      </draw:frame>
      <draw:frame draw:id="id114" presentation:style-name="a927" draw:name="Footer Placeholder 5" svg:x="3.77008in" svg:y="7.81575in" svg:width="3.49409in" svg:height="0.57008in" presentation:class="footer" presentation:placeholder="false">
        <draw:text-box>
          <text:p text:style-name="a926" text:class-names="" text:cond-style-name=""><text:span text:style-name="a925" text:class-names=""/></text:p>
        </draw:text-box>
        <svg:title/>
        <svg:desc/>
      </draw:frame>
      <draw:frame draw:id="id115" presentation:style-name="a930" draw:name="Slide Number Placeholder 6" svg:x="8.33504in" svg:y="7.81575in" svg:width="2.56811in" svg:height="0.57008in" presentation:class="page-number" presentation:placeholder="false">
        <draw:text-box>
          <text:p text:style-name="a929" text:class-names="" text:cond-style-name=""><text:span text:style-name="a928" text:class-names=""><text:page-number style:num-format="1" text:fixed="false"/></text:span></text:p>
        </draw:text-box>
        <svg:title/>
        <svg:desc/>
      </draw:frame>
      <presentation:notes style:page-layout-name="pageLayout2" draw:style-name="a947">
        <draw:page-thumbnail svg:x="1.5in" svg:y="0.83583in" svg:width="5.49921in" svg:height="4.12441in" presentation:class="page" draw:id="id5" presentation:style-name="a931" draw:name="Slide Image Placeholder 1">
          <svg:title/>
          <svg:desc/>
        </draw:page-thumbnail>
        <draw:frame draw:id="id6" presentation:style-name="a934" draw:name="Notes Placeholder 2" svg:x="0.85in" svg:y="5.2248in" svg:width="6.79961in" svg:height="4.94961in" presentation:class="notes" presentation:placeholder="false">
          <draw:text-box>
            <text:p text:style-name="a933" text:class-names="" text:cond-style-name=""><text:span text:style-name="a932" text:class-names=""/></text:p>
          </draw:text-box>
          <svg:title/>
          <svg:desc/>
        </draw:frame>
        <draw:frame draw:id="id7" presentation:style-name="a937" draw:name="Header Placeholder 3" svg:x="0in" svg:y="0in" svg:width="3.68858in" svg:height="0.54961in" presentation:class="header" presentation:placeholder="false">
          <draw:text-box>
            <text:p text:style-name="a936" text:class-names="" text:cond-style-name=""><text:span text:style-name="a935" text:class-names=""/></text:p>
          </draw:text-box>
          <svg:title/>
          <svg:desc/>
        </draw:frame>
        <draw:frame draw:id="id8" presentation:style-name="a940" draw:name="Date Placeholder 4" svg:x="4.81102in" svg:y="0in" svg:width="3.68858in" svg:height="0.54961in" presentation:class="date-time" presentation:placeholder="false">
          <draw:text-box>
            <text:p text:style-name="a939" text:class-names="" text:cond-style-name=""><text:span text:style-name="a938" text:class-names=""/></text:p>
          </draw:text-box>
          <svg:title/>
          <svg:desc/>
        </draw:frame>
        <draw:frame draw:id="id9" presentation:style-name="a943" draw:name="Footer Placeholder 5" svg:x="0in" svg:y="10.45in" svg:width="3.68858in" svg:height="0.54961in" presentation:class="footer" presentation:placeholder="false">
          <draw:text-box>
            <text:p text:style-name="a942" text:class-names="" text:cond-style-name=""><text:span text:style-name="a941" text:class-names=""/></text:p>
          </draw:text-box>
          <svg:title/>
          <svg:desc/>
        </draw:frame>
        <draw:frame draw:id="id10" presentation:style-name="a946" draw:name="Slide Number Placeholder 6" svg:x="4.81102in" svg:y="10.45in" svg:width="3.68858in" svg:height="0.54961in" presentation:class="page-number" presentation:placeholder="false">
          <draw:text-box>
            <text:p text:style-name="a945" text:class-names="" text:cond-style-name=""><text:span text:style-name="a9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48">
      <draw:frame draw:id="id116" presentation:style-name="a952" draw:name="Title 1" svg:x="0.75868in" svg:y="0.55035in" svg:width="3.55556in" svg:height="1.93056in" presentation:class="title" presentation:placeholder="false">
        <draw:text-box>
          <text:p text:style-name="a951" text:class-names="" text:cond-style-name=""><text:span text:style-name="a949" text:class-names="">Click to edit Master title style</text:span><text:span text:style-name="a950" text:class-names=""/></text:p>
        </draw:text-box>
        <svg:title/>
        <svg:desc/>
      </draw:frame>
      <draw:frame draw:id="id117" presentation:style-name="a955" draw:name="Picture Placeholder 2" svg:x="4.6875in" svg:y="1.19097in" svg:width="5.57986in" svg:height="5.875in" presentation:class="graphic" presentation:placeholder="false">
        <draw:text-box>
          <text:p text:style-name="a954" text:class-names="" text:cond-style-name=""><text:span text:style-name="a953" text:class-names=""/></text:p>
        </draw:text-box>
        <svg:title/>
        <svg:desc/>
      </draw:frame>
      <draw:frame draw:id="id118" presentation:style-name="a959" draw:name="Text Placeholder 3" svg:x="0.75868in" svg:y="2.4809in" svg:width="3.55556in" svg:height="4.59375in" presentation:class="outline" presentation:placeholder="false">
        <draw:text-box>
          <text:list text:style-name="a958">
            <text:list-item>
              <text:p text:style-name="a957" text:class-names="" text:cond-style-name=""><text:span text:style-name="a956" text:class-names="">Edit Master text styles</text:span></text:p>
            </text:list-item>
          </text:list>
        </draw:text-box>
        <svg:title/>
        <svg:desc/>
      </draw:frame>
      <draw:frame draw:id="id119" presentation:style-name="a962" draw:name="Date Placeholder 4" svg:x="0.15669in" svg:y="7.81575in" svg:width="2.56811in" svg:height="0.57008in" presentation:class="date-time" presentation:placeholder="false">
        <draw:text-box>
          <text:p text:style-name="a961" text:class-names="" text:cond-style-name=""><text:span text:style-name="a960" text:class-names=""/></text:p>
        </draw:text-box>
        <svg:title/>
        <svg:desc/>
      </draw:frame>
      <draw:frame draw:id="id120" presentation:style-name="a965" draw:name="Footer Placeholder 5" svg:x="3.77008in" svg:y="7.81575in" svg:width="3.49409in" svg:height="0.57008in" presentation:class="footer" presentation:placeholder="false">
        <draw:text-box>
          <text:p text:style-name="a964" text:class-names="" text:cond-style-name=""><text:span text:style-name="a963" text:class-names=""/></text:p>
        </draw:text-box>
        <svg:title/>
        <svg:desc/>
      </draw:frame>
      <draw:frame draw:id="id121" presentation:style-name="a968" draw:name="Slide Number Placeholder 6" svg:x="8.33504in" svg:y="7.81575in" svg:width="2.56811in" svg:height="0.57008in" presentation:class="page-number" presentation:placeholder="false">
        <draw:text-box>
          <text:p text:style-name="a967" text:class-names="" text:cond-style-name=""><text:span text:style-name="a966" text:class-names=""><text:page-number style:num-format="1" text:fixed="false"/></text:span></text:p>
        </draw:text-box>
        <svg:title/>
        <svg:desc/>
      </draw:frame>
      <presentation:notes style:page-layout-name="pageLayout2" draw:style-name="a985">
        <draw:page-thumbnail svg:x="1.5in" svg:y="0.83583in" svg:width="5.49921in" svg:height="4.12441in" presentation:class="page" draw:id="id5" presentation:style-name="a969" draw:name="Slide Image Placeholder 1">
          <svg:title/>
          <svg:desc/>
        </draw:page-thumbnail>
        <draw:frame draw:id="id6" presentation:style-name="a972" draw:name="Notes Placeholder 2" svg:x="0.85in" svg:y="5.2248in" svg:width="6.79961in" svg:height="4.94961in" presentation:class="notes" presentation:placeholder="false">
          <draw:text-box>
            <text:p text:style-name="a971" text:class-names="" text:cond-style-name=""><text:span text:style-name="a970" text:class-names=""/></text:p>
          </draw:text-box>
          <svg:title/>
          <svg:desc/>
        </draw:frame>
        <draw:frame draw:id="id7" presentation:style-name="a975" draw:name="Header Placeholder 3" svg:x="0in" svg:y="0in" svg:width="3.68858in" svg:height="0.54961in" presentation:class="header" presentation:placeholder="false">
          <draw:text-box>
            <text:p text:style-name="a974" text:class-names="" text:cond-style-name=""><text:span text:style-name="a973" text:class-names=""/></text:p>
          </draw:text-box>
          <svg:title/>
          <svg:desc/>
        </draw:frame>
        <draw:frame draw:id="id8" presentation:style-name="a978" draw:name="Date Placeholder 4" svg:x="4.81102in" svg:y="0in" svg:width="3.68858in" svg:height="0.54961in" presentation:class="date-time" presentation:placeholder="false">
          <draw:text-box>
            <text:p text:style-name="a977" text:class-names="" text:cond-style-name=""><text:span text:style-name="a976" text:class-names=""/></text:p>
          </draw:text-box>
          <svg:title/>
          <svg:desc/>
        </draw:frame>
        <draw:frame draw:id="id9" presentation:style-name="a981" draw:name="Footer Placeholder 5" svg:x="0in" svg:y="10.45in" svg:width="3.68858in" svg:height="0.54961in" presentation:class="footer" presentation:placeholder="false">
          <draw:text-box>
            <text:p text:style-name="a980" text:class-names="" text:cond-style-name=""><text:span text:style-name="a979" text:class-names=""/></text:p>
          </draw:text-box>
          <svg:title/>
          <svg:desc/>
        </draw:frame>
        <draw:frame draw:id="id10" presentation:style-name="a984" draw:name="Slide Number Placeholder 6" svg:x="4.81102in" svg:y="10.45in" svg:width="3.68858in" svg:height="0.54961in" presentation:class="page-number" presentation:placeholder="false">
          <draw:text-box>
            <text:p text:style-name="a983" text:class-names="" text:cond-style-name=""><text:span text:style-name="a9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986">
      <draw:frame draw:id="id122" presentation:style-name="a990" draw:name="Title 1" svg:x="3.11496in" svg:y="1.51142in" svg:width="4.77953in" svg:height="1.38031in" presentation:class="title" presentation:placeholder="false">
        <draw:text-box>
          <text:p text:style-name="a989" text:class-names="" text:cond-style-name=""><text:span text:style-name="a987" text:class-names="">Click to edit Master title style</text:span><text:span text:style-name="a988" text:class-names=""/></text:p>
        </draw:text-box>
        <svg:title/>
        <svg:desc/>
      </draw:frame>
      <draw:frame draw:id="id123" presentation:style-name="a1007" draw:name="Vertical Text Placeholder 2" svg:x="3.11457in" svg:y="2.98504in" svg:width="4.82047in" svg:height="3.70984in" presentation:class="outline" presentation:placeholder="false">
        <draw:text-box>
          <text:list text:style-name="a993">
            <text:list-item>
              <text:p text:style-name="a992" text:class-names="" text:cond-style-name=""><text:span text:style-name="a991" text:class-names="">Edit Master text styles</text:span></text:p>
            </text:list-item>
          </text:list>
          <text:list text:style-name="a996">
            <text:list-item>
              <text:list text:style-name="a996">
                <text:list-item>
                  <text:p text:style-name="a995" text:class-names="" text:cond-style-name=""><text:span text:style-name="a994" text:class-names="">Second level</text:span></text:p>
                </text:list-item>
              </text:list>
            </text:list-item>
          </text:list>
          <text:list text:style-name="a999">
            <text:list-item>
              <text:list text:style-name="a999">
                <text:list-item>
                  <text:list text:style-name="a999">
                    <text:list-item>
                      <text:p text:style-name="a998" text:class-names="" text:cond-style-name=""><text:span text:style-name="a997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2">
            <text:list-item>
              <text:list text:style-name="a1002">
                <text:list-item>
                  <text:list text:style-name="a1002">
                    <text:list-item>
                      <text:list text:style-name="a1002">
                        <text:list-item>
                          <text:p text:style-name="a1001" text:class-names="" text:cond-style-name=""><text:span text:style-name="a10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6">
            <text:list-item>
              <text:list text:style-name="a1006">
                <text:list-item>
                  <text:list text:style-name="a1006">
                    <text:list-item>
                      <text:list text:style-name="a1006">
                        <text:list-item>
                          <text:list text:style-name="a1006">
                            <text:list-item>
                              <text:p text:style-name="a1005" text:class-names="" text:cond-style-name=""><text:span text:style-name="a1003" text:class-names="">Fifth level</text:span><text:span text:style-name="a10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10" draw:name="Date Placeholder 3" svg:x="0.15669in" svg:y="7.81575in" svg:width="2.56811in" svg:height="0.57008in" presentation:class="date-time" presentation:placeholder="false">
        <draw:text-box>
          <text:p text:style-name="a1009" text:class-names="" text:cond-style-name=""><text:span text:style-name="a1008" text:class-names=""/></text:p>
        </draw:text-box>
        <svg:title/>
        <svg:desc/>
      </draw:frame>
      <draw:frame draw:id="id125" presentation:style-name="a1013" draw:name="Footer Placeholder 4" svg:x="3.77008in" svg:y="7.81575in" svg:width="3.49409in" svg:height="0.57008in" presentation:class="footer" presentation:placeholder="false">
        <draw:text-box>
          <text:p text:style-name="a1012" text:class-names="" text:cond-style-name=""><text:span text:style-name="a1011" text:class-names=""/></text:p>
        </draw:text-box>
        <svg:title/>
        <svg:desc/>
      </draw:frame>
      <draw:frame draw:id="id126" presentation:style-name="a1016" draw:name="Slide Number Placeholder 5" svg:x="8.33504in" svg:y="7.81575in" svg:width="2.56811in" svg:height="0.57008in" presentation:class="page-number" presentation:placeholder="false">
        <draw:text-box>
          <text:p text:style-name="a1015" text:class-names="" text:cond-style-name=""><text:span text:style-name="a1014" text:class-names=""><text:page-number style:num-format="1" text:fixed="false"/></text:span></text:p>
        </draw:text-box>
        <svg:title/>
        <svg:desc/>
      </draw:frame>
      <presentation:notes style:page-layout-name="pageLayout2" draw:style-name="a1033">
        <draw:page-thumbnail svg:x="1.5in" svg:y="0.83583in" svg:width="5.49921in" svg:height="4.12441in" presentation:class="page" draw:id="id5" presentation:style-name="a1017" draw:name="Slide Image Placeholder 1">
          <svg:title/>
          <svg:desc/>
        </draw:page-thumbnail>
        <draw:frame draw:id="id6" presentation:style-name="a1020" draw:name="Notes Placeholder 2" svg:x="0.85in" svg:y="5.2248in" svg:width="6.79961in" svg:height="4.94961in" presentation:class="notes" presentation:placeholder="false">
          <draw:text-box>
            <text:p text:style-name="a1019" text:class-names="" text:cond-style-name=""><text:span text:style-name="a1018" text:class-names=""/></text:p>
          </draw:text-box>
          <svg:title/>
          <svg:desc/>
        </draw:frame>
        <draw:frame draw:id="id7" presentation:style-name="a1023" draw:name="Header Placeholder 3" svg:x="0in" svg:y="0in" svg:width="3.68858in" svg:height="0.54961in" presentation:class="header" presentation:placeholder="false">
          <draw:text-box>
            <text:p text:style-name="a1022" text:class-names="" text:cond-style-name=""><text:span text:style-name="a1021" text:class-names=""/></text:p>
          </draw:text-box>
          <svg:title/>
          <svg:desc/>
        </draw:frame>
        <draw:frame draw:id="id8" presentation:style-name="a1026" draw:name="Date Placeholder 4" svg:x="4.81102in" svg:y="0in" svg:width="3.68858in" svg:height="0.54961in" presentation:class="date-time" presentation:placeholder="false">
          <draw:text-box>
            <text:p text:style-name="a1025" text:class-names="" text:cond-style-name=""><text:span text:style-name="a1024" text:class-names=""/></text:p>
          </draw:text-box>
          <svg:title/>
          <svg:desc/>
        </draw:frame>
        <draw:frame draw:id="id9" presentation:style-name="a1029" draw:name="Footer Placeholder 5" svg:x="0in" svg:y="10.45in" svg:width="3.68858in" svg:height="0.54961in" presentation:class="footer" presentation:placeholder="false">
          <draw:text-box>
            <text:p text:style-name="a1028" text:class-names="" text:cond-style-name=""><text:span text:style-name="a1027" text:class-names=""/></text:p>
          </draw:text-box>
          <svg:title/>
          <svg:desc/>
        </draw:frame>
        <draw:frame draw:id="id10" presentation:style-name="a1032" draw:name="Slide Number Placeholder 6" svg:x="4.81102in" svg:y="10.45in" svg:width="3.68858in" svg:height="0.54961in" presentation:class="page-number" presentation:placeholder="false">
          <draw:text-box>
            <text:p text:style-name="a1031" text:class-names="" text:cond-style-name=""><text:span text:style-name="a10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34">
      <draw:frame draw:id="id127" presentation:style-name="a1038" draw:name="Vertical Title 1" svg:x="6.7309in" svg:y="1.51215in" svg:width="1.20486in" svg:height="5.18229in" presentation:class="title" presentation:placeholder="false">
        <draw:text-box>
          <text:p text:style-name="a1037" text:class-names="" text:cond-style-name=""><text:span text:style-name="a1035" text:class-names="">Click to edit Master title style</text:span><text:span text:style-name="a1036" text:class-names=""/></text:p>
        </draw:text-box>
        <svg:title/>
        <svg:desc/>
      </draw:frame>
      <draw:frame draw:id="id128" presentation:style-name="a1055" draw:name="Vertical Text Placeholder 2" svg:x="3.11458in" svg:y="1.51215in" svg:width="3.44965in" svg:height="5.18229in" presentation:class="outline" presentation:placeholder="false">
        <draw:text-box>
          <text:list text:style-name="a1041">
            <text:list-item>
              <text:p text:style-name="a1040" text:class-names="" text:cond-style-name=""><text:span text:style-name="a1039" text:class-names="">Edit Master text styles</text:span></text:p>
            </text:list-item>
          </text:list>
          <text:list text:style-name="a1044">
            <text:list-item>
              <text:list text:style-name="a1044">
                <text:list-item>
                  <text:p text:style-name="a1043" text:class-names="" text:cond-style-name=""><text:span text:style-name="a1042" text:class-names="">Second level</text:span></text:p>
                </text:list-item>
              </text:list>
            </text:list-item>
          </text:list>
          <text:list text:style-name="a1047">
            <text:list-item>
              <text:list text:style-name="a1047">
                <text:list-item>
                  <text:list text:style-name="a1047">
                    <text:list-item>
                      <text:p text:style-name="a1046" text:class-names="" text:cond-style-name=""><text:span text:style-name="a104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50">
            <text:list-item>
              <text:list text:style-name="a1050">
                <text:list-item>
                  <text:list text:style-name="a1050">
                    <text:list-item>
                      <text:list text:style-name="a1050">
                        <text:list-item>
                          <text:p text:style-name="a1049" text:class-names="" text:cond-style-name=""><text:span text:style-name="a10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4">
            <text:list-item>
              <text:list text:style-name="a1054">
                <text:list-item>
                  <text:list text:style-name="a1054">
                    <text:list-item>
                      <text:list text:style-name="a1054">
                        <text:list-item>
                          <text:list text:style-name="a1054">
                            <text:list-item>
                              <text:p text:style-name="a1053" text:class-names="" text:cond-style-name=""><text:span text:style-name="a1051" text:class-names="">Fifth level</text:span><text:span text:style-name="a10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58" draw:name="Date Placeholder 3" svg:x="0.15669in" svg:y="7.81575in" svg:width="2.56811in" svg:height="0.57008in" presentation:class="date-time" presentation:placeholder="false">
        <draw:text-box>
          <text:p text:style-name="a1057" text:class-names="" text:cond-style-name=""><text:span text:style-name="a1056" text:class-names=""/></text:p>
        </draw:text-box>
        <svg:title/>
        <svg:desc/>
      </draw:frame>
      <draw:frame draw:id="id130" presentation:style-name="a1061" draw:name="Footer Placeholder 4" svg:x="3.77008in" svg:y="7.81575in" svg:width="3.49409in" svg:height="0.57008in" presentation:class="footer" presentation:placeholder="false">
        <draw:text-box>
          <text:p text:style-name="a1060" text:class-names="" text:cond-style-name=""><text:span text:style-name="a1059" text:class-names=""/></text:p>
        </draw:text-box>
        <svg:title/>
        <svg:desc/>
      </draw:frame>
      <draw:frame draw:id="id131" presentation:style-name="a1064" draw:name="Slide Number Placeholder 5" svg:x="8.33504in" svg:y="7.81575in" svg:width="2.56811in" svg:height="0.57008in" presentation:class="page-number" presentation:placeholder="false">
        <draw:text-box>
          <text:p text:style-name="a1063" text:class-names="" text:cond-style-name=""><text:span text:style-name="a1062" text:class-names=""><text:page-number style:num-format="1" text:fixed="false"/></text:span></text:p>
        </draw:text-box>
        <svg:title/>
        <svg:desc/>
      </draw:frame>
      <presentation:notes style:page-layout-name="pageLayout2" draw:style-name="a1081">
        <draw:page-thumbnail svg:x="1.5in" svg:y="0.83583in" svg:width="5.49921in" svg:height="4.12441in" presentation:class="page" draw:id="id5" presentation:style-name="a1065" draw:name="Slide Image Placeholder 1">
          <svg:title/>
          <svg:desc/>
        </draw:page-thumbnail>
        <draw:frame draw:id="id6" presentation:style-name="a1068" draw:name="Notes Placeholder 2" svg:x="0.85in" svg:y="5.2248in" svg:width="6.79961in" svg:height="4.94961in" presentation:class="notes" presentation:placeholder="false">
          <draw:text-box>
            <text:p text:style-name="a1067" text:class-names="" text:cond-style-name=""><text:span text:style-name="a1066" text:class-names=""/></text:p>
          </draw:text-box>
          <svg:title/>
          <svg:desc/>
        </draw:frame>
        <draw:frame draw:id="id7" presentation:style-name="a1071" draw:name="Header Placeholder 3" svg:x="0in" svg:y="0in" svg:width="3.68858in" svg:height="0.54961in" presentation:class="header" presentation:placeholder="false">
          <draw:text-box>
            <text:p text:style-name="a1070" text:class-names="" text:cond-style-name=""><text:span text:style-name="a1069" text:class-names=""/></text:p>
          </draw:text-box>
          <svg:title/>
          <svg:desc/>
        </draw:frame>
        <draw:frame draw:id="id8" presentation:style-name="a1074" draw:name="Date Placeholder 4" svg:x="4.81102in" svg:y="0in" svg:width="3.68858in" svg:height="0.54961in" presentation:class="date-time" presentation:placeholder="false">
          <draw:text-box>
            <text:p text:style-name="a1073" text:class-names="" text:cond-style-name=""><text:span text:style-name="a1072" text:class-names=""/></text:p>
          </draw:text-box>
          <svg:title/>
          <svg:desc/>
        </draw:frame>
        <draw:frame draw:id="id9" presentation:style-name="a1077" draw:name="Footer Placeholder 5" svg:x="0in" svg:y="10.45in" svg:width="3.68858in" svg:height="0.54961in" presentation:class="footer" presentation:placeholder="false">
          <draw:text-box>
            <text:p text:style-name="a1076" text:class-names="" text:cond-style-name=""><text:span text:style-name="a1075" text:class-names=""/></text:p>
          </draw:text-box>
          <svg:title/>
          <svg:desc/>
        </draw:frame>
        <draw:frame draw:id="id10" presentation:style-name="a1080" draw:name="Slide Number Placeholder 6" svg:x="4.81102in" svg:y="10.45in" svg:width="3.68858in" svg:height="0.54961in" presentation:class="page-number" presentation:placeholder="false">
          <draw:text-box>
            <text:p text:style-name="a1079" text:class-names="" text:cond-style-name=""><text:span text:style-name="a10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Focus2" style:page-layout-name="pageLayout1" draw:style-name="a1082">
      <draw:frame draw:id="id132" presentation:style-name="a1085" draw:name="Title Placeholder 1" svg:x="1.93031in" svg:y="0.32953in" svg:width="7.20984in" svg:height="1.38031in" presentation:class="title" presentation:placeholder="false">
        <draw:text-box>
          <text:p text:style-name="a1084" text:class-names="" text:cond-style-name=""><text:span text:style-name="a1083" text:class-names=""/></text:p>
        </draw:text-box>
        <svg:title/>
        <svg:desc/>
      </draw:frame>
      <draw:frame draw:id="id133" presentation:style-name="a1102" draw:name="Text Placeholder 2" svg:x="1.93031in" svg:y="1.93465in" svg:width="7.20984in" svg:height="5.32638in" presentation:class="outline" presentation:placeholder="false">
        <draw:text-box>
          <text:list text:style-name="a1088">
            <text:list-item>
              <text:p text:style-name="a1087" text:class-names="" text:cond-style-name=""><text:span text:style-name="a1086" text:class-names="">Edit Master text styles</text:span></text:p>
            </text:list-item>
          </text:list>
          <text:list text:style-name="a1091">
            <text:list-item>
              <text:list text:style-name="a1091">
                <text:list-item>
                  <text:p text:style-name="a1090" text:class-names="" text:cond-style-name=""><text:span text:style-name="a1089" text:class-names="">Second level</text:span></text:p>
                </text:list-item>
              </text:list>
            </text:list-item>
          </text:list>
          <text:list text:style-name="a1094">
            <text:list-item>
              <text:list text:style-name="a1094">
                <text:list-item>
                  <text:list text:style-name="a1094">
                    <text:list-item>
                      <text:p text:style-name="a1093" text:class-names="" text:cond-style-name=""><text:span text:style-name="a1092" text:class-names="">Third level</text:span></text:p>
                    </text:list-item>
                  </text:list>
                </text:list-item>
              </text:list>
            </text:list-item>
          </text:list>
          <text:list text:style-name="a1097">
            <text:list-item>
              <text:list text:style-name="a1097">
                <text:list-item>
                  <text:list text:style-name="a1097">
                    <text:list-item>
                      <text:list text:style-name="a1097">
                        <text:list-item>
                          <text:p text:style-name="a1096" text:class-names="" text:cond-style-name=""><text:span text:style-name="a10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1">
            <text:list-item>
              <text:list text:style-name="a1101">
                <text:list-item>
                  <text:list text:style-name="a1101">
                    <text:list-item>
                      <text:list text:style-name="a1101">
                        <text:list-item>
                          <text:list text:style-name="a1101">
                            <text:list-item>
                              <text:p text:style-name="a1100" text:class-names="" text:cond-style-name=""><text:span text:style-name="a1098" text:class-names="">Fifth level</text:span><text:span text:style-name="a10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4" presentation:style-name="a1105" draw:name="Date Placeholder 3" svg:x="0.15669in" svg:y="7.81575in" svg:width="2.56811in" svg:height="0.57008in" presentation:class="date-time" presentation:placeholder="false">
        <draw:text-box>
          <text:p text:style-name="a1104" text:class-names="" text:cond-style-name=""><text:span text:style-name="a1103" text:class-names=""/></text:p>
        </draw:text-box>
        <svg:title/>
        <svg:desc/>
      </draw:frame>
      <draw:frame draw:id="id135" presentation:style-name="a1108" draw:name="Footer Placeholder 4" svg:x="3.77008in" svg:y="7.81575in" svg:width="3.49409in" svg:height="0.57008in" presentation:class="footer" presentation:placeholder="false">
        <draw:text-box>
          <text:p text:style-name="a1107" text:class-names="" text:cond-style-name=""><text:span text:style-name="a1106" text:class-names=""/></text:p>
        </draw:text-box>
        <svg:title/>
        <svg:desc/>
      </draw:frame>
      <draw:frame draw:id="id136" presentation:style-name="a1111" draw:name="Slide Number Placeholder 5" svg:x="8.33504in" svg:y="7.81575in" svg:width="2.56811in" svg:height="0.57008in" presentation:class="page-number" presentation:placeholder="false">
        <draw:text-box>
          <text:p text:style-name="a1110" text:class-names="" text:cond-style-name=""><text:span text:style-name="a1109" text:class-names=""><text:page-number style:num-format="1" text:fixed="false"/></text:span></text:p>
        </draw:text-box>
        <svg:title/>
        <svg:desc/>
      </draw:frame>
      <presentation:notes style:page-layout-name="pageLayout2" draw:style-name="a1128">
        <draw:page-thumbnail svg:x="1.5in" svg:y="0.83583in" svg:width="5.49921in" svg:height="4.12441in" presentation:class="page" draw:id="id5" presentation:style-name="a1112" draw:name="Slide Image Placeholder 1">
          <svg:title/>
          <svg:desc/>
        </draw:page-thumbnail>
        <draw:frame draw:id="id6" presentation:style-name="a1115" draw:name="Notes Placeholder 2" svg:x="0.85in" svg:y="5.2248in" svg:width="6.79961in" svg:height="4.94961in" presentation:class="notes" presentation:placeholder="false">
          <draw:text-box>
            <text:p text:style-name="a1114" text:class-names="" text:cond-style-name=""><text:span text:style-name="a1113" text:class-names=""/></text:p>
          </draw:text-box>
          <svg:title/>
          <svg:desc/>
        </draw:frame>
        <draw:frame draw:id="id7" presentation:style-name="a1118" draw:name="Header Placeholder 3" svg:x="0in" svg:y="0in" svg:width="3.68858in" svg:height="0.54961in" presentation:class="header" presentation:placeholder="false">
          <draw:text-box>
            <text:p text:style-name="a1117" text:class-names="" text:cond-style-name=""><text:span text:style-name="a1116" text:class-names=""/></text:p>
          </draw:text-box>
          <svg:title/>
          <svg:desc/>
        </draw:frame>
        <draw:frame draw:id="id8" presentation:style-name="a1121" draw:name="Date Placeholder 4" svg:x="4.81102in" svg:y="0in" svg:width="3.68858in" svg:height="0.54961in" presentation:class="date-time" presentation:placeholder="false">
          <draw:text-box>
            <text:p text:style-name="a1120" text:class-names="" text:cond-style-name=""><text:span text:style-name="a1119" text:class-names=""/></text:p>
          </draw:text-box>
          <svg:title/>
          <svg:desc/>
        </draw:frame>
        <draw:frame draw:id="id9" presentation:style-name="a1124" draw:name="Footer Placeholder 5" svg:x="0in" svg:y="10.45in" svg:width="3.68858in" svg:height="0.54961in" presentation:class="footer" presentation:placeholder="false">
          <draw:text-box>
            <text:p text:style-name="a1123" text:class-names="" text:cond-style-name=""><text:span text:style-name="a1122" text:class-names=""/></text:p>
          </draw:text-box>
          <svg:title/>
          <svg:desc/>
        </draw:frame>
        <draw:frame draw:id="id10" presentation:style-name="a1127" draw:name="Slide Number Placeholder 6" svg:x="4.81102in" svg:y="10.45in" svg:width="3.68858in" svg:height="0.54961in" presentation:class="page-number" presentation:placeholder="false">
          <draw:text-box>
            <text:p text:style-name="a1126" text:class-names="" text:cond-style-name=""><text:span text:style-name="a11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Title-Slide" style:page-layout-name="pageLayout1" draw:style-name="a1129">
      <draw:frame draw:id="id137" presentation:style-name="a1133" draw:name="Title 1" svg:x="1.37847in" svg:y="1.35243in" svg:width="8.26736in" svg:height="2.87847in" presentation:class="title" presentation:placeholder="false">
        <draw:text-box>
          <text:p text:style-name="a1132" text:class-names="" text:cond-style-name=""><text:span text:style-name="a1130" text:class-names="">Click to edit Master title style</text:span><text:span text:style-name="a1131" text:class-names=""/></text:p>
        </draw:text-box>
        <svg:title/>
        <svg:desc/>
      </draw:frame>
      <draw:frame draw:id="id138" presentation:style-name="a1137" draw:name="Subtitle 2" svg:x="1.37847in" svg:y="4.34201in" svg:width="8.26736in" svg:height="1.99653in" presentation:class="subtitle" presentation:placeholder="false">
        <draw:text-box>
          <text:p text:style-name="a1136" text:class-names="" text:cond-style-name=""><text:span text:style-name="a1134" text:class-names="">Click to edit Master subtitle style</text:span><text:span text:style-name="a1135" text:class-names=""/></text:p>
        </draw:text-box>
        <svg:title/>
        <svg:desc/>
      </draw:frame>
      <draw:frame draw:id="id139" presentation:style-name="a1140" draw:name="Date Placeholder 3" svg:x="0.15669in" svg:y="7.81575in" svg:width="2.56811in" svg:height="0.57008in" presentation:class="date-time" presentation:placeholder="false">
        <draw:text-box>
          <text:p text:style-name="a1139" text:class-names="" text:cond-style-name=""><text:span text:style-name="a1138" text:class-names=""/></text:p>
        </draw:text-box>
        <svg:title/>
        <svg:desc/>
      </draw:frame>
      <draw:frame draw:id="id140" presentation:style-name="a1143" draw:name="Footer Placeholder 4" svg:x="3.77008in" svg:y="7.81575in" svg:width="3.49409in" svg:height="0.57008in" presentation:class="footer" presentation:placeholder="false">
        <draw:text-box>
          <text:p text:style-name="a1142" text:class-names="" text:cond-style-name=""><text:span text:style-name="a1141" text:class-names=""/></text:p>
        </draw:text-box>
        <svg:title/>
        <svg:desc/>
      </draw:frame>
      <draw:frame draw:id="id141" presentation:style-name="a1146" draw:name="Slide Number Placeholder 5" svg:x="8.33504in" svg:y="7.81575in" svg:width="2.56811in" svg:height="0.57008in" presentation:class="page-number" presentation:placeholder="false">
        <draw:text-box>
          <text:p text:style-name="a1145" text:class-names="" text:cond-style-name=""><text:span text:style-name="a1144" text:class-names=""><text:page-number style:num-format="1" text:fixed="false"/></text:span></text:p>
        </draw:text-box>
        <svg:title/>
        <svg:desc/>
      </draw:frame>
      <presentation:notes style:page-layout-name="pageLayout2" draw:style-name="a1163">
        <draw:page-thumbnail svg:x="1.5in" svg:y="0.83583in" svg:width="5.49921in" svg:height="4.12441in" presentation:class="page" draw:id="id5" presentation:style-name="a1147" draw:name="Slide Image Placeholder 1">
          <svg:title/>
          <svg:desc/>
        </draw:page-thumbnail>
        <draw:frame draw:id="id6" presentation:style-name="a1150" draw:name="Notes Placeholder 2" svg:x="0.85in" svg:y="5.2248in" svg:width="6.79961in" svg:height="4.94961in" presentation:class="notes" presentation:placeholder="false">
          <draw:text-box>
            <text:p text:style-name="a1149" text:class-names="" text:cond-style-name=""><text:span text:style-name="a1148" text:class-names=""/></text:p>
          </draw:text-box>
          <svg:title/>
          <svg:desc/>
        </draw:frame>
        <draw:frame draw:id="id7" presentation:style-name="a1153" draw:name="Header Placeholder 3" svg:x="0in" svg:y="0in" svg:width="3.68858in" svg:height="0.54961in" presentation:class="header" presentation:placeholder="false">
          <draw:text-box>
            <text:p text:style-name="a1152" text:class-names="" text:cond-style-name=""><text:span text:style-name="a1151" text:class-names=""/></text:p>
          </draw:text-box>
          <svg:title/>
          <svg:desc/>
        </draw:frame>
        <draw:frame draw:id="id8" presentation:style-name="a1156" draw:name="Date Placeholder 4" svg:x="4.81102in" svg:y="0in" svg:width="3.68858in" svg:height="0.54961in" presentation:class="date-time" presentation:placeholder="false">
          <draw:text-box>
            <text:p text:style-name="a1155" text:class-names="" text:cond-style-name=""><text:span text:style-name="a1154" text:class-names=""/></text:p>
          </draw:text-box>
          <svg:title/>
          <svg:desc/>
        </draw:frame>
        <draw:frame draw:id="id9" presentation:style-name="a1159" draw:name="Footer Placeholder 5" svg:x="0in" svg:y="10.45in" svg:width="3.68858in" svg:height="0.54961in" presentation:class="footer" presentation:placeholder="false">
          <draw:text-box>
            <text:p text:style-name="a1158" text:class-names="" text:cond-style-name=""><text:span text:style-name="a1157" text:class-names=""/></text:p>
          </draw:text-box>
          <svg:title/>
          <svg:desc/>
        </draw:frame>
        <draw:frame draw:id="id10" presentation:style-name="a1162" draw:name="Slide Number Placeholder 6" svg:x="4.81102in" svg:y="10.45in" svg:width="3.68858in" svg:height="0.54961in" presentation:class="page-number" presentation:placeholder="false">
          <draw:text-box>
            <text:p text:style-name="a1161" text:class-names="" text:cond-style-name=""><text:span text:style-name="a11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le-and-Content" style:page-layout-name="pageLayout1" draw:style-name="a1164">
      <draw:frame draw:id="id142" presentation:style-name="a1168" draw:name="Title 1" svg:x="1.93031in" svg:y="0.32953in" svg:width="7.20984in" svg:height="1.38031in" presentation:class="title" presentation:placeholder="false">
        <draw:text-box>
          <text:p text:style-name="a1167" text:class-names="" text:cond-style-name=""><text:span text:style-name="a1165" text:class-names="">Click to edit Master title style</text:span><text:span text:style-name="a1166" text:class-names=""/></text:p>
        </draw:text-box>
        <svg:title/>
        <svg:desc/>
      </draw:frame>
      <draw:frame draw:id="id143" presentation:style-name="a1184" draw:name="Content Placeholder 2" svg:x="1.93031in" svg:y="1.93465in" svg:width="7.20984in" svg:height="5.32638in" presentation:class="object" presentation:placeholder="false">
        <draw:text-box>
          <text:p text:style-name="a1170" text:class-names="" text:cond-style-name=""><text:span text:style-name="a1169" text:class-names="">Edit Master text styles</text:span></text:p>
          <text:list text:style-name="a1173">
            <text:list-item>
              <text:list text:style-name="a1173">
                <text:list-item>
                  <text:p text:style-name="a1172" text:class-names="" text:cond-style-name=""><text:span text:style-name="a1171" text:class-names="">Second level</text:span></text:p>
                </text:list-item>
              </text:list>
            </text:list-item>
          </text:list>
          <text:list text:style-name="a1176">
            <text:list-item>
              <text:list text:style-name="a1176">
                <text:list-item>
                  <text:list text:style-name="a1176">
                    <text:list-item>
                      <text:p text:style-name="a1175" text:class-names="" text:cond-style-name=""><text:span text:style-name="a1174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9">
            <text:list-item>
              <text:list text:style-name="a1179">
                <text:list-item>
                  <text:list text:style-name="a1179">
                    <text:list-item>
                      <text:list text:style-name="a1179">
                        <text:list-item>
                          <text:p text:style-name="a1178" text:class-names="" text:cond-style-name=""><text:span text:style-name="a11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3">
            <text:list-item>
              <text:list text:style-name="a1183">
                <text:list-item>
                  <text:list text:style-name="a1183">
                    <text:list-item>
                      <text:list text:style-name="a1183">
                        <text:list-item>
                          <text:list text:style-name="a1183">
                            <text:list-item>
                              <text:p text:style-name="a1182" text:class-names="" text:cond-style-name=""><text:span text:style-name="a1180" text:class-names="">Fifth level</text:span><text:span text:style-name="a1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1187" draw:name="Date Placeholder 3" svg:x="0.15669in" svg:y="7.81575in" svg:width="2.56811in" svg:height="0.57008in" presentation:class="date-time" presentation:placeholder="false">
        <draw:text-box>
          <text:p text:style-name="a1186" text:class-names="" text:cond-style-name=""><text:span text:style-name="a1185" text:class-names=""/></text:p>
        </draw:text-box>
        <svg:title/>
        <svg:desc/>
      </draw:frame>
      <draw:frame draw:id="id145" presentation:style-name="a1190" draw:name="Footer Placeholder 4" svg:x="3.77008in" svg:y="7.81575in" svg:width="3.49409in" svg:height="0.57008in" presentation:class="footer" presentation:placeholder="false">
        <draw:text-box>
          <text:p text:style-name="a1189" text:class-names="" text:cond-style-name=""><text:span text:style-name="a1188" text:class-names=""/></text:p>
        </draw:text-box>
        <svg:title/>
        <svg:desc/>
      </draw:frame>
      <draw:frame draw:id="id146" presentation:style-name="a1193" draw:name="Slide Number Placeholder 5" svg:x="8.33504in" svg:y="7.81575in" svg:width="2.56811in" svg:height="0.57008in" presentation:class="page-number" presentation:placeholder="false">
        <draw:text-box>
          <text:p text:style-name="a1192" text:class-names="" text:cond-style-name=""><text:span text:style-name="a1191" text:class-names=""><text:page-number style:num-format="1" text:fixed="false"/></text:span></text:p>
        </draw:text-box>
        <svg:title/>
        <svg:desc/>
      </draw:frame>
      <presentation:notes style:page-layout-name="pageLayout2" draw:style-name="a1210">
        <draw:page-thumbnail svg:x="1.5in" svg:y="0.83583in" svg:width="5.49921in" svg:height="4.12441in" presentation:class="page" draw:id="id5" presentation:style-name="a1194" draw:name="Slide Image Placeholder 1">
          <svg:title/>
          <svg:desc/>
        </draw:page-thumbnail>
        <draw:frame draw:id="id6" presentation:style-name="a1197" draw:name="Notes Placeholder 2" svg:x="0.85in" svg:y="5.2248in" svg:width="6.79961in" svg:height="4.94961in" presentation:class="notes" presentation:placeholder="false">
          <draw:text-box>
            <text:p text:style-name="a1196" text:class-names="" text:cond-style-name=""><text:span text:style-name="a1195" text:class-names=""/></text:p>
          </draw:text-box>
          <svg:title/>
          <svg:desc/>
        </draw:frame>
        <draw:frame draw:id="id7" presentation:style-name="a1200" draw:name="Header Placeholder 3" svg:x="0in" svg:y="0in" svg:width="3.68858in" svg:height="0.54961in" presentation:class="header" presentation:placeholder="false">
          <draw:text-box>
            <text:p text:style-name="a1199" text:class-names="" text:cond-style-name=""><text:span text:style-name="a1198" text:class-names=""/></text:p>
          </draw:text-box>
          <svg:title/>
          <svg:desc/>
        </draw:frame>
        <draw:frame draw:id="id8" presentation:style-name="a1203" draw:name="Date Placeholder 4" svg:x="4.81102in" svg:y="0in" svg:width="3.68858in" svg:height="0.54961in" presentation:class="date-time" presentation:placeholder="false">
          <draw:text-box>
            <text:p text:style-name="a1202" text:class-names="" text:cond-style-name=""><text:span text:style-name="a1201" text:class-names=""/></text:p>
          </draw:text-box>
          <svg:title/>
          <svg:desc/>
        </draw:frame>
        <draw:frame draw:id="id9" presentation:style-name="a1206" draw:name="Footer Placeholder 5" svg:x="0in" svg:y="10.45in" svg:width="3.68858in" svg:height="0.54961in" presentation:class="footer" presentation:placeholder="false">
          <draw:text-box>
            <text:p text:style-name="a1205" text:class-names="" text:cond-style-name=""><text:span text:style-name="a1204" text:class-names=""/></text:p>
          </draw:text-box>
          <svg:title/>
          <svg:desc/>
        </draw:frame>
        <draw:frame draw:id="id10" presentation:style-name="a1209" draw:name="Slide Number Placeholder 6" svg:x="4.81102in" svg:y="10.45in" svg:width="3.68858in" svg:height="0.54961in" presentation:class="page-number" presentation:placeholder="false">
          <draw:text-box>
            <text:p text:style-name="a1208" text:class-names="" text:cond-style-name=""><text:span text:style-name="a12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Section-Header" style:page-layout-name="pageLayout1" draw:style-name="a1211">
      <draw:frame draw:id="id147" presentation:style-name="a1215" draw:name="Title 1" svg:x="0.75174in" svg:y="2.06076in" svg:width="9.50868in" svg:height="3.43924in" presentation:class="title" presentation:placeholder="false">
        <draw:text-box>
          <text:p text:style-name="a1214" text:class-names="" text:cond-style-name=""><text:span text:style-name="a1212" text:class-names="">Click to edit Master title style</text:span><text:span text:style-name="a1213" text:class-names=""/></text:p>
        </draw:text-box>
        <svg:title/>
        <svg:desc/>
      </draw:frame>
      <draw:frame draw:id="id148" presentation:style-name="a1219" draw:name="Text Placeholder 2" svg:x="0.75174in" svg:y="5.53299in" svg:width="9.50868in" svg:height="1.80729in" presentation:class="outline" presentation:placeholder="false">
        <draw:text-box>
          <text:list text:style-name="a1218">
            <text:list-item>
              <text:p text:style-name="a1217" text:class-names="" text:cond-style-name=""><text:span text:style-name="a1216" text:class-names="">Edit Master text styles</text:span></text:p>
            </text:list-item>
          </text:list>
        </draw:text-box>
        <svg:title/>
        <svg:desc/>
      </draw:frame>
      <draw:frame draw:id="id149" presentation:style-name="a1222" draw:name="Date Placeholder 3" svg:x="0.15669in" svg:y="7.81575in" svg:width="2.56811in" svg:height="0.57008in" presentation:class="date-time" presentation:placeholder="false">
        <draw:text-box>
          <text:p text:style-name="a1221" text:class-names="" text:cond-style-name=""><text:span text:style-name="a1220" text:class-names=""/></text:p>
        </draw:text-box>
        <svg:title/>
        <svg:desc/>
      </draw:frame>
      <draw:frame draw:id="id150" presentation:style-name="a1225" draw:name="Footer Placeholder 4" svg:x="3.77008in" svg:y="7.81575in" svg:width="3.49409in" svg:height="0.57008in" presentation:class="footer" presentation:placeholder="false">
        <draw:text-box>
          <text:p text:style-name="a1224" text:class-names="" text:cond-style-name=""><text:span text:style-name="a1223" text:class-names=""/></text:p>
        </draw:text-box>
        <svg:title/>
        <svg:desc/>
      </draw:frame>
      <draw:frame draw:id="id151" presentation:style-name="a1228" draw:name="Slide Number Placeholder 5" svg:x="8.33504in" svg:y="7.81575in" svg:width="2.56811in" svg:height="0.57008in" presentation:class="page-number" presentation:placeholder="false">
        <draw:text-box>
          <text:p text:style-name="a1227" text:class-names="" text:cond-style-name=""><text:span text:style-name="a1226" text:class-names=""><text:page-number style:num-format="1" text:fixed="false"/></text:span></text:p>
        </draw:text-box>
        <svg:title/>
        <svg:desc/>
      </draw:frame>
      <presentation:notes style:page-layout-name="pageLayout2" draw:style-name="a1245">
        <draw:page-thumbnail svg:x="1.5in" svg:y="0.83583in" svg:width="5.49921in" svg:height="4.12441in" presentation:class="page" draw:id="id5" presentation:style-name="a1229" draw:name="Slide Image Placeholder 1">
          <svg:title/>
          <svg:desc/>
        </draw:page-thumbnail>
        <draw:frame draw:id="id6" presentation:style-name="a1232" draw:name="Notes Placeholder 2" svg:x="0.85in" svg:y="5.2248in" svg:width="6.79961in" svg:height="4.94961in" presentation:class="notes" presentation:placeholder="false">
          <draw:text-box>
            <text:p text:style-name="a1231" text:class-names="" text:cond-style-name=""><text:span text:style-name="a1230" text:class-names=""/></text:p>
          </draw:text-box>
          <svg:title/>
          <svg:desc/>
        </draw:frame>
        <draw:frame draw:id="id7" presentation:style-name="a1235" draw:name="Header Placeholder 3" svg:x="0in" svg:y="0in" svg:width="3.68858in" svg:height="0.54961in" presentation:class="header" presentation:placeholder="false">
          <draw:text-box>
            <text:p text:style-name="a1234" text:class-names="" text:cond-style-name=""><text:span text:style-name="a1233" text:class-names=""/></text:p>
          </draw:text-box>
          <svg:title/>
          <svg:desc/>
        </draw:frame>
        <draw:frame draw:id="id8" presentation:style-name="a1238" draw:name="Date Placeholder 4" svg:x="4.81102in" svg:y="0in" svg:width="3.68858in" svg:height="0.54961in" presentation:class="date-time" presentation:placeholder="false">
          <draw:text-box>
            <text:p text:style-name="a1237" text:class-names="" text:cond-style-name=""><text:span text:style-name="a1236" text:class-names=""/></text:p>
          </draw:text-box>
          <svg:title/>
          <svg:desc/>
        </draw:frame>
        <draw:frame draw:id="id9" presentation:style-name="a1241" draw:name="Footer Placeholder 5" svg:x="0in" svg:y="10.45in" svg:width="3.68858in" svg:height="0.54961in" presentation:class="footer" presentation:placeholder="false">
          <draw:text-box>
            <text:p text:style-name="a1240" text:class-names="" text:cond-style-name=""><text:span text:style-name="a1239" text:class-names=""/></text:p>
          </draw:text-box>
          <svg:title/>
          <svg:desc/>
        </draw:frame>
        <draw:frame draw:id="id10" presentation:style-name="a1244" draw:name="Slide Number Placeholder 6" svg:x="4.81102in" svg:y="10.45in" svg:width="3.68858in" svg:height="0.54961in" presentation:class="page-number" presentation:placeholder="false">
          <draw:text-box>
            <text:p text:style-name="a1243" text:class-names="" text:cond-style-name=""><text:span text:style-name="a12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Two-Content" style:page-layout-name="pageLayout1" draw:style-name="a1246">
      <draw:frame draw:id="id152" presentation:style-name="a1250" draw:name="Title 1" svg:x="1.93031in" svg:y="0.32953in" svg:width="7.20984in" svg:height="1.38031in" presentation:class="title" presentation:placeholder="false">
        <draw:text-box>
          <text:p text:style-name="a1249" text:class-names="" text:cond-style-name=""><text:span text:style-name="a1247" text:class-names="">Click to edit Master title style</text:span><text:span text:style-name="a1248" text:class-names=""/></text:p>
        </draw:text-box>
        <svg:title/>
        <svg:desc/>
      </draw:frame>
      <draw:frame draw:id="id153" presentation:style-name="a1266" draw:name="Content Placeholder 2" svg:x="1.93056in" svg:y="1.93403in" svg:width="3.52083in" svg:height="5.32639in" presentation:class="object" presentation:placeholder="false">
        <draw:text-box>
          <text:p text:style-name="a1252" text:class-names="" text:cond-style-name=""><text:span text:style-name="a1251" text:class-names="">Edit Master text styles</text:span></text:p>
          <text:list text:style-name="a1255">
            <text:list-item>
              <text:list text:style-name="a1255">
                <text:list-item>
                  <text:p text:style-name="a1254" text:class-names="" text:cond-style-name=""><text:span text:style-name="a1253" text:class-names="">Second level</text:span></text:p>
                </text:list-item>
              </text:list>
            </text:list-item>
          </text:list>
          <text:list text:style-name="a1258">
            <text:list-item>
              <text:list text:style-name="a1258">
                <text:list-item>
                  <text:list text:style-name="a1258">
                    <text:list-item>
                      <text:p text:style-name="a1257" text:class-names="" text:cond-style-name=""><text:span text:style-name="a1256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1">
            <text:list-item>
              <text:list text:style-name="a1261">
                <text:list-item>
                  <text:list text:style-name="a1261">
                    <text:list-item>
                      <text:list text:style-name="a1261">
                        <text:list-item>
                          <text:p text:style-name="a1260" text:class-names="" text:cond-style-name=""><text:span text:style-name="a12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65">
            <text:list-item>
              <text:list text:style-name="a1265">
                <text:list-item>
                  <text:list text:style-name="a1265">
                    <text:list-item>
                      <text:list text:style-name="a1265">
                        <text:list-item>
                          <text:list text:style-name="a1265">
                            <text:list-item>
                              <text:p text:style-name="a1264" text:class-names="" text:cond-style-name=""><text:span text:style-name="a1262" text:class-names="">Fifth level</text:span><text:span text:style-name="a12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1282" draw:name="Content Placeholder 3" svg:x="5.61806in" svg:y="1.93403in" svg:width="3.52257in" svg:height="5.32639in" presentation:class="object" presentation:placeholder="false">
        <draw:text-box>
          <text:p text:style-name="a1268" text:class-names="" text:cond-style-name=""><text:span text:style-name="a1267" text:class-names="">Edit Master text styles</text:span></text:p>
          <text:list text:style-name="a1271">
            <text:list-item>
              <text:list text:style-name="a1271">
                <text:list-item>
                  <text:p text:style-name="a1270" text:class-names="" text:cond-style-name=""><text:span text:style-name="a1269" text:class-names="">Second level</text:span></text:p>
                </text:list-item>
              </text:list>
            </text:list-item>
          </text:list>
          <text:list text:style-name="a1274">
            <text:list-item>
              <text:list text:style-name="a1274">
                <text:list-item>
                  <text:list text:style-name="a1274">
                    <text:list-item>
                      <text:p text:style-name="a1273" text:class-names="" text:cond-style-name=""><text:span text:style-name="a1272" text:class-names="">Third level</text:span></text:p>
                    </text:list-item>
                  </text:list>
                </text:list-item>
              </text:list>
            </text:list-item>
          </text:list>
          <text:list text:style-name="a1277">
            <text:list-item>
              <text:list text:style-name="a1277">
                <text:list-item>
                  <text:list text:style-name="a1277">
                    <text:list-item>
                      <text:list text:style-name="a1277">
                        <text:list-item>
                          <text:p text:style-name="a1276" text:class-names="" text:cond-style-name=""><text:span text:style-name="a12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81">
            <text:list-item>
              <text:list text:style-name="a1281">
                <text:list-item>
                  <text:list text:style-name="a1281">
                    <text:list-item>
                      <text:list text:style-name="a1281">
                        <text:list-item>
                          <text:list text:style-name="a1281">
                            <text:list-item>
                              <text:p text:style-name="a1280" text:class-names="" text:cond-style-name=""><text:span text:style-name="a1278" text:class-names="">Fifth level</text:span><text:span text:style-name="a12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5" presentation:style-name="a1285" draw:name="Date Placeholder 4" svg:x="0.15669in" svg:y="7.81575in" svg:width="2.56811in" svg:height="0.57008in" presentation:class="date-time" presentation:placeholder="false">
        <draw:text-box>
          <text:p text:style-name="a1284" text:class-names="" text:cond-style-name=""><text:span text:style-name="a1283" text:class-names=""/></text:p>
        </draw:text-box>
        <svg:title/>
        <svg:desc/>
      </draw:frame>
      <draw:frame draw:id="id156" presentation:style-name="a1288" draw:name="Footer Placeholder 5" svg:x="3.77008in" svg:y="7.81575in" svg:width="3.49409in" svg:height="0.57008in" presentation:class="footer" presentation:placeholder="false">
        <draw:text-box>
          <text:p text:style-name="a1287" text:class-names="" text:cond-style-name=""><text:span text:style-name="a1286" text:class-names=""/></text:p>
        </draw:text-box>
        <svg:title/>
        <svg:desc/>
      </draw:frame>
      <draw:frame draw:id="id157" presentation:style-name="a1291" draw:name="Slide Number Placeholder 6" svg:x="8.33504in" svg:y="7.81575in" svg:width="2.56811in" svg:height="0.57008in" presentation:class="page-number" presentation:placeholder="false">
        <draw:text-box>
          <text:p text:style-name="a1290" text:class-names="" text:cond-style-name=""><text:span text:style-name="a1289" text:class-names=""><text:page-number style:num-format="1" text:fixed="false"/></text:span></text:p>
        </draw:text-box>
        <svg:title/>
        <svg:desc/>
      </draw:frame>
      <presentation:notes style:page-layout-name="pageLayout2" draw:style-name="a1308">
        <draw:page-thumbnail svg:x="1.5in" svg:y="0.83583in" svg:width="5.49921in" svg:height="4.12441in" presentation:class="page" draw:id="id5" presentation:style-name="a1292" draw:name="Slide Image Placeholder 1">
          <svg:title/>
          <svg:desc/>
        </draw:page-thumbnail>
        <draw:frame draw:id="id6" presentation:style-name="a1295" draw:name="Notes Placeholder 2" svg:x="0.85in" svg:y="5.2248in" svg:width="6.79961in" svg:height="4.94961in" presentation:class="notes" presentation:placeholder="false">
          <draw:text-box>
            <text:p text:style-name="a1294" text:class-names="" text:cond-style-name=""><text:span text:style-name="a1293" text:class-names=""/></text:p>
          </draw:text-box>
          <svg:title/>
          <svg:desc/>
        </draw:frame>
        <draw:frame draw:id="id7" presentation:style-name="a1298" draw:name="Header Placeholder 3" svg:x="0in" svg:y="0in" svg:width="3.68858in" svg:height="0.54961in" presentation:class="header" presentation:placeholder="false">
          <draw:text-box>
            <text:p text:style-name="a1297" text:class-names="" text:cond-style-name=""><text:span text:style-name="a1296" text:class-names=""/></text:p>
          </draw:text-box>
          <svg:title/>
          <svg:desc/>
        </draw:frame>
        <draw:frame draw:id="id8" presentation:style-name="a1301" draw:name="Date Placeholder 4" svg:x="4.81102in" svg:y="0in" svg:width="3.68858in" svg:height="0.54961in" presentation:class="date-time" presentation:placeholder="false">
          <draw:text-box>
            <text:p text:style-name="a1300" text:class-names="" text:cond-style-name=""><text:span text:style-name="a1299" text:class-names=""/></text:p>
          </draw:text-box>
          <svg:title/>
          <svg:desc/>
        </draw:frame>
        <draw:frame draw:id="id9" presentation:style-name="a1304" draw:name="Footer Placeholder 5" svg:x="0in" svg:y="10.45in" svg:width="3.68858in" svg:height="0.54961in" presentation:class="footer" presentation:placeholder="false">
          <draw:text-box>
            <text:p text:style-name="a1303" text:class-names="" text:cond-style-name=""><text:span text:style-name="a1302" text:class-names=""/></text:p>
          </draw:text-box>
          <svg:title/>
          <svg:desc/>
        </draw:frame>
        <draw:frame draw:id="id10" presentation:style-name="a1307" draw:name="Slide Number Placeholder 6" svg:x="4.81102in" svg:y="10.45in" svg:width="3.68858in" svg:height="0.54961in" presentation:class="page-number" presentation:placeholder="false">
          <draw:text-box>
            <text:p text:style-name="a1306" text:class-names="" text:cond-style-name=""><text:span text:style-name="a1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mparison" style:page-layout-name="pageLayout1" draw:style-name="a1309">
      <draw:frame draw:id="id158" presentation:style-name="a1313" draw:name="Title 1" svg:x="0.75868in" svg:y="0.44097in" svg:width="9.50868in" svg:height="1.59722in" presentation:class="title" presentation:placeholder="false">
        <draw:text-box>
          <text:p text:style-name="a1312" text:class-names="" text:cond-style-name=""><text:span text:style-name="a1310" text:class-names="">Click to edit Master title style</text:span><text:span text:style-name="a1311" text:class-names=""/></text:p>
        </draw:text-box>
        <svg:title/>
        <svg:desc/>
      </draw:frame>
      <draw:frame draw:id="id159" presentation:style-name="a1317" draw:name="Text Placeholder 2" svg:x="0.75868in" svg:y="2.02604in" svg:width="4.66493in" svg:height="0.99306in" presentation:class="outline" presentation:placeholder="false">
        <draw:text-box>
          <text:list text:style-name="a1316">
            <text:list-item>
              <text:p text:style-name="a1315" text:class-names="" text:cond-style-name=""><text:span text:style-name="a1314" text:class-names="">Edit Master text styles</text:span></text:p>
            </text:list-item>
          </text:list>
        </draw:text-box>
        <svg:title/>
        <svg:desc/>
      </draw:frame>
      <draw:frame draw:id="id160" presentation:style-name="a1333" draw:name="Content Placeholder 3" svg:x="0.75868in" svg:y="3.0191in" svg:width="4.66493in" svg:height="4.44271in" presentation:class="object" presentation:placeholder="false">
        <draw:text-box>
          <text:p text:style-name="a1319" text:class-names="" text:cond-style-name=""><text:span text:style-name="a1318" text:class-names="">Edit Master text styles</text:span></text:p>
          <text:list text:style-name="a1322">
            <text:list-item>
              <text:list text:style-name="a1322">
                <text:list-item>
                  <text:p text:style-name="a1321" text:class-names="" text:cond-style-name=""><text:span text:style-name="a1320" text:class-names="">Second level</text:span></text:p>
                </text:list-item>
              </text:list>
            </text:list-item>
          </text:list>
          <text:list text:style-name="a1325">
            <text:list-item>
              <text:list text:style-name="a1325">
                <text:list-item>
                  <text:list text:style-name="a1325">
                    <text:list-item>
                      <text:p text:style-name="a1324" text:class-names="" text:cond-style-name=""><text:span text:style-name="a1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8">
            <text:list-item>
              <text:list text:style-name="a1328">
                <text:list-item>
                  <text:list text:style-name="a1328">
                    <text:list-item>
                      <text:list text:style-name="a1328">
                        <text:list-item>
                          <text:p text:style-name="a1327" text:class-names="" text:cond-style-name=""><text:span text:style-name="a1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2">
            <text:list-item>
              <text:list text:style-name="a1332">
                <text:list-item>
                  <text:list text:style-name="a1332">
                    <text:list-item>
                      <text:list text:style-name="a1332">
                        <text:list-item>
                          <text:list text:style-name="a1332">
                            <text:list-item>
                              <text:p text:style-name="a1331" text:class-names="" text:cond-style-name=""><text:span text:style-name="a1329" text:class-names="">Fifth level</text:span><text:span text:style-name="a1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1337" draw:name="Text Placeholder 4" svg:x="5.5816in" svg:y="2.02604in" svg:width="4.68576in" svg:height="0.99306in" presentation:class="outline" presentation:placeholder="false">
        <draw:text-box>
          <text:list text:style-name="a1336">
            <text:list-item>
              <text:p text:style-name="a1335" text:class-names="" text:cond-style-name=""><text:span text:style-name="a1334" text:class-names="">Edit Master text styles</text:span></text:p>
            </text:list-item>
          </text:list>
        </draw:text-box>
        <svg:title/>
        <svg:desc/>
      </draw:frame>
      <draw:frame draw:id="id162" presentation:style-name="a1353" draw:name="Content Placeholder 5" svg:x="5.5816in" svg:y="3.0191in" svg:width="4.68576in" svg:height="4.44271in" presentation:class="object" presentation:placeholder="false">
        <draw:text-box>
          <text:p text:style-name="a1339" text:class-names="" text:cond-style-name=""><text:span text:style-name="a1338" text:class-names="">Edit Master text styles</text:span></text:p>
          <text:list text:style-name="a1342">
            <text:list-item>
              <text:list text:style-name="a1342">
                <text:list-item>
                  <text:p text:style-name="a1341" text:class-names="" text:cond-style-name=""><text:span text:style-name="a1340" text:class-names="">Second level</text:span></text:p>
                </text:list-item>
              </text:list>
            </text:list-item>
          </text:list>
          <text:list text:style-name="a1345">
            <text:list-item>
              <text:list text:style-name="a1345">
                <text:list-item>
                  <text:list text:style-name="a1345">
                    <text:list-item>
                      <text:p text:style-name="a1344" text:class-names="" text:cond-style-name=""><text:span text:style-name="a13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8">
            <text:list-item>
              <text:list text:style-name="a1348">
                <text:list-item>
                  <text:list text:style-name="a1348">
                    <text:list-item>
                      <text:list text:style-name="a1348">
                        <text:list-item>
                          <text:p text:style-name="a1347" text:class-names="" text:cond-style-name=""><text:span text:style-name="a13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2">
            <text:list-item>
              <text:list text:style-name="a1352">
                <text:list-item>
                  <text:list text:style-name="a1352">
                    <text:list-item>
                      <text:list text:style-name="a1352">
                        <text:list-item>
                          <text:list text:style-name="a1352">
                            <text:list-item>
                              <text:p text:style-name="a1351" text:class-names="" text:cond-style-name=""><text:span text:style-name="a1349" text:class-names="">Fifth level</text:span><text:span text:style-name="a13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3" presentation:style-name="a1356" draw:name="Date Placeholder 6" svg:x="0.15669in" svg:y="7.81575in" svg:width="2.56811in" svg:height="0.57008in" presentation:class="date-time" presentation:placeholder="false">
        <draw:text-box>
          <text:p text:style-name="a1355" text:class-names="" text:cond-style-name=""><text:span text:style-name="a1354" text:class-names=""/></text:p>
        </draw:text-box>
        <svg:title/>
        <svg:desc/>
      </draw:frame>
      <draw:frame draw:id="id164" presentation:style-name="a1359" draw:name="Footer Placeholder 7" svg:x="3.77008in" svg:y="7.81575in" svg:width="3.49409in" svg:height="0.57008in" presentation:class="footer" presentation:placeholder="false">
        <draw:text-box>
          <text:p text:style-name="a1358" text:class-names="" text:cond-style-name=""><text:span text:style-name="a1357" text:class-names=""/></text:p>
        </draw:text-box>
        <svg:title/>
        <svg:desc/>
      </draw:frame>
      <draw:frame draw:id="id165" presentation:style-name="a1362" draw:name="Slide Number Placeholder 8" svg:x="8.33504in" svg:y="7.81575in" svg:width="2.56811in" svg:height="0.57008in" presentation:class="page-number" presentation:placeholder="false">
        <draw:text-box>
          <text:p text:style-name="a1361" text:class-names="" text:cond-style-name=""><text:span text:style-name="a1360" text:class-names=""><text:page-number style:num-format="1" text:fixed="false"/></text:span></text:p>
        </draw:text-box>
        <svg:title/>
        <svg:desc/>
      </draw:frame>
      <presentation:notes style:page-layout-name="pageLayout2" draw:style-name="a1379">
        <draw:page-thumbnail svg:x="1.5in" svg:y="0.83583in" svg:width="5.49921in" svg:height="4.12441in" presentation:class="page" draw:id="id5" presentation:style-name="a1363" draw:name="Slide Image Placeholder 1">
          <svg:title/>
          <svg:desc/>
        </draw:page-thumbnail>
        <draw:frame draw:id="id6" presentation:style-name="a1366" draw:name="Notes Placeholder 2" svg:x="0.85in" svg:y="5.2248in" svg:width="6.79961in" svg:height="4.94961in" presentation:class="notes" presentation:placeholder="false">
          <draw:text-box>
            <text:p text:style-name="a1365" text:class-names="" text:cond-style-name=""><text:span text:style-name="a1364" text:class-names=""/></text:p>
          </draw:text-box>
          <svg:title/>
          <svg:desc/>
        </draw:frame>
        <draw:frame draw:id="id7" presentation:style-name="a1369" draw:name="Header Placeholder 3" svg:x="0in" svg:y="0in" svg:width="3.68858in" svg:height="0.54961in" presentation:class="header" presentation:placeholder="false">
          <draw:text-box>
            <text:p text:style-name="a1368" text:class-names="" text:cond-style-name=""><text:span text:style-name="a1367" text:class-names=""/></text:p>
          </draw:text-box>
          <svg:title/>
          <svg:desc/>
        </draw:frame>
        <draw:frame draw:id="id8" presentation:style-name="a1372" draw:name="Date Placeholder 4" svg:x="4.81102in" svg:y="0in" svg:width="3.68858in" svg:height="0.54961in" presentation:class="date-time" presentation:placeholder="false">
          <draw:text-box>
            <text:p text:style-name="a1371" text:class-names="" text:cond-style-name=""><text:span text:style-name="a1370" text:class-names=""/></text:p>
          </draw:text-box>
          <svg:title/>
          <svg:desc/>
        </draw:frame>
        <draw:frame draw:id="id9" presentation:style-name="a1375" draw:name="Footer Placeholder 5" svg:x="0in" svg:y="10.45in" svg:width="3.68858in" svg:height="0.54961in" presentation:class="footer" presentation:placeholder="false">
          <draw:text-box>
            <text:p text:style-name="a1374" text:class-names="" text:cond-style-name=""><text:span text:style-name="a1373" text:class-names=""/></text:p>
          </draw:text-box>
          <svg:title/>
          <svg:desc/>
        </draw:frame>
        <draw:frame draw:id="id10" presentation:style-name="a1378" draw:name="Slide Number Placeholder 6" svg:x="4.81102in" svg:y="10.45in" svg:width="3.68858in" svg:height="0.54961in" presentation:class="page-number" presentation:placeholder="false">
          <draw:text-box>
            <text:p text:style-name="a1377" text:class-names="" text:cond-style-name=""><text:span text:style-name="a13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Title-Only" style:page-layout-name="pageLayout1" draw:style-name="a1380">
      <draw:frame draw:id="id166" presentation:style-name="a1384" draw:name="Title 1" svg:x="1.93031in" svg:y="0.32953in" svg:width="7.20984in" svg:height="1.38031in" presentation:class="title" presentation:placeholder="false">
        <draw:text-box>
          <text:p text:style-name="a1383" text:class-names="" text:cond-style-name=""><text:span text:style-name="a1381" text:class-names="">Click to edit Master title style</text:span><text:span text:style-name="a1382" text:class-names=""/></text:p>
        </draw:text-box>
        <svg:title/>
        <svg:desc/>
      </draw:frame>
      <draw:frame draw:id="id167" presentation:style-name="a1387" draw:name="Date Placeholder 2" svg:x="0.15669in" svg:y="7.81575in" svg:width="2.56811in" svg:height="0.57008in" presentation:class="date-time" presentation:placeholder="false">
        <draw:text-box>
          <text:p text:style-name="a1386" text:class-names="" text:cond-style-name=""><text:span text:style-name="a1385" text:class-names=""/></text:p>
        </draw:text-box>
        <svg:title/>
        <svg:desc/>
      </draw:frame>
      <draw:frame draw:id="id168" presentation:style-name="a1390" draw:name="Footer Placeholder 3" svg:x="3.77008in" svg:y="7.81575in" svg:width="3.49409in" svg:height="0.57008in" presentation:class="footer" presentation:placeholder="false">
        <draw:text-box>
          <text:p text:style-name="a1389" text:class-names="" text:cond-style-name=""><text:span text:style-name="a1388" text:class-names=""/></text:p>
        </draw:text-box>
        <svg:title/>
        <svg:desc/>
      </draw:frame>
      <draw:frame draw:id="id169" presentation:style-name="a1393" draw:name="Slide Number Placeholder 4" svg:x="8.33504in" svg:y="7.81575in" svg:width="2.56811in" svg:height="0.57008in" presentation:class="page-number" presentation:placeholder="false">
        <draw:text-box>
          <text:p text:style-name="a1392" text:class-names="" text:cond-style-name=""><text:span text:style-name="a1391" text:class-names=""><text:page-number style:num-format="1" text:fixed="false"/></text:span></text:p>
        </draw:text-box>
        <svg:title/>
        <svg:desc/>
      </draw:frame>
      <presentation:notes style:page-layout-name="pageLayout2" draw:style-name="a1410">
        <draw:page-thumbnail svg:x="1.5in" svg:y="0.83583in" svg:width="5.49921in" svg:height="4.12441in" presentation:class="page" draw:id="id5" presentation:style-name="a1394" draw:name="Slide Image Placeholder 1">
          <svg:title/>
          <svg:desc/>
        </draw:page-thumbnail>
        <draw:frame draw:id="id6" presentation:style-name="a1397" draw:name="Notes Placeholder 2" svg:x="0.85in" svg:y="5.2248in" svg:width="6.79961in" svg:height="4.94961in" presentation:class="notes" presentation:placeholder="false">
          <draw:text-box>
            <text:p text:style-name="a1396" text:class-names="" text:cond-style-name=""><text:span text:style-name="a1395" text:class-names=""/></text:p>
          </draw:text-box>
          <svg:title/>
          <svg:desc/>
        </draw:frame>
        <draw:frame draw:id="id7" presentation:style-name="a1400" draw:name="Header Placeholder 3" svg:x="0in" svg:y="0in" svg:width="3.68858in" svg:height="0.54961in" presentation:class="header" presentation:placeholder="false">
          <draw:text-box>
            <text:p text:style-name="a1399" text:class-names="" text:cond-style-name=""><text:span text:style-name="a1398" text:class-names=""/></text:p>
          </draw:text-box>
          <svg:title/>
          <svg:desc/>
        </draw:frame>
        <draw:frame draw:id="id8" presentation:style-name="a1403" draw:name="Date Placeholder 4" svg:x="4.81102in" svg:y="0in" svg:width="3.68858in" svg:height="0.54961in" presentation:class="date-time" presentation:placeholder="false">
          <draw:text-box>
            <text:p text:style-name="a1402" text:class-names="" text:cond-style-name=""><text:span text:style-name="a1401" text:class-names=""/></text:p>
          </draw:text-box>
          <svg:title/>
          <svg:desc/>
        </draw:frame>
        <draw:frame draw:id="id9" presentation:style-name="a1406" draw:name="Footer Placeholder 5" svg:x="0in" svg:y="10.45in" svg:width="3.68858in" svg:height="0.54961in" presentation:class="footer" presentation:placeholder="false">
          <draw:text-box>
            <text:p text:style-name="a1405" text:class-names="" text:cond-style-name=""><text:span text:style-name="a1404" text:class-names=""/></text:p>
          </draw:text-box>
          <svg:title/>
          <svg:desc/>
        </draw:frame>
        <draw:frame draw:id="id10" presentation:style-name="a1409" draw:name="Slide Number Placeholder 6" svg:x="4.81102in" svg:y="10.45in" svg:width="3.68858in" svg:height="0.54961in" presentation:class="page-number" presentation:placeholder="false">
          <draw:text-box>
            <text:p text:style-name="a1408" text:class-names="" text:cond-style-name=""><text:span text:style-name="a14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Blank" style:page-layout-name="pageLayout1" draw:style-name="a1411">
      <draw:frame draw:id="id170" presentation:style-name="a1414" draw:name="Date Placeholder 1" svg:x="0.15669in" svg:y="7.81575in" svg:width="2.56811in" svg:height="0.57008in" presentation:class="date-time" presentation:placeholder="false">
        <draw:text-box>
          <text:p text:style-name="a1413" text:class-names="" text:cond-style-name=""><text:span text:style-name="a1412" text:class-names=""/></text:p>
        </draw:text-box>
        <svg:title/>
        <svg:desc/>
      </draw:frame>
      <draw:frame draw:id="id171" presentation:style-name="a1417" draw:name="Footer Placeholder 2" svg:x="3.77008in" svg:y="7.81575in" svg:width="3.49409in" svg:height="0.57008in" presentation:class="footer" presentation:placeholder="false">
        <draw:text-box>
          <text:p text:style-name="a1416" text:class-names="" text:cond-style-name=""><text:span text:style-name="a1415" text:class-names=""/></text:p>
        </draw:text-box>
        <svg:title/>
        <svg:desc/>
      </draw:frame>
      <draw:frame draw:id="id172" presentation:style-name="a1420" draw:name="Slide Number Placeholder 3" svg:x="8.33504in" svg:y="7.81575in" svg:width="2.56811in" svg:height="0.57008in" presentation:class="page-number" presentation:placeholder="false">
        <draw:text-box>
          <text:p text:style-name="a1419" text:class-names="" text:cond-style-name=""><text:span text:style-name="a1418" text:class-names=""><text:page-number style:num-format="1" text:fixed="false"/></text:span></text:p>
        </draw:text-box>
        <svg:title/>
        <svg:desc/>
      </draw:frame>
      <presentation:notes style:page-layout-name="pageLayout2" draw:style-name="a1437">
        <draw:page-thumbnail svg:x="1.5in" svg:y="0.83583in" svg:width="5.49921in" svg:height="4.12441in" presentation:class="page" draw:id="id5" presentation:style-name="a1421" draw:name="Slide Image Placeholder 1">
          <svg:title/>
          <svg:desc/>
        </draw:page-thumbnail>
        <draw:frame draw:id="id6" presentation:style-name="a1424" draw:name="Notes Placeholder 2" svg:x="0.85in" svg:y="5.2248in" svg:width="6.79961in" svg:height="4.94961in" presentation:class="notes" presentation:placeholder="false">
          <draw:text-box>
            <text:p text:style-name="a1423" text:class-names="" text:cond-style-name=""><text:span text:style-name="a1422" text:class-names=""/></text:p>
          </draw:text-box>
          <svg:title/>
          <svg:desc/>
        </draw:frame>
        <draw:frame draw:id="id7" presentation:style-name="a1427" draw:name="Header Placeholder 3" svg:x="0in" svg:y="0in" svg:width="3.68858in" svg:height="0.54961in" presentation:class="header" presentation:placeholder="false">
          <draw:text-box>
            <text:p text:style-name="a1426" text:class-names="" text:cond-style-name=""><text:span text:style-name="a1425" text:class-names=""/></text:p>
          </draw:text-box>
          <svg:title/>
          <svg:desc/>
        </draw:frame>
        <draw:frame draw:id="id8" presentation:style-name="a1430" draw:name="Date Placeholder 4" svg:x="4.81102in" svg:y="0in" svg:width="3.68858in" svg:height="0.54961in" presentation:class="date-time" presentation:placeholder="false">
          <draw:text-box>
            <text:p text:style-name="a1429" text:class-names="" text:cond-style-name=""><text:span text:style-name="a1428" text:class-names=""/></text:p>
          </draw:text-box>
          <svg:title/>
          <svg:desc/>
        </draw:frame>
        <draw:frame draw:id="id9" presentation:style-name="a1433" draw:name="Footer Placeholder 5" svg:x="0in" svg:y="10.45in" svg:width="3.68858in" svg:height="0.54961in" presentation:class="footer" presentation:placeholder="false">
          <draw:text-box>
            <text:p text:style-name="a1432" text:class-names="" text:cond-style-name=""><text:span text:style-name="a1431" text:class-names=""/></text:p>
          </draw:text-box>
          <svg:title/>
          <svg:desc/>
        </draw:frame>
        <draw:frame draw:id="id10" presentation:style-name="a1436" draw:name="Slide Number Placeholder 6" svg:x="4.81102in" svg:y="10.45in" svg:width="3.68858in" svg:height="0.54961in" presentation:class="page-number" presentation:placeholder="false">
          <draw:text-box>
            <text:p text:style-name="a1435" text:class-names="" text:cond-style-name=""><text:span text:style-name="a14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t-with-Caption" style:page-layout-name="pageLayout1" draw:style-name="a1438">
      <draw:frame draw:id="id173" presentation:style-name="a1442" draw:name="Title 1" svg:x="0.75868in" svg:y="0.55035in" svg:width="3.55556in" svg:height="1.93056in" presentation:class="title" presentation:placeholder="false">
        <draw:text-box>
          <text:p text:style-name="a1441" text:class-names="" text:cond-style-name=""><text:span text:style-name="a1439" text:class-names="">Click to edit Master title style</text:span><text:span text:style-name="a1440" text:class-names=""/></text:p>
        </draw:text-box>
        <svg:title/>
        <svg:desc/>
      </draw:frame>
      <draw:frame draw:id="id174" presentation:style-name="a1458" draw:name="Content Placeholder 2" svg:x="4.6875in" svg:y="1.19097in" svg:width="5.57986in" svg:height="5.875in" presentation:class="object" presentation:placeholder="false">
        <draw:text-box>
          <text:p text:style-name="a1444" text:class-names="" text:cond-style-name=""><text:span text:style-name="a1443" text:class-names="">Edit Master text styles</text:span></text:p>
          <text:list text:style-name="a1447">
            <text:list-item>
              <text:list text:style-name="a1447">
                <text:list-item>
                  <text:p text:style-name="a1446" text:class-names="" text:cond-style-name=""><text:span text:style-name="a1445" text:class-names="">Second level</text:span></text:p>
                </text:list-item>
              </text:list>
            </text:list-item>
          </text:list>
          <text:list text:style-name="a1450">
            <text:list-item>
              <text:list text:style-name="a1450">
                <text:list-item>
                  <text:list text:style-name="a1450">
                    <text:list-item>
                      <text:p text:style-name="a1449" text:class-names="" text:cond-style-name=""><text:span text:style-name="a144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53">
            <text:list-item>
              <text:list text:style-name="a1453">
                <text:list-item>
                  <text:list text:style-name="a1453">
                    <text:list-item>
                      <text:list text:style-name="a1453">
                        <text:list-item>
                          <text:p text:style-name="a1452" text:class-names="" text:cond-style-name=""><text:span text:style-name="a14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7">
            <text:list-item>
              <text:list text:style-name="a1457">
                <text:list-item>
                  <text:list text:style-name="a1457">
                    <text:list-item>
                      <text:list text:style-name="a1457">
                        <text:list-item>
                          <text:list text:style-name="a1457">
                            <text:list-item>
                              <text:p text:style-name="a1456" text:class-names="" text:cond-style-name=""><text:span text:style-name="a1454" text:class-names="">Fifth level</text:span><text:span text:style-name="a14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5" presentation:style-name="a1462" draw:name="Text Placeholder 3" svg:x="0.75868in" svg:y="2.4809in" svg:width="3.55556in" svg:height="4.59375in" presentation:class="outline" presentation:placeholder="false">
        <draw:text-box>
          <text:list text:style-name="a1461">
            <text:list-item>
              <text:p text:style-name="a1460" text:class-names="" text:cond-style-name=""><text:span text:style-name="a1459" text:class-names="">Edit Master text styles</text:span></text:p>
            </text:list-item>
          </text:list>
        </draw:text-box>
        <svg:title/>
        <svg:desc/>
      </draw:frame>
      <draw:frame draw:id="id176" presentation:style-name="a1465" draw:name="Date Placeholder 4" svg:x="0.15669in" svg:y="7.81575in" svg:width="2.56811in" svg:height="0.57008in" presentation:class="date-time" presentation:placeholder="false">
        <draw:text-box>
          <text:p text:style-name="a1464" text:class-names="" text:cond-style-name=""><text:span text:style-name="a1463" text:class-names=""/></text:p>
        </draw:text-box>
        <svg:title/>
        <svg:desc/>
      </draw:frame>
      <draw:frame draw:id="id177" presentation:style-name="a1468" draw:name="Footer Placeholder 5" svg:x="3.77008in" svg:y="7.81575in" svg:width="3.49409in" svg:height="0.57008in" presentation:class="footer" presentation:placeholder="false">
        <draw:text-box>
          <text:p text:style-name="a1467" text:class-names="" text:cond-style-name=""><text:span text:style-name="a1466" text:class-names=""/></text:p>
        </draw:text-box>
        <svg:title/>
        <svg:desc/>
      </draw:frame>
      <draw:frame draw:id="id178" presentation:style-name="a1471" draw:name="Slide Number Placeholder 6" svg:x="8.33504in" svg:y="7.81575in" svg:width="2.56811in" svg:height="0.57008in" presentation:class="page-number" presentation:placeholder="false">
        <draw:text-box>
          <text:p text:style-name="a1470" text:class-names="" text:cond-style-name=""><text:span text:style-name="a1469" text:class-names=""><text:page-number style:num-format="1" text:fixed="false"/></text:span></text:p>
        </draw:text-box>
        <svg:title/>
        <svg:desc/>
      </draw:frame>
      <presentation:notes style:page-layout-name="pageLayout2" draw:style-name="a1488">
        <draw:page-thumbnail svg:x="1.5in" svg:y="0.83583in" svg:width="5.49921in" svg:height="4.12441in" presentation:class="page" draw:id="id5" presentation:style-name="a1472" draw:name="Slide Image Placeholder 1">
          <svg:title/>
          <svg:desc/>
        </draw:page-thumbnail>
        <draw:frame draw:id="id6" presentation:style-name="a1475" draw:name="Notes Placeholder 2" svg:x="0.85in" svg:y="5.2248in" svg:width="6.79961in" svg:height="4.94961in" presentation:class="notes" presentation:placeholder="false">
          <draw:text-box>
            <text:p text:style-name="a1474" text:class-names="" text:cond-style-name=""><text:span text:style-name="a1473" text:class-names=""/></text:p>
          </draw:text-box>
          <svg:title/>
          <svg:desc/>
        </draw:frame>
        <draw:frame draw:id="id7" presentation:style-name="a1478" draw:name="Header Placeholder 3" svg:x="0in" svg:y="0in" svg:width="3.68858in" svg:height="0.54961in" presentation:class="header" presentation:placeholder="false">
          <draw:text-box>
            <text:p text:style-name="a1477" text:class-names="" text:cond-style-name=""><text:span text:style-name="a1476" text:class-names=""/></text:p>
          </draw:text-box>
          <svg:title/>
          <svg:desc/>
        </draw:frame>
        <draw:frame draw:id="id8" presentation:style-name="a1481" draw:name="Date Placeholder 4" svg:x="4.81102in" svg:y="0in" svg:width="3.68858in" svg:height="0.54961in" presentation:class="date-time" presentation:placeholder="false">
          <draw:text-box>
            <text:p text:style-name="a1480" text:class-names="" text:cond-style-name=""><text:span text:style-name="a1479" text:class-names=""/></text:p>
          </draw:text-box>
          <svg:title/>
          <svg:desc/>
        </draw:frame>
        <draw:frame draw:id="id9" presentation:style-name="a1484" draw:name="Footer Placeholder 5" svg:x="0in" svg:y="10.45in" svg:width="3.68858in" svg:height="0.54961in" presentation:class="footer" presentation:placeholder="false">
          <draw:text-box>
            <text:p text:style-name="a1483" text:class-names="" text:cond-style-name=""><text:span text:style-name="a1482" text:class-names=""/></text:p>
          </draw:text-box>
          <svg:title/>
          <svg:desc/>
        </draw:frame>
        <draw:frame draw:id="id10" presentation:style-name="a1487" draw:name="Slide Number Placeholder 6" svg:x="4.81102in" svg:y="10.45in" svg:width="3.68858in" svg:height="0.54961in" presentation:class="page-number" presentation:placeholder="false">
          <draw:text-box>
            <text:p text:style-name="a1486" text:class-names="" text:cond-style-name=""><text:span text:style-name="a14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Picture-with-Caption" style:page-layout-name="pageLayout1" draw:style-name="a1489">
      <draw:frame draw:id="id179" presentation:style-name="a1493" draw:name="Title 1" svg:x="0.75868in" svg:y="0.55035in" svg:width="3.55556in" svg:height="1.93056in" presentation:class="title" presentation:placeholder="false">
        <draw:text-box>
          <text:p text:style-name="a1492" text:class-names="" text:cond-style-name=""><text:span text:style-name="a1490" text:class-names="">Click to edit Master title style</text:span><text:span text:style-name="a1491" text:class-names=""/></text:p>
        </draw:text-box>
        <svg:title/>
        <svg:desc/>
      </draw:frame>
      <draw:frame draw:id="id180" presentation:style-name="a1496" draw:name="Picture Placeholder 2" svg:x="4.6875in" svg:y="1.19097in" svg:width="5.57986in" svg:height="5.875in" presentation:class="graphic" presentation:placeholder="false">
        <draw:text-box>
          <text:p text:style-name="a1495" text:class-names="" text:cond-style-name=""><text:span text:style-name="a1494" text:class-names=""/></text:p>
        </draw:text-box>
        <svg:title/>
        <svg:desc/>
      </draw:frame>
      <draw:frame draw:id="id181" presentation:style-name="a1500" draw:name="Text Placeholder 3" svg:x="0.75868in" svg:y="2.4809in" svg:width="3.55556in" svg:height="4.59375in" presentation:class="outline" presentation:placeholder="false">
        <draw:text-box>
          <text:list text:style-name="a1499">
            <text:list-item>
              <text:p text:style-name="a1498" text:class-names="" text:cond-style-name=""><text:span text:style-name="a1497" text:class-names="">Edit Master text styles</text:span></text:p>
            </text:list-item>
          </text:list>
        </draw:text-box>
        <svg:title/>
        <svg:desc/>
      </draw:frame>
      <draw:frame draw:id="id182" presentation:style-name="a1503" draw:name="Date Placeholder 4" svg:x="0.15669in" svg:y="7.81575in" svg:width="2.56811in" svg:height="0.57008in" presentation:class="date-time" presentation:placeholder="false">
        <draw:text-box>
          <text:p text:style-name="a1502" text:class-names="" text:cond-style-name=""><text:span text:style-name="a1501" text:class-names=""/></text:p>
        </draw:text-box>
        <svg:title/>
        <svg:desc/>
      </draw:frame>
      <draw:frame draw:id="id183" presentation:style-name="a1506" draw:name="Footer Placeholder 5" svg:x="3.77008in" svg:y="7.81575in" svg:width="3.49409in" svg:height="0.57008in" presentation:class="footer" presentation:placeholder="false">
        <draw:text-box>
          <text:p text:style-name="a1505" text:class-names="" text:cond-style-name=""><text:span text:style-name="a1504" text:class-names=""/></text:p>
        </draw:text-box>
        <svg:title/>
        <svg:desc/>
      </draw:frame>
      <draw:frame draw:id="id184" presentation:style-name="a1509" draw:name="Slide Number Placeholder 6" svg:x="8.33504in" svg:y="7.81575in" svg:width="2.56811in" svg:height="0.57008in" presentation:class="page-number" presentation:placeholder="false">
        <draw:text-box>
          <text:p text:style-name="a1508" text:class-names="" text:cond-style-name=""><text:span text:style-name="a1507" text:class-names=""><text:page-number style:num-format="1" text:fixed="false"/></text:span></text:p>
        </draw:text-box>
        <svg:title/>
        <svg:desc/>
      </draw:frame>
      <presentation:notes style:page-layout-name="pageLayout2" draw:style-name="a1526">
        <draw:page-thumbnail svg:x="1.5in" svg:y="0.83583in" svg:width="5.49921in" svg:height="4.12441in" presentation:class="page" draw:id="id5" presentation:style-name="a1510" draw:name="Slide Image Placeholder 1">
          <svg:title/>
          <svg:desc/>
        </draw:page-thumbnail>
        <draw:frame draw:id="id6" presentation:style-name="a1513" draw:name="Notes Placeholder 2" svg:x="0.85in" svg:y="5.2248in" svg:width="6.79961in" svg:height="4.94961in" presentation:class="notes" presentation:placeholder="false">
          <draw:text-box>
            <text:p text:style-name="a1512" text:class-names="" text:cond-style-name=""><text:span text:style-name="a1511" text:class-names=""/></text:p>
          </draw:text-box>
          <svg:title/>
          <svg:desc/>
        </draw:frame>
        <draw:frame draw:id="id7" presentation:style-name="a1516" draw:name="Header Placeholder 3" svg:x="0in" svg:y="0in" svg:width="3.68858in" svg:height="0.54961in" presentation:class="header" presentation:placeholder="false">
          <draw:text-box>
            <text:p text:style-name="a1515" text:class-names="" text:cond-style-name=""><text:span text:style-name="a1514" text:class-names=""/></text:p>
          </draw:text-box>
          <svg:title/>
          <svg:desc/>
        </draw:frame>
        <draw:frame draw:id="id8" presentation:style-name="a1519" draw:name="Date Placeholder 4" svg:x="4.81102in" svg:y="0in" svg:width="3.68858in" svg:height="0.54961in" presentation:class="date-time" presentation:placeholder="false">
          <draw:text-box>
            <text:p text:style-name="a1518" text:class-names="" text:cond-style-name=""><text:span text:style-name="a1517" text:class-names=""/></text:p>
          </draw:text-box>
          <svg:title/>
          <svg:desc/>
        </draw:frame>
        <draw:frame draw:id="id9" presentation:style-name="a1522" draw:name="Footer Placeholder 5" svg:x="0in" svg:y="10.45in" svg:width="3.68858in" svg:height="0.54961in" presentation:class="footer" presentation:placeholder="false">
          <draw:text-box>
            <text:p text:style-name="a1521" text:class-names="" text:cond-style-name=""><text:span text:style-name="a1520" text:class-names=""/></text:p>
          </draw:text-box>
          <svg:title/>
          <svg:desc/>
        </draw:frame>
        <draw:frame draw:id="id10" presentation:style-name="a1525" draw:name="Slide Number Placeholder 6" svg:x="4.81102in" svg:y="10.45in" svg:width="3.68858in" svg:height="0.54961in" presentation:class="page-number" presentation:placeholder="false">
          <draw:text-box>
            <text:p text:style-name="a1524" text:class-names="" text:cond-style-name=""><text:span text:style-name="a15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le-and-Vertical-Text" style:page-layout-name="pageLayout1" draw:style-name="a1527">
      <draw:frame draw:id="id185" presentation:style-name="a1531" draw:name="Title 1" svg:x="1.93031in" svg:y="0.32953in" svg:width="7.20984in" svg:height="1.38031in" presentation:class="title" presentation:placeholder="false">
        <draw:text-box>
          <text:p text:style-name="a1530" text:class-names="" text:cond-style-name=""><text:span text:style-name="a1528" text:class-names="">Click to edit Master title style</text:span><text:span text:style-name="a1529" text:class-names=""/></text:p>
        </draw:text-box>
        <svg:title/>
        <svg:desc/>
      </draw:frame>
      <draw:frame draw:id="id186" presentation:style-name="a1548" draw:name="Vertical Text Placeholder 2" svg:x="1.93031in" svg:y="1.93465in" svg:width="7.20984in" svg:height="5.32638in" presentation:class="outline" presentation:placeholder="false">
        <draw:text-box>
          <text:list text:style-name="a1534">
            <text:list-item>
              <text:p text:style-name="a1533" text:class-names="" text:cond-style-name=""><text:span text:style-name="a1532" text:class-names="">Edit Master text styles</text:span></text:p>
            </text:list-item>
          </text:list>
          <text:list text:style-name="a1537">
            <text:list-item>
              <text:list text:style-name="a1537">
                <text:list-item>
                  <text:p text:style-name="a1536" text:class-names="" text:cond-style-name=""><text:span text:style-name="a1535" text:class-names="">Second level</text:span></text:p>
                </text:list-item>
              </text:list>
            </text:list-item>
          </text:list>
          <text:list text:style-name="a1540">
            <text:list-item>
              <text:list text:style-name="a1540">
                <text:list-item>
                  <text:list text:style-name="a1540">
                    <text:list-item>
                      <text:p text:style-name="a1539" text:class-names="" text:cond-style-name=""><text:span text:style-name="a15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543">
            <text:list-item>
              <text:list text:style-name="a1543">
                <text:list-item>
                  <text:list text:style-name="a1543">
                    <text:list-item>
                      <text:list text:style-name="a1543">
                        <text:list-item>
                          <text:p text:style-name="a1542" text:class-names="" text:cond-style-name=""><text:span text:style-name="a15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47">
            <text:list-item>
              <text:list text:style-name="a1547">
                <text:list-item>
                  <text:list text:style-name="a1547">
                    <text:list-item>
                      <text:list text:style-name="a1547">
                        <text:list-item>
                          <text:list text:style-name="a1547">
                            <text:list-item>
                              <text:p text:style-name="a1546" text:class-names="" text:cond-style-name=""><text:span text:style-name="a1544" text:class-names="">Fifth level</text:span><text:span text:style-name="a15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7" presentation:style-name="a1551" draw:name="Date Placeholder 3" svg:x="0.15669in" svg:y="7.81575in" svg:width="2.56811in" svg:height="0.57008in" presentation:class="date-time" presentation:placeholder="false">
        <draw:text-box>
          <text:p text:style-name="a1550" text:class-names="" text:cond-style-name=""><text:span text:style-name="a1549" text:class-names=""/></text:p>
        </draw:text-box>
        <svg:title/>
        <svg:desc/>
      </draw:frame>
      <draw:frame draw:id="id188" presentation:style-name="a1554" draw:name="Footer Placeholder 4" svg:x="3.77008in" svg:y="7.81575in" svg:width="3.49409in" svg:height="0.57008in" presentation:class="footer" presentation:placeholder="false">
        <draw:text-box>
          <text:p text:style-name="a1553" text:class-names="" text:cond-style-name=""><text:span text:style-name="a1552" text:class-names=""/></text:p>
        </draw:text-box>
        <svg:title/>
        <svg:desc/>
      </draw:frame>
      <draw:frame draw:id="id189" presentation:style-name="a1557" draw:name="Slide Number Placeholder 5" svg:x="8.33504in" svg:y="7.81575in" svg:width="2.56811in" svg:height="0.57008in" presentation:class="page-number" presentation:placeholder="false">
        <draw:text-box>
          <text:p text:style-name="a1556" text:class-names="" text:cond-style-name=""><text:span text:style-name="a1555" text:class-names=""><text:page-number style:num-format="1" text:fixed="false"/></text:span></text:p>
        </draw:text-box>
        <svg:title/>
        <svg:desc/>
      </draw:frame>
      <presentation:notes style:page-layout-name="pageLayout2" draw:style-name="a1574">
        <draw:page-thumbnail svg:x="1.5in" svg:y="0.83583in" svg:width="5.49921in" svg:height="4.12441in" presentation:class="page" draw:id="id5" presentation:style-name="a1558" draw:name="Slide Image Placeholder 1">
          <svg:title/>
          <svg:desc/>
        </draw:page-thumbnail>
        <draw:frame draw:id="id6" presentation:style-name="a1561" draw:name="Notes Placeholder 2" svg:x="0.85in" svg:y="5.2248in" svg:width="6.79961in" svg:height="4.94961in" presentation:class="notes" presentation:placeholder="false">
          <draw:text-box>
            <text:p text:style-name="a1560" text:class-names="" text:cond-style-name=""><text:span text:style-name="a1559" text:class-names=""/></text:p>
          </draw:text-box>
          <svg:title/>
          <svg:desc/>
        </draw:frame>
        <draw:frame draw:id="id7" presentation:style-name="a1564" draw:name="Header Placeholder 3" svg:x="0in" svg:y="0in" svg:width="3.68858in" svg:height="0.54961in" presentation:class="header" presentation:placeholder="false">
          <draw:text-box>
            <text:p text:style-name="a1563" text:class-names="" text:cond-style-name=""><text:span text:style-name="a1562" text:class-names=""/></text:p>
          </draw:text-box>
          <svg:title/>
          <svg:desc/>
        </draw:frame>
        <draw:frame draw:id="id8" presentation:style-name="a1567" draw:name="Date Placeholder 4" svg:x="4.81102in" svg:y="0in" svg:width="3.68858in" svg:height="0.54961in" presentation:class="date-time" presentation:placeholder="false">
          <draw:text-box>
            <text:p text:style-name="a1566" text:class-names="" text:cond-style-name=""><text:span text:style-name="a1565" text:class-names=""/></text:p>
          </draw:text-box>
          <svg:title/>
          <svg:desc/>
        </draw:frame>
        <draw:frame draw:id="id9" presentation:style-name="a1570" draw:name="Footer Placeholder 5" svg:x="0in" svg:y="10.45in" svg:width="3.68858in" svg:height="0.54961in" presentation:class="footer" presentation:placeholder="false">
          <draw:text-box>
            <text:p text:style-name="a1569" text:class-names="" text:cond-style-name=""><text:span text:style-name="a1568" text:class-names=""/></text:p>
          </draw:text-box>
          <svg:title/>
          <svg:desc/>
        </draw:frame>
        <draw:frame draw:id="id10" presentation:style-name="a1573" draw:name="Slide Number Placeholder 6" svg:x="4.81102in" svg:y="10.45in" svg:width="3.68858in" svg:height="0.54961in" presentation:class="page-number" presentation:placeholder="false">
          <draw:text-box>
            <text:p text:style-name="a1572" text:class-names="" text:cond-style-name=""><text:span text:style-name="a1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Vertical-Title-and-Text" style:page-layout-name="pageLayout1" draw:style-name="a1575">
      <draw:frame draw:id="id190" presentation:style-name="a1579" draw:name="Vertical Title 1" svg:x="7.33854in" svg:y="0.32986in" svg:width="1.80208in" svg:height="6.93056in" presentation:class="title" presentation:placeholder="false">
        <draw:text-box>
          <text:p text:style-name="a1578" text:class-names="" text:cond-style-name=""><text:span text:style-name="a1576" text:class-names="">Click to edit Master title style</text:span><text:span text:style-name="a1577" text:class-names=""/></text:p>
        </draw:text-box>
        <svg:title/>
        <svg:desc/>
      </draw:frame>
      <draw:frame draw:id="id191" presentation:style-name="a1596" draw:name="Vertical Text Placeholder 2" svg:x="1.93056in" svg:y="0.32986in" svg:width="5.24132in" svg:height="6.93056in" presentation:class="outline" presentation:placeholder="false">
        <draw:text-box>
          <text:list text:style-name="a1582">
            <text:list-item>
              <text:p text:style-name="a1581" text:class-names="" text:cond-style-name=""><text:span text:style-name="a1580" text:class-names="">Edit Master text styles</text:span></text:p>
            </text:list-item>
          </text:list>
          <text:list text:style-name="a1585">
            <text:list-item>
              <text:list text:style-name="a1585">
                <text:list-item>
                  <text:p text:style-name="a1584" text:class-names="" text:cond-style-name=""><text:span text:style-name="a1583" text:class-names="">Second level</text:span></text:p>
                </text:list-item>
              </text:list>
            </text:list-item>
          </text:list>
          <text:list text:style-name="a1588">
            <text:list-item>
              <text:list text:style-name="a1588">
                <text:list-item>
                  <text:list text:style-name="a1588">
                    <text:list-item>
                      <text:p text:style-name="a1587" text:class-names="" text:cond-style-name=""><text:span text:style-name="a1586" text:class-names="">Third level</text:span></text:p>
                    </text:list-item>
                  </text:list>
                </text:list-item>
              </text:list>
            </text:list-item>
          </text:list>
          <text:list text:style-name="a1591">
            <text:list-item>
              <text:list text:style-name="a1591">
                <text:list-item>
                  <text:list text:style-name="a1591">
                    <text:list-item>
                      <text:list text:style-name="a1591">
                        <text:list-item>
                          <text:p text:style-name="a1590" text:class-names="" text:cond-style-name=""><text:span text:style-name="a15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5">
            <text:list-item>
              <text:list text:style-name="a1595">
                <text:list-item>
                  <text:list text:style-name="a1595">
                    <text:list-item>
                      <text:list text:style-name="a1595">
                        <text:list-item>
                          <text:list text:style-name="a1595">
                            <text:list-item>
                              <text:p text:style-name="a1594" text:class-names="" text:cond-style-name=""><text:span text:style-name="a1592" text:class-names="">Fifth level</text:span><text:span text:style-name="a15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2" presentation:style-name="a1599" draw:name="Date Placeholder 3" svg:x="0.15669in" svg:y="7.81575in" svg:width="2.56811in" svg:height="0.57008in" presentation:class="date-time" presentation:placeholder="false">
        <draw:text-box>
          <text:p text:style-name="a1598" text:class-names="" text:cond-style-name=""><text:span text:style-name="a1597" text:class-names=""/></text:p>
        </draw:text-box>
        <svg:title/>
        <svg:desc/>
      </draw:frame>
      <draw:frame draw:id="id193" presentation:style-name="a1602" draw:name="Footer Placeholder 4" svg:x="3.77008in" svg:y="7.81575in" svg:width="3.49409in" svg:height="0.57008in" presentation:class="footer" presentation:placeholder="false">
        <draw:text-box>
          <text:p text:style-name="a1601" text:class-names="" text:cond-style-name=""><text:span text:style-name="a1600" text:class-names=""/></text:p>
        </draw:text-box>
        <svg:title/>
        <svg:desc/>
      </draw:frame>
      <draw:frame draw:id="id194" presentation:style-name="a1605" draw:name="Slide Number Placeholder 5" svg:x="8.33504in" svg:y="7.81575in" svg:width="2.56811in" svg:height="0.57008in" presentation:class="page-number" presentation:placeholder="false">
        <draw:text-box>
          <text:p text:style-name="a1604" text:class-names="" text:cond-style-name=""><text:span text:style-name="a1603" text:class-names=""><text:page-number style:num-format="1" text:fixed="false"/></text:span></text:p>
        </draw:text-box>
        <svg:title/>
        <svg:desc/>
      </draw:frame>
      <presentation:notes style:page-layout-name="pageLayout2" draw:style-name="a1622">
        <draw:page-thumbnail svg:x="1.5in" svg:y="0.83583in" svg:width="5.49921in" svg:height="4.12441in" presentation:class="page" draw:id="id5" presentation:style-name="a1606" draw:name="Slide Image Placeholder 1">
          <svg:title/>
          <svg:desc/>
        </draw:page-thumbnail>
        <draw:frame draw:id="id6" presentation:style-name="a1609" draw:name="Notes Placeholder 2" svg:x="0.85in" svg:y="5.2248in" svg:width="6.79961in" svg:height="4.94961in" presentation:class="notes" presentation:placeholder="false">
          <draw:text-box>
            <text:p text:style-name="a1608" text:class-names="" text:cond-style-name=""><text:span text:style-name="a1607" text:class-names=""/></text:p>
          </draw:text-box>
          <svg:title/>
          <svg:desc/>
        </draw:frame>
        <draw:frame draw:id="id7" presentation:style-name="a1612" draw:name="Header Placeholder 3" svg:x="0in" svg:y="0in" svg:width="3.68858in" svg:height="0.54961in" presentation:class="header" presentation:placeholder="false">
          <draw:text-box>
            <text:p text:style-name="a1611" text:class-names="" text:cond-style-name=""><text:span text:style-name="a1610" text:class-names=""/></text:p>
          </draw:text-box>
          <svg:title/>
          <svg:desc/>
        </draw:frame>
        <draw:frame draw:id="id8" presentation:style-name="a1615" draw:name="Date Placeholder 4" svg:x="4.81102in" svg:y="0in" svg:width="3.68858in" svg:height="0.54961in" presentation:class="date-time" presentation:placeholder="false">
          <draw:text-box>
            <text:p text:style-name="a1614" text:class-names="" text:cond-style-name=""><text:span text:style-name="a1613" text:class-names=""/></text:p>
          </draw:text-box>
          <svg:title/>
          <svg:desc/>
        </draw:frame>
        <draw:frame draw:id="id9" presentation:style-name="a1618" draw:name="Footer Placeholder 5" svg:x="0in" svg:y="10.45in" svg:width="3.68858in" svg:height="0.54961in" presentation:class="footer" presentation:placeholder="false">
          <draw:text-box>
            <text:p text:style-name="a1617" text:class-names="" text:cond-style-name=""><text:span text:style-name="a1616" text:class-names=""/></text:p>
          </draw:text-box>
          <svg:title/>
          <svg:desc/>
        </draw:frame>
        <draw:frame draw:id="id10" presentation:style-name="a1621" draw:name="Slide Number Placeholder 6" svg:x="4.81102in" svg:y="10.45in" svg:width="3.68858in" svg:height="0.54961in" presentation:class="page-number" presentation:placeholder="false">
          <draw:text-box>
            <text:p text:style-name="a1620" text:class-names="" text:cond-style-name=""><text:span text:style-name="a16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Focus3" style:page-layout-name="pageLayout1" draw:style-name="a1623">
      <draw:frame draw:id="id195" presentation:style-name="a1626" draw:name="Title Placeholder 1" svg:x="0.76614in" svg:y="0.48779in" svg:width="9.49134in" svg:height="1.3122in" presentation:class="title" presentation:placeholder="false">
        <draw:text-box>
          <text:p text:style-name="a1625" text:class-names="" text:cond-style-name=""><text:span text:style-name="a1624" text:class-names=""/></text:p>
        </draw:text-box>
        <svg:title/>
        <svg:desc/>
      </draw:frame>
      <draw:frame draw:id="id196" presentation:style-name="a1643" draw:name="Text Placeholder 2" svg:x="0.76614in" svg:y="2.01338in" svg:width="9.49134in" svg:height="4.87008in" presentation:class="outline" presentation:placeholder="false">
        <draw:text-box>
          <text:list text:style-name="a1629">
            <text:list-item>
              <text:p text:style-name="a1628" text:class-names="" text:cond-style-name=""><text:span text:style-name="a1627" text:class-names="">Edit Master text styles</text:span></text:p>
            </text:list-item>
          </text:list>
          <text:list text:style-name="a1632">
            <text:list-item>
              <text:list text:style-name="a1632">
                <text:list-item>
                  <text:p text:style-name="a1631" text:class-names="" text:cond-style-name=""><text:span text:style-name="a1630" text:class-names="">Second level</text:span></text:p>
                </text:list-item>
              </text:list>
            </text:list-item>
          </text:list>
          <text:list text:style-name="a1635">
            <text:list-item>
              <text:list text:style-name="a1635">
                <text:list-item>
                  <text:list text:style-name="a1635">
                    <text:list-item>
                      <text:p text:style-name="a1634" text:class-names="" text:cond-style-name=""><text:span text:style-name="a1633" text:class-names="">Third level</text:span></text:p>
                    </text:list-item>
                  </text:list>
                </text:list-item>
              </text:list>
            </text:list-item>
          </text:list>
          <text:list text:style-name="a1638">
            <text:list-item>
              <text:list text:style-name="a1638">
                <text:list-item>
                  <text:list text:style-name="a1638">
                    <text:list-item>
                      <text:list text:style-name="a1638">
                        <text:list-item>
                          <text:p text:style-name="a1637" text:class-names="" text:cond-style-name=""><text:span text:style-name="a16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2">
            <text:list-item>
              <text:list text:style-name="a1642">
                <text:list-item>
                  <text:list text:style-name="a1642">
                    <text:list-item>
                      <text:list text:style-name="a1642">
                        <text:list-item>
                          <text:list text:style-name="a1642">
                            <text:list-item>
                              <text:p text:style-name="a1641" text:class-names="" text:cond-style-name=""><text:span text:style-name="a1639" text:class-names="">Fifth level</text:span><text:span text:style-name="a16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7" presentation:style-name="a1646" draw:name="Date Placeholder 3" svg:x="0.15669in" svg:y="7.81575in" svg:width="2.56811in" svg:height="0.57008in" presentation:class="date-time" presentation:placeholder="false">
        <draw:text-box>
          <text:p text:style-name="a1645" text:class-names="" text:cond-style-name=""><text:span text:style-name="a1644" text:class-names=""/></text:p>
        </draw:text-box>
        <svg:title/>
        <svg:desc/>
      </draw:frame>
      <draw:frame draw:id="id198" presentation:style-name="a1649" draw:name="Footer Placeholder 4" svg:x="3.77008in" svg:y="7.81575in" svg:width="3.49409in" svg:height="0.57008in" presentation:class="footer" presentation:placeholder="false">
        <draw:text-box>
          <text:p text:style-name="a1648" text:class-names="" text:cond-style-name=""><text:span text:style-name="a1647" text:class-names=""/></text:p>
        </draw:text-box>
        <svg:title/>
        <svg:desc/>
      </draw:frame>
      <draw:frame draw:id="id199" presentation:style-name="a1652" draw:name="Slide Number Placeholder 5" svg:x="8.33504in" svg:y="7.81575in" svg:width="2.56811in" svg:height="0.57008in" presentation:class="page-number" presentation:placeholder="false">
        <draw:text-box>
          <text:p text:style-name="a1651" text:class-names="" text:cond-style-name=""><text:span text:style-name="a1650" text:class-names=""><text:page-number style:num-format="1" text:fixed="false"/></text:span></text:p>
        </draw:text-box>
        <svg:title/>
        <svg:desc/>
      </draw:frame>
      <presentation:notes style:page-layout-name="pageLayout2" draw:style-name="a1669">
        <draw:page-thumbnail svg:x="1.5in" svg:y="0.83583in" svg:width="5.49921in" svg:height="4.12441in" presentation:class="page" draw:id="id5" presentation:style-name="a1653" draw:name="Slide Image Placeholder 1">
          <svg:title/>
          <svg:desc/>
        </draw:page-thumbnail>
        <draw:frame draw:id="id6" presentation:style-name="a1656" draw:name="Notes Placeholder 2" svg:x="0.85in" svg:y="5.2248in" svg:width="6.79961in" svg:height="4.94961in" presentation:class="notes" presentation:placeholder="false">
          <draw:text-box>
            <text:p text:style-name="a1655" text:class-names="" text:cond-style-name=""><text:span text:style-name="a1654" text:class-names=""/></text:p>
          </draw:text-box>
          <svg:title/>
          <svg:desc/>
        </draw:frame>
        <draw:frame draw:id="id7" presentation:style-name="a1659" draw:name="Header Placeholder 3" svg:x="0in" svg:y="0in" svg:width="3.68858in" svg:height="0.54961in" presentation:class="header" presentation:placeholder="false">
          <draw:text-box>
            <text:p text:style-name="a1658" text:class-names="" text:cond-style-name=""><text:span text:style-name="a1657" text:class-names=""/></text:p>
          </draw:text-box>
          <svg:title/>
          <svg:desc/>
        </draw:frame>
        <draw:frame draw:id="id8" presentation:style-name="a1662" draw:name="Date Placeholder 4" svg:x="4.81102in" svg:y="0in" svg:width="3.68858in" svg:height="0.54961in" presentation:class="date-time" presentation:placeholder="false">
          <draw:text-box>
            <text:p text:style-name="a1661" text:class-names="" text:cond-style-name=""><text:span text:style-name="a1660" text:class-names=""/></text:p>
          </draw:text-box>
          <svg:title/>
          <svg:desc/>
        </draw:frame>
        <draw:frame draw:id="id9" presentation:style-name="a1665" draw:name="Footer Placeholder 5" svg:x="0in" svg:y="10.45in" svg:width="3.68858in" svg:height="0.54961in" presentation:class="footer" presentation:placeholder="false">
          <draw:text-box>
            <text:p text:style-name="a1664" text:class-names="" text:cond-style-name=""><text:span text:style-name="a1663" text:class-names=""/></text:p>
          </draw:text-box>
          <svg:title/>
          <svg:desc/>
        </draw:frame>
        <draw:frame draw:id="id10" presentation:style-name="a1668" draw:name="Slide Number Placeholder 6" svg:x="4.81102in" svg:y="10.45in" svg:width="3.68858in" svg:height="0.54961in" presentation:class="page-number" presentation:placeholder="false">
          <draw:text-box>
            <text:p text:style-name="a1667" text:class-names="" text:cond-style-name=""><text:span text:style-name="a16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-title-Title-Slide" style:page-layout-name="pageLayout1" draw:style-name="a1670">
      <draw:frame draw:id="id200" presentation:style-name="a1674" draw:name="Title 1" svg:x="1.37847in" svg:y="1.35243in" svg:width="8.26736in" svg:height="2.87847in" presentation:class="title" presentation:placeholder="false">
        <draw:text-box>
          <text:p text:style-name="a1673" text:class-names="" text:cond-style-name=""><text:span text:style-name="a1671" text:class-names="">Click to edit Master title style</text:span><text:span text:style-name="a1672" text:class-names=""/></text:p>
        </draw:text-box>
        <svg:title/>
        <svg:desc/>
      </draw:frame>
      <draw:frame draw:id="id201" presentation:style-name="a1678" draw:name="Subtitle 2" svg:x="1.37847in" svg:y="4.34201in" svg:width="8.26736in" svg:height="1.99653in" presentation:class="subtitle" presentation:placeholder="false">
        <draw:text-box>
          <text:p text:style-name="a1677" text:class-names="" text:cond-style-name=""><text:span text:style-name="a1675" text:class-names="">Click to edit Master subtitle style</text:span><text:span text:style-name="a1676" text:class-names=""/></text:p>
        </draw:text-box>
        <svg:title/>
        <svg:desc/>
      </draw:frame>
      <draw:frame draw:id="id202" presentation:style-name="a1681" draw:name="Date Placeholder 3" svg:x="0.15669in" svg:y="7.81575in" svg:width="2.56811in" svg:height="0.57008in" presentation:class="date-time" presentation:placeholder="false">
        <draw:text-box>
          <text:p text:style-name="a1680" text:class-names="" text:cond-style-name=""><text:span text:style-name="a1679" text:class-names=""/></text:p>
        </draw:text-box>
        <svg:title/>
        <svg:desc/>
      </draw:frame>
      <draw:frame draw:id="id203" presentation:style-name="a1684" draw:name="Footer Placeholder 4" svg:x="3.77008in" svg:y="7.81575in" svg:width="3.49409in" svg:height="0.57008in" presentation:class="footer" presentation:placeholder="false">
        <draw:text-box>
          <text:p text:style-name="a1683" text:class-names="" text:cond-style-name=""><text:span text:style-name="a1682" text:class-names=""/></text:p>
        </draw:text-box>
        <svg:title/>
        <svg:desc/>
      </draw:frame>
      <draw:frame draw:id="id204" presentation:style-name="a1687" draw:name="Slide Number Placeholder 5" svg:x="8.33504in" svg:y="7.81575in" svg:width="2.56811in" svg:height="0.57008in" presentation:class="page-number" presentation:placeholder="false">
        <draw:text-box>
          <text:p text:style-name="a1686" text:class-names="" text:cond-style-name=""><text:span text:style-name="a1685" text:class-names=""><text:page-number style:num-format="1" text:fixed="false"/></text:span></text:p>
        </draw:text-box>
        <svg:title/>
        <svg:desc/>
      </draw:frame>
      <presentation:notes style:page-layout-name="pageLayout2" draw:style-name="a1704">
        <draw:page-thumbnail svg:x="1.5in" svg:y="0.83583in" svg:width="5.49921in" svg:height="4.12441in" presentation:class="page" draw:id="id5" presentation:style-name="a1688" draw:name="Slide Image Placeholder 1">
          <svg:title/>
          <svg:desc/>
        </draw:page-thumbnail>
        <draw:frame draw:id="id6" presentation:style-name="a1691" draw:name="Notes Placeholder 2" svg:x="0.85in" svg:y="5.2248in" svg:width="6.79961in" svg:height="4.94961in" presentation:class="notes" presentation:placeholder="false">
          <draw:text-box>
            <text:p text:style-name="a1690" text:class-names="" text:cond-style-name=""><text:span text:style-name="a1689" text:class-names=""/></text:p>
          </draw:text-box>
          <svg:title/>
          <svg:desc/>
        </draw:frame>
        <draw:frame draw:id="id7" presentation:style-name="a1694" draw:name="Header Placeholder 3" svg:x="0in" svg:y="0in" svg:width="3.68858in" svg:height="0.54961in" presentation:class="header" presentation:placeholder="false">
          <draw:text-box>
            <text:p text:style-name="a1693" text:class-names="" text:cond-style-name=""><text:span text:style-name="a1692" text:class-names=""/></text:p>
          </draw:text-box>
          <svg:title/>
          <svg:desc/>
        </draw:frame>
        <draw:frame draw:id="id8" presentation:style-name="a1697" draw:name="Date Placeholder 4" svg:x="4.81102in" svg:y="0in" svg:width="3.68858in" svg:height="0.54961in" presentation:class="date-time" presentation:placeholder="false">
          <draw:text-box>
            <text:p text:style-name="a1696" text:class-names="" text:cond-style-name=""><text:span text:style-name="a1695" text:class-names=""/></text:p>
          </draw:text-box>
          <svg:title/>
          <svg:desc/>
        </draw:frame>
        <draw:frame draw:id="id9" presentation:style-name="a1700" draw:name="Footer Placeholder 5" svg:x="0in" svg:y="10.45in" svg:width="3.68858in" svg:height="0.54961in" presentation:class="footer" presentation:placeholder="false">
          <draw:text-box>
            <text:p text:style-name="a1699" text:class-names="" text:cond-style-name=""><text:span text:style-name="a1698" text:class-names=""/></text:p>
          </draw:text-box>
          <svg:title/>
          <svg:desc/>
        </draw:frame>
        <draw:frame draw:id="id10" presentation:style-name="a1703" draw:name="Slide Number Placeholder 6" svg:x="4.81102in" svg:y="10.45in" svg:width="3.68858in" svg:height="0.54961in" presentation:class="page-number" presentation:placeholder="false">
          <draw:text-box>
            <text:p text:style-name="a1702" text:class-names="" text:cond-style-name=""><text:span text:style-name="a17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2-obj-Title-and-Content" style:page-layout-name="pageLayout1" draw:style-name="a1705">
      <draw:frame draw:id="id205" presentation:style-name="a1709" draw:name="Title 1" svg:x="0.76614in" svg:y="0.48779in" svg:width="9.49134in" svg:height="1.3122in" presentation:class="title" presentation:placeholder="false">
        <draw:text-box>
          <text:p text:style-name="a1708" text:class-names="" text:cond-style-name=""><text:span text:style-name="a1706" text:class-names="">Click to edit Master title style</text:span><text:span text:style-name="a1707" text:class-names=""/></text:p>
        </draw:text-box>
        <svg:title/>
        <svg:desc/>
      </draw:frame>
      <draw:frame draw:id="id206" presentation:style-name="a1725" draw:name="Content Placeholder 2" svg:x="0.76614in" svg:y="2.01338in" svg:width="9.49134in" svg:height="4.87008in" presentation:class="object" presentation:placeholder="false">
        <draw:text-box>
          <text:p text:style-name="a1711" text:class-names="" text:cond-style-name=""><text:span text:style-name="a1710" text:class-names="">Edit Master text styles</text:span></text:p>
          <text:list text:style-name="a1714">
            <text:list-item>
              <text:list text:style-name="a1714">
                <text:list-item>
                  <text:p text:style-name="a1713" text:class-names="" text:cond-style-name=""><text:span text:style-name="a1712" text:class-names="">Second level</text:span></text:p>
                </text:list-item>
              </text:list>
            </text:list-item>
          </text:list>
          <text:list text:style-name="a1717">
            <text:list-item>
              <text:list text:style-name="a1717">
                <text:list-item>
                  <text:list text:style-name="a1717">
                    <text:list-item>
                      <text:p text:style-name="a1716" text:class-names="" text:cond-style-name=""><text:span text:style-name="a171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20">
            <text:list-item>
              <text:list text:style-name="a1720">
                <text:list-item>
                  <text:list text:style-name="a1720">
                    <text:list-item>
                      <text:list text:style-name="a1720">
                        <text:list-item>
                          <text:p text:style-name="a1719" text:class-names="" text:cond-style-name=""><text:span text:style-name="a17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24">
            <text:list-item>
              <text:list text:style-name="a1724">
                <text:list-item>
                  <text:list text:style-name="a1724">
                    <text:list-item>
                      <text:list text:style-name="a1724">
                        <text:list-item>
                          <text:list text:style-name="a1724">
                            <text:list-item>
                              <text:p text:style-name="a1723" text:class-names="" text:cond-style-name=""><text:span text:style-name="a1721" text:class-names="">Fifth level</text:span><text:span text:style-name="a17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7" presentation:style-name="a1728" draw:name="Date Placeholder 3" svg:x="0.15669in" svg:y="7.81575in" svg:width="2.56811in" svg:height="0.57008in" presentation:class="date-time" presentation:placeholder="false">
        <draw:text-box>
          <text:p text:style-name="a1727" text:class-names="" text:cond-style-name=""><text:span text:style-name="a1726" text:class-names=""/></text:p>
        </draw:text-box>
        <svg:title/>
        <svg:desc/>
      </draw:frame>
      <draw:frame draw:id="id208" presentation:style-name="a1731" draw:name="Footer Placeholder 4" svg:x="3.77008in" svg:y="7.81575in" svg:width="3.49409in" svg:height="0.57008in" presentation:class="footer" presentation:placeholder="false">
        <draw:text-box>
          <text:p text:style-name="a1730" text:class-names="" text:cond-style-name=""><text:span text:style-name="a1729" text:class-names=""/></text:p>
        </draw:text-box>
        <svg:title/>
        <svg:desc/>
      </draw:frame>
      <draw:frame draw:id="id209" presentation:style-name="a1734" draw:name="Slide Number Placeholder 5" svg:x="8.33504in" svg:y="7.81575in" svg:width="2.56811in" svg:height="0.57008in" presentation:class="page-number" presentation:placeholder="false">
        <draw:text-box>
          <text:p text:style-name="a1733" text:class-names="" text:cond-style-name=""><text:span text:style-name="a1732" text:class-names=""><text:page-number style:num-format="1" text:fixed="false"/></text:span></text:p>
        </draw:text-box>
        <svg:title/>
        <svg:desc/>
      </draw:frame>
      <presentation:notes style:page-layout-name="pageLayout2" draw:style-name="a1751">
        <draw:page-thumbnail svg:x="1.5in" svg:y="0.83583in" svg:width="5.49921in" svg:height="4.12441in" presentation:class="page" draw:id="id5" presentation:style-name="a1735" draw:name="Slide Image Placeholder 1">
          <svg:title/>
          <svg:desc/>
        </draw:page-thumbnail>
        <draw:frame draw:id="id6" presentation:style-name="a1738" draw:name="Notes Placeholder 2" svg:x="0.85in" svg:y="5.2248in" svg:width="6.79961in" svg:height="4.94961in" presentation:class="notes" presentation:placeholder="false">
          <draw:text-box>
            <text:p text:style-name="a1737" text:class-names="" text:cond-style-name=""><text:span text:style-name="a1736" text:class-names=""/></text:p>
          </draw:text-box>
          <svg:title/>
          <svg:desc/>
        </draw:frame>
        <draw:frame draw:id="id7" presentation:style-name="a1741" draw:name="Header Placeholder 3" svg:x="0in" svg:y="0in" svg:width="3.68858in" svg:height="0.54961in" presentation:class="header" presentation:placeholder="false">
          <draw:text-box>
            <text:p text:style-name="a1740" text:class-names="" text:cond-style-name=""><text:span text:style-name="a1739" text:class-names=""/></text:p>
          </draw:text-box>
          <svg:title/>
          <svg:desc/>
        </draw:frame>
        <draw:frame draw:id="id8" presentation:style-name="a1744" draw:name="Date Placeholder 4" svg:x="4.81102in" svg:y="0in" svg:width="3.68858in" svg:height="0.54961in" presentation:class="date-time" presentation:placeholder="false">
          <draw:text-box>
            <text:p text:style-name="a1743" text:class-names="" text:cond-style-name=""><text:span text:style-name="a1742" text:class-names=""/></text:p>
          </draw:text-box>
          <svg:title/>
          <svg:desc/>
        </draw:frame>
        <draw:frame draw:id="id9" presentation:style-name="a1747" draw:name="Footer Placeholder 5" svg:x="0in" svg:y="10.45in" svg:width="3.68858in" svg:height="0.54961in" presentation:class="footer" presentation:placeholder="false">
          <draw:text-box>
            <text:p text:style-name="a1746" text:class-names="" text:cond-style-name=""><text:span text:style-name="a1745" text:class-names=""/></text:p>
          </draw:text-box>
          <svg:title/>
          <svg:desc/>
        </draw:frame>
        <draw:frame draw:id="id10" presentation:style-name="a1750" draw:name="Slide Number Placeholder 6" svg:x="4.81102in" svg:y="10.45in" svg:width="3.68858in" svg:height="0.54961in" presentation:class="page-number" presentation:placeholder="false">
          <draw:text-box>
            <text:p text:style-name="a1749" text:class-names="" text:cond-style-name=""><text:span text:style-name="a17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3-secHead-Section-Header" style:page-layout-name="pageLayout1" draw:style-name="a1752">
      <draw:frame draw:id="id210" presentation:style-name="a1756" draw:name="Title 1" svg:x="0.75174in" svg:y="2.06076in" svg:width="9.50868in" svg:height="3.43924in" presentation:class="title" presentation:placeholder="false">
        <draw:text-box>
          <text:p text:style-name="a1755" text:class-names="" text:cond-style-name=""><text:span text:style-name="a1753" text:class-names="">Click to edit Master title style</text:span><text:span text:style-name="a1754" text:class-names=""/></text:p>
        </draw:text-box>
        <svg:title/>
        <svg:desc/>
      </draw:frame>
      <draw:frame draw:id="id211" presentation:style-name="a1760" draw:name="Text Placeholder 2" svg:x="0.75174in" svg:y="5.53299in" svg:width="9.50868in" svg:height="1.80729in" presentation:class="outline" presentation:placeholder="false">
        <draw:text-box>
          <text:list text:style-name="a1759">
            <text:list-item>
              <text:p text:style-name="a1758" text:class-names="" text:cond-style-name=""><text:span text:style-name="a1757" text:class-names="">Edit Master text styles</text:span></text:p>
            </text:list-item>
          </text:list>
        </draw:text-box>
        <svg:title/>
        <svg:desc/>
      </draw:frame>
      <draw:frame draw:id="id212" presentation:style-name="a1763" draw:name="Date Placeholder 3" svg:x="0.15669in" svg:y="7.81575in" svg:width="2.56811in" svg:height="0.57008in" presentation:class="date-time" presentation:placeholder="false">
        <draw:text-box>
          <text:p text:style-name="a1762" text:class-names="" text:cond-style-name=""><text:span text:style-name="a1761" text:class-names=""/></text:p>
        </draw:text-box>
        <svg:title/>
        <svg:desc/>
      </draw:frame>
      <draw:frame draw:id="id213" presentation:style-name="a1766" draw:name="Footer Placeholder 4" svg:x="3.77008in" svg:y="7.81575in" svg:width="3.49409in" svg:height="0.57008in" presentation:class="footer" presentation:placeholder="false">
        <draw:text-box>
          <text:p text:style-name="a1765" text:class-names="" text:cond-style-name=""><text:span text:style-name="a1764" text:class-names=""/></text:p>
        </draw:text-box>
        <svg:title/>
        <svg:desc/>
      </draw:frame>
      <draw:frame draw:id="id214" presentation:style-name="a1769" draw:name="Slide Number Placeholder 5" svg:x="8.33504in" svg:y="7.81575in" svg:width="2.56811in" svg:height="0.57008in" presentation:class="page-number" presentation:placeholder="false">
        <draw:text-box>
          <text:p text:style-name="a1768" text:class-names="" text:cond-style-name=""><text:span text:style-name="a1767" text:class-names=""><text:page-number style:num-format="1" text:fixed="false"/></text:span></text:p>
        </draw:text-box>
        <svg:title/>
        <svg:desc/>
      </draw:frame>
      <presentation:notes style:page-layout-name="pageLayout2" draw:style-name="a1786">
        <draw:page-thumbnail svg:x="1.5in" svg:y="0.83583in" svg:width="5.49921in" svg:height="4.12441in" presentation:class="page" draw:id="id5" presentation:style-name="a1770" draw:name="Slide Image Placeholder 1">
          <svg:title/>
          <svg:desc/>
        </draw:page-thumbnail>
        <draw:frame draw:id="id6" presentation:style-name="a1773" draw:name="Notes Placeholder 2" svg:x="0.85in" svg:y="5.2248in" svg:width="6.79961in" svg:height="4.94961in" presentation:class="notes" presentation:placeholder="false">
          <draw:text-box>
            <text:p text:style-name="a1772" text:class-names="" text:cond-style-name=""><text:span text:style-name="a1771" text:class-names=""/></text:p>
          </draw:text-box>
          <svg:title/>
          <svg:desc/>
        </draw:frame>
        <draw:frame draw:id="id7" presentation:style-name="a1776" draw:name="Header Placeholder 3" svg:x="0in" svg:y="0in" svg:width="3.68858in" svg:height="0.54961in" presentation:class="header" presentation:placeholder="false">
          <draw:text-box>
            <text:p text:style-name="a1775" text:class-names="" text:cond-style-name=""><text:span text:style-name="a1774" text:class-names=""/></text:p>
          </draw:text-box>
          <svg:title/>
          <svg:desc/>
        </draw:frame>
        <draw:frame draw:id="id8" presentation:style-name="a1779" draw:name="Date Placeholder 4" svg:x="4.81102in" svg:y="0in" svg:width="3.68858in" svg:height="0.54961in" presentation:class="date-time" presentation:placeholder="false">
          <draw:text-box>
            <text:p text:style-name="a1778" text:class-names="" text:cond-style-name=""><text:span text:style-name="a1777" text:class-names=""/></text:p>
          </draw:text-box>
          <svg:title/>
          <svg:desc/>
        </draw:frame>
        <draw:frame draw:id="id9" presentation:style-name="a1782" draw:name="Footer Placeholder 5" svg:x="0in" svg:y="10.45in" svg:width="3.68858in" svg:height="0.54961in" presentation:class="footer" presentation:placeholder="false">
          <draw:text-box>
            <text:p text:style-name="a1781" text:class-names="" text:cond-style-name=""><text:span text:style-name="a1780" text:class-names=""/></text:p>
          </draw:text-box>
          <svg:title/>
          <svg:desc/>
        </draw:frame>
        <draw:frame draw:id="id10" presentation:style-name="a1785" draw:name="Slide Number Placeholder 6" svg:x="4.81102in" svg:y="10.45in" svg:width="3.68858in" svg:height="0.54961in" presentation:class="page-number" presentation:placeholder="false">
          <draw:text-box>
            <text:p text:style-name="a1784" text:class-names="" text:cond-style-name=""><text:span text:style-name="a17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4-twoObj-Two-Content" style:page-layout-name="pageLayout1" draw:style-name="a1787">
      <draw:frame draw:id="id215" presentation:style-name="a1791" draw:name="Title 1" svg:x="0.76614in" svg:y="0.48779in" svg:width="9.49134in" svg:height="1.3122in" presentation:class="title" presentation:placeholder="false">
        <draw:text-box>
          <text:p text:style-name="a1790" text:class-names="" text:cond-style-name=""><text:span text:style-name="a1788" text:class-names="">Click to edit Master title style</text:span><text:span text:style-name="a1789" text:class-names=""/></text:p>
        </draw:text-box>
        <svg:title/>
        <svg:desc/>
      </draw:frame>
      <draw:frame draw:id="id216" presentation:style-name="a1807" draw:name="Content Placeholder 2" svg:x="0.76563in" svg:y="2.01389in" svg:width="4.66146in" svg:height="4.86979in" presentation:class="object" presentation:placeholder="false">
        <draw:text-box>
          <text:p text:style-name="a1793" text:class-names="" text:cond-style-name=""><text:span text:style-name="a1792" text:class-names="">Edit Master text styles</text:span></text:p>
          <text:list text:style-name="a1796">
            <text:list-item>
              <text:list text:style-name="a1796">
                <text:list-item>
                  <text:p text:style-name="a1795" text:class-names="" text:cond-style-name=""><text:span text:style-name="a1794" text:class-names="">Second level</text:span></text:p>
                </text:list-item>
              </text:list>
            </text:list-item>
          </text:list>
          <text:list text:style-name="a1799">
            <text:list-item>
              <text:list text:style-name="a1799">
                <text:list-item>
                  <text:list text:style-name="a1799">
                    <text:list-item>
                      <text:p text:style-name="a1798" text:class-names="" text:cond-style-name=""><text:span text:style-name="a179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2">
            <text:list-item>
              <text:list text:style-name="a1802">
                <text:list-item>
                  <text:list text:style-name="a1802">
                    <text:list-item>
                      <text:list text:style-name="a1802">
                        <text:list-item>
                          <text:p text:style-name="a1801" text:class-names="" text:cond-style-name=""><text:span text:style-name="a18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06">
            <text:list-item>
              <text:list text:style-name="a1806">
                <text:list-item>
                  <text:list text:style-name="a1806">
                    <text:list-item>
                      <text:list text:style-name="a1806">
                        <text:list-item>
                          <text:list text:style-name="a1806">
                            <text:list-item>
                              <text:p text:style-name="a1805" text:class-names="" text:cond-style-name=""><text:span text:style-name="a1803" text:class-names="">Fifth level</text:span><text:span text:style-name="a18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7" presentation:style-name="a1823" draw:name="Content Placeholder 3" svg:x="5.59375in" svg:y="2.01389in" svg:width="4.66319in" svg:height="4.86979in" presentation:class="object" presentation:placeholder="false">
        <draw:text-box>
          <text:p text:style-name="a1809" text:class-names="" text:cond-style-name=""><text:span text:style-name="a1808" text:class-names="">Edit Master text styles</text:span></text:p>
          <text:list text:style-name="a1812">
            <text:list-item>
              <text:list text:style-name="a1812">
                <text:list-item>
                  <text:p text:style-name="a1811" text:class-names="" text:cond-style-name=""><text:span text:style-name="a1810" text:class-names="">Second level</text:span></text:p>
                </text:list-item>
              </text:list>
            </text:list-item>
          </text:list>
          <text:list text:style-name="a1815">
            <text:list-item>
              <text:list text:style-name="a1815">
                <text:list-item>
                  <text:list text:style-name="a1815">
                    <text:list-item>
                      <text:p text:style-name="a1814" text:class-names="" text:cond-style-name=""><text:span text:style-name="a18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8">
            <text:list-item>
              <text:list text:style-name="a1818">
                <text:list-item>
                  <text:list text:style-name="a1818">
                    <text:list-item>
                      <text:list text:style-name="a1818">
                        <text:list-item>
                          <text:p text:style-name="a1817" text:class-names="" text:cond-style-name=""><text:span text:style-name="a18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2">
            <text:list-item>
              <text:list text:style-name="a1822">
                <text:list-item>
                  <text:list text:style-name="a1822">
                    <text:list-item>
                      <text:list text:style-name="a1822">
                        <text:list-item>
                          <text:list text:style-name="a1822">
                            <text:list-item>
                              <text:p text:style-name="a1821" text:class-names="" text:cond-style-name=""><text:span text:style-name="a1819" text:class-names="">Fifth level</text:span><text:span text:style-name="a18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1826" draw:name="Date Placeholder 4" svg:x="0.15669in" svg:y="7.81575in" svg:width="2.56811in" svg:height="0.57008in" presentation:class="date-time" presentation:placeholder="false">
        <draw:text-box>
          <text:p text:style-name="a1825" text:class-names="" text:cond-style-name=""><text:span text:style-name="a1824" text:class-names=""/></text:p>
        </draw:text-box>
        <svg:title/>
        <svg:desc/>
      </draw:frame>
      <draw:frame draw:id="id219" presentation:style-name="a1829" draw:name="Footer Placeholder 5" svg:x="3.77008in" svg:y="7.81575in" svg:width="3.49409in" svg:height="0.57008in" presentation:class="footer" presentation:placeholder="false">
        <draw:text-box>
          <text:p text:style-name="a1828" text:class-names="" text:cond-style-name=""><text:span text:style-name="a1827" text:class-names=""/></text:p>
        </draw:text-box>
        <svg:title/>
        <svg:desc/>
      </draw:frame>
      <draw:frame draw:id="id220" presentation:style-name="a1832" draw:name="Slide Number Placeholder 6" svg:x="8.33504in" svg:y="7.81575in" svg:width="2.56811in" svg:height="0.57008in" presentation:class="page-number" presentation:placeholder="false">
        <draw:text-box>
          <text:p text:style-name="a1831" text:class-names="" text:cond-style-name=""><text:span text:style-name="a1830" text:class-names=""><text:page-number style:num-format="1" text:fixed="false"/></text:span></text:p>
        </draw:text-box>
        <svg:title/>
        <svg:desc/>
      </draw:frame>
      <presentation:notes style:page-layout-name="pageLayout2" draw:style-name="a1849">
        <draw:page-thumbnail svg:x="1.5in" svg:y="0.83583in" svg:width="5.49921in" svg:height="4.12441in" presentation:class="page" draw:id="id5" presentation:style-name="a1833" draw:name="Slide Image Placeholder 1">
          <svg:title/>
          <svg:desc/>
        </draw:page-thumbnail>
        <draw:frame draw:id="id6" presentation:style-name="a1836" draw:name="Notes Placeholder 2" svg:x="0.85in" svg:y="5.2248in" svg:width="6.79961in" svg:height="4.94961in" presentation:class="notes" presentation:placeholder="false">
          <draw:text-box>
            <text:p text:style-name="a1835" text:class-names="" text:cond-style-name=""><text:span text:style-name="a1834" text:class-names=""/></text:p>
          </draw:text-box>
          <svg:title/>
          <svg:desc/>
        </draw:frame>
        <draw:frame draw:id="id7" presentation:style-name="a1839" draw:name="Header Placeholder 3" svg:x="0in" svg:y="0in" svg:width="3.68858in" svg:height="0.54961in" presentation:class="header" presentation:placeholder="false">
          <draw:text-box>
            <text:p text:style-name="a1838" text:class-names="" text:cond-style-name=""><text:span text:style-name="a1837" text:class-names=""/></text:p>
          </draw:text-box>
          <svg:title/>
          <svg:desc/>
        </draw:frame>
        <draw:frame draw:id="id8" presentation:style-name="a1842" draw:name="Date Placeholder 4" svg:x="4.81102in" svg:y="0in" svg:width="3.68858in" svg:height="0.54961in" presentation:class="date-time" presentation:placeholder="false">
          <draw:text-box>
            <text:p text:style-name="a1841" text:class-names="" text:cond-style-name=""><text:span text:style-name="a1840" text:class-names=""/></text:p>
          </draw:text-box>
          <svg:title/>
          <svg:desc/>
        </draw:frame>
        <draw:frame draw:id="id9" presentation:style-name="a1845" draw:name="Footer Placeholder 5" svg:x="0in" svg:y="10.45in" svg:width="3.68858in" svg:height="0.54961in" presentation:class="footer" presentation:placeholder="false">
          <draw:text-box>
            <text:p text:style-name="a1844" text:class-names="" text:cond-style-name=""><text:span text:style-name="a1843" text:class-names=""/></text:p>
          </draw:text-box>
          <svg:title/>
          <svg:desc/>
        </draw:frame>
        <draw:frame draw:id="id10" presentation:style-name="a1848" draw:name="Slide Number Placeholder 6" svg:x="4.81102in" svg:y="10.45in" svg:width="3.68858in" svg:height="0.54961in" presentation:class="page-number" presentation:placeholder="false">
          <draw:text-box>
            <text:p text:style-name="a1847" text:class-names="" text:cond-style-name=""><text:span text:style-name="a18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5-twoTxTwoObj-Comparison" style:page-layout-name="pageLayout1" draw:style-name="a1850">
      <draw:frame draw:id="id221" presentation:style-name="a1854" draw:name="Title 1" svg:x="0.75868in" svg:y="0.44097in" svg:width="9.50868in" svg:height="1.59722in" presentation:class="title" presentation:placeholder="false">
        <draw:text-box>
          <text:p text:style-name="a1853" text:class-names="" text:cond-style-name=""><text:span text:style-name="a1851" text:class-names="">Click to edit Master title style</text:span><text:span text:style-name="a1852" text:class-names=""/></text:p>
        </draw:text-box>
        <svg:title/>
        <svg:desc/>
      </draw:frame>
      <draw:frame draw:id="id222" presentation:style-name="a1858" draw:name="Text Placeholder 2" svg:x="0.75868in" svg:y="2.02604in" svg:width="4.66493in" svg:height="0.99306in" presentation:class="outline" presentation:placeholder="false">
        <draw:text-box>
          <text:list text:style-name="a1857">
            <text:list-item>
              <text:p text:style-name="a1856" text:class-names="" text:cond-style-name=""><text:span text:style-name="a1855" text:class-names="">Edit Master text styles</text:span></text:p>
            </text:list-item>
          </text:list>
        </draw:text-box>
        <svg:title/>
        <svg:desc/>
      </draw:frame>
      <draw:frame draw:id="id223" presentation:style-name="a1874" draw:name="Content Placeholder 3" svg:x="0.75868in" svg:y="3.0191in" svg:width="4.66493in" svg:height="4.44271in" presentation:class="object" presentation:placeholder="false">
        <draw:text-box>
          <text:p text:style-name="a1860" text:class-names="" text:cond-style-name=""><text:span text:style-name="a1859" text:class-names="">Edit Master text styles</text:span></text:p>
          <text:list text:style-name="a1863">
            <text:list-item>
              <text:list text:style-name="a1863">
                <text:list-item>
                  <text:p text:style-name="a1862" text:class-names="" text:cond-style-name=""><text:span text:style-name="a1861" text:class-names="">Second level</text:span></text:p>
                </text:list-item>
              </text:list>
            </text:list-item>
          </text:list>
          <text:list text:style-name="a1866">
            <text:list-item>
              <text:list text:style-name="a1866">
                <text:list-item>
                  <text:list text:style-name="a1866">
                    <text:list-item>
                      <text:p text:style-name="a1865" text:class-names="" text:cond-style-name=""><text:span text:style-name="a1864" text:class-names="">Third level</text:span></text:p>
                    </text:list-item>
                  </text:list>
                </text:list-item>
              </text:list>
            </text:list-item>
          </text:list>
          <text:list text:style-name="a1869">
            <text:list-item>
              <text:list text:style-name="a1869">
                <text:list-item>
                  <text:list text:style-name="a1869">
                    <text:list-item>
                      <text:list text:style-name="a1869">
                        <text:list-item>
                          <text:p text:style-name="a1868" text:class-names="" text:cond-style-name=""><text:span text:style-name="a18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3">
            <text:list-item>
              <text:list text:style-name="a1873">
                <text:list-item>
                  <text:list text:style-name="a1873">
                    <text:list-item>
                      <text:list text:style-name="a1873">
                        <text:list-item>
                          <text:list text:style-name="a1873">
                            <text:list-item>
                              <text:p text:style-name="a1872" text:class-names="" text:cond-style-name=""><text:span text:style-name="a1870" text:class-names="">Fifth level</text:span><text:span text:style-name="a18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4" presentation:style-name="a1878" draw:name="Text Placeholder 4" svg:x="5.5816in" svg:y="2.02604in" svg:width="4.68576in" svg:height="0.99306in" presentation:class="outline" presentation:placeholder="false">
        <draw:text-box>
          <text:list text:style-name="a1877">
            <text:list-item>
              <text:p text:style-name="a1876" text:class-names="" text:cond-style-name=""><text:span text:style-name="a1875" text:class-names="">Edit Master text styles</text:span></text:p>
            </text:list-item>
          </text:list>
        </draw:text-box>
        <svg:title/>
        <svg:desc/>
      </draw:frame>
      <draw:frame draw:id="id225" presentation:style-name="a1894" draw:name="Content Placeholder 5" svg:x="5.5816in" svg:y="3.0191in" svg:width="4.68576in" svg:height="4.44271in" presentation:class="object" presentation:placeholder="false">
        <draw:text-box>
          <text:p text:style-name="a1880" text:class-names="" text:cond-style-name=""><text:span text:style-name="a1879" text:class-names="">Edit Master text styles</text:span></text:p>
          <text:list text:style-name="a1883">
            <text:list-item>
              <text:list text:style-name="a1883">
                <text:list-item>
                  <text:p text:style-name="a1882" text:class-names="" text:cond-style-name=""><text:span text:style-name="a1881" text:class-names="">Second level</text:span></text:p>
                </text:list-item>
              </text:list>
            </text:list-item>
          </text:list>
          <text:list text:style-name="a1886">
            <text:list-item>
              <text:list text:style-name="a1886">
                <text:list-item>
                  <text:list text:style-name="a1886">
                    <text:list-item>
                      <text:p text:style-name="a1885" text:class-names="" text:cond-style-name=""><text:span text:style-name="a1884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9">
            <text:list-item>
              <text:list text:style-name="a1889">
                <text:list-item>
                  <text:list text:style-name="a1889">
                    <text:list-item>
                      <text:list text:style-name="a1889">
                        <text:list-item>
                          <text:p text:style-name="a1888" text:class-names="" text:cond-style-name=""><text:span text:style-name="a18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3">
            <text:list-item>
              <text:list text:style-name="a1893">
                <text:list-item>
                  <text:list text:style-name="a1893">
                    <text:list-item>
                      <text:list text:style-name="a1893">
                        <text:list-item>
                          <text:list text:style-name="a1893">
                            <text:list-item>
                              <text:p text:style-name="a1892" text:class-names="" text:cond-style-name=""><text:span text:style-name="a1890" text:class-names="">Fifth level</text:span><text:span text:style-name="a18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6" presentation:style-name="a1897" draw:name="Date Placeholder 6" svg:x="0.15669in" svg:y="7.81575in" svg:width="2.56811in" svg:height="0.57008in" presentation:class="date-time" presentation:placeholder="false">
        <draw:text-box>
          <text:p text:style-name="a1896" text:class-names="" text:cond-style-name=""><text:span text:style-name="a1895" text:class-names=""/></text:p>
        </draw:text-box>
        <svg:title/>
        <svg:desc/>
      </draw:frame>
      <draw:frame draw:id="id227" presentation:style-name="a1900" draw:name="Footer Placeholder 7" svg:x="3.77008in" svg:y="7.81575in" svg:width="3.49409in" svg:height="0.57008in" presentation:class="footer" presentation:placeholder="false">
        <draw:text-box>
          <text:p text:style-name="a1899" text:class-names="" text:cond-style-name=""><text:span text:style-name="a1898" text:class-names=""/></text:p>
        </draw:text-box>
        <svg:title/>
        <svg:desc/>
      </draw:frame>
      <draw:frame draw:id="id228" presentation:style-name="a1903" draw:name="Slide Number Placeholder 8" svg:x="8.33504in" svg:y="7.81575in" svg:width="2.56811in" svg:height="0.57008in" presentation:class="page-number" presentation:placeholder="false">
        <draw:text-box>
          <text:p text:style-name="a1902" text:class-names="" text:cond-style-name=""><text:span text:style-name="a1901" text:class-names=""><text:page-number style:num-format="1" text:fixed="false"/></text:span></text:p>
        </draw:text-box>
        <svg:title/>
        <svg:desc/>
      </draw:frame>
      <presentation:notes style:page-layout-name="pageLayout2" draw:style-name="a1920">
        <draw:page-thumbnail svg:x="1.5in" svg:y="0.83583in" svg:width="5.49921in" svg:height="4.12441in" presentation:class="page" draw:id="id5" presentation:style-name="a1904" draw:name="Slide Image Placeholder 1">
          <svg:title/>
          <svg:desc/>
        </draw:page-thumbnail>
        <draw:frame draw:id="id6" presentation:style-name="a1907" draw:name="Notes Placeholder 2" svg:x="0.85in" svg:y="5.2248in" svg:width="6.79961in" svg:height="4.94961in" presentation:class="notes" presentation:placeholder="false">
          <draw:text-box>
            <text:p text:style-name="a1906" text:class-names="" text:cond-style-name=""><text:span text:style-name="a1905" text:class-names=""/></text:p>
          </draw:text-box>
          <svg:title/>
          <svg:desc/>
        </draw:frame>
        <draw:frame draw:id="id7" presentation:style-name="a1910" draw:name="Header Placeholder 3" svg:x="0in" svg:y="0in" svg:width="3.68858in" svg:height="0.54961in" presentation:class="header" presentation:placeholder="false">
          <draw:text-box>
            <text:p text:style-name="a1909" text:class-names="" text:cond-style-name=""><text:span text:style-name="a1908" text:class-names=""/></text:p>
          </draw:text-box>
          <svg:title/>
          <svg:desc/>
        </draw:frame>
        <draw:frame draw:id="id8" presentation:style-name="a1913" draw:name="Date Placeholder 4" svg:x="4.81102in" svg:y="0in" svg:width="3.68858in" svg:height="0.54961in" presentation:class="date-time" presentation:placeholder="false">
          <draw:text-box>
            <text:p text:style-name="a1912" text:class-names="" text:cond-style-name=""><text:span text:style-name="a1911" text:class-names=""/></text:p>
          </draw:text-box>
          <svg:title/>
          <svg:desc/>
        </draw:frame>
        <draw:frame draw:id="id9" presentation:style-name="a1916" draw:name="Footer Placeholder 5" svg:x="0in" svg:y="10.45in" svg:width="3.68858in" svg:height="0.54961in" presentation:class="footer" presentation:placeholder="false">
          <draw:text-box>
            <text:p text:style-name="a1915" text:class-names="" text:cond-style-name=""><text:span text:style-name="a1914" text:class-names=""/></text:p>
          </draw:text-box>
          <svg:title/>
          <svg:desc/>
        </draw:frame>
        <draw:frame draw:id="id10" presentation:style-name="a1919" draw:name="Slide Number Placeholder 6" svg:x="4.81102in" svg:y="10.45in" svg:width="3.68858in" svg:height="0.54961in" presentation:class="page-number" presentation:placeholder="false">
          <draw:text-box>
            <text:p text:style-name="a1918" text:class-names="" text:cond-style-name=""><text:span text:style-name="a19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6-titleOnly-Title-Only" style:page-layout-name="pageLayout1" draw:style-name="a1921">
      <draw:frame draw:id="id229" presentation:style-name="a1925" draw:name="Title 1" svg:x="0.76614in" svg:y="0.48779in" svg:width="9.49134in" svg:height="1.3122in" presentation:class="title" presentation:placeholder="false">
        <draw:text-box>
          <text:p text:style-name="a1924" text:class-names="" text:cond-style-name=""><text:span text:style-name="a1922" text:class-names="">Click to edit Master title style</text:span><text:span text:style-name="a1923" text:class-names=""/></text:p>
        </draw:text-box>
        <svg:title/>
        <svg:desc/>
      </draw:frame>
      <draw:frame draw:id="id230" presentation:style-name="a1928" draw:name="Date Placeholder 2" svg:x="0.15669in" svg:y="7.81575in" svg:width="2.56811in" svg:height="0.57008in" presentation:class="date-time" presentation:placeholder="false">
        <draw:text-box>
          <text:p text:style-name="a1927" text:class-names="" text:cond-style-name=""><text:span text:style-name="a1926" text:class-names=""/></text:p>
        </draw:text-box>
        <svg:title/>
        <svg:desc/>
      </draw:frame>
      <draw:frame draw:id="id231" presentation:style-name="a1931" draw:name="Footer Placeholder 3" svg:x="3.77008in" svg:y="7.81575in" svg:width="3.49409in" svg:height="0.57008in" presentation:class="footer" presentation:placeholder="false">
        <draw:text-box>
          <text:p text:style-name="a1930" text:class-names="" text:cond-style-name=""><text:span text:style-name="a1929" text:class-names=""/></text:p>
        </draw:text-box>
        <svg:title/>
        <svg:desc/>
      </draw:frame>
      <draw:frame draw:id="id232" presentation:style-name="a1934" draw:name="Slide Number Placeholder 4" svg:x="8.33504in" svg:y="7.81575in" svg:width="2.56811in" svg:height="0.57008in" presentation:class="page-number" presentation:placeholder="false">
        <draw:text-box>
          <text:p text:style-name="a1933" text:class-names="" text:cond-style-name=""><text:span text:style-name="a1932" text:class-names=""><text:page-number style:num-format="1" text:fixed="false"/></text:span></text:p>
        </draw:text-box>
        <svg:title/>
        <svg:desc/>
      </draw:frame>
      <presentation:notes style:page-layout-name="pageLayout2" draw:style-name="a1951">
        <draw:page-thumbnail svg:x="1.5in" svg:y="0.83583in" svg:width="5.49921in" svg:height="4.12441in" presentation:class="page" draw:id="id5" presentation:style-name="a1935" draw:name="Slide Image Placeholder 1">
          <svg:title/>
          <svg:desc/>
        </draw:page-thumbnail>
        <draw:frame draw:id="id6" presentation:style-name="a1938" draw:name="Notes Placeholder 2" svg:x="0.85in" svg:y="5.2248in" svg:width="6.79961in" svg:height="4.94961in" presentation:class="notes" presentation:placeholder="false">
          <draw:text-box>
            <text:p text:style-name="a1937" text:class-names="" text:cond-style-name=""><text:span text:style-name="a1936" text:class-names=""/></text:p>
          </draw:text-box>
          <svg:title/>
          <svg:desc/>
        </draw:frame>
        <draw:frame draw:id="id7" presentation:style-name="a1941" draw:name="Header Placeholder 3" svg:x="0in" svg:y="0in" svg:width="3.68858in" svg:height="0.54961in" presentation:class="header" presentation:placeholder="false">
          <draw:text-box>
            <text:p text:style-name="a1940" text:class-names="" text:cond-style-name=""><text:span text:style-name="a1939" text:class-names=""/></text:p>
          </draw:text-box>
          <svg:title/>
          <svg:desc/>
        </draw:frame>
        <draw:frame draw:id="id8" presentation:style-name="a1944" draw:name="Date Placeholder 4" svg:x="4.81102in" svg:y="0in" svg:width="3.68858in" svg:height="0.54961in" presentation:class="date-time" presentation:placeholder="false">
          <draw:text-box>
            <text:p text:style-name="a1943" text:class-names="" text:cond-style-name=""><text:span text:style-name="a1942" text:class-names=""/></text:p>
          </draw:text-box>
          <svg:title/>
          <svg:desc/>
        </draw:frame>
        <draw:frame draw:id="id9" presentation:style-name="a1947" draw:name="Footer Placeholder 5" svg:x="0in" svg:y="10.45in" svg:width="3.68858in" svg:height="0.54961in" presentation:class="footer" presentation:placeholder="false">
          <draw:text-box>
            <text:p text:style-name="a1946" text:class-names="" text:cond-style-name=""><text:span text:style-name="a1945" text:class-names=""/></text:p>
          </draw:text-box>
          <svg:title/>
          <svg:desc/>
        </draw:frame>
        <draw:frame draw:id="id10" presentation:style-name="a1950" draw:name="Slide Number Placeholder 6" svg:x="4.81102in" svg:y="10.45in" svg:width="3.68858in" svg:height="0.54961in" presentation:class="page-number" presentation:placeholder="false">
          <draw:text-box>
            <text:p text:style-name="a1949" text:class-names="" text:cond-style-name=""><text:span text:style-name="a19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7-blank-Blank" style:page-layout-name="pageLayout1" draw:style-name="a1952">
      <draw:frame draw:id="id233" presentation:style-name="a1955" draw:name="Date Placeholder 1" svg:x="0.15669in" svg:y="7.81575in" svg:width="2.56811in" svg:height="0.57008in" presentation:class="date-time" presentation:placeholder="false">
        <draw:text-box>
          <text:p text:style-name="a1954" text:class-names="" text:cond-style-name=""><text:span text:style-name="a1953" text:class-names=""/></text:p>
        </draw:text-box>
        <svg:title/>
        <svg:desc/>
      </draw:frame>
      <draw:frame draw:id="id234" presentation:style-name="a1958" draw:name="Footer Placeholder 2" svg:x="3.77008in" svg:y="7.81575in" svg:width="3.49409in" svg:height="0.57008in" presentation:class="footer" presentation:placeholder="false">
        <draw:text-box>
          <text:p text:style-name="a1957" text:class-names="" text:cond-style-name=""><text:span text:style-name="a1956" text:class-names=""/></text:p>
        </draw:text-box>
        <svg:title/>
        <svg:desc/>
      </draw:frame>
      <draw:frame draw:id="id235" presentation:style-name="a1961" draw:name="Slide Number Placeholder 3" svg:x="8.33504in" svg:y="7.81575in" svg:width="2.56811in" svg:height="0.57008in" presentation:class="page-number" presentation:placeholder="false">
        <draw:text-box>
          <text:p text:style-name="a1960" text:class-names="" text:cond-style-name=""><text:span text:style-name="a1959" text:class-names=""><text:page-number style:num-format="1" text:fixed="false"/></text:span></text:p>
        </draw:text-box>
        <svg:title/>
        <svg:desc/>
      </draw:frame>
      <presentation:notes style:page-layout-name="pageLayout2" draw:style-name="a1978">
        <draw:page-thumbnail svg:x="1.5in" svg:y="0.83583in" svg:width="5.49921in" svg:height="4.12441in" presentation:class="page" draw:id="id5" presentation:style-name="a1962" draw:name="Slide Image Placeholder 1">
          <svg:title/>
          <svg:desc/>
        </draw:page-thumbnail>
        <draw:frame draw:id="id6" presentation:style-name="a1965" draw:name="Notes Placeholder 2" svg:x="0.85in" svg:y="5.2248in" svg:width="6.79961in" svg:height="4.94961in" presentation:class="notes" presentation:placeholder="false">
          <draw:text-box>
            <text:p text:style-name="a1964" text:class-names="" text:cond-style-name=""><text:span text:style-name="a1963" text:class-names=""/></text:p>
          </draw:text-box>
          <svg:title/>
          <svg:desc/>
        </draw:frame>
        <draw:frame draw:id="id7" presentation:style-name="a1968" draw:name="Header Placeholder 3" svg:x="0in" svg:y="0in" svg:width="3.68858in" svg:height="0.54961in" presentation:class="header" presentation:placeholder="false">
          <draw:text-box>
            <text:p text:style-name="a1967" text:class-names="" text:cond-style-name=""><text:span text:style-name="a1966" text:class-names=""/></text:p>
          </draw:text-box>
          <svg:title/>
          <svg:desc/>
        </draw:frame>
        <draw:frame draw:id="id8" presentation:style-name="a1971" draw:name="Date Placeholder 4" svg:x="4.81102in" svg:y="0in" svg:width="3.68858in" svg:height="0.54961in" presentation:class="date-time" presentation:placeholder="false">
          <draw:text-box>
            <text:p text:style-name="a1970" text:class-names="" text:cond-style-name=""><text:span text:style-name="a1969" text:class-names=""/></text:p>
          </draw:text-box>
          <svg:title/>
          <svg:desc/>
        </draw:frame>
        <draw:frame draw:id="id9" presentation:style-name="a1974" draw:name="Footer Placeholder 5" svg:x="0in" svg:y="10.45in" svg:width="3.68858in" svg:height="0.54961in" presentation:class="footer" presentation:placeholder="false">
          <draw:text-box>
            <text:p text:style-name="a1973" text:class-names="" text:cond-style-name=""><text:span text:style-name="a1972" text:class-names=""/></text:p>
          </draw:text-box>
          <svg:title/>
          <svg:desc/>
        </draw:frame>
        <draw:frame draw:id="id10" presentation:style-name="a1977" draw:name="Slide Number Placeholder 6" svg:x="4.81102in" svg:y="10.45in" svg:width="3.68858in" svg:height="0.54961in" presentation:class="page-number" presentation:placeholder="false">
          <draw:text-box>
            <text:p text:style-name="a1976" text:class-names="" text:cond-style-name=""><text:span text:style-name="a19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8-objTx-Content-with-Caption" style:page-layout-name="pageLayout1" draw:style-name="a1979">
      <draw:frame draw:id="id236" presentation:style-name="a1983" draw:name="Title 1" svg:x="0.75868in" svg:y="0.55035in" svg:width="3.55556in" svg:height="1.93056in" presentation:class="title" presentation:placeholder="false">
        <draw:text-box>
          <text:p text:style-name="a1982" text:class-names="" text:cond-style-name=""><text:span text:style-name="a1980" text:class-names="">Click to edit Master title style</text:span><text:span text:style-name="a1981" text:class-names=""/></text:p>
        </draw:text-box>
        <svg:title/>
        <svg:desc/>
      </draw:frame>
      <draw:frame draw:id="id237" presentation:style-name="a1999" draw:name="Content Placeholder 2" svg:x="4.6875in" svg:y="1.19097in" svg:width="5.57986in" svg:height="5.875in" presentation:class="object" presentation:placeholder="false">
        <draw:text-box>
          <text:p text:style-name="a1985" text:class-names="" text:cond-style-name=""><text:span text:style-name="a1984" text:class-names="">Edit Master text styles</text:span></text:p>
          <text:list text:style-name="a1988">
            <text:list-item>
              <text:list text:style-name="a1988">
                <text:list-item>
                  <text:p text:style-name="a1987" text:class-names="" text:cond-style-name=""><text:span text:style-name="a1986" text:class-names="">Second level</text:span></text:p>
                </text:list-item>
              </text:list>
            </text:list-item>
          </text:list>
          <text:list text:style-name="a1991">
            <text:list-item>
              <text:list text:style-name="a1991">
                <text:list-item>
                  <text:list text:style-name="a1991">
                    <text:list-item>
                      <text:p text:style-name="a1990" text:class-names="" text:cond-style-name=""><text:span text:style-name="a1989" text:class-names="">Third level</text:span></text:p>
                    </text:list-item>
                  </text:list>
                </text:list-item>
              </text:list>
            </text:list-item>
          </text:list>
          <text:list text:style-name="a1994">
            <text:list-item>
              <text:list text:style-name="a1994">
                <text:list-item>
                  <text:list text:style-name="a1994">
                    <text:list-item>
                      <text:list text:style-name="a1994">
                        <text:list-item>
                          <text:p text:style-name="a1993" text:class-names="" text:cond-style-name=""><text:span text:style-name="a19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8">
            <text:list-item>
              <text:list text:style-name="a1998">
                <text:list-item>
                  <text:list text:style-name="a1998">
                    <text:list-item>
                      <text:list text:style-name="a1998">
                        <text:list-item>
                          <text:list text:style-name="a1998">
                            <text:list-item>
                              <text:p text:style-name="a1997" text:class-names="" text:cond-style-name=""><text:span text:style-name="a1995" text:class-names="">Fifth level</text:span><text:span text:style-name="a19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8" presentation:style-name="a2003" draw:name="Text Placeholder 3" svg:x="0.75868in" svg:y="2.4809in" svg:width="3.55556in" svg:height="4.59375in" presentation:class="outline" presentation:placeholder="false">
        <draw:text-box>
          <text:list text:style-name="a2002">
            <text:list-item>
              <text:p text:style-name="a2001" text:class-names="" text:cond-style-name=""><text:span text:style-name="a2000" text:class-names="">Edit Master text styles</text:span></text:p>
            </text:list-item>
          </text:list>
        </draw:text-box>
        <svg:title/>
        <svg:desc/>
      </draw:frame>
      <draw:frame draw:id="id239" presentation:style-name="a2006" draw:name="Date Placeholder 4" svg:x="0.15669in" svg:y="7.81575in" svg:width="2.56811in" svg:height="0.57008in" presentation:class="date-time" presentation:placeholder="false">
        <draw:text-box>
          <text:p text:style-name="a2005" text:class-names="" text:cond-style-name=""><text:span text:style-name="a2004" text:class-names=""/></text:p>
        </draw:text-box>
        <svg:title/>
        <svg:desc/>
      </draw:frame>
      <draw:frame draw:id="id240" presentation:style-name="a2009" draw:name="Footer Placeholder 5" svg:x="3.77008in" svg:y="7.81575in" svg:width="3.49409in" svg:height="0.57008in" presentation:class="footer" presentation:placeholder="false">
        <draw:text-box>
          <text:p text:style-name="a2008" text:class-names="" text:cond-style-name=""><text:span text:style-name="a2007" text:class-names=""/></text:p>
        </draw:text-box>
        <svg:title/>
        <svg:desc/>
      </draw:frame>
      <draw:frame draw:id="id241" presentation:style-name="a2012" draw:name="Slide Number Placeholder 6" svg:x="8.33504in" svg:y="7.81575in" svg:width="2.56811in" svg:height="0.57008in" presentation:class="page-number" presentation:placeholder="false">
        <draw:text-box>
          <text:p text:style-name="a2011" text:class-names="" text:cond-style-name=""><text:span text:style-name="a2010" text:class-names=""><text:page-number style:num-format="1" text:fixed="false"/></text:span></text:p>
        </draw:text-box>
        <svg:title/>
        <svg:desc/>
      </draw:frame>
      <presentation:notes style:page-layout-name="pageLayout2" draw:style-name="a2029">
        <draw:page-thumbnail svg:x="1.5in" svg:y="0.83583in" svg:width="5.49921in" svg:height="4.12441in" presentation:class="page" draw:id="id5" presentation:style-name="a2013" draw:name="Slide Image Placeholder 1">
          <svg:title/>
          <svg:desc/>
        </draw:page-thumbnail>
        <draw:frame draw:id="id6" presentation:style-name="a2016" draw:name="Notes Placeholder 2" svg:x="0.85in" svg:y="5.2248in" svg:width="6.79961in" svg:height="4.94961in" presentation:class="notes" presentation:placeholder="false">
          <draw:text-box>
            <text:p text:style-name="a2015" text:class-names="" text:cond-style-name=""><text:span text:style-name="a2014" text:class-names=""/></text:p>
          </draw:text-box>
          <svg:title/>
          <svg:desc/>
        </draw:frame>
        <draw:frame draw:id="id7" presentation:style-name="a2019" draw:name="Header Placeholder 3" svg:x="0in" svg:y="0in" svg:width="3.68858in" svg:height="0.54961in" presentation:class="header" presentation:placeholder="false">
          <draw:text-box>
            <text:p text:style-name="a2018" text:class-names="" text:cond-style-name=""><text:span text:style-name="a2017" text:class-names=""/></text:p>
          </draw:text-box>
          <svg:title/>
          <svg:desc/>
        </draw:frame>
        <draw:frame draw:id="id8" presentation:style-name="a2022" draw:name="Date Placeholder 4" svg:x="4.81102in" svg:y="0in" svg:width="3.68858in" svg:height="0.54961in" presentation:class="date-time" presentation:placeholder="false">
          <draw:text-box>
            <text:p text:style-name="a2021" text:class-names="" text:cond-style-name=""><text:span text:style-name="a2020" text:class-names=""/></text:p>
          </draw:text-box>
          <svg:title/>
          <svg:desc/>
        </draw:frame>
        <draw:frame draw:id="id9" presentation:style-name="a2025" draw:name="Footer Placeholder 5" svg:x="0in" svg:y="10.45in" svg:width="3.68858in" svg:height="0.54961in" presentation:class="footer" presentation:placeholder="false">
          <draw:text-box>
            <text:p text:style-name="a2024" text:class-names="" text:cond-style-name=""><text:span text:style-name="a2023" text:class-names=""/></text:p>
          </draw:text-box>
          <svg:title/>
          <svg:desc/>
        </draw:frame>
        <draw:frame draw:id="id10" presentation:style-name="a2028" draw:name="Slide Number Placeholder 6" svg:x="4.81102in" svg:y="10.45in" svg:width="3.68858in" svg:height="0.54961in" presentation:class="page-number" presentation:placeholder="false">
          <draw:text-box>
            <text:p text:style-name="a2027" text:class-names="" text:cond-style-name=""><text:span text:style-name="a20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9-picTx-Picture-with-Caption" style:page-layout-name="pageLayout1" draw:style-name="a2030">
      <draw:frame draw:id="id242" presentation:style-name="a2034" draw:name="Title 1" svg:x="0.75868in" svg:y="0.55035in" svg:width="3.55556in" svg:height="1.93056in" presentation:class="title" presentation:placeholder="false">
        <draw:text-box>
          <text:p text:style-name="a2033" text:class-names="" text:cond-style-name=""><text:span text:style-name="a2031" text:class-names="">Click to edit Master title style</text:span><text:span text:style-name="a2032" text:class-names=""/></text:p>
        </draw:text-box>
        <svg:title/>
        <svg:desc/>
      </draw:frame>
      <draw:frame draw:id="id243" presentation:style-name="a2037" draw:name="Picture Placeholder 2" svg:x="4.6875in" svg:y="1.19097in" svg:width="5.57986in" svg:height="5.875in" presentation:class="graphic" presentation:placeholder="false">
        <draw:text-box>
          <text:p text:style-name="a2036" text:class-names="" text:cond-style-name=""><text:span text:style-name="a2035" text:class-names=""/></text:p>
        </draw:text-box>
        <svg:title/>
        <svg:desc/>
      </draw:frame>
      <draw:frame draw:id="id244" presentation:style-name="a2041" draw:name="Text Placeholder 3" svg:x="0.75868in" svg:y="2.4809in" svg:width="3.55556in" svg:height="4.59375in" presentation:class="outline" presentation:placeholder="false">
        <draw:text-box>
          <text:list text:style-name="a2040">
            <text:list-item>
              <text:p text:style-name="a2039" text:class-names="" text:cond-style-name=""><text:span text:style-name="a2038" text:class-names="">Edit Master text styles</text:span></text:p>
            </text:list-item>
          </text:list>
        </draw:text-box>
        <svg:title/>
        <svg:desc/>
      </draw:frame>
      <draw:frame draw:id="id245" presentation:style-name="a2044" draw:name="Date Placeholder 4" svg:x="0.15669in" svg:y="7.81575in" svg:width="2.56811in" svg:height="0.57008in" presentation:class="date-time" presentation:placeholder="false">
        <draw:text-box>
          <text:p text:style-name="a2043" text:class-names="" text:cond-style-name=""><text:span text:style-name="a2042" text:class-names=""/></text:p>
        </draw:text-box>
        <svg:title/>
        <svg:desc/>
      </draw:frame>
      <draw:frame draw:id="id246" presentation:style-name="a2047" draw:name="Footer Placeholder 5" svg:x="3.77008in" svg:y="7.81575in" svg:width="3.49409in" svg:height="0.57008in" presentation:class="footer" presentation:placeholder="false">
        <draw:text-box>
          <text:p text:style-name="a2046" text:class-names="" text:cond-style-name=""><text:span text:style-name="a2045" text:class-names=""/></text:p>
        </draw:text-box>
        <svg:title/>
        <svg:desc/>
      </draw:frame>
      <draw:frame draw:id="id247" presentation:style-name="a2050" draw:name="Slide Number Placeholder 6" svg:x="8.33504in" svg:y="7.81575in" svg:width="2.56811in" svg:height="0.57008in" presentation:class="page-number" presentation:placeholder="false">
        <draw:text-box>
          <text:p text:style-name="a2049" text:class-names="" text:cond-style-name=""><text:span text:style-name="a2048" text:class-names=""><text:page-number style:num-format="1" text:fixed="false"/></text:span></text:p>
        </draw:text-box>
        <svg:title/>
        <svg:desc/>
      </draw:frame>
      <presentation:notes style:page-layout-name="pageLayout2" draw:style-name="a2067">
        <draw:page-thumbnail svg:x="1.5in" svg:y="0.83583in" svg:width="5.49921in" svg:height="4.12441in" presentation:class="page" draw:id="id5" presentation:style-name="a2051" draw:name="Slide Image Placeholder 1">
          <svg:title/>
          <svg:desc/>
        </draw:page-thumbnail>
        <draw:frame draw:id="id6" presentation:style-name="a2054" draw:name="Notes Placeholder 2" svg:x="0.85in" svg:y="5.2248in" svg:width="6.79961in" svg:height="4.94961in" presentation:class="notes" presentation:placeholder="false">
          <draw:text-box>
            <text:p text:style-name="a2053" text:class-names="" text:cond-style-name=""><text:span text:style-name="a2052" text:class-names=""/></text:p>
          </draw:text-box>
          <svg:title/>
          <svg:desc/>
        </draw:frame>
        <draw:frame draw:id="id7" presentation:style-name="a2057" draw:name="Header Placeholder 3" svg:x="0in" svg:y="0in" svg:width="3.68858in" svg:height="0.54961in" presentation:class="header" presentation:placeholder="false">
          <draw:text-box>
            <text:p text:style-name="a2056" text:class-names="" text:cond-style-name=""><text:span text:style-name="a2055" text:class-names=""/></text:p>
          </draw:text-box>
          <svg:title/>
          <svg:desc/>
        </draw:frame>
        <draw:frame draw:id="id8" presentation:style-name="a2060" draw:name="Date Placeholder 4" svg:x="4.81102in" svg:y="0in" svg:width="3.68858in" svg:height="0.54961in" presentation:class="date-time" presentation:placeholder="false">
          <draw:text-box>
            <text:p text:style-name="a2059" text:class-names="" text:cond-style-name=""><text:span text:style-name="a2058" text:class-names=""/></text:p>
          </draw:text-box>
          <svg:title/>
          <svg:desc/>
        </draw:frame>
        <draw:frame draw:id="id9" presentation:style-name="a2063" draw:name="Footer Placeholder 5" svg:x="0in" svg:y="10.45in" svg:width="3.68858in" svg:height="0.54961in" presentation:class="footer" presentation:placeholder="false">
          <draw:text-box>
            <text:p text:style-name="a2062" text:class-names="" text:cond-style-name=""><text:span text:style-name="a2061" text:class-names=""/></text:p>
          </draw:text-box>
          <svg:title/>
          <svg:desc/>
        </draw:frame>
        <draw:frame draw:id="id10" presentation:style-name="a2066" draw:name="Slide Number Placeholder 6" svg:x="4.81102in" svg:y="10.45in" svg:width="3.68858in" svg:height="0.54961in" presentation:class="page-number" presentation:placeholder="false">
          <draw:text-box>
            <text:p text:style-name="a2065" text:class-names="" text:cond-style-name=""><text:span text:style-name="a20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0-vertTx-Title-and-Vertical-Text" style:page-layout-name="pageLayout1" draw:style-name="a2068">
      <draw:frame draw:id="id248" presentation:style-name="a2072" draw:name="Title 1" svg:x="0.76614in" svg:y="0.48779in" svg:width="9.49134in" svg:height="1.3122in" presentation:class="title" presentation:placeholder="false">
        <draw:text-box>
          <text:p text:style-name="a2071" text:class-names="" text:cond-style-name=""><text:span text:style-name="a2069" text:class-names="">Click to edit Master title style</text:span><text:span text:style-name="a2070" text:class-names=""/></text:p>
        </draw:text-box>
        <svg:title/>
        <svg:desc/>
      </draw:frame>
      <draw:frame draw:id="id249" presentation:style-name="a2089" draw:name="Vertical Text Placeholder 2" svg:x="0.76614in" svg:y="2.01338in" svg:width="9.49134in" svg:height="4.87008in" presentation:class="outline" presentation:placeholder="false">
        <draw:text-box>
          <text:list text:style-name="a2075">
            <text:list-item>
              <text:p text:style-name="a2074" text:class-names="" text:cond-style-name=""><text:span text:style-name="a2073" text:class-names="">Edit Master text styles</text:span></text:p>
            </text:list-item>
          </text:list>
          <text:list text:style-name="a2078">
            <text:list-item>
              <text:list text:style-name="a2078">
                <text:list-item>
                  <text:p text:style-name="a2077" text:class-names="" text:cond-style-name=""><text:span text:style-name="a2076" text:class-names="">Second level</text:span></text:p>
                </text:list-item>
              </text:list>
            </text:list-item>
          </text:list>
          <text:list text:style-name="a2081">
            <text:list-item>
              <text:list text:style-name="a2081">
                <text:list-item>
                  <text:list text:style-name="a2081">
                    <text:list-item>
                      <text:p text:style-name="a2080" text:class-names="" text:cond-style-name=""><text:span text:style-name="a2079" text:class-names="">Third level</text:span></text:p>
                    </text:list-item>
                  </text:list>
                </text:list-item>
              </text:list>
            </text:list-item>
          </text:list>
          <text:list text:style-name="a2084">
            <text:list-item>
              <text:list text:style-name="a2084">
                <text:list-item>
                  <text:list text:style-name="a2084">
                    <text:list-item>
                      <text:list text:style-name="a2084">
                        <text:list-item>
                          <text:p text:style-name="a2083" text:class-names="" text:cond-style-name=""><text:span text:style-name="a20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88">
            <text:list-item>
              <text:list text:style-name="a2088">
                <text:list-item>
                  <text:list text:style-name="a2088">
                    <text:list-item>
                      <text:list text:style-name="a2088">
                        <text:list-item>
                          <text:list text:style-name="a2088">
                            <text:list-item>
                              <text:p text:style-name="a2087" text:class-names="" text:cond-style-name=""><text:span text:style-name="a2085" text:class-names="">Fifth level</text:span><text:span text:style-name="a20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0" presentation:style-name="a2092" draw:name="Date Placeholder 3" svg:x="0.15669in" svg:y="7.81575in" svg:width="2.56811in" svg:height="0.57008in" presentation:class="date-time" presentation:placeholder="false">
        <draw:text-box>
          <text:p text:style-name="a2091" text:class-names="" text:cond-style-name=""><text:span text:style-name="a2090" text:class-names=""/></text:p>
        </draw:text-box>
        <svg:title/>
        <svg:desc/>
      </draw:frame>
      <draw:frame draw:id="id251" presentation:style-name="a2095" draw:name="Footer Placeholder 4" svg:x="3.77008in" svg:y="7.81575in" svg:width="3.49409in" svg:height="0.57008in" presentation:class="footer" presentation:placeholder="false">
        <draw:text-box>
          <text:p text:style-name="a2094" text:class-names="" text:cond-style-name=""><text:span text:style-name="a2093" text:class-names=""/></text:p>
        </draw:text-box>
        <svg:title/>
        <svg:desc/>
      </draw:frame>
      <draw:frame draw:id="id252" presentation:style-name="a2098" draw:name="Slide Number Placeholder 5" svg:x="8.33504in" svg:y="7.81575in" svg:width="2.56811in" svg:height="0.57008in" presentation:class="page-number" presentation:placeholder="false">
        <draw:text-box>
          <text:p text:style-name="a2097" text:class-names="" text:cond-style-name=""><text:span text:style-name="a2096" text:class-names=""><text:page-number style:num-format="1" text:fixed="false"/></text:span></text:p>
        </draw:text-box>
        <svg:title/>
        <svg:desc/>
      </draw:frame>
      <presentation:notes style:page-layout-name="pageLayout2" draw:style-name="a2115">
        <draw:page-thumbnail svg:x="1.5in" svg:y="0.83583in" svg:width="5.49921in" svg:height="4.12441in" presentation:class="page" draw:id="id5" presentation:style-name="a2099" draw:name="Slide Image Placeholder 1">
          <svg:title/>
          <svg:desc/>
        </draw:page-thumbnail>
        <draw:frame draw:id="id6" presentation:style-name="a2102" draw:name="Notes Placeholder 2" svg:x="0.85in" svg:y="5.2248in" svg:width="6.79961in" svg:height="4.94961in" presentation:class="notes" presentation:placeholder="false">
          <draw:text-box>
            <text:p text:style-name="a2101" text:class-names="" text:cond-style-name=""><text:span text:style-name="a2100" text:class-names=""/></text:p>
          </draw:text-box>
          <svg:title/>
          <svg:desc/>
        </draw:frame>
        <draw:frame draw:id="id7" presentation:style-name="a2105" draw:name="Header Placeholder 3" svg:x="0in" svg:y="0in" svg:width="3.68858in" svg:height="0.54961in" presentation:class="header" presentation:placeholder="false">
          <draw:text-box>
            <text:p text:style-name="a2104" text:class-names="" text:cond-style-name=""><text:span text:style-name="a2103" text:class-names=""/></text:p>
          </draw:text-box>
          <svg:title/>
          <svg:desc/>
        </draw:frame>
        <draw:frame draw:id="id8" presentation:style-name="a2108" draw:name="Date Placeholder 4" svg:x="4.81102in" svg:y="0in" svg:width="3.68858in" svg:height="0.54961in" presentation:class="date-time" presentation:placeholder="false">
          <draw:text-box>
            <text:p text:style-name="a2107" text:class-names="" text:cond-style-name=""><text:span text:style-name="a2106" text:class-names=""/></text:p>
          </draw:text-box>
          <svg:title/>
          <svg:desc/>
        </draw:frame>
        <draw:frame draw:id="id9" presentation:style-name="a2111" draw:name="Footer Placeholder 5" svg:x="0in" svg:y="10.45in" svg:width="3.68858in" svg:height="0.54961in" presentation:class="footer" presentation:placeholder="false">
          <draw:text-box>
            <text:p text:style-name="a2110" text:class-names="" text:cond-style-name=""><text:span text:style-name="a2109" text:class-names=""/></text:p>
          </draw:text-box>
          <svg:title/>
          <svg:desc/>
        </draw:frame>
        <draw:frame draw:id="id10" presentation:style-name="a2114" draw:name="Slide Number Placeholder 6" svg:x="4.81102in" svg:y="10.45in" svg:width="3.68858in" svg:height="0.54961in" presentation:class="page-number" presentation:placeholder="false">
          <draw:text-box>
            <text:p text:style-name="a2113" text:class-names="" text:cond-style-name=""><text:span text:style-name="a21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1-vertTitleAndTx-Vertical-Title-and-Text" style:page-layout-name="pageLayout1" draw:style-name="a2116">
      <draw:frame draw:id="id253" presentation:style-name="a2120" draw:name="Vertical Title 1" svg:x="7.88542in" svg:y="0.48785in" svg:width="2.37153in" svg:height="6.39583in" presentation:class="title" presentation:placeholder="false">
        <draw:text-box>
          <text:p text:style-name="a2119" text:class-names="" text:cond-style-name=""><text:span text:style-name="a2117" text:class-names="">Click to edit Master title style</text:span><text:span text:style-name="a2118" text:class-names=""/></text:p>
        </draw:text-box>
        <svg:title/>
        <svg:desc/>
      </draw:frame>
      <draw:frame draw:id="id254" presentation:style-name="a2137" draw:name="Vertical Text Placeholder 2" svg:x="0.76563in" svg:y="0.48785in" svg:width="6.95312in" svg:height="6.39583in" presentation:class="outline" presentation:placeholder="false">
        <draw:text-box>
          <text:list text:style-name="a2123">
            <text:list-item>
              <text:p text:style-name="a2122" text:class-names="" text:cond-style-name=""><text:span text:style-name="a2121" text:class-names="">Edit Master text styles</text:span></text:p>
            </text:list-item>
          </text:list>
          <text:list text:style-name="a2126">
            <text:list-item>
              <text:list text:style-name="a2126">
                <text:list-item>
                  <text:p text:style-name="a2125" text:class-names="" text:cond-style-name=""><text:span text:style-name="a2124" text:class-names="">Second level</text:span></text:p>
                </text:list-item>
              </text:list>
            </text:list-item>
          </text:list>
          <text:list text:style-name="a2129">
            <text:list-item>
              <text:list text:style-name="a2129">
                <text:list-item>
                  <text:list text:style-name="a2129">
                    <text:list-item>
                      <text:p text:style-name="a2128" text:class-names="" text:cond-style-name=""><text:span text:style-name="a2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2132">
            <text:list-item>
              <text:list text:style-name="a2132">
                <text:list-item>
                  <text:list text:style-name="a2132">
                    <text:list-item>
                      <text:list text:style-name="a2132">
                        <text:list-item>
                          <text:p text:style-name="a2131" text:class-names="" text:cond-style-name=""><text:span text:style-name="a2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6">
            <text:list-item>
              <text:list text:style-name="a2136">
                <text:list-item>
                  <text:list text:style-name="a2136">
                    <text:list-item>
                      <text:list text:style-name="a2136">
                        <text:list-item>
                          <text:list text:style-name="a2136">
                            <text:list-item>
                              <text:p text:style-name="a2135" text:class-names="" text:cond-style-name=""><text:span text:style-name="a2133" text:class-names="">Fifth level</text:span><text:span text:style-name="a2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5" presentation:style-name="a2140" draw:name="Date Placeholder 3" svg:x="0.15669in" svg:y="7.81575in" svg:width="2.56811in" svg:height="0.57008in" presentation:class="date-time" presentation:placeholder="false">
        <draw:text-box>
          <text:p text:style-name="a2139" text:class-names="" text:cond-style-name=""><text:span text:style-name="a2138" text:class-names=""/></text:p>
        </draw:text-box>
        <svg:title/>
        <svg:desc/>
      </draw:frame>
      <draw:frame draw:id="id256" presentation:style-name="a2143" draw:name="Footer Placeholder 4" svg:x="3.77008in" svg:y="7.81575in" svg:width="3.49409in" svg:height="0.57008in" presentation:class="footer" presentation:placeholder="false">
        <draw:text-box>
          <text:p text:style-name="a2142" text:class-names="" text:cond-style-name=""><text:span text:style-name="a2141" text:class-names=""/></text:p>
        </draw:text-box>
        <svg:title/>
        <svg:desc/>
      </draw:frame>
      <draw:frame draw:id="id257" presentation:style-name="a2146" draw:name="Slide Number Placeholder 5" svg:x="8.33504in" svg:y="7.81575in" svg:width="2.56811in" svg:height="0.57008in" presentation:class="page-number" presentation:placeholder="false">
        <draw:text-box>
          <text:p text:style-name="a2145" text:class-names="" text:cond-style-name=""><text:span text:style-name="a2144" text:class-names=""><text:page-number style:num-format="1" text:fixed="false"/></text:span></text:p>
        </draw:text-box>
        <svg:title/>
        <svg:desc/>
      </draw:frame>
      <presentation:notes style:page-layout-name="pageLayout2" draw:style-name="a2163">
        <draw:page-thumbnail svg:x="1.5in" svg:y="0.83583in" svg:width="5.49921in" svg:height="4.12441in" presentation:class="page" draw:id="id5" presentation:style-name="a2147" draw:name="Slide Image Placeholder 1">
          <svg:title/>
          <svg:desc/>
        </draw:page-thumbnail>
        <draw:frame draw:id="id6" presentation:style-name="a2150" draw:name="Notes Placeholder 2" svg:x="0.85in" svg:y="5.2248in" svg:width="6.79961in" svg:height="4.94961in" presentation:class="notes" presentation:placeholder="false">
          <draw:text-box>
            <text:p text:style-name="a2149" text:class-names="" text:cond-style-name=""><text:span text:style-name="a2148" text:class-names=""/></text:p>
          </draw:text-box>
          <svg:title/>
          <svg:desc/>
        </draw:frame>
        <draw:frame draw:id="id7" presentation:style-name="a2153" draw:name="Header Placeholder 3" svg:x="0in" svg:y="0in" svg:width="3.68858in" svg:height="0.54961in" presentation:class="header" presentation:placeholder="false">
          <draw:text-box>
            <text:p text:style-name="a2152" text:class-names="" text:cond-style-name=""><text:span text:style-name="a2151" text:class-names=""/></text:p>
          </draw:text-box>
          <svg:title/>
          <svg:desc/>
        </draw:frame>
        <draw:frame draw:id="id8" presentation:style-name="a2156" draw:name="Date Placeholder 4" svg:x="4.81102in" svg:y="0in" svg:width="3.68858in" svg:height="0.54961in" presentation:class="date-time" presentation:placeholder="false">
          <draw:text-box>
            <text:p text:style-name="a2155" text:class-names="" text:cond-style-name=""><text:span text:style-name="a2154" text:class-names=""/></text:p>
          </draw:text-box>
          <svg:title/>
          <svg:desc/>
        </draw:frame>
        <draw:frame draw:id="id9" presentation:style-name="a2159" draw:name="Footer Placeholder 5" svg:x="0in" svg:y="10.45in" svg:width="3.68858in" svg:height="0.54961in" presentation:class="footer" presentation:placeholder="false">
          <draw:text-box>
            <text:p text:style-name="a2158" text:class-names="" text:cond-style-name=""><text:span text:style-name="a2157" text:class-names=""/></text:p>
          </draw:text-box>
          <svg:title/>
          <svg:desc/>
        </draw:frame>
        <draw:frame draw:id="id10" presentation:style-name="a2162" draw:name="Slide Number Placeholder 6" svg:x="4.81102in" svg:y="10.45in" svg:width="3.68858in" svg:height="0.54961in" presentation:class="page-number" presentation:placeholder="false">
          <draw:text-box>
            <text:p text:style-name="a2161" text:class-names="" text:cond-style-name=""><text:span text:style-name="a21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Blueprint-Plans" style:page-layout-name="pageLayout1" draw:style-name="a2165">
      <draw:frame draw:id="id258" presentation:style-name="a2168" draw:name="Title Placeholder 1" svg:x="0.55118in" svg:y="1.1811in" svg:width="9.92087in" svg:height="1.88976in" presentation:class="title" presentation:placeholder="false">
        <draw:text-box>
          <text:p text:style-name="a2167" text:class-names="" text:cond-style-name=""><text:span text:style-name="a2166" text:class-names=""/></text:p>
        </draw:text-box>
        <svg:title/>
        <svg:desc/>
      </draw:frame>
      <draw:frame draw:id="id259" presentation:style-name="a2185" draw:name="Text Placeholder 2" svg:x="0.55118in" svg:y="3.46457in" svg:width="9.92087in" svg:height="4.01575in" presentation:class="outline" presentation:placeholder="false">
        <draw:text-box>
          <text:list text:style-name="a2171">
            <text:list-item>
              <text:p text:style-name="a2170" text:class-names="" text:cond-style-name=""><text:span text:style-name="a2169" text:class-names="">Edit Master text styles</text:span></text:p>
            </text:list-item>
          </text:list>
          <text:list text:style-name="a2174">
            <text:list-item>
              <text:list text:style-name="a2174">
                <text:list-item>
                  <text:p text:style-name="a2173" text:class-names="" text:cond-style-name=""><text:span text:style-name="a2172" text:class-names="">Second level</text:span></text:p>
                </text:list-item>
              </text:list>
            </text:list-item>
          </text:list>
          <text:list text:style-name="a2177">
            <text:list-item>
              <text:list text:style-name="a2177">
                <text:list-item>
                  <text:list text:style-name="a2177">
                    <text:list-item>
                      <text:p text:style-name="a2176" text:class-names="" text:cond-style-name=""><text:span text:style-name="a2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2180">
            <text:list-item>
              <text:list text:style-name="a2180">
                <text:list-item>
                  <text:list text:style-name="a2180">
                    <text:list-item>
                      <text:list text:style-name="a2180">
                        <text:list-item>
                          <text:p text:style-name="a2179" text:class-names="" text:cond-style-name=""><text:span text:style-name="a2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84">
            <text:list-item>
              <text:list text:style-name="a2184">
                <text:list-item>
                  <text:list text:style-name="a2184">
                    <text:list-item>
                      <text:list text:style-name="a2184">
                        <text:list-item>
                          <text:list text:style-name="a2184">
                            <text:list-item>
                              <text:p text:style-name="a2183" text:class-names="" text:cond-style-name=""><text:span text:style-name="a2181" text:class-names="">Fifth level</text:span><text:span text:style-name="a21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0" presentation:style-name="a2188" draw:name="Date Placeholder 3" svg:x="0.55118in" svg:y="7.5315in" svg:width="2.56811in" svg:height="0.56968in" presentation:class="date-time" presentation:placeholder="false">
        <draw:text-box>
          <text:p text:style-name="a2187" text:class-names="" text:cond-style-name=""><text:span text:style-name="a2186" text:class-names=""/></text:p>
        </draw:text-box>
        <svg:title/>
        <svg:desc/>
      </draw:frame>
      <draw:frame draw:id="id261" presentation:style-name="a2191" draw:name="Footer Placeholder 4" svg:x="3.77008in" svg:y="7.5315in" svg:width="3.49409in" svg:height="0.56968in" presentation:class="footer" presentation:placeholder="false">
        <draw:text-box>
          <text:p text:style-name="a2190" text:class-names="" text:cond-style-name=""><text:span text:style-name="a2189" text:class-names=""/></text:p>
        </draw:text-box>
        <svg:title/>
        <svg:desc/>
      </draw:frame>
      <draw:frame draw:id="id262" presentation:style-name="a2194" draw:name="Slide Number Placeholder 5" svg:x="7.90394in" svg:y="7.5315in" svg:width="2.56811in" svg:height="0.56968in" presentation:class="page-number" presentation:placeholder="false">
        <draw:text-box>
          <text:p text:style-name="a2193" text:class-names="" text:cond-style-name=""><text:span text:style-name="a2192" text:class-names=""><text:page-number style:num-format="1" text:fixed="false"/></text:span></text:p>
        </draw:text-box>
        <svg:title/>
        <svg:desc/>
      </draw:frame>
      <presentation:notes style:page-layout-name="pageLayout2" draw:style-name="a2211">
        <draw:page-thumbnail svg:x="1.5in" svg:y="0.83583in" svg:width="5.49921in" svg:height="4.12441in" presentation:class="page" draw:id="id5" presentation:style-name="a2195" draw:name="Slide Image Placeholder 1">
          <svg:title/>
          <svg:desc/>
        </draw:page-thumbnail>
        <draw:frame draw:id="id6" presentation:style-name="a2198" draw:name="Notes Placeholder 2" svg:x="0.85in" svg:y="5.2248in" svg:width="6.79961in" svg:height="4.94961in" presentation:class="notes" presentation:placeholder="false">
          <draw:text-box>
            <text:p text:style-name="a2197" text:class-names="" text:cond-style-name=""><text:span text:style-name="a2196" text:class-names=""/></text:p>
          </draw:text-box>
          <svg:title/>
          <svg:desc/>
        </draw:frame>
        <draw:frame draw:id="id7" presentation:style-name="a2201" draw:name="Header Placeholder 3" svg:x="0in" svg:y="0in" svg:width="3.68858in" svg:height="0.54961in" presentation:class="header" presentation:placeholder="false">
          <draw:text-box>
            <text:p text:style-name="a2200" text:class-names="" text:cond-style-name=""><text:span text:style-name="a2199" text:class-names=""/></text:p>
          </draw:text-box>
          <svg:title/>
          <svg:desc/>
        </draw:frame>
        <draw:frame draw:id="id8" presentation:style-name="a2204" draw:name="Date Placeholder 4" svg:x="4.81102in" svg:y="0in" svg:width="3.68858in" svg:height="0.54961in" presentation:class="date-time" presentation:placeholder="false">
          <draw:text-box>
            <text:p text:style-name="a2203" text:class-names="" text:cond-style-name=""><text:span text:style-name="a2202" text:class-names=""/></text:p>
          </draw:text-box>
          <svg:title/>
          <svg:desc/>
        </draw:frame>
        <draw:frame draw:id="id9" presentation:style-name="a2207" draw:name="Footer Placeholder 5" svg:x="0in" svg:y="10.45in" svg:width="3.68858in" svg:height="0.54961in" presentation:class="footer" presentation:placeholder="false">
          <draw:text-box>
            <text:p text:style-name="a2206" text:class-names="" text:cond-style-name=""><text:span text:style-name="a2205" text:class-names=""/></text:p>
          </draw:text-box>
          <svg:title/>
          <svg:desc/>
        </draw:frame>
        <draw:frame draw:id="id10" presentation:style-name="a2210" draw:name="Slide Number Placeholder 6" svg:x="4.81102in" svg:y="10.45in" svg:width="3.68858in" svg:height="0.54961in" presentation:class="page-number" presentation:placeholder="false">
          <draw:text-box>
            <text:p text:style-name="a2209" text:class-names="" text:cond-style-name=""><text:span text:style-name="a22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-title-Title-Slide" style:page-layout-name="pageLayout1" draw:style-name="a2213">
      <draw:frame draw:id="id263" presentation:style-name="a2217" draw:name="Title 1" svg:x="1.37847in" svg:y="1.35243in" svg:width="8.26736in" svg:height="2.87847in" presentation:class="title" presentation:placeholder="false">
        <draw:text-box>
          <text:p text:style-name="a2216" text:class-names="" text:cond-style-name=""><text:span text:style-name="a2214" text:class-names="">Click to edit Master title style</text:span><text:span text:style-name="a2215" text:class-names=""/></text:p>
        </draw:text-box>
        <svg:title/>
        <svg:desc/>
      </draw:frame>
      <draw:frame draw:id="id264" presentation:style-name="a2221" draw:name="Subtitle 2" svg:x="1.37847in" svg:y="4.34201in" svg:width="8.26736in" svg:height="1.99653in" presentation:class="subtitle" presentation:placeholder="false">
        <draw:text-box>
          <text:p text:style-name="a2220" text:class-names="" text:cond-style-name=""><text:span text:style-name="a2218" text:class-names="">Click to edit Master subtitle style</text:span><text:span text:style-name="a2219" text:class-names=""/></text:p>
        </draw:text-box>
        <svg:title/>
        <svg:desc/>
      </draw:frame>
      <draw:frame draw:id="id265" presentation:style-name="a2224" draw:name="Date Placeholder 3" svg:x="0.55118in" svg:y="7.5315in" svg:width="2.56811in" svg:height="0.56968in" presentation:class="date-time" presentation:placeholder="false">
        <draw:text-box>
          <text:p text:style-name="a2223" text:class-names="" text:cond-style-name=""><text:span text:style-name="a2222" text:class-names=""/></text:p>
        </draw:text-box>
        <svg:title/>
        <svg:desc/>
      </draw:frame>
      <draw:frame draw:id="id266" presentation:style-name="a2227" draw:name="Footer Placeholder 4" svg:x="3.77008in" svg:y="7.5315in" svg:width="3.49409in" svg:height="0.56968in" presentation:class="footer" presentation:placeholder="false">
        <draw:text-box>
          <text:p text:style-name="a2226" text:class-names="" text:cond-style-name=""><text:span text:style-name="a2225" text:class-names=""/></text:p>
        </draw:text-box>
        <svg:title/>
        <svg:desc/>
      </draw:frame>
      <draw:frame draw:id="id267" presentation:style-name="a2230" draw:name="Slide Number Placeholder 5" svg:x="7.90394in" svg:y="7.5315in" svg:width="2.56811in" svg:height="0.56968in" presentation:class="page-number" presentation:placeholder="false">
        <draw:text-box>
          <text:p text:style-name="a2229" text:class-names="" text:cond-style-name=""><text:span text:style-name="a2228" text:class-names=""><text:page-number style:num-format="1" text:fixed="false"/></text:span></text:p>
        </draw:text-box>
        <svg:title/>
        <svg:desc/>
      </draw:frame>
      <presentation:notes style:page-layout-name="pageLayout2" draw:style-name="a2247">
        <draw:page-thumbnail svg:x="1.5in" svg:y="0.83583in" svg:width="5.49921in" svg:height="4.12441in" presentation:class="page" draw:id="id5" presentation:style-name="a2231" draw:name="Slide Image Placeholder 1">
          <svg:title/>
          <svg:desc/>
        </draw:page-thumbnail>
        <draw:frame draw:id="id6" presentation:style-name="a2234" draw:name="Notes Placeholder 2" svg:x="0.85in" svg:y="5.2248in" svg:width="6.79961in" svg:height="4.94961in" presentation:class="notes" presentation:placeholder="false">
          <draw:text-box>
            <text:p text:style-name="a2233" text:class-names="" text:cond-style-name=""><text:span text:style-name="a2232" text:class-names=""/></text:p>
          </draw:text-box>
          <svg:title/>
          <svg:desc/>
        </draw:frame>
        <draw:frame draw:id="id7" presentation:style-name="a2237" draw:name="Header Placeholder 3" svg:x="0in" svg:y="0in" svg:width="3.68858in" svg:height="0.54961in" presentation:class="header" presentation:placeholder="false">
          <draw:text-box>
            <text:p text:style-name="a2236" text:class-names="" text:cond-style-name=""><text:span text:style-name="a2235" text:class-names=""/></text:p>
          </draw:text-box>
          <svg:title/>
          <svg:desc/>
        </draw:frame>
        <draw:frame draw:id="id8" presentation:style-name="a2240" draw:name="Date Placeholder 4" svg:x="4.81102in" svg:y="0in" svg:width="3.68858in" svg:height="0.54961in" presentation:class="date-time" presentation:placeholder="false">
          <draw:text-box>
            <text:p text:style-name="a2239" text:class-names="" text:cond-style-name=""><text:span text:style-name="a2238" text:class-names=""/></text:p>
          </draw:text-box>
          <svg:title/>
          <svg:desc/>
        </draw:frame>
        <draw:frame draw:id="id9" presentation:style-name="a2243" draw:name="Footer Placeholder 5" svg:x="0in" svg:y="10.45in" svg:width="3.68858in" svg:height="0.54961in" presentation:class="footer" presentation:placeholder="false">
          <draw:text-box>
            <text:p text:style-name="a2242" text:class-names="" text:cond-style-name=""><text:span text:style-name="a2241" text:class-names=""/></text:p>
          </draw:text-box>
          <svg:title/>
          <svg:desc/>
        </draw:frame>
        <draw:frame draw:id="id10" presentation:style-name="a2246" draw:name="Slide Number Placeholder 6" svg:x="4.81102in" svg:y="10.45in" svg:width="3.68858in" svg:height="0.54961in" presentation:class="page-number" presentation:placeholder="false">
          <draw:text-box>
            <text:p text:style-name="a2245" text:class-names="" text:cond-style-name=""><text:span text:style-name="a22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2-obj-Title-and-Content" style:page-layout-name="pageLayout1" draw:style-name="a2249">
      <draw:frame draw:id="id268" presentation:style-name="a2253" draw:name="Title 1" svg:x="0.55118in" svg:y="1.1811in" svg:width="9.92087in" svg:height="1.88976in" presentation:class="title" presentation:placeholder="false">
        <draw:text-box>
          <text:p text:style-name="a2252" text:class-names="" text:cond-style-name=""><text:span text:style-name="a2250" text:class-names="">Click to edit Master title style</text:span><text:span text:style-name="a2251" text:class-names=""/></text:p>
        </draw:text-box>
        <svg:title/>
        <svg:desc/>
      </draw:frame>
      <draw:frame draw:id="id269" presentation:style-name="a2269" draw:name="Content Placeholder 2" svg:x="0.55118in" svg:y="3.46457in" svg:width="9.92087in" svg:height="4.01575in" presentation:class="object" presentation:placeholder="false">
        <draw:text-box>
          <text:p text:style-name="a2255" text:class-names="" text:cond-style-name=""><text:span text:style-name="a2254" text:class-names="">Edit Master text styles</text:span></text:p>
          <text:list text:style-name="a2258">
            <text:list-item>
              <text:list text:style-name="a2258">
                <text:list-item>
                  <text:p text:style-name="a2257" text:class-names="" text:cond-style-name=""><text:span text:style-name="a2256" text:class-names="">Second level</text:span></text:p>
                </text:list-item>
              </text:list>
            </text:list-item>
          </text:list>
          <text:list text:style-name="a2261">
            <text:list-item>
              <text:list text:style-name="a2261">
                <text:list-item>
                  <text:list text:style-name="a2261">
                    <text:list-item>
                      <text:p text:style-name="a2260" text:class-names="" text:cond-style-name=""><text:span text:style-name="a2259" text:class-names="">Third level</text:span></text:p>
                    </text:list-item>
                  </text:list>
                </text:list-item>
              </text:list>
            </text:list-item>
          </text:list>
          <text:list text:style-name="a2264">
            <text:list-item>
              <text:list text:style-name="a2264">
                <text:list-item>
                  <text:list text:style-name="a2264">
                    <text:list-item>
                      <text:list text:style-name="a2264">
                        <text:list-item>
                          <text:p text:style-name="a2263" text:class-names="" text:cond-style-name=""><text:span text:style-name="a22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68">
            <text:list-item>
              <text:list text:style-name="a2268">
                <text:list-item>
                  <text:list text:style-name="a2268">
                    <text:list-item>
                      <text:list text:style-name="a2268">
                        <text:list-item>
                          <text:list text:style-name="a2268">
                            <text:list-item>
                              <text:p text:style-name="a2267" text:class-names="" text:cond-style-name=""><text:span text:style-name="a2265" text:class-names="">Fifth level</text:span><text:span text:style-name="a22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0" presentation:style-name="a2272" draw:name="Date Placeholder 3" svg:x="0.55118in" svg:y="7.5315in" svg:width="2.56811in" svg:height="0.56968in" presentation:class="date-time" presentation:placeholder="false">
        <draw:text-box>
          <text:p text:style-name="a2271" text:class-names="" text:cond-style-name=""><text:span text:style-name="a2270" text:class-names=""/></text:p>
        </draw:text-box>
        <svg:title/>
        <svg:desc/>
      </draw:frame>
      <draw:frame draw:id="id271" presentation:style-name="a2275" draw:name="Footer Placeholder 4" svg:x="3.77008in" svg:y="7.5315in" svg:width="3.49409in" svg:height="0.56968in" presentation:class="footer" presentation:placeholder="false">
        <draw:text-box>
          <text:p text:style-name="a2274" text:class-names="" text:cond-style-name=""><text:span text:style-name="a2273" text:class-names=""/></text:p>
        </draw:text-box>
        <svg:title/>
        <svg:desc/>
      </draw:frame>
      <draw:frame draw:id="id272" presentation:style-name="a2278" draw:name="Slide Number Placeholder 5" svg:x="7.90394in" svg:y="7.5315in" svg:width="2.56811in" svg:height="0.56968in" presentation:class="page-number" presentation:placeholder="false">
        <draw:text-box>
          <text:p text:style-name="a2277" text:class-names="" text:cond-style-name=""><text:span text:style-name="a2276" text:class-names=""><text:page-number style:num-format="1" text:fixed="false"/></text:span></text:p>
        </draw:text-box>
        <svg:title/>
        <svg:desc/>
      </draw:frame>
      <presentation:notes style:page-layout-name="pageLayout2" draw:style-name="a2295">
        <draw:page-thumbnail svg:x="1.5in" svg:y="0.83583in" svg:width="5.49921in" svg:height="4.12441in" presentation:class="page" draw:id="id5" presentation:style-name="a2279" draw:name="Slide Image Placeholder 1">
          <svg:title/>
          <svg:desc/>
        </draw:page-thumbnail>
        <draw:frame draw:id="id6" presentation:style-name="a2282" draw:name="Notes Placeholder 2" svg:x="0.85in" svg:y="5.2248in" svg:width="6.79961in" svg:height="4.94961in" presentation:class="notes" presentation:placeholder="false">
          <draw:text-box>
            <text:p text:style-name="a2281" text:class-names="" text:cond-style-name=""><text:span text:style-name="a2280" text:class-names=""/></text:p>
          </draw:text-box>
          <svg:title/>
          <svg:desc/>
        </draw:frame>
        <draw:frame draw:id="id7" presentation:style-name="a2285" draw:name="Header Placeholder 3" svg:x="0in" svg:y="0in" svg:width="3.68858in" svg:height="0.54961in" presentation:class="header" presentation:placeholder="false">
          <draw:text-box>
            <text:p text:style-name="a2284" text:class-names="" text:cond-style-name=""><text:span text:style-name="a2283" text:class-names=""/></text:p>
          </draw:text-box>
          <svg:title/>
          <svg:desc/>
        </draw:frame>
        <draw:frame draw:id="id8" presentation:style-name="a2288" draw:name="Date Placeholder 4" svg:x="4.81102in" svg:y="0in" svg:width="3.68858in" svg:height="0.54961in" presentation:class="date-time" presentation:placeholder="false">
          <draw:text-box>
            <text:p text:style-name="a2287" text:class-names="" text:cond-style-name=""><text:span text:style-name="a2286" text:class-names=""/></text:p>
          </draw:text-box>
          <svg:title/>
          <svg:desc/>
        </draw:frame>
        <draw:frame draw:id="id9" presentation:style-name="a2291" draw:name="Footer Placeholder 5" svg:x="0in" svg:y="10.45in" svg:width="3.68858in" svg:height="0.54961in" presentation:class="footer" presentation:placeholder="false">
          <draw:text-box>
            <text:p text:style-name="a2290" text:class-names="" text:cond-style-name=""><text:span text:style-name="a2289" text:class-names=""/></text:p>
          </draw:text-box>
          <svg:title/>
          <svg:desc/>
        </draw:frame>
        <draw:frame draw:id="id10" presentation:style-name="a2294" draw:name="Slide Number Placeholder 6" svg:x="4.81102in" svg:y="10.45in" svg:width="3.68858in" svg:height="0.54961in" presentation:class="page-number" presentation:placeholder="false">
          <draw:text-box>
            <text:p text:style-name="a2293" text:class-names="" text:cond-style-name=""><text:span text:style-name="a22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3-secHead-Section-Header" style:page-layout-name="pageLayout1" draw:style-name="a2297">
      <draw:frame draw:id="id273" presentation:style-name="a2301" draw:name="Title 1" svg:x="0.75174in" svg:y="2.06076in" svg:width="9.50868in" svg:height="3.43924in" presentation:class="title" presentation:placeholder="false">
        <draw:text-box>
          <text:p text:style-name="a2300" text:class-names="" text:cond-style-name=""><text:span text:style-name="a2298" text:class-names="">Click to edit Master title style</text:span><text:span text:style-name="a2299" text:class-names=""/></text:p>
        </draw:text-box>
        <svg:title/>
        <svg:desc/>
      </draw:frame>
      <draw:frame draw:id="id274" presentation:style-name="a2305" draw:name="Text Placeholder 2" svg:x="0.75174in" svg:y="5.53299in" svg:width="9.50868in" svg:height="1.80729in" presentation:class="outline" presentation:placeholder="false">
        <draw:text-box>
          <text:list text:style-name="a2304">
            <text:list-item>
              <text:p text:style-name="a2303" text:class-names="" text:cond-style-name=""><text:span text:style-name="a2302" text:class-names="">Edit Master text styles</text:span></text:p>
            </text:list-item>
          </text:list>
        </draw:text-box>
        <svg:title/>
        <svg:desc/>
      </draw:frame>
      <draw:frame draw:id="id275" presentation:style-name="a2308" draw:name="Date Placeholder 3" svg:x="0.55118in" svg:y="7.5315in" svg:width="2.56811in" svg:height="0.56968in" presentation:class="date-time" presentation:placeholder="false">
        <draw:text-box>
          <text:p text:style-name="a2307" text:class-names="" text:cond-style-name=""><text:span text:style-name="a2306" text:class-names=""/></text:p>
        </draw:text-box>
        <svg:title/>
        <svg:desc/>
      </draw:frame>
      <draw:frame draw:id="id276" presentation:style-name="a2311" draw:name="Footer Placeholder 4" svg:x="3.77008in" svg:y="7.5315in" svg:width="3.49409in" svg:height="0.56968in" presentation:class="footer" presentation:placeholder="false">
        <draw:text-box>
          <text:p text:style-name="a2310" text:class-names="" text:cond-style-name=""><text:span text:style-name="a2309" text:class-names=""/></text:p>
        </draw:text-box>
        <svg:title/>
        <svg:desc/>
      </draw:frame>
      <draw:frame draw:id="id277" presentation:style-name="a2314" draw:name="Slide Number Placeholder 5" svg:x="7.90394in" svg:y="7.5315in" svg:width="2.56811in" svg:height="0.56968in" presentation:class="page-number" presentation:placeholder="false">
        <draw:text-box>
          <text:p text:style-name="a2313" text:class-names="" text:cond-style-name=""><text:span text:style-name="a2312" text:class-names=""><text:page-number style:num-format="1" text:fixed="false"/></text:span></text:p>
        </draw:text-box>
        <svg:title/>
        <svg:desc/>
      </draw:frame>
      <presentation:notes style:page-layout-name="pageLayout2" draw:style-name="a2331">
        <draw:page-thumbnail svg:x="1.5in" svg:y="0.83583in" svg:width="5.49921in" svg:height="4.12441in" presentation:class="page" draw:id="id5" presentation:style-name="a2315" draw:name="Slide Image Placeholder 1">
          <svg:title/>
          <svg:desc/>
        </draw:page-thumbnail>
        <draw:frame draw:id="id6" presentation:style-name="a2318" draw:name="Notes Placeholder 2" svg:x="0.85in" svg:y="5.2248in" svg:width="6.79961in" svg:height="4.94961in" presentation:class="notes" presentation:placeholder="false">
          <draw:text-box>
            <text:p text:style-name="a2317" text:class-names="" text:cond-style-name=""><text:span text:style-name="a2316" text:class-names=""/></text:p>
          </draw:text-box>
          <svg:title/>
          <svg:desc/>
        </draw:frame>
        <draw:frame draw:id="id7" presentation:style-name="a2321" draw:name="Header Placeholder 3" svg:x="0in" svg:y="0in" svg:width="3.68858in" svg:height="0.54961in" presentation:class="header" presentation:placeholder="false">
          <draw:text-box>
            <text:p text:style-name="a2320" text:class-names="" text:cond-style-name=""><text:span text:style-name="a2319" text:class-names=""/></text:p>
          </draw:text-box>
          <svg:title/>
          <svg:desc/>
        </draw:frame>
        <draw:frame draw:id="id8" presentation:style-name="a2324" draw:name="Date Placeholder 4" svg:x="4.81102in" svg:y="0in" svg:width="3.68858in" svg:height="0.54961in" presentation:class="date-time" presentation:placeholder="false">
          <draw:text-box>
            <text:p text:style-name="a2323" text:class-names="" text:cond-style-name=""><text:span text:style-name="a2322" text:class-names=""/></text:p>
          </draw:text-box>
          <svg:title/>
          <svg:desc/>
        </draw:frame>
        <draw:frame draw:id="id9" presentation:style-name="a2327" draw:name="Footer Placeholder 5" svg:x="0in" svg:y="10.45in" svg:width="3.68858in" svg:height="0.54961in" presentation:class="footer" presentation:placeholder="false">
          <draw:text-box>
            <text:p text:style-name="a2326" text:class-names="" text:cond-style-name=""><text:span text:style-name="a2325" text:class-names=""/></text:p>
          </draw:text-box>
          <svg:title/>
          <svg:desc/>
        </draw:frame>
        <draw:frame draw:id="id10" presentation:style-name="a2330" draw:name="Slide Number Placeholder 6" svg:x="4.81102in" svg:y="10.45in" svg:width="3.68858in" svg:height="0.54961in" presentation:class="page-number" presentation:placeholder="false">
          <draw:text-box>
            <text:p text:style-name="a2329" text:class-names="" text:cond-style-name=""><text:span text:style-name="a23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4-twoObj-Two-Content" style:page-layout-name="pageLayout1" draw:style-name="a2333">
      <draw:frame draw:id="id278" presentation:style-name="a2337" draw:name="Title 1" svg:x="0.55118in" svg:y="1.1811in" svg:width="9.92087in" svg:height="1.88976in" presentation:class="title" presentation:placeholder="false">
        <draw:text-box>
          <text:p text:style-name="a2336" text:class-names="" text:cond-style-name=""><text:span text:style-name="a2334" text:class-names="">Click to edit Master title style</text:span><text:span text:style-name="a2335" text:class-names=""/></text:p>
        </draw:text-box>
        <svg:title/>
        <svg:desc/>
      </draw:frame>
      <draw:frame draw:id="id279" presentation:style-name="a2353" draw:name="Content Placeholder 2" svg:x="0.55035in" svg:y="3.46528in" svg:width="4.87674in" svg:height="4.01563in" presentation:class="object" presentation:placeholder="false">
        <draw:text-box>
          <text:p text:style-name="a2339" text:class-names="" text:cond-style-name=""><text:span text:style-name="a2338" text:class-names="">Edit Master text styles</text:span></text:p>
          <text:list text:style-name="a2342">
            <text:list-item>
              <text:list text:style-name="a2342">
                <text:list-item>
                  <text:p text:style-name="a2341" text:class-names="" text:cond-style-name=""><text:span text:style-name="a2340" text:class-names="">Second level</text:span></text:p>
                </text:list-item>
              </text:list>
            </text:list-item>
          </text:list>
          <text:list text:style-name="a2345">
            <text:list-item>
              <text:list text:style-name="a2345">
                <text:list-item>
                  <text:list text:style-name="a2345">
                    <text:list-item>
                      <text:p text:style-name="a2344" text:class-names="" text:cond-style-name=""><text:span text:style-name="a2343" text:class-names="">Third level</text:span></text:p>
                    </text:list-item>
                  </text:list>
                </text:list-item>
              </text:list>
            </text:list-item>
          </text:list>
          <text:list text:style-name="a2348">
            <text:list-item>
              <text:list text:style-name="a2348">
                <text:list-item>
                  <text:list text:style-name="a2348">
                    <text:list-item>
                      <text:list text:style-name="a2348">
                        <text:list-item>
                          <text:p text:style-name="a2347" text:class-names="" text:cond-style-name=""><text:span text:style-name="a23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52">
            <text:list-item>
              <text:list text:style-name="a2352">
                <text:list-item>
                  <text:list text:style-name="a2352">
                    <text:list-item>
                      <text:list text:style-name="a2352">
                        <text:list-item>
                          <text:list text:style-name="a2352">
                            <text:list-item>
                              <text:p text:style-name="a2351" text:class-names="" text:cond-style-name=""><text:span text:style-name="a2349" text:class-names="">Fifth level</text:span><text:span text:style-name="a23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0" presentation:style-name="a2369" draw:name="Content Placeholder 3" svg:x="5.59375in" svg:y="3.46528in" svg:width="4.87847in" svg:height="4.01563in" presentation:class="object" presentation:placeholder="false">
        <draw:text-box>
          <text:p text:style-name="a2355" text:class-names="" text:cond-style-name=""><text:span text:style-name="a2354" text:class-names="">Edit Master text styles</text:span></text:p>
          <text:list text:style-name="a2358">
            <text:list-item>
              <text:list text:style-name="a2358">
                <text:list-item>
                  <text:p text:style-name="a2357" text:class-names="" text:cond-style-name=""><text:span text:style-name="a2356" text:class-names="">Second level</text:span></text:p>
                </text:list-item>
              </text:list>
            </text:list-item>
          </text:list>
          <text:list text:style-name="a2361">
            <text:list-item>
              <text:list text:style-name="a2361">
                <text:list-item>
                  <text:list text:style-name="a2361">
                    <text:list-item>
                      <text:p text:style-name="a2360" text:class-names="" text:cond-style-name=""><text:span text:style-name="a2359" text:class-names="">Third level</text:span></text:p>
                    </text:list-item>
                  </text:list>
                </text:list-item>
              </text:list>
            </text:list-item>
          </text:list>
          <text:list text:style-name="a2364">
            <text:list-item>
              <text:list text:style-name="a2364">
                <text:list-item>
                  <text:list text:style-name="a2364">
                    <text:list-item>
                      <text:list text:style-name="a2364">
                        <text:list-item>
                          <text:p text:style-name="a2363" text:class-names="" text:cond-style-name=""><text:span text:style-name="a23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8">
            <text:list-item>
              <text:list text:style-name="a2368">
                <text:list-item>
                  <text:list text:style-name="a2368">
                    <text:list-item>
                      <text:list text:style-name="a2368">
                        <text:list-item>
                          <text:list text:style-name="a2368">
                            <text:list-item>
                              <text:p text:style-name="a2367" text:class-names="" text:cond-style-name=""><text:span text:style-name="a2365" text:class-names="">Fifth level</text:span><text:span text:style-name="a23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1" presentation:style-name="a2372" draw:name="Date Placeholder 4" svg:x="0.55118in" svg:y="7.5315in" svg:width="2.56811in" svg:height="0.56968in" presentation:class="date-time" presentation:placeholder="false">
        <draw:text-box>
          <text:p text:style-name="a2371" text:class-names="" text:cond-style-name=""><text:span text:style-name="a2370" text:class-names=""/></text:p>
        </draw:text-box>
        <svg:title/>
        <svg:desc/>
      </draw:frame>
      <draw:frame draw:id="id282" presentation:style-name="a2375" draw:name="Footer Placeholder 5" svg:x="3.77008in" svg:y="7.5315in" svg:width="3.49409in" svg:height="0.56968in" presentation:class="footer" presentation:placeholder="false">
        <draw:text-box>
          <text:p text:style-name="a2374" text:class-names="" text:cond-style-name=""><text:span text:style-name="a2373" text:class-names=""/></text:p>
        </draw:text-box>
        <svg:title/>
        <svg:desc/>
      </draw:frame>
      <draw:frame draw:id="id283" presentation:style-name="a2378" draw:name="Slide Number Placeholder 6" svg:x="7.90394in" svg:y="7.5315in" svg:width="2.56811in" svg:height="0.56968in" presentation:class="page-number" presentation:placeholder="false">
        <draw:text-box>
          <text:p text:style-name="a2377" text:class-names="" text:cond-style-name=""><text:span text:style-name="a2376" text:class-names=""><text:page-number style:num-format="1" text:fixed="false"/></text:span></text:p>
        </draw:text-box>
        <svg:title/>
        <svg:desc/>
      </draw:frame>
      <presentation:notes style:page-layout-name="pageLayout2" draw:style-name="a2395">
        <draw:page-thumbnail svg:x="1.5in" svg:y="0.83583in" svg:width="5.49921in" svg:height="4.12441in" presentation:class="page" draw:id="id5" presentation:style-name="a2379" draw:name="Slide Image Placeholder 1">
          <svg:title/>
          <svg:desc/>
        </draw:page-thumbnail>
        <draw:frame draw:id="id6" presentation:style-name="a2382" draw:name="Notes Placeholder 2" svg:x="0.85in" svg:y="5.2248in" svg:width="6.79961in" svg:height="4.94961in" presentation:class="notes" presentation:placeholder="false">
          <draw:text-box>
            <text:p text:style-name="a2381" text:class-names="" text:cond-style-name=""><text:span text:style-name="a2380" text:class-names=""/></text:p>
          </draw:text-box>
          <svg:title/>
          <svg:desc/>
        </draw:frame>
        <draw:frame draw:id="id7" presentation:style-name="a2385" draw:name="Header Placeholder 3" svg:x="0in" svg:y="0in" svg:width="3.68858in" svg:height="0.54961in" presentation:class="header" presentation:placeholder="false">
          <draw:text-box>
            <text:p text:style-name="a2384" text:class-names="" text:cond-style-name=""><text:span text:style-name="a2383" text:class-names=""/></text:p>
          </draw:text-box>
          <svg:title/>
          <svg:desc/>
        </draw:frame>
        <draw:frame draw:id="id8" presentation:style-name="a2388" draw:name="Date Placeholder 4" svg:x="4.81102in" svg:y="0in" svg:width="3.68858in" svg:height="0.54961in" presentation:class="date-time" presentation:placeholder="false">
          <draw:text-box>
            <text:p text:style-name="a2387" text:class-names="" text:cond-style-name=""><text:span text:style-name="a2386" text:class-names=""/></text:p>
          </draw:text-box>
          <svg:title/>
          <svg:desc/>
        </draw:frame>
        <draw:frame draw:id="id9" presentation:style-name="a2391" draw:name="Footer Placeholder 5" svg:x="0in" svg:y="10.45in" svg:width="3.68858in" svg:height="0.54961in" presentation:class="footer" presentation:placeholder="false">
          <draw:text-box>
            <text:p text:style-name="a2390" text:class-names="" text:cond-style-name=""><text:span text:style-name="a2389" text:class-names=""/></text:p>
          </draw:text-box>
          <svg:title/>
          <svg:desc/>
        </draw:frame>
        <draw:frame draw:id="id10" presentation:style-name="a2394" draw:name="Slide Number Placeholder 6" svg:x="4.81102in" svg:y="10.45in" svg:width="3.68858in" svg:height="0.54961in" presentation:class="page-number" presentation:placeholder="false">
          <draw:text-box>
            <text:p text:style-name="a2393" text:class-names="" text:cond-style-name=""><text:span text:style-name="a23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5-twoTxTwoObj-Comparison" style:page-layout-name="pageLayout1" draw:style-name="a2397">
      <draw:frame draw:id="id284" presentation:style-name="a2401" draw:name="Title 1" svg:x="0.75868in" svg:y="0.44097in" svg:width="9.50868in" svg:height="1.59722in" presentation:class="title" presentation:placeholder="false">
        <draw:text-box>
          <text:p text:style-name="a2400" text:class-names="" text:cond-style-name=""><text:span text:style-name="a2398" text:class-names="">Click to edit Master title style</text:span><text:span text:style-name="a2399" text:class-names=""/></text:p>
        </draw:text-box>
        <svg:title/>
        <svg:desc/>
      </draw:frame>
      <draw:frame draw:id="id285" presentation:style-name="a2405" draw:name="Text Placeholder 2" svg:x="0.75868in" svg:y="2.02604in" svg:width="4.66493in" svg:height="0.99306in" presentation:class="outline" presentation:placeholder="false">
        <draw:text-box>
          <text:list text:style-name="a2404">
            <text:list-item>
              <text:p text:style-name="a2403" text:class-names="" text:cond-style-name=""><text:span text:style-name="a2402" text:class-names="">Edit Master text styles</text:span></text:p>
            </text:list-item>
          </text:list>
        </draw:text-box>
        <svg:title/>
        <svg:desc/>
      </draw:frame>
      <draw:frame draw:id="id286" presentation:style-name="a2421" draw:name="Content Placeholder 3" svg:x="0.75868in" svg:y="3.0191in" svg:width="4.66493in" svg:height="4.44271in" presentation:class="object" presentation:placeholder="false">
        <draw:text-box>
          <text:p text:style-name="a2407" text:class-names="" text:cond-style-name=""><text:span text:style-name="a2406" text:class-names="">Edit Master text styles</text:span></text:p>
          <text:list text:style-name="a2410">
            <text:list-item>
              <text:list text:style-name="a2410">
                <text:list-item>
                  <text:p text:style-name="a2409" text:class-names="" text:cond-style-name=""><text:span text:style-name="a2408" text:class-names="">Second level</text:span></text:p>
                </text:list-item>
              </text:list>
            </text:list-item>
          </text:list>
          <text:list text:style-name="a2413">
            <text:list-item>
              <text:list text:style-name="a2413">
                <text:list-item>
                  <text:list text:style-name="a2413">
                    <text:list-item>
                      <text:p text:style-name="a2412" text:class-names="" text:cond-style-name=""><text:span text:style-name="a241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16">
            <text:list-item>
              <text:list text:style-name="a2416">
                <text:list-item>
                  <text:list text:style-name="a2416">
                    <text:list-item>
                      <text:list text:style-name="a2416">
                        <text:list-item>
                          <text:p text:style-name="a2415" text:class-names="" text:cond-style-name=""><text:span text:style-name="a24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0">
            <text:list-item>
              <text:list text:style-name="a2420">
                <text:list-item>
                  <text:list text:style-name="a2420">
                    <text:list-item>
                      <text:list text:style-name="a2420">
                        <text:list-item>
                          <text:list text:style-name="a2420">
                            <text:list-item>
                              <text:p text:style-name="a2419" text:class-names="" text:cond-style-name=""><text:span text:style-name="a2417" text:class-names="">Fifth level</text:span><text:span text:style-name="a24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7" presentation:style-name="a2425" draw:name="Text Placeholder 4" svg:x="5.5816in" svg:y="2.02604in" svg:width="4.68576in" svg:height="0.99306in" presentation:class="outline" presentation:placeholder="false">
        <draw:text-box>
          <text:list text:style-name="a2424">
            <text:list-item>
              <text:p text:style-name="a2423" text:class-names="" text:cond-style-name=""><text:span text:style-name="a2422" text:class-names="">Edit Master text styles</text:span></text:p>
            </text:list-item>
          </text:list>
        </draw:text-box>
        <svg:title/>
        <svg:desc/>
      </draw:frame>
      <draw:frame draw:id="id288" presentation:style-name="a2441" draw:name="Content Placeholder 5" svg:x="5.5816in" svg:y="3.0191in" svg:width="4.68576in" svg:height="4.44271in" presentation:class="object" presentation:placeholder="false">
        <draw:text-box>
          <text:p text:style-name="a2427" text:class-names="" text:cond-style-name=""><text:span text:style-name="a2426" text:class-names="">Edit Master text styles</text:span></text:p>
          <text:list text:style-name="a2430">
            <text:list-item>
              <text:list text:style-name="a2430">
                <text:list-item>
                  <text:p text:style-name="a2429" text:class-names="" text:cond-style-name=""><text:span text:style-name="a2428" text:class-names="">Second level</text:span></text:p>
                </text:list-item>
              </text:list>
            </text:list-item>
          </text:list>
          <text:list text:style-name="a2433">
            <text:list-item>
              <text:list text:style-name="a2433">
                <text:list-item>
                  <text:list text:style-name="a2433">
                    <text:list-item>
                      <text:p text:style-name="a2432" text:class-names="" text:cond-style-name=""><text:span text:style-name="a243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36">
            <text:list-item>
              <text:list text:style-name="a2436">
                <text:list-item>
                  <text:list text:style-name="a2436">
                    <text:list-item>
                      <text:list text:style-name="a2436">
                        <text:list-item>
                          <text:p text:style-name="a2435" text:class-names="" text:cond-style-name=""><text:span text:style-name="a24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40">
            <text:list-item>
              <text:list text:style-name="a2440">
                <text:list-item>
                  <text:list text:style-name="a2440">
                    <text:list-item>
                      <text:list text:style-name="a2440">
                        <text:list-item>
                          <text:list text:style-name="a2440">
                            <text:list-item>
                              <text:p text:style-name="a2439" text:class-names="" text:cond-style-name=""><text:span text:style-name="a2437" text:class-names="">Fifth level</text:span><text:span text:style-name="a24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9" presentation:style-name="a2444" draw:name="Date Placeholder 6" svg:x="0.55118in" svg:y="7.5315in" svg:width="2.56811in" svg:height="0.56968in" presentation:class="date-time" presentation:placeholder="false">
        <draw:text-box>
          <text:p text:style-name="a2443" text:class-names="" text:cond-style-name=""><text:span text:style-name="a2442" text:class-names=""/></text:p>
        </draw:text-box>
        <svg:title/>
        <svg:desc/>
      </draw:frame>
      <draw:frame draw:id="id290" presentation:style-name="a2447" draw:name="Footer Placeholder 7" svg:x="3.77008in" svg:y="7.5315in" svg:width="3.49409in" svg:height="0.56968in" presentation:class="footer" presentation:placeholder="false">
        <draw:text-box>
          <text:p text:style-name="a2446" text:class-names="" text:cond-style-name=""><text:span text:style-name="a2445" text:class-names=""/></text:p>
        </draw:text-box>
        <svg:title/>
        <svg:desc/>
      </draw:frame>
      <draw:frame draw:id="id291" presentation:style-name="a2450" draw:name="Slide Number Placeholder 8" svg:x="7.90394in" svg:y="7.5315in" svg:width="2.56811in" svg:height="0.56968in" presentation:class="page-number" presentation:placeholder="false">
        <draw:text-box>
          <text:p text:style-name="a2449" text:class-names="" text:cond-style-name=""><text:span text:style-name="a2448" text:class-names=""><text:page-number style:num-format="1" text:fixed="false"/></text:span></text:p>
        </draw:text-box>
        <svg:title/>
        <svg:desc/>
      </draw:frame>
      <presentation:notes style:page-layout-name="pageLayout2" draw:style-name="a2467">
        <draw:page-thumbnail svg:x="1.5in" svg:y="0.83583in" svg:width="5.49921in" svg:height="4.12441in" presentation:class="page" draw:id="id5" presentation:style-name="a2451" draw:name="Slide Image Placeholder 1">
          <svg:title/>
          <svg:desc/>
        </draw:page-thumbnail>
        <draw:frame draw:id="id6" presentation:style-name="a2454" draw:name="Notes Placeholder 2" svg:x="0.85in" svg:y="5.2248in" svg:width="6.79961in" svg:height="4.94961in" presentation:class="notes" presentation:placeholder="false">
          <draw:text-box>
            <text:p text:style-name="a2453" text:class-names="" text:cond-style-name=""><text:span text:style-name="a2452" text:class-names=""/></text:p>
          </draw:text-box>
          <svg:title/>
          <svg:desc/>
        </draw:frame>
        <draw:frame draw:id="id7" presentation:style-name="a2457" draw:name="Header Placeholder 3" svg:x="0in" svg:y="0in" svg:width="3.68858in" svg:height="0.54961in" presentation:class="header" presentation:placeholder="false">
          <draw:text-box>
            <text:p text:style-name="a2456" text:class-names="" text:cond-style-name=""><text:span text:style-name="a2455" text:class-names=""/></text:p>
          </draw:text-box>
          <svg:title/>
          <svg:desc/>
        </draw:frame>
        <draw:frame draw:id="id8" presentation:style-name="a2460" draw:name="Date Placeholder 4" svg:x="4.81102in" svg:y="0in" svg:width="3.68858in" svg:height="0.54961in" presentation:class="date-time" presentation:placeholder="false">
          <draw:text-box>
            <text:p text:style-name="a2459" text:class-names="" text:cond-style-name=""><text:span text:style-name="a2458" text:class-names=""/></text:p>
          </draw:text-box>
          <svg:title/>
          <svg:desc/>
        </draw:frame>
        <draw:frame draw:id="id9" presentation:style-name="a2463" draw:name="Footer Placeholder 5" svg:x="0in" svg:y="10.45in" svg:width="3.68858in" svg:height="0.54961in" presentation:class="footer" presentation:placeholder="false">
          <draw:text-box>
            <text:p text:style-name="a2462" text:class-names="" text:cond-style-name=""><text:span text:style-name="a2461" text:class-names=""/></text:p>
          </draw:text-box>
          <svg:title/>
          <svg:desc/>
        </draw:frame>
        <draw:frame draw:id="id10" presentation:style-name="a2466" draw:name="Slide Number Placeholder 6" svg:x="4.81102in" svg:y="10.45in" svg:width="3.68858in" svg:height="0.54961in" presentation:class="page-number" presentation:placeholder="false">
          <draw:text-box>
            <text:p text:style-name="a2465" text:class-names="" text:cond-style-name=""><text:span text:style-name="a2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6-titleOnly-Title-Only" style:page-layout-name="pageLayout1" draw:style-name="a2469">
      <draw:frame draw:id="id292" presentation:style-name="a2473" draw:name="Title 1" svg:x="0.55118in" svg:y="1.1811in" svg:width="9.92087in" svg:height="1.88976in" presentation:class="title" presentation:placeholder="false">
        <draw:text-box>
          <text:p text:style-name="a2472" text:class-names="" text:cond-style-name=""><text:span text:style-name="a2470" text:class-names="">Click to edit Master title style</text:span><text:span text:style-name="a2471" text:class-names=""/></text:p>
        </draw:text-box>
        <svg:title/>
        <svg:desc/>
      </draw:frame>
      <draw:frame draw:id="id293" presentation:style-name="a2476" draw:name="Date Placeholder 2" svg:x="0.55118in" svg:y="7.5315in" svg:width="2.56811in" svg:height="0.56968in" presentation:class="date-time" presentation:placeholder="false">
        <draw:text-box>
          <text:p text:style-name="a2475" text:class-names="" text:cond-style-name=""><text:span text:style-name="a2474" text:class-names=""/></text:p>
        </draw:text-box>
        <svg:title/>
        <svg:desc/>
      </draw:frame>
      <draw:frame draw:id="id294" presentation:style-name="a2479" draw:name="Footer Placeholder 3" svg:x="3.77008in" svg:y="7.5315in" svg:width="3.49409in" svg:height="0.56968in" presentation:class="footer" presentation:placeholder="false">
        <draw:text-box>
          <text:p text:style-name="a2478" text:class-names="" text:cond-style-name=""><text:span text:style-name="a2477" text:class-names=""/></text:p>
        </draw:text-box>
        <svg:title/>
        <svg:desc/>
      </draw:frame>
      <draw:frame draw:id="id295" presentation:style-name="a2482" draw:name="Slide Number Placeholder 4" svg:x="7.90394in" svg:y="7.5315in" svg:width="2.56811in" svg:height="0.56968in" presentation:class="page-number" presentation:placeholder="false">
        <draw:text-box>
          <text:p text:style-name="a2481" text:class-names="" text:cond-style-name=""><text:span text:style-name="a2480" text:class-names=""><text:page-number style:num-format="1" text:fixed="false"/></text:span></text:p>
        </draw:text-box>
        <svg:title/>
        <svg:desc/>
      </draw:frame>
      <presentation:notes style:page-layout-name="pageLayout2" draw:style-name="a2499">
        <draw:page-thumbnail svg:x="1.5in" svg:y="0.83583in" svg:width="5.49921in" svg:height="4.12441in" presentation:class="page" draw:id="id5" presentation:style-name="a2483" draw:name="Slide Image Placeholder 1">
          <svg:title/>
          <svg:desc/>
        </draw:page-thumbnail>
        <draw:frame draw:id="id6" presentation:style-name="a2486" draw:name="Notes Placeholder 2" svg:x="0.85in" svg:y="5.2248in" svg:width="6.79961in" svg:height="4.94961in" presentation:class="notes" presentation:placeholder="false">
          <draw:text-box>
            <text:p text:style-name="a2485" text:class-names="" text:cond-style-name=""><text:span text:style-name="a2484" text:class-names=""/></text:p>
          </draw:text-box>
          <svg:title/>
          <svg:desc/>
        </draw:frame>
        <draw:frame draw:id="id7" presentation:style-name="a2489" draw:name="Header Placeholder 3" svg:x="0in" svg:y="0in" svg:width="3.68858in" svg:height="0.54961in" presentation:class="header" presentation:placeholder="false">
          <draw:text-box>
            <text:p text:style-name="a2488" text:class-names="" text:cond-style-name=""><text:span text:style-name="a2487" text:class-names=""/></text:p>
          </draw:text-box>
          <svg:title/>
          <svg:desc/>
        </draw:frame>
        <draw:frame draw:id="id8" presentation:style-name="a2492" draw:name="Date Placeholder 4" svg:x="4.81102in" svg:y="0in" svg:width="3.68858in" svg:height="0.54961in" presentation:class="date-time" presentation:placeholder="false">
          <draw:text-box>
            <text:p text:style-name="a2491" text:class-names="" text:cond-style-name=""><text:span text:style-name="a2490" text:class-names=""/></text:p>
          </draw:text-box>
          <svg:title/>
          <svg:desc/>
        </draw:frame>
        <draw:frame draw:id="id9" presentation:style-name="a2495" draw:name="Footer Placeholder 5" svg:x="0in" svg:y="10.45in" svg:width="3.68858in" svg:height="0.54961in" presentation:class="footer" presentation:placeholder="false">
          <draw:text-box>
            <text:p text:style-name="a2494" text:class-names="" text:cond-style-name=""><text:span text:style-name="a2493" text:class-names=""/></text:p>
          </draw:text-box>
          <svg:title/>
          <svg:desc/>
        </draw:frame>
        <draw:frame draw:id="id10" presentation:style-name="a2498" draw:name="Slide Number Placeholder 6" svg:x="4.81102in" svg:y="10.45in" svg:width="3.68858in" svg:height="0.54961in" presentation:class="page-number" presentation:placeholder="false">
          <draw:text-box>
            <text:p text:style-name="a2497" text:class-names="" text:cond-style-name=""><text:span text:style-name="a24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7-blank-Blank" style:page-layout-name="pageLayout1" draw:style-name="a2501">
      <draw:frame draw:id="id296" presentation:style-name="a2504" draw:name="Date Placeholder 1" svg:x="0.55118in" svg:y="7.5315in" svg:width="2.56811in" svg:height="0.56968in" presentation:class="date-time" presentation:placeholder="false">
        <draw:text-box>
          <text:p text:style-name="a2503" text:class-names="" text:cond-style-name=""><text:span text:style-name="a2502" text:class-names=""/></text:p>
        </draw:text-box>
        <svg:title/>
        <svg:desc/>
      </draw:frame>
      <draw:frame draw:id="id297" presentation:style-name="a2507" draw:name="Footer Placeholder 2" svg:x="3.77008in" svg:y="7.5315in" svg:width="3.49409in" svg:height="0.56968in" presentation:class="footer" presentation:placeholder="false">
        <draw:text-box>
          <text:p text:style-name="a2506" text:class-names="" text:cond-style-name=""><text:span text:style-name="a2505" text:class-names=""/></text:p>
        </draw:text-box>
        <svg:title/>
        <svg:desc/>
      </draw:frame>
      <draw:frame draw:id="id298" presentation:style-name="a2510" draw:name="Slide Number Placeholder 3" svg:x="7.90394in" svg:y="7.5315in" svg:width="2.56811in" svg:height="0.56968in" presentation:class="page-number" presentation:placeholder="false">
        <draw:text-box>
          <text:p text:style-name="a2509" text:class-names="" text:cond-style-name=""><text:span text:style-name="a2508" text:class-names=""><text:page-number style:num-format="1" text:fixed="false"/></text:span></text:p>
        </draw:text-box>
        <svg:title/>
        <svg:desc/>
      </draw:frame>
      <presentation:notes style:page-layout-name="pageLayout2" draw:style-name="a2527">
        <draw:page-thumbnail svg:x="1.5in" svg:y="0.83583in" svg:width="5.49921in" svg:height="4.12441in" presentation:class="page" draw:id="id5" presentation:style-name="a2511" draw:name="Slide Image Placeholder 1">
          <svg:title/>
          <svg:desc/>
        </draw:page-thumbnail>
        <draw:frame draw:id="id6" presentation:style-name="a2514" draw:name="Notes Placeholder 2" svg:x="0.85in" svg:y="5.2248in" svg:width="6.79961in" svg:height="4.94961in" presentation:class="notes" presentation:placeholder="false">
          <draw:text-box>
            <text:p text:style-name="a2513" text:class-names="" text:cond-style-name=""><text:span text:style-name="a2512" text:class-names=""/></text:p>
          </draw:text-box>
          <svg:title/>
          <svg:desc/>
        </draw:frame>
        <draw:frame draw:id="id7" presentation:style-name="a2517" draw:name="Header Placeholder 3" svg:x="0in" svg:y="0in" svg:width="3.68858in" svg:height="0.54961in" presentation:class="header" presentation:placeholder="false">
          <draw:text-box>
            <text:p text:style-name="a2516" text:class-names="" text:cond-style-name=""><text:span text:style-name="a2515" text:class-names=""/></text:p>
          </draw:text-box>
          <svg:title/>
          <svg:desc/>
        </draw:frame>
        <draw:frame draw:id="id8" presentation:style-name="a2520" draw:name="Date Placeholder 4" svg:x="4.81102in" svg:y="0in" svg:width="3.68858in" svg:height="0.54961in" presentation:class="date-time" presentation:placeholder="false">
          <draw:text-box>
            <text:p text:style-name="a2519" text:class-names="" text:cond-style-name=""><text:span text:style-name="a2518" text:class-names=""/></text:p>
          </draw:text-box>
          <svg:title/>
          <svg:desc/>
        </draw:frame>
        <draw:frame draw:id="id9" presentation:style-name="a2523" draw:name="Footer Placeholder 5" svg:x="0in" svg:y="10.45in" svg:width="3.68858in" svg:height="0.54961in" presentation:class="footer" presentation:placeholder="false">
          <draw:text-box>
            <text:p text:style-name="a2522" text:class-names="" text:cond-style-name=""><text:span text:style-name="a2521" text:class-names=""/></text:p>
          </draw:text-box>
          <svg:title/>
          <svg:desc/>
        </draw:frame>
        <draw:frame draw:id="id10" presentation:style-name="a2526" draw:name="Slide Number Placeholder 6" svg:x="4.81102in" svg:y="10.45in" svg:width="3.68858in" svg:height="0.54961in" presentation:class="page-number" presentation:placeholder="false">
          <draw:text-box>
            <text:p text:style-name="a2525" text:class-names="" text:cond-style-name=""><text:span text:style-name="a25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8-objTx-Content-with-Caption" style:page-layout-name="pageLayout1" draw:style-name="a2529">
      <draw:frame draw:id="id299" presentation:style-name="a2533" draw:name="Title 1" svg:x="0.75868in" svg:y="0.55035in" svg:width="3.55556in" svg:height="1.93056in" presentation:class="title" presentation:placeholder="false">
        <draw:text-box>
          <text:p text:style-name="a2532" text:class-names="" text:cond-style-name=""><text:span text:style-name="a2530" text:class-names="">Click to edit Master title style</text:span><text:span text:style-name="a2531" text:class-names=""/></text:p>
        </draw:text-box>
        <svg:title/>
        <svg:desc/>
      </draw:frame>
      <draw:frame draw:id="id300" presentation:style-name="a2549" draw:name="Content Placeholder 2" svg:x="4.6875in" svg:y="1.19097in" svg:width="5.57986in" svg:height="5.875in" presentation:class="object" presentation:placeholder="false">
        <draw:text-box>
          <text:p text:style-name="a2535" text:class-names="" text:cond-style-name=""><text:span text:style-name="a2534" text:class-names="">Edit Master text styles</text:span></text:p>
          <text:list text:style-name="a2538">
            <text:list-item>
              <text:list text:style-name="a2538">
                <text:list-item>
                  <text:p text:style-name="a2537" text:class-names="" text:cond-style-name=""><text:span text:style-name="a2536" text:class-names="">Second level</text:span></text:p>
                </text:list-item>
              </text:list>
            </text:list-item>
          </text:list>
          <text:list text:style-name="a2541">
            <text:list-item>
              <text:list text:style-name="a2541">
                <text:list-item>
                  <text:list text:style-name="a2541">
                    <text:list-item>
                      <text:p text:style-name="a2540" text:class-names="" text:cond-style-name=""><text:span text:style-name="a2539" text:class-names="">Third level</text:span></text:p>
                    </text:list-item>
                  </text:list>
                </text:list-item>
              </text:list>
            </text:list-item>
          </text:list>
          <text:list text:style-name="a2544">
            <text:list-item>
              <text:list text:style-name="a2544">
                <text:list-item>
                  <text:list text:style-name="a2544">
                    <text:list-item>
                      <text:list text:style-name="a2544">
                        <text:list-item>
                          <text:p text:style-name="a2543" text:class-names="" text:cond-style-name=""><text:span text:style-name="a25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8">
            <text:list-item>
              <text:list text:style-name="a2548">
                <text:list-item>
                  <text:list text:style-name="a2548">
                    <text:list-item>
                      <text:list text:style-name="a2548">
                        <text:list-item>
                          <text:list text:style-name="a2548">
                            <text:list-item>
                              <text:p text:style-name="a2547" text:class-names="" text:cond-style-name=""><text:span text:style-name="a2545" text:class-names="">Fifth level</text:span><text:span text:style-name="a25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1" presentation:style-name="a2553" draw:name="Text Placeholder 3" svg:x="0.75868in" svg:y="2.4809in" svg:width="3.55556in" svg:height="4.59375in" presentation:class="outline" presentation:placeholder="false">
        <draw:text-box>
          <text:list text:style-name="a2552">
            <text:list-item>
              <text:p text:style-name="a2551" text:class-names="" text:cond-style-name=""><text:span text:style-name="a2550" text:class-names="">Edit Master text styles</text:span></text:p>
            </text:list-item>
          </text:list>
        </draw:text-box>
        <svg:title/>
        <svg:desc/>
      </draw:frame>
      <draw:frame draw:id="id302" presentation:style-name="a2556" draw:name="Date Placeholder 4" svg:x="0.55118in" svg:y="7.5315in" svg:width="2.56811in" svg:height="0.56968in" presentation:class="date-time" presentation:placeholder="false">
        <draw:text-box>
          <text:p text:style-name="a2555" text:class-names="" text:cond-style-name=""><text:span text:style-name="a2554" text:class-names=""/></text:p>
        </draw:text-box>
        <svg:title/>
        <svg:desc/>
      </draw:frame>
      <draw:frame draw:id="id303" presentation:style-name="a2559" draw:name="Footer Placeholder 5" svg:x="3.77008in" svg:y="7.5315in" svg:width="3.49409in" svg:height="0.56968in" presentation:class="footer" presentation:placeholder="false">
        <draw:text-box>
          <text:p text:style-name="a2558" text:class-names="" text:cond-style-name=""><text:span text:style-name="a2557" text:class-names=""/></text:p>
        </draw:text-box>
        <svg:title/>
        <svg:desc/>
      </draw:frame>
      <draw:frame draw:id="id304" presentation:style-name="a2562" draw:name="Slide Number Placeholder 6" svg:x="7.90394in" svg:y="7.5315in" svg:width="2.56811in" svg:height="0.56968in" presentation:class="page-number" presentation:placeholder="false">
        <draw:text-box>
          <text:p text:style-name="a2561" text:class-names="" text:cond-style-name=""><text:span text:style-name="a2560" text:class-names=""><text:page-number style:num-format="1" text:fixed="false"/></text:span></text:p>
        </draw:text-box>
        <svg:title/>
        <svg:desc/>
      </draw:frame>
      <presentation:notes style:page-layout-name="pageLayout2" draw:style-name="a2579">
        <draw:page-thumbnail svg:x="1.5in" svg:y="0.83583in" svg:width="5.49921in" svg:height="4.12441in" presentation:class="page" draw:id="id5" presentation:style-name="a2563" draw:name="Slide Image Placeholder 1">
          <svg:title/>
          <svg:desc/>
        </draw:page-thumbnail>
        <draw:frame draw:id="id6" presentation:style-name="a2566" draw:name="Notes Placeholder 2" svg:x="0.85in" svg:y="5.2248in" svg:width="6.79961in" svg:height="4.94961in" presentation:class="notes" presentation:placeholder="false">
          <draw:text-box>
            <text:p text:style-name="a2565" text:class-names="" text:cond-style-name=""><text:span text:style-name="a2564" text:class-names=""/></text:p>
          </draw:text-box>
          <svg:title/>
          <svg:desc/>
        </draw:frame>
        <draw:frame draw:id="id7" presentation:style-name="a2569" draw:name="Header Placeholder 3" svg:x="0in" svg:y="0in" svg:width="3.68858in" svg:height="0.54961in" presentation:class="header" presentation:placeholder="false">
          <draw:text-box>
            <text:p text:style-name="a2568" text:class-names="" text:cond-style-name=""><text:span text:style-name="a2567" text:class-names=""/></text:p>
          </draw:text-box>
          <svg:title/>
          <svg:desc/>
        </draw:frame>
        <draw:frame draw:id="id8" presentation:style-name="a2572" draw:name="Date Placeholder 4" svg:x="4.81102in" svg:y="0in" svg:width="3.68858in" svg:height="0.54961in" presentation:class="date-time" presentation:placeholder="false">
          <draw:text-box>
            <text:p text:style-name="a2571" text:class-names="" text:cond-style-name=""><text:span text:style-name="a2570" text:class-names=""/></text:p>
          </draw:text-box>
          <svg:title/>
          <svg:desc/>
        </draw:frame>
        <draw:frame draw:id="id9" presentation:style-name="a2575" draw:name="Footer Placeholder 5" svg:x="0in" svg:y="10.45in" svg:width="3.68858in" svg:height="0.54961in" presentation:class="footer" presentation:placeholder="false">
          <draw:text-box>
            <text:p text:style-name="a2574" text:class-names="" text:cond-style-name=""><text:span text:style-name="a2573" text:class-names=""/></text:p>
          </draw:text-box>
          <svg:title/>
          <svg:desc/>
        </draw:frame>
        <draw:frame draw:id="id10" presentation:style-name="a2578" draw:name="Slide Number Placeholder 6" svg:x="4.81102in" svg:y="10.45in" svg:width="3.68858in" svg:height="0.54961in" presentation:class="page-number" presentation:placeholder="false">
          <draw:text-box>
            <text:p text:style-name="a2577" text:class-names="" text:cond-style-name=""><text:span text:style-name="a25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9-picTx-Picture-with-Caption" style:page-layout-name="pageLayout1" draw:style-name="a2581">
      <draw:frame draw:id="id305" presentation:style-name="a2585" draw:name="Title 1" svg:x="0.75868in" svg:y="0.55035in" svg:width="3.55556in" svg:height="1.93056in" presentation:class="title" presentation:placeholder="false">
        <draw:text-box>
          <text:p text:style-name="a2584" text:class-names="" text:cond-style-name=""><text:span text:style-name="a2582" text:class-names="">Click to edit Master title style</text:span><text:span text:style-name="a2583" text:class-names=""/></text:p>
        </draw:text-box>
        <svg:title/>
        <svg:desc/>
      </draw:frame>
      <draw:frame draw:id="id306" presentation:style-name="a2588" draw:name="Picture Placeholder 2" svg:x="4.6875in" svg:y="1.19097in" svg:width="5.57986in" svg:height="5.875in" presentation:class="graphic" presentation:placeholder="false">
        <draw:text-box>
          <text:p text:style-name="a2587" text:class-names="" text:cond-style-name=""><text:span text:style-name="a2586" text:class-names=""/></text:p>
        </draw:text-box>
        <svg:title/>
        <svg:desc/>
      </draw:frame>
      <draw:frame draw:id="id307" presentation:style-name="a2592" draw:name="Text Placeholder 3" svg:x="0.75868in" svg:y="2.4809in" svg:width="3.55556in" svg:height="4.59375in" presentation:class="outline" presentation:placeholder="false">
        <draw:text-box>
          <text:list text:style-name="a2591">
            <text:list-item>
              <text:p text:style-name="a2590" text:class-names="" text:cond-style-name=""><text:span text:style-name="a2589" text:class-names="">Edit Master text styles</text:span></text:p>
            </text:list-item>
          </text:list>
        </draw:text-box>
        <svg:title/>
        <svg:desc/>
      </draw:frame>
      <draw:frame draw:id="id308" presentation:style-name="a2595" draw:name="Date Placeholder 4" svg:x="0.55118in" svg:y="7.5315in" svg:width="2.56811in" svg:height="0.56968in" presentation:class="date-time" presentation:placeholder="false">
        <draw:text-box>
          <text:p text:style-name="a2594" text:class-names="" text:cond-style-name=""><text:span text:style-name="a2593" text:class-names=""/></text:p>
        </draw:text-box>
        <svg:title/>
        <svg:desc/>
      </draw:frame>
      <draw:frame draw:id="id309" presentation:style-name="a2598" draw:name="Footer Placeholder 5" svg:x="3.77008in" svg:y="7.5315in" svg:width="3.49409in" svg:height="0.56968in" presentation:class="footer" presentation:placeholder="false">
        <draw:text-box>
          <text:p text:style-name="a2597" text:class-names="" text:cond-style-name=""><text:span text:style-name="a2596" text:class-names=""/></text:p>
        </draw:text-box>
        <svg:title/>
        <svg:desc/>
      </draw:frame>
      <draw:frame draw:id="id310" presentation:style-name="a2601" draw:name="Slide Number Placeholder 6" svg:x="7.90394in" svg:y="7.5315in" svg:width="2.56811in" svg:height="0.56968in" presentation:class="page-number" presentation:placeholder="false">
        <draw:text-box>
          <text:p text:style-name="a2600" text:class-names="" text:cond-style-name=""><text:span text:style-name="a2599" text:class-names=""><text:page-number style:num-format="1" text:fixed="false"/></text:span></text:p>
        </draw:text-box>
        <svg:title/>
        <svg:desc/>
      </draw:frame>
      <presentation:notes style:page-layout-name="pageLayout2" draw:style-name="a2618">
        <draw:page-thumbnail svg:x="1.5in" svg:y="0.83583in" svg:width="5.49921in" svg:height="4.12441in" presentation:class="page" draw:id="id5" presentation:style-name="a2602" draw:name="Slide Image Placeholder 1">
          <svg:title/>
          <svg:desc/>
        </draw:page-thumbnail>
        <draw:frame draw:id="id6" presentation:style-name="a2605" draw:name="Notes Placeholder 2" svg:x="0.85in" svg:y="5.2248in" svg:width="6.79961in" svg:height="4.94961in" presentation:class="notes" presentation:placeholder="false">
          <draw:text-box>
            <text:p text:style-name="a2604" text:class-names="" text:cond-style-name=""><text:span text:style-name="a2603" text:class-names=""/></text:p>
          </draw:text-box>
          <svg:title/>
          <svg:desc/>
        </draw:frame>
        <draw:frame draw:id="id7" presentation:style-name="a2608" draw:name="Header Placeholder 3" svg:x="0in" svg:y="0in" svg:width="3.68858in" svg:height="0.54961in" presentation:class="header" presentation:placeholder="false">
          <draw:text-box>
            <text:p text:style-name="a2607" text:class-names="" text:cond-style-name=""><text:span text:style-name="a2606" text:class-names=""/></text:p>
          </draw:text-box>
          <svg:title/>
          <svg:desc/>
        </draw:frame>
        <draw:frame draw:id="id8" presentation:style-name="a2611" draw:name="Date Placeholder 4" svg:x="4.81102in" svg:y="0in" svg:width="3.68858in" svg:height="0.54961in" presentation:class="date-time" presentation:placeholder="false">
          <draw:text-box>
            <text:p text:style-name="a2610" text:class-names="" text:cond-style-name=""><text:span text:style-name="a2609" text:class-names=""/></text:p>
          </draw:text-box>
          <svg:title/>
          <svg:desc/>
        </draw:frame>
        <draw:frame draw:id="id9" presentation:style-name="a2614" draw:name="Footer Placeholder 5" svg:x="0in" svg:y="10.45in" svg:width="3.68858in" svg:height="0.54961in" presentation:class="footer" presentation:placeholder="false">
          <draw:text-box>
            <text:p text:style-name="a2613" text:class-names="" text:cond-style-name=""><text:span text:style-name="a2612" text:class-names=""/></text:p>
          </draw:text-box>
          <svg:title/>
          <svg:desc/>
        </draw:frame>
        <draw:frame draw:id="id10" presentation:style-name="a2617" draw:name="Slide Number Placeholder 6" svg:x="4.81102in" svg:y="10.45in" svg:width="3.68858in" svg:height="0.54961in" presentation:class="page-number" presentation:placeholder="false">
          <draw:text-box>
            <text:p text:style-name="a2616" text:class-names="" text:cond-style-name=""><text:span text:style-name="a26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0-vertTx-Title-and-Vertical-Text" style:page-layout-name="pageLayout1" draw:style-name="a2620">
      <draw:frame draw:id="id311" presentation:style-name="a2624" draw:name="Title 1" svg:x="0.55118in" svg:y="1.1811in" svg:width="9.92087in" svg:height="1.88976in" presentation:class="title" presentation:placeholder="false">
        <draw:text-box>
          <text:p text:style-name="a2623" text:class-names="" text:cond-style-name=""><text:span text:style-name="a2621" text:class-names="">Click to edit Master title style</text:span><text:span text:style-name="a2622" text:class-names=""/></text:p>
        </draw:text-box>
        <svg:title/>
        <svg:desc/>
      </draw:frame>
      <draw:frame draw:id="id312" presentation:style-name="a2641" draw:name="Vertical Text Placeholder 2" svg:x="0.55118in" svg:y="3.46457in" svg:width="9.92087in" svg:height="4.01575in" presentation:class="outline" presentation:placeholder="false">
        <draw:text-box>
          <text:list text:style-name="a2627">
            <text:list-item>
              <text:p text:style-name="a2626" text:class-names="" text:cond-style-name=""><text:span text:style-name="a2625" text:class-names="">Edit Master text styles</text:span></text:p>
            </text:list-item>
          </text:list>
          <text:list text:style-name="a2630">
            <text:list-item>
              <text:list text:style-name="a2630">
                <text:list-item>
                  <text:p text:style-name="a2629" text:class-names="" text:cond-style-name=""><text:span text:style-name="a2628" text:class-names="">Second level</text:span></text:p>
                </text:list-item>
              </text:list>
            </text:list-item>
          </text:list>
          <text:list text:style-name="a2633">
            <text:list-item>
              <text:list text:style-name="a2633">
                <text:list-item>
                  <text:list text:style-name="a2633">
                    <text:list-item>
                      <text:p text:style-name="a2632" text:class-names="" text:cond-style-name=""><text:span text:style-name="a263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36">
            <text:list-item>
              <text:list text:style-name="a2636">
                <text:list-item>
                  <text:list text:style-name="a2636">
                    <text:list-item>
                      <text:list text:style-name="a2636">
                        <text:list-item>
                          <text:p text:style-name="a2635" text:class-names="" text:cond-style-name=""><text:span text:style-name="a26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0">
            <text:list-item>
              <text:list text:style-name="a2640">
                <text:list-item>
                  <text:list text:style-name="a2640">
                    <text:list-item>
                      <text:list text:style-name="a2640">
                        <text:list-item>
                          <text:list text:style-name="a2640">
                            <text:list-item>
                              <text:p text:style-name="a2639" text:class-names="" text:cond-style-name=""><text:span text:style-name="a2637" text:class-names="">Fifth level</text:span><text:span text:style-name="a26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3" presentation:style-name="a2644" draw:name="Date Placeholder 3" svg:x="0.55118in" svg:y="7.5315in" svg:width="2.56811in" svg:height="0.56968in" presentation:class="date-time" presentation:placeholder="false">
        <draw:text-box>
          <text:p text:style-name="a2643" text:class-names="" text:cond-style-name=""><text:span text:style-name="a2642" text:class-names=""/></text:p>
        </draw:text-box>
        <svg:title/>
        <svg:desc/>
      </draw:frame>
      <draw:frame draw:id="id314" presentation:style-name="a2647" draw:name="Footer Placeholder 4" svg:x="3.77008in" svg:y="7.5315in" svg:width="3.49409in" svg:height="0.56968in" presentation:class="footer" presentation:placeholder="false">
        <draw:text-box>
          <text:p text:style-name="a2646" text:class-names="" text:cond-style-name=""><text:span text:style-name="a2645" text:class-names=""/></text:p>
        </draw:text-box>
        <svg:title/>
        <svg:desc/>
      </draw:frame>
      <draw:frame draw:id="id315" presentation:style-name="a2650" draw:name="Slide Number Placeholder 5" svg:x="7.90394in" svg:y="7.5315in" svg:width="2.56811in" svg:height="0.56968in" presentation:class="page-number" presentation:placeholder="false">
        <draw:text-box>
          <text:p text:style-name="a2649" text:class-names="" text:cond-style-name=""><text:span text:style-name="a2648" text:class-names=""><text:page-number style:num-format="1" text:fixed="false"/></text:span></text:p>
        </draw:text-box>
        <svg:title/>
        <svg:desc/>
      </draw:frame>
      <presentation:notes style:page-layout-name="pageLayout2" draw:style-name="a2667">
        <draw:page-thumbnail svg:x="1.5in" svg:y="0.83583in" svg:width="5.49921in" svg:height="4.12441in" presentation:class="page" draw:id="id5" presentation:style-name="a2651" draw:name="Slide Image Placeholder 1">
          <svg:title/>
          <svg:desc/>
        </draw:page-thumbnail>
        <draw:frame draw:id="id6" presentation:style-name="a2654" draw:name="Notes Placeholder 2" svg:x="0.85in" svg:y="5.2248in" svg:width="6.79961in" svg:height="4.94961in" presentation:class="notes" presentation:placeholder="false">
          <draw:text-box>
            <text:p text:style-name="a2653" text:class-names="" text:cond-style-name=""><text:span text:style-name="a2652" text:class-names=""/></text:p>
          </draw:text-box>
          <svg:title/>
          <svg:desc/>
        </draw:frame>
        <draw:frame draw:id="id7" presentation:style-name="a2657" draw:name="Header Placeholder 3" svg:x="0in" svg:y="0in" svg:width="3.68858in" svg:height="0.54961in" presentation:class="header" presentation:placeholder="false">
          <draw:text-box>
            <text:p text:style-name="a2656" text:class-names="" text:cond-style-name=""><text:span text:style-name="a2655" text:class-names=""/></text:p>
          </draw:text-box>
          <svg:title/>
          <svg:desc/>
        </draw:frame>
        <draw:frame draw:id="id8" presentation:style-name="a2660" draw:name="Date Placeholder 4" svg:x="4.81102in" svg:y="0in" svg:width="3.68858in" svg:height="0.54961in" presentation:class="date-time" presentation:placeholder="false">
          <draw:text-box>
            <text:p text:style-name="a2659" text:class-names="" text:cond-style-name=""><text:span text:style-name="a2658" text:class-names=""/></text:p>
          </draw:text-box>
          <svg:title/>
          <svg:desc/>
        </draw:frame>
        <draw:frame draw:id="id9" presentation:style-name="a2663" draw:name="Footer Placeholder 5" svg:x="0in" svg:y="10.45in" svg:width="3.68858in" svg:height="0.54961in" presentation:class="footer" presentation:placeholder="false">
          <draw:text-box>
            <text:p text:style-name="a2662" text:class-names="" text:cond-style-name=""><text:span text:style-name="a2661" text:class-names=""/></text:p>
          </draw:text-box>
          <svg:title/>
          <svg:desc/>
        </draw:frame>
        <draw:frame draw:id="id10" presentation:style-name="a2666" draw:name="Slide Number Placeholder 6" svg:x="4.81102in" svg:y="10.45in" svg:width="3.68858in" svg:height="0.54961in" presentation:class="page-number" presentation:placeholder="false">
          <draw:text-box>
            <text:p text:style-name="a2665" text:class-names="" text:cond-style-name=""><text:span text:style-name="a26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1-vertTitleAndTx-Vertical-Title-and-Text" style:page-layout-name="pageLayout1" draw:style-name="a2669">
      <draw:frame draw:id="id316" presentation:style-name="a2673" draw:name="Vertical Title 1" svg:x="7.99306in" svg:y="1.18056in" svg:width="2.47917in" svg:height="6.30035in" presentation:class="title" presentation:placeholder="false">
        <draw:text-box>
          <text:p text:style-name="a2672" text:class-names="" text:cond-style-name=""><text:span text:style-name="a2670" text:class-names="">Click to edit Master title style</text:span><text:span text:style-name="a2671" text:class-names=""/></text:p>
        </draw:text-box>
        <svg:title/>
        <svg:desc/>
      </draw:frame>
      <draw:frame draw:id="id317" presentation:style-name="a2690" draw:name="Vertical Text Placeholder 2" svg:x="0.55035in" svg:y="1.18056in" svg:width="7.27604in" svg:height="6.30035in" presentation:class="outline" presentation:placeholder="false">
        <draw:text-box>
          <text:list text:style-name="a2676">
            <text:list-item>
              <text:p text:style-name="a2675" text:class-names="" text:cond-style-name=""><text:span text:style-name="a2674" text:class-names="">Edit Master text styles</text:span></text:p>
            </text:list-item>
          </text:list>
          <text:list text:style-name="a2679">
            <text:list-item>
              <text:list text:style-name="a2679">
                <text:list-item>
                  <text:p text:style-name="a2678" text:class-names="" text:cond-style-name=""><text:span text:style-name="a2677" text:class-names="">Second level</text:span></text:p>
                </text:list-item>
              </text:list>
            </text:list-item>
          </text:list>
          <text:list text:style-name="a2682">
            <text:list-item>
              <text:list text:style-name="a2682">
                <text:list-item>
                  <text:list text:style-name="a2682">
                    <text:list-item>
                      <text:p text:style-name="a2681" text:class-names="" text:cond-style-name=""><text:span text:style-name="a268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85">
            <text:list-item>
              <text:list text:style-name="a2685">
                <text:list-item>
                  <text:list text:style-name="a2685">
                    <text:list-item>
                      <text:list text:style-name="a2685">
                        <text:list-item>
                          <text:p text:style-name="a2684" text:class-names="" text:cond-style-name=""><text:span text:style-name="a26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9">
            <text:list-item>
              <text:list text:style-name="a2689">
                <text:list-item>
                  <text:list text:style-name="a2689">
                    <text:list-item>
                      <text:list text:style-name="a2689">
                        <text:list-item>
                          <text:list text:style-name="a2689">
                            <text:list-item>
                              <text:p text:style-name="a2688" text:class-names="" text:cond-style-name=""><text:span text:style-name="a2686" text:class-names="">Fifth level</text:span><text:span text:style-name="a26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8" presentation:style-name="a2693" draw:name="Date Placeholder 3" svg:x="0.55118in" svg:y="7.5315in" svg:width="2.56811in" svg:height="0.56968in" presentation:class="date-time" presentation:placeholder="false">
        <draw:text-box>
          <text:p text:style-name="a2692" text:class-names="" text:cond-style-name=""><text:span text:style-name="a2691" text:class-names=""/></text:p>
        </draw:text-box>
        <svg:title/>
        <svg:desc/>
      </draw:frame>
      <draw:frame draw:id="id319" presentation:style-name="a2696" draw:name="Footer Placeholder 4" svg:x="3.77008in" svg:y="7.5315in" svg:width="3.49409in" svg:height="0.56968in" presentation:class="footer" presentation:placeholder="false">
        <draw:text-box>
          <text:p text:style-name="a2695" text:class-names="" text:cond-style-name=""><text:span text:style-name="a2694" text:class-names=""/></text:p>
        </draw:text-box>
        <svg:title/>
        <svg:desc/>
      </draw:frame>
      <draw:frame draw:id="id320" presentation:style-name="a2699" draw:name="Slide Number Placeholder 5" svg:x="7.90394in" svg:y="7.5315in" svg:width="2.56811in" svg:height="0.56968in" presentation:class="page-number" presentation:placeholder="false">
        <draw:text-box>
          <text:p text:style-name="a2698" text:class-names="" text:cond-style-name=""><text:span text:style-name="a2697" text:class-names=""><text:page-number style:num-format="1" text:fixed="false"/></text:span></text:p>
        </draw:text-box>
        <svg:title/>
        <svg:desc/>
      </draw:frame>
      <presentation:notes style:page-layout-name="pageLayout2" draw:style-name="a2716">
        <draw:page-thumbnail svg:x="1.5in" svg:y="0.83583in" svg:width="5.49921in" svg:height="4.12441in" presentation:class="page" draw:id="id5" presentation:style-name="a2700" draw:name="Slide Image Placeholder 1">
          <svg:title/>
          <svg:desc/>
        </draw:page-thumbnail>
        <draw:frame draw:id="id6" presentation:style-name="a2703" draw:name="Notes Placeholder 2" svg:x="0.85in" svg:y="5.2248in" svg:width="6.79961in" svg:height="4.94961in" presentation:class="notes" presentation:placeholder="false">
          <draw:text-box>
            <text:p text:style-name="a2702" text:class-names="" text:cond-style-name=""><text:span text:style-name="a2701" text:class-names=""/></text:p>
          </draw:text-box>
          <svg:title/>
          <svg:desc/>
        </draw:frame>
        <draw:frame draw:id="id7" presentation:style-name="a2706" draw:name="Header Placeholder 3" svg:x="0in" svg:y="0in" svg:width="3.68858in" svg:height="0.54961in" presentation:class="header" presentation:placeholder="false">
          <draw:text-box>
            <text:p text:style-name="a2705" text:class-names="" text:cond-style-name=""><text:span text:style-name="a2704" text:class-names=""/></text:p>
          </draw:text-box>
          <svg:title/>
          <svg:desc/>
        </draw:frame>
        <draw:frame draw:id="id8" presentation:style-name="a2709" draw:name="Date Placeholder 4" svg:x="4.81102in" svg:y="0in" svg:width="3.68858in" svg:height="0.54961in" presentation:class="date-time" presentation:placeholder="false">
          <draw:text-box>
            <text:p text:style-name="a2708" text:class-names="" text:cond-style-name=""><text:span text:style-name="a2707" text:class-names=""/></text:p>
          </draw:text-box>
          <svg:title/>
          <svg:desc/>
        </draw:frame>
        <draw:frame draw:id="id9" presentation:style-name="a2712" draw:name="Footer Placeholder 5" svg:x="0in" svg:y="10.45in" svg:width="3.68858in" svg:height="0.54961in" presentation:class="footer" presentation:placeholder="false">
          <draw:text-box>
            <text:p text:style-name="a2711" text:class-names="" text:cond-style-name=""><text:span text:style-name="a2710" text:class-names=""/></text:p>
          </draw:text-box>
          <svg:title/>
          <svg:desc/>
        </draw:frame>
        <draw:frame draw:id="id10" presentation:style-name="a2715" draw:name="Slide Number Placeholder 6" svg:x="4.81102in" svg:y="10.45in" svg:width="3.68858in" svg:height="0.54961in" presentation:class="page-number" presentation:placeholder="false">
          <draw:text-box>
            <text:p text:style-name="a2714" text:class-names="" text:cond-style-name=""><text:span text:style-name="a271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717">
      <draw:frame draw:id="id321" presentation:style-name="a2720" draw:name="Header Placeholder 1" svg:x="0in" svg:y="0in" svg:width="3.68858in" svg:height="0.54961in" presentation:class="header" presentation:placeholder="false">
        <draw:text-box>
          <text:p text:style-name="a2719" text:class-names="" text:cond-style-name=""><text:span text:style-name="a2718" text:class-names=""/></text:p>
        </draw:text-box>
        <svg:title/>
        <svg:desc/>
      </draw:frame>
      <draw:frame draw:id="id322" presentation:style-name="a2723" draw:name="Date Placeholder 2" svg:x="4.81102in" svg:y="0in" svg:width="3.68858in" svg:height="0.54961in" presentation:class="date-time" presentation:placeholder="false">
        <draw:text-box>
          <text:p text:style-name="a2722" text:class-names="" text:cond-style-name=""><text:span text:style-name="a2721" text:class-names=""/></text:p>
        </draw:text-box>
        <svg:title/>
        <svg:desc/>
      </draw:frame>
      <draw:frame draw:id="id323" presentation:style-name="a2726" draw:name="Footer Placeholder 3" svg:x="0in" svg:y="10.45in" svg:width="3.68858in" svg:height="0.54961in" presentation:class="footer" presentation:placeholder="false">
        <draw:text-box>
          <text:p text:style-name="a2725" text:class-names="" text:cond-style-name=""><text:span text:style-name="a2724" text:class-names=""/></text:p>
        </draw:text-box>
        <svg:title/>
        <svg:desc/>
      </draw:frame>
      <draw:frame draw:id="id324" presentation:style-name="a2729" draw:name="Slide Number Placeholder 4" svg:x="4.81102in" svg:y="10.45in" svg:width="3.68858in" svg:height="0.54961in" presentation:class="page-number" presentation:placeholder="false">
        <draw:text-box>
          <text:p text:style-name="a2728" text:class-names="" text:cond-style-name=""><text:span text:style-name="a2727" text:class-names=""><text:page-number style:num-format="1" text:fixed="false"/></text:span></text:p>
        </draw:text-box>
        <svg:title/>
        <svg:desc/>
      </draw:frame>
      <draw:page-thumbnail draw:page-number="1" svg:x="0.72569in" svg:y="1.10069in" svg:width="3.22396in" svg:height="2.4184in"/>
      <draw:page-thumbnail draw:page-number="2" svg:x="4.55035in" svg:y="1.10069in" svg:width="3.22396in" svg:height="2.4184in"/>
      <draw:page-thumbnail draw:page-number="3" svg:x="0.72569in" svg:y="4.28993in" svg:width="3.22396in" svg:height="2.4184in"/>
      <draw:page-thumbnail draw:page-number="4" svg:x="4.55035in" svg:y="4.28993in" svg:width="3.22396in" svg:height="2.4184in"/>
      <draw:page-thumbnail draw:page-number="5" svg:x="0.72569in" svg:y="7.47917in" svg:width="3.22396in" svg:height="2.4184in"/>
      <draw:page-thumbnail draw:page-number="6" svg:x="4.55035in" svg:y="7.47917in" svg:width="3.22396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Focus</dc:title>
    <dc:creator>Nitesh Bharti</dc:creator>
    <meta:creation-date>2019-02-27T22:19:43Z</meta:creation-date>
    <dc:date>2019-03-01T06:48:31Z</dc:date>
    <meta:editing-cycles>4</meta:editing-cycles>
    <meta:editing-duration>PT7344S</meta:editing-duration>
    <meta:document-statistic meta:paragraph-count="23" meta:word-count="72"/>
  </office:meta>
</office:document-meta>
</file>